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Default" style:data-style-name="N0"/>
    <style:style style:name="ce7" style:family="table-cell" style:parent-style-name="Default" style:data-style-name="N14"/>
    <style:style style:name="ce8" style:family="table-cell" style:parent-style-name="Default" style:data-style-name="N14"/>
    <style:style style:name="ce9" style:family="table-cell" style:parent-style-name="Heading_2" style:data-style-name="N21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Heading_3" style:data-style-name="N0">
      <style:table-cell-properties fo:background-color="#D9D9D9"/>
    </style:style>
    <style:style style:name="ce12" style:family="table-cell" style:parent-style-name="Default" style:data-style-name="N0"/>
    <style:style style:name="ce13" style:family="table-cell" style:parent-style-name="Default" style:data-style-name="N13"/>
    <style:style style:name="ce14" style:family="table-cell" style:parent-style-name="Default" style:data-style-name="N37"/>
    <style:style style:name="ce15" style:family="table-cell" style:parent-style-name="Default" style:data-style-name="N25"/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Link" style:data-style-name="N0">
      <style:table-cell-properties style:vertical-align="automatic"/>
      <style:text-properties fo:color="#0000FF"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9" style:family="table-cell" style:parent-style-name="Default" style:data-style-name="N0">
      <style:table-cell-properties fo:border="thin solid #000000" fo:background-color="#FFFF00"/>
    </style:style>
    <style:style style:name="ce30" style:family="table-cell" style:parent-style-name="Default" style:data-style-name="N0">
      <style:table-cell-properties fo:background-color="#E0FFE0"/>
    </style:style>
    <style:style style:name="ce31" style:family="table-cell" style:parent-style-name="Default" style:data-style-name="N0">
      <style:table-cell-properties fo:background-color="#E0FFE0"/>
      <style:text-properties fo:font-size="10pt" style:font-size-asian="10pt" style:font-size-complex="10pt"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fo:background-color="#E0FFE0"/>
    </style:style>
    <style:style style:name="ce33" style:family="table-cell" style:parent-style-name="Default" style:data-style-name="N0">
      <style:table-cell-properties fo:background-color="#E0FFE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fo:background-color="#E0FFE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#E0FFE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fo:background-color="#E0FFE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fo:background-color="#E0FFE0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fo:background-color="#E0FFE0"/>
    </style:style>
    <style:style style:name="ce39" style:family="table-cell" style:parent-style-name="Default" style:data-style-name="N0">
      <style:table-cell-properties fo:background-color="#FDE9D9"/>
      <style:text-properties fo:font-size="10pt" style:font-size-asian="10pt" style:font-size-complex="10pt" fo:font-style="italic" style:font-style-asian="italic" style:font-style-complex="italic"/>
    </style:style>
    <style:style style:name="ce40" style:family="table-cell" style:parent-style-name="Default" style:data-style-name="N0">
      <style:table-cell-properties fo:background-color="#FDE9D9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FDE9D9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fo:background-color="#FDE9D9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FDE9D9"/>
    </style:style>
    <style:style style:name="ce44" style:family="table-cell" style:parent-style-name="Default" style:data-style-name="N0">
      <style:table-cell-properties fo:background-color="#FFFFC0"/>
    </style:style>
    <style:style style:name="ce45" style:family="table-cell" style:parent-style-name="Default" style:data-style-name="N0">
      <style:table-cell-properties fo:background-color="#FFFFC0"/>
      <style:text-properties fo:font-size="10pt" style:font-size-asian="10pt" style:font-size-complex="10pt" fo:font-style="italic" style:font-style-asian="italic" style:font-style-complex="italic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fo:background-color="#FFFFC0"/>
    </style:style>
    <style:style style:name="ce47" style:family="table-cell" style:parent-style-name="Default" style:data-style-name="N0">
      <style:table-cell-properties fo:background-color="#FFFFC0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FFC0"/>
    </style:style>
    <style:style style:name="ce49" style:family="table-cell" style:parent-style-name="Default" style:data-style-name="N0"/>
    <style:style style:name="ce50" style:family="table-cell" style:parent-style-name="Ok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1" style:family="table-cell" style:parent-style-name="Ok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2" style:family="table-cell" style:parent-style-name="Ok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3" style:family="table-cell" style:parent-style-name="Ok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4" style:family="table-cell" style:parent-style-name="Ok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5" style:family="table-cell" style:parent-style-name="Ok" style:data-style-name="N36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6" style:family="table-cell" style:parent-style-name="Ok" style:data-style-name="N36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7" style:family="table-cell" style:parent-style-name="Ok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8" style:family="table-cell" style:parent-style-name="Ok" style:data-style-name="N3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59" style:family="table-cell" style:parent-style-name="Ok" style:data-style-name="N36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60" style:family="table-cell" style:parent-style-name="Ok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8000"/>
    </style:style>
    <style:style style:name="ce61" style:family="table-cell" style:parent-style-name="Heading_3" style:data-style-name="N0">
      <style:table-cell-properties fo:border-top="thin solid #000000" fo:border-bottom="none" fo:border-left="thin solid #000000" fo:border-right="none" fo:background-color="#D9D9D9"/>
    </style:style>
    <style:style style:name="ce62" style:family="table-cell" style:parent-style-name="Heading_3" style:data-style-name="N0">
      <style:table-cell-properties fo:border-top="thin solid #000000" fo:border-bottom="none" fo:border-left="none" fo:border-right="none" fo:background-color="#D9D9D9"/>
    </style:style>
    <style:style style:name="ce63" style:family="table-cell" style:parent-style-name="Heading_3" style:data-style-name="N0">
      <style:table-cell-properties fo:border-top="thin solid #000000" fo:border-bottom="none" fo:border-left="none" fo:border-right="thin solid #000000" fo:background-color="#D9D9D9"/>
    </style:style>
    <style:style style:name="ce64" style:family="table-cell" style:parent-style-name="Heading_3" style:data-style-name="N0">
      <style:table-cell-properties fo:border-top="thin solid #000000" fo:border-bottom="none" fo:border-left="thin solid #000000" fo:border-right="thin solid #000000" fo:background-color="#D9D9D9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6" style:family="table-cell" style:parent-style-name="Heading_3" style:data-style-name="N0">
      <style:table-cell-properties fo:background-color="#D9D9D9"/>
    </style:style>
    <style:style style:name="ce67" style:family="table-cell" style:parent-style-name="Heading_3" style:data-style-name="N0">
      <style:table-cell-properties fo:border-top="thin solid #000000" fo:border-bottom="thin solid #000000" fo:border-left="thin solid #000000" fo:border-right="none" fo:background-color="#D9D9D9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9" style:family="table-cell" style:parent-style-name="Heading_3" style:data-style-name="N0">
      <style:table-cell-properties fo:border-top="thin solid #000000" fo:border-bottom="thin solid #000000" fo:border-left="thin solid #000000" fo:border-right="none" fo:background-color="#D9D9D9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4" style:family="table-cell" style:parent-style-name="Default" style:data-style-name="N0"/>
    <style:style style:name="ce7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5.68854166666667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9.39270833333333cm"/>
    </style:style>
    <style:style style:name="co10" style:family="table-column">
      <style:table-column-properties fo:break-before="auto" style:column-width="8.46666666666667cm"/>
    </style:style>
    <style:style style:name="co11" style:family="table-column">
      <style:table-column-properties fo:break-before="auto" style:column-width="6.61458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ell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7" table:number-columns-repeated="16361" table:default-cell-style-name="ce1"/>
        <table:table-row table:style-name="ro1">
          <table:table-cell office:value-type="string" table:style-name="ce2">
            <text:p>FORMULA TEST DOCUMENT</text:p>
          </table:table-cell>
          <table:table-cell table:number-columns-repeated="22" table:style-name="ce2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CELL FORMULAS</text:p>
          </table:table-cell>
          <table:table-cell table:number-columns-repeated="22" table:style-name="ce3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CONSTANT OPERANDS</text:p>
          </table:table-cell>
          <table:table-cell table:number-columns-repeated="4" table:style-name="ce4"/>
          <table:table-cell table:style-name="ce1"/>
          <table:table-cell office:value-type="string" table:style-name="ce4">
            <text:p>1.5 - OPERATOR PRECEDENCE</text:p>
          </table:table-cell>
          <table:table-cell table:number-columns-repeated="3" table:style-name="ce4"/>
          <table:table-cell table:style-name="ce1"/>
          <table:table-cell office:value-type="string" table:style-name="ce4">
            <text:p>1.6 - CELL REFERENCE TOKENS</text:p>
          </table:table-cell>
          <table:table-cell table:number-columns-repeated="5" table:style-name="ce4"/>
          <table:table-cell table:style-name="ce1"/>
          <table:table-cell office:value-type="string" table:style-name="ce4">
            <text:p>1.9 - FUNCTION TOKENS</text:p>
          </table:table-cell>
          <table:table-cell table:number-columns-repeated="4" table:style-name="ce4"/>
          <table:table-cell table:number-columns-repeated="16361"/>
        </table:table-row>
        <table:table-row table:style-name="ro2"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style-name="ce1"/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Int</text:p>
          </table:table-cell>
          <table:table-cell office:value-type="string" table:style-name="ce6">
            <text:p>=1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7]);ISERROR([.D7]));ERROR.TYPE([.C7])=ERROR.TYPE([.D7]);IF(AND(NOT(ISERROR([.C7]));NOT(ISERROR([.D7])));AND(ISBLANK([.C7])=ISBLANK([.D7]);[.C7]=[.D7])));1;&quot;ERR!&quot;)" table:style-name="ce50">
            <text:p>ok</text:p>
          </table:table-cell>
          <table:table-cell table:style-name="ce1"/>
          <table:table-cell office:value-type="string" table:style-name="ce6">
            <text:p>=7*3+2</text:p>
          </table:table-cell>
          <table:table-cell office:value-type="float" office:value="23" table:formula="of:=7*3+2" table:style-name="ce6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H7]);ISERROR([.I7]));ERROR.TYPE([.H7])=ERROR.TYPE([.I7]);IF(AND(NOT(ISERROR([.H7]));NOT(ISERROR([.I7])));AND(ISBLANK([.H7])=ISBLANK([.I7]);[.H7]=[.I7])));1;&quot;ERR!&quot;)" table:style-name="ce50">
            <text:p>ok</text:p>
          </table:table-cell>
          <table:table-cell table:style-name="ce1"/>
          <table:table-cell office:value-type="string" table:style-name="ce1">
            <text:p>tRef</text:p>
          </table:table-cell>
          <table:table-cell office:value-type="string" table:style-name="ce6">
            <text:p>=Q7</text:p>
          </table:table-cell>
          <table:table-cell office:value-type="float" office:value="1" table:formula="of:=[.Q7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N7]);ISERROR([.O7]));ERROR.TYPE([.N7])=ERROR.TYPE([.O7]);IF(AND(NOT(ISERROR([.N7]));NOT(ISERROR([.O7])));AND(ISBLANK([.N7])=ISBLANK([.O7]);[.N7]=[.O7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Func</text:p>
          </table:table-cell>
          <table:table-cell office:value-type="string" table:style-name="ce6">
            <text:p>=ABS(1)</text:p>
          </table:table-cell>
          <table:table-cell office:value-type="float" office:value="1" table:formula="of:=ABS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U7]);ISERROR([.V7]));ERROR.TYPE([.U7])=ERROR.TYPE([.V7]);IF(AND(NOT(ISERROR([.U7]));NOT(ISERROR([.V7])));AND(ISBLANK([.U7])=ISBLANK([.V7]);[.U7]=[.V7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Num</text:p>
          </table:table-cell>
          <table:table-cell office:value-type="string" table:style-name="ce6">
            <text:p>=1.2345</text:p>
          </table:table-cell>
          <table:table-cell office:value-type="float" office:value="1.2344999999999999" table:formula="of:=1.2345" table:style-name="ce1">
            <text:p>1,2345</text:p>
          </table:table-cell>
          <table:table-cell office:value-type="float" office:value="1.2344999999999999" table:style-name="ce1">
            <text:p>1,2345</text:p>
          </table:table-cell>
          <table:table-cell office:value-type="float" office:value="1" table:formula="of:=IF(IF(AND(ISERROR([.C8]);ISERROR([.D8]));ERROR.TYPE([.C8])=ERROR.TYPE([.D8]);IF(AND(NOT(ISERROR([.C8]));NOT(ISERROR([.D8])));AND(ISBLANK([.C8])=ISBLANK([.D8]);[.C8]=[.D8])));1;&quot;ERR!&quot;)" table:style-name="ce50">
            <text:p>ok</text:p>
          </table:table-cell>
          <table:table-cell table:style-name="ce1"/>
          <table:table-cell office:value-type="string" table:style-name="ce6">
            <text:p>=7*3+(2)</text:p>
          </table:table-cell>
          <table:table-cell office:value-type="float" office:value="23" table:formula="of:=7*3+(2)" table:style-name="ce6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H8]);ISERROR([.I8]));ERROR.TYPE([.H8])=ERROR.TYPE([.I8]);IF(AND(NOT(ISERROR([.H8]));NOT(ISERROR([.I8])));AND(ISBLANK([.H8])=ISBLANK([.I8]);[.H8]=[.I8])));1;&quot;ERR!&quot;)" table:style-name="ce50">
            <text:p>ok</text:p>
          </table:table-cell>
          <table:table-cell table:style-name="ce1"/>
          <table:table-cell office:value-type="string" table:style-name="ce1">
            <text:p>tRef</text:p>
          </table:table-cell>
          <table:table-cell office:value-type="string" table:style-name="ce6">
            <text:p>=$Q8</text:p>
          </table:table-cell>
          <table:table-cell office:value-type="float" office:value="2" table:formula="of:=[.$Q8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N8]);ISERROR([.O8]));ERROR.TYPE([.N8])=ERROR.TYPE([.O8]);IF(AND(NOT(ISERROR([.N8]));NOT(ISERROR([.O8])));AND(ISBLANK([.N8])=ISBLANK([.O8]);[.N8]=[.O8])));1;&quot;ERR!&quot;)" table:style-name="ce50">
            <text:p>o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FuncVar - 1 param</text:p>
          </table:table-cell>
          <table:table-cell office:value-type="string" table:style-name="ce6">
            <text:p>=MIN(1)</text:p>
          </table:table-cell>
          <table:table-cell office:value-type="float" office:value="1" table:formula="of:=MIN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U8]);ISERROR([.V8]));ERROR.TYPE([.U8])=ERROR.TYPE([.V8]);IF(AND(NOT(ISERROR([.U8]));NOT(ISERROR([.V8])));AND(ISBLANK([.U8])=ISBLANK([.V8]);[.U8]=[.V8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Str</text:p>
          </table:table-cell>
          <table:table-cell office:value-type="string" table:style-name="ce6">
            <text:p>=""</text:p>
          </table:table-cell>
          <table:table-cell office:value-type="string" office:string-value="" table:formula="of:=&quot;&quot;" table:style-name="ce1"/>
          <table:table-cell table:style-name="ce1"/>
          <table:table-cell office:value-type="float" office:value="1" table:formula="of:=IF(IF(NOT(ISERROR([.C9]));AND(NOT(ISBLANK([.C9]));[.C9]=&quot;&quot;));1;&quot;ERR!&quot;)" table:style-name="ce50">
            <text:p>ok</text:p>
          </table:table-cell>
          <table:table-cell table:style-name="ce1"/>
          <table:table-cell office:value-type="string" table:style-name="ce6">
            <text:p>=7*(3)+2</text:p>
          </table:table-cell>
          <table:table-cell office:value-type="float" office:value="23" table:formula="of:=7*(3)+2" table:style-name="ce6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H9]);ISERROR([.I9]));ERROR.TYPE([.H9])=ERROR.TYPE([.I9]);IF(AND(NOT(ISERROR([.H9]));NOT(ISERROR([.I9])));AND(ISBLANK([.H9])=ISBLANK([.I9]);[.H9]=[.I9])));1;&quot;ERR!&quot;)" table:style-name="ce50">
            <text:p>ok</text:p>
          </table:table-cell>
          <table:table-cell table:style-name="ce1"/>
          <table:table-cell office:value-type="string" table:style-name="ce1">
            <text:p>tRef</text:p>
          </table:table-cell>
          <table:table-cell office:value-type="string" table:style-name="ce6">
            <text:p>=Q$9</text:p>
          </table:table-cell>
          <table:table-cell office:value-type="float" office:value="3" table:formula="of:=[.Q$9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N9]);ISERROR([.O9]));ERROR.TYPE([.N9])=ERROR.TYPE([.O9]);IF(AND(NOT(ISERROR([.N9]));NOT(ISERROR([.O9])));AND(ISBLANK([.N9])=ISBLANK([.O9]);[.N9]=[.O9])));1;&quot;ERR!&quot;)" table:style-name="ce50">
            <text:p>ok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FuncVar - 30 params</text:p>
          </table:table-cell>
          <table:table-cell office:value-type="string" table:style-name="ce6">
            <text:p>=MIN(1,2,3,4,5,6,7,8,9,10,11,12,13,14,15,16,17,18,19,20,21,22,23,24,25,26,27,28,29,30)</text:p>
          </table:table-cell>
          <table:table-cell office:value-type="float" office:value="1" table:formula="of:=MIN(1;2;3;4;5;6;7;8;9;10;11;12;13;14;15;16;17;18;19;20;21;22;23;24;25;26;27;28;29;3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U9]);ISERROR([.V9]));ERROR.TYPE([.U9])=ERROR.TYPE([.V9]);IF(AND(NOT(ISERROR([.U9]));NOT(ISERROR([.V9])));AND(ISBLANK([.U9])=ISBLANK([.V9]);[.U9]=[.V9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Str</text:p>
          </table:table-cell>
          <table:table-cell office:value-type="string" table:style-name="ce6">
            <text:p>="ABC"</text:p>
          </table:table-cell>
          <table:table-cell office:value-type="string" office:string-value="ABC" table:formula="of:=&quot;ABC&quot;" table:style-name="ce1">
            <text:p>ABC</text:p>
          </table:table-cell>
          <table:table-cell office:value-type="string" table:style-name="ce1">
            <text:p>ABC</text:p>
          </table:table-cell>
          <table:table-cell office:value-type="float" office:value="1" table:formula="of:=IF(IF(AND(ISERROR([.C10]);ISERROR([.D10]));ERROR.TYPE([.C10])=ERROR.TYPE([.D10]);IF(AND(NOT(ISERROR([.C10]));NOT(ISERROR([.D10])));AND(ISBLANK([.C10])=ISBLANK([.D10]);[.C10]=[.D10])));1;&quot;ERR!&quot;)" table:style-name="ce50">
            <text:p>ok</text:p>
          </table:table-cell>
          <table:table-cell table:style-name="ce1"/>
          <table:table-cell office:value-type="string" table:style-name="ce6">
            <text:p>=(7)*3+2</text:p>
          </table:table-cell>
          <table:table-cell office:value-type="float" office:value="23" table:formula="of:=(7)*3+2" table:style-name="ce6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H10]);ISERROR([.I10]));ERROR.TYPE([.H10])=ERROR.TYPE([.I10]);IF(AND(NOT(ISERROR([.H10]));NOT(ISERROR([.I10])));AND(ISBLANK([.H10])=ISBLANK([.I10]);[.H10]=[.I10])));1;&quot;ERR!&quot;)" table:style-name="ce50">
            <text:p>ok</text:p>
          </table:table-cell>
          <table:table-cell table:style-name="ce1"/>
          <table:table-cell office:value-type="string" table:style-name="ce1">
            <text:p>tRef</text:p>
          </table:table-cell>
          <table:table-cell office:value-type="string" table:style-name="ce6">
            <text:p>=$Q$10</text:p>
          </table:table-cell>
          <table:table-cell office:value-type="float" office:value="4" table:formula="of:=[.$Q$10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N10]);ISERROR([.O10]));ERROR.TYPE([.N10])=ERROR.TYPE([.O10]);IF(AND(NOT(ISERROR([.N10]));NOT(ISERROR([.O10])));AND(ISBLANK([.N10])=ISBLANK([.O10]);[.N10]=[.O10])));1;&quot;ERR!&quot;)" table:style-name="ce50">
            <text:p>ok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FuncVar/tMissing</text:p>
          </table:table-cell>
          <table:table-cell office:value-type="string" table:style-name="ce6">
            <text:p>=SUM(1,,2)</text:p>
          </table:table-cell>
          <table:table-cell office:value-type="float" office:value="3" table:formula="of:=SUM(1;;2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U10]);ISERROR([.V10]));ERROR.TYPE([.U10])=ERROR.TYPE([.V10]);IF(AND(NOT(ISERROR([.U10]));NOT(ISERROR([.V10])));AND(ISBLANK([.U10])=ISBLANK([.V10]);[.U10]=[.V10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Str</text:p>
          </table:table-cell>
          <table:table-cell office:value-type="string" table:style-name="ce6">
            <text:p>="2"</text:p>
          </table:table-cell>
          <table:table-cell office:value-type="string" office:string-value="2" table:formula="of:=&quot;2&quot;" table:style-name="ce1">
            <text:p>2</text:p>
          </table:table-cell>
          <table:table-cell office:value-type="string" table:style-name="ce6">
            <text:p>2</text:p>
          </table:table-cell>
          <table:table-cell office:value-type="float" office:value="1" table:formula="of:=IF(IF(AND(ISERROR([.C11]);ISERROR([.D11]));ERROR.TYPE([.C11])=ERROR.TYPE([.D11]);IF(AND(NOT(ISERROR([.C11]));NOT(ISERROR([.D11])));AND(ISBLANK([.C11])=ISBLANK([.D11]);[.C11]=[.D11])));1;&quot;ERR!&quot;)" table:style-name="ce50">
            <text:p>ok</text:p>
          </table:table-cell>
          <table:table-cell table:style-name="ce1"/>
          <table:table-cell office:value-type="string" table:style-name="ce6">
            <text:p>=7*(3+2)</text:p>
          </table:table-cell>
          <table:table-cell office:value-type="float" office:value="35" table:formula="of:=7*(3+2)" table:style-name="ce6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IF(IF(AND(ISERROR([.H11]);ISERROR([.I11]));ERROR.TYPE([.H11])=ERROR.TYPE([.I11]);IF(AND(NOT(ISERROR([.H11]));NOT(ISERROR([.I11])));AND(ISBLANK([.H11])=ISBLANK([.I11]);[.H11]=[.I11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Q11:Q12</text:p>
          </table:table-cell>
          <table:table-cell office:value-type="float" office:value="5" table:formula="of:=[.Q11:.Q12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N11]);ISERROR([.O11]));ERROR.TYPE([.N11])=ERROR.TYPE([.O11]);IF(AND(NOT(ISERROR([.N11]));NOT(ISERROR([.O11])));AND(ISBLANK([.N11])=ISBLANK([.O11]);[.N11]=[.O11])));1;&quot;ERR!&quot;)" table:style-name="ce50">
            <text:p>ok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tNameX</text:p>
          </table:table-cell>
          <table:table-cell office:value-type="string" table:style-name="ce6">
            <text:p>=EDATE(DATE(2000,1,1),1)</text:p>
          </table:table-cell>
          <table:table-cell office:value-type="float" office:value="36557" table:formula="of:=EDATE(DATE(2000;1;1);1)" table:style-name="ce1">
            <text:p>36557</text:p>
          </table:table-cell>
          <table:table-cell office:value-type="float" office:value="36557" table:style-name="ce1">
            <text:p>36557</text:p>
          </table:table-cell>
          <table:table-cell office:value-type="float" office:value="1" table:formula="of:=IF(IF(AND(ISERROR([.U11]);ISERROR([.V11]));ERROR.TYPE([.U11])=ERROR.TYPE([.V11]);IF(AND(NOT(ISERROR([.U11]));NOT(ISERROR([.V11])));AND(ISBLANK([.U11])=ISBLANK([.V11]);[.U11]=[.V11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Bool</text:p>
          </table:table-cell>
          <table:table-cell office:value-type="string" table:style-name="ce6">
            <text:p>=FALSE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C12]);ISERROR([.D12]));ERROR.TYPE([.C12])=ERROR.TYPE([.D12]);IF(AND(NOT(ISERROR([.C12]));NOT(ISERROR([.D12])));AND(ISBLANK([.C12])=ISBLANK([.D12]);[.C12]=[.D12])));1;&quot;ERR!&quot;)" table:style-name="ce50">
            <text:p>ok</text:p>
          </table:table-cell>
          <table:table-cell table:style-name="ce1"/>
          <table:table-cell office:value-type="string" table:style-name="ce6">
            <text:p>=(7*3)+2</text:p>
          </table:table-cell>
          <table:table-cell office:value-type="float" office:value="23" table:formula="of:=(7*3)+2" table:style-name="ce6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H12]);ISERROR([.I12]));ERROR.TYPE([.H12])=ERROR.TYPE([.I12]);IF(AND(NOT(ISERROR([.H12]));NOT(ISERROR([.I12])));AND(ISBLANK([.H12])=ISBLANK([.I12]);[.H12]=[.I12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Q11:Q12</text:p>
          </table:table-cell>
          <table:table-cell office:value-type="float" office:value="6" table:formula="of:=[.Q11:.Q12]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N12]);ISERROR([.O12]));ERROR.TYPE([.N12])=ERROR.TYPE([.O12]);IF(AND(NOT(ISERROR([.N12]));NOT(ISERROR([.O12])));AND(ISBLANK([.N12])=ISBLANK([.O12]);[.N12]=[.O12])));1;&quot;ERR!&quot;)" table:style-name="ce50">
            <text:p>ok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tAttrSum</text:p>
          </table:table-cell>
          <table:table-cell office:value-type="string" table:style-name="ce6">
            <text:p>=SUM(1)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U12]);ISERROR([.V12]));ERROR.TYPE([.U12])=ERROR.TYPE([.V12]);IF(AND(NOT(ISERROR([.U12]));NOT(ISERROR([.V12])));AND(ISBLANK([.U12])=ISBLANK([.V12]);[.U12]=[.V12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Bool</text:p>
          </table:table-cell>
          <table:table-cell office:value-type="string" table:style-name="ce6">
            <text:p>=TRUE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13]);ISERROR([.D13]));ERROR.TYPE([.C13])=ERROR.TYPE([.D13]);IF(AND(NOT(ISERROR([.C13]));NOT(ISERROR([.D13])));AND(ISBLANK([.C13])=ISBLANK([.D13]);[.C13]=[.D13])));1;&quot;ERR!&quot;)" table:style-name="ce50">
            <text:p>ok</text:p>
          </table:table-cell>
          <table:table-cell table:style-name="ce1"/>
          <table:table-cell office:value-type="string" table:style-name="ce6">
            <text:p>=(7*3+2)</text:p>
          </table:table-cell>
          <table:table-cell office:value-type="float" office:value="23" table:formula="of:=(7*3+2)" table:style-name="ce6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H13]);ISERROR([.I13]));ERROR.TYPE([.H13])=ERROR.TYPE([.I13]);IF(AND(NOT(ISERROR([.H13]));NOT(ISERROR([.I13])));AND(ISBLANK([.H13])=ISBLANK([.I13]);[.H13]=[.I13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Q12:$Q13</text:p>
          </table:table-cell>
          <table:table-cell office:value-type="float" office:value="7" table:formula="of:=[.Q12:.$Q13]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F(IF(AND(ISERROR([.N13]);ISERROR([.O13]));ERROR.TYPE([.N13])=ERROR.TYPE([.O13]);IF(AND(NOT(ISERROR([.N13]));NOT(ISERROR([.O13])));AND(ISBLANK([.N13])=ISBLANK([.O13]);[.N13]=[.O13])));1;&quot;ERR!&quot;)" table:style-name="ce50">
            <text:p>ok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tAttrSum/tRef3d</text:p>
          </table:table-cell>
          <table:table-cell office:value-type="string" table:style-name="ce6">
            <text:p>=SUM(Param:Functions!$G$22)</text:p>
          </table:table-cell>
          <table:table-cell office:value-type="float" office:value="18" table:formula="of:=SUM([Param.$G$22:Functions.$G$22])" table:style-name="ce6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" table:formula="of:=IF(IF(AND(ISERROR([.U13]);ISERROR([.V13]));ERROR.TYPE([.U13])=ERROR.TYPE([.V13]);IF(AND(NOT(ISERROR([.U13]));NOT(ISERROR([.V13])));AND(ISBLANK([.U13])=ISBLANK([.V13]);[.U13]=[.V13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Err(NULL)</text:p>
          </table:table-cell>
          <table:table-cell office:value-type="string" table:style-name="ce6">
            <text:p>=#NULL!</text:p>
          </table:table-cell>
          <table:table-cell office:value-type="float" office:value="0" table:formula="of:=#NULL!" table:style-name="ce1">
            <text:p>#NULL!</text:p>
          </table:table-cell>
          <table:table-cell office:value-type="float" office:value="0" table:formula="of:=#NULL!" table:style-name="ce1">
            <text:p>#NULL!</text:p>
          </table:table-cell>
          <table:table-cell office:value-type="float" office:value="1" table:formula="of:=IF(IF(AND(ISERROR([.C14]);ISERROR([.D14]));ERROR.TYPE([.C14])=ERROR.TYPE([.D14]);IF(AND(NOT(ISERROR([.C14]));NOT(ISERROR([.D14])));AND(ISBLANK([.C14])=ISBLANK([.D14]);[.C14]=[.D14])));1;&quot;ERR!&quot;)" table:style-name="ce50">
            <text:p>ok</text:p>
          </table:table-cell>
          <table:table-cell table:style-name="ce1"/>
          <table:table-cell office:value-type="string" table:style-name="ce6">
            <text:p>=7+3*2</text:p>
          </table:table-cell>
          <table:table-cell office:value-type="float" office:value="13" table:formula="of:=7+3*2" table:style-name="ce6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H14]);ISERROR([.I14]));ERROR.TYPE([.H14])=ERROR.TYPE([.I14]);IF(AND(NOT(ISERROR([.H14]));NOT(ISERROR([.I14])));AND(ISBLANK([.H14])=ISBLANK([.I14]);[.H14]=[.I14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Q13:Q$14</text:p>
          </table:table-cell>
          <table:table-cell office:value-type="float" office:value="8" table:formula="of:=[.Q13:.Q$14]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IF(IF(AND(ISERROR([.N14]);ISERROR([.O14]));ERROR.TYPE([.N14])=ERROR.TYPE([.O14]);IF(AND(NOT(ISERROR([.N14]));NOT(ISERROR([.O14])));AND(ISBLANK([.N14])=ISBLANK([.O14]);[.N14]=[.O14])));1;&quot;ERR!&quot;)" table:style-name="ce50">
            <text:p>ok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tFuncVar(SUM)</text:p>
          </table:table-cell>
          <table:table-cell office:value-type="string" table:style-name="ce6">
            <text:p>=SUM(1,2)</text:p>
          </table:table-cell>
          <table:table-cell office:value-type="float" office:value="3" table:formula="of:=SUM(1;2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U14]);ISERROR([.V14]));ERROR.TYPE([.U14])=ERROR.TYPE([.V14]);IF(AND(NOT(ISERROR([.U14]));NOT(ISERROR([.V14])));AND(ISBLANK([.U14])=ISBLANK([.V14]);[.U14]=[.V14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Err(DIV/0)</text:p>
          </table:table-cell>
          <table:table-cell office:value-type="string" table:style-name="ce6">
            <text:p>=#DIV/0!</text:p>
          </table:table-cell>
          <table:table-cell office:value-type="float" office:value="0" table:formula="of:=#DIV/0!" table:style-name="ce1">
            <text:p>#DIV/0!</text:p>
          </table:table-cell>
          <table:table-cell office:value-type="float" office:value="0" table:formula="of:=#DIV/0!" table:style-name="ce1">
            <text:p>#DIV/0!</text:p>
          </table:table-cell>
          <table:table-cell office:value-type="float" office:value="1" table:formula="of:=IF(IF(AND(ISERROR([.C15]);ISERROR([.D15]));ERROR.TYPE([.C15])=ERROR.TYPE([.D15]);IF(AND(NOT(ISERROR([.C15]));NOT(ISERROR([.D15])));AND(ISBLANK([.C15])=ISBLANK([.D15]);[.C15]=[.D15])));1;&quot;ERR!&quot;)" table:style-name="ce50">
            <text:p>ok</text:p>
          </table:table-cell>
          <table:table-cell table:style-name="ce1"/>
          <table:table-cell office:value-type="string" table:style-name="ce6">
            <text:p>=7+(3*2)</text:p>
          </table:table-cell>
          <table:table-cell office:value-type="float" office:value="13" table:formula="of:=7+(3*2)" table:style-name="ce6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H15]);ISERROR([.I15]));ERROR.TYPE([.H15])=ERROR.TYPE([.I15]);IF(AND(NOT(ISERROR([.H15]));NOT(ISERROR([.I15])));AND(ISBLANK([.H15])=ISBLANK([.I15]);[.H15]=[.I15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Q14:$Q$15</text:p>
          </table:table-cell>
          <table:table-cell office:value-type="float" office:value="9" table:formula="of:=[.Q14:.$Q$15]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F(IF(AND(ISERROR([.N15]);ISERROR([.O15]));ERROR.TYPE([.N15])=ERROR.TYPE([.O15]);IF(AND(NOT(ISERROR([.N15]));NOT(ISERROR([.O15])));AND(ISBLANK([.N15])=ISBLANK([.O15]);[.N15]=[.O15])));1;&quot;ERR!&quot;)" table:style-name="ce50">
            <text:p>ok</text:p>
          </table:table-cell>
          <table:table-cell office:value-type="float" office:value="9" table:style-name="ce1">
            <text:p>9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1">
            <text:p>tErr(VALUE)</text:p>
          </table:table-cell>
          <table:table-cell office:value-type="string" table:style-name="ce6">
            <text:p>=#VALUE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C16]);ISERROR([.D16]));ERROR.TYPE([.C16])=ERROR.TYPE([.D16]);IF(AND(NOT(ISERROR([.C16]));NOT(ISERROR([.D16])));AND(ISBLANK([.C16])=ISBLANK([.D16]);[.C16]=[.D16])));1;&quot;ERR!&quot;)" table:style-name="ce50">
            <text:p>ok</text:p>
          </table:table-cell>
          <table:table-cell table:style-name="ce1"/>
          <table:table-cell office:value-type="string" table:style-name="ce6">
            <text:p>=(7+3)*2</text:p>
          </table:table-cell>
          <table:table-cell office:value-type="float" office:value="20" table:formula="of:=(7+3)*2" table:style-name="ce6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" table:formula="of:=IF(IF(AND(ISERROR([.H16]);ISERROR([.I16]));ERROR.TYPE([.H16])=ERROR.TYPE([.I16]);IF(AND(NOT(ISERROR([.H16]));NOT(ISERROR([.I16])));AND(ISBLANK([.H16])=ISBLANK([.I16]);[.H16]=[.I16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$Q15:Q16</text:p>
          </table:table-cell>
          <table:table-cell office:value-type="float" office:value="10" table:formula="of:=[.$Q15:.Q16]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N16]);ISERROR([.O16]));ERROR.TYPE([.N16])=ERROR.TYPE([.O16]);IF(AND(NOT(ISERROR([.N16]));NOT(ISERROR([.O16])));AND(ISBLANK([.N16])=ISBLANK([.O16]);[.N16]=[.O16])));1;&quot;ERR!&quot;)" table:style-name="ce50">
            <text:p>ok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4">
            <text:p>1.10 - PARENTHESES</text:p>
          </table:table-cell>
          <table:table-cell table:number-columns-repeated="4" table:style-name="ce4"/>
          <table:table-cell table:number-columns-repeated="16361"/>
        </table:table-row>
        <table:table-row table:style-name="ro2">
          <table:table-cell office:value-type="string" table:style-name="ce1">
            <text:p>tErr(REF)</text:p>
          </table:table-cell>
          <table:table-cell office:value-type="string" table:style-name="ce6">
            <text:p>=#REF!</text:p>
          </table:table-cell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#REF!" table:style-name="ce1">
            <text:p>#BEZUG!</text:p>
          </table:table-cell>
          <table:table-cell office:value-type="float" office:value="1" table:formula="of:=IF(IF(AND(ISERROR([.C17]);ISERROR([.D17]));ERROR.TYPE([.C17])=ERROR.TYPE([.D17]);IF(AND(NOT(ISERROR([.C17]));NOT(ISERROR([.D17])));AND(ISBLANK([.C17])=ISBLANK([.D17]);[.C17]=[.D17])));1;&quot;ERR!&quot;)" table:style-name="ce50">
            <text:p>ok</text:p>
          </table:table-cell>
          <table:table-cell table:style-name="ce1"/>
          <table:table-cell office:value-type="string" table:style-name="ce6">
            <text:p>=7^3*2</text:p>
          </table:table-cell>
          <table:table-cell office:value-type="float" office:value="686" table:formula="of:=7^3*2" table:style-name="ce6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1" table:formula="of:=IF(IF(AND(ISERROR([.H17]);ISERROR([.I17]));ERROR.TYPE([.H17])=ERROR.TYPE([.I17]);IF(AND(NOT(ISERROR([.H17]));NOT(ISERROR([.I17])));AND(ISBLANK([.H17])=ISBLANK([.I17]);[.H17]=[.I17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Q$16:Q17</text:p>
          </table:table-cell>
          <table:table-cell office:value-type="float" office:value="11" table:formula="of:=[.Q$16:.Q17]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IF(IF(AND(ISERROR([.N17]);ISERROR([.O17]));ERROR.TYPE([.N17])=ERROR.TYPE([.O17]);IF(AND(NOT(ISERROR([.N17]));NOT(ISERROR([.O17])));AND(ISBLANK([.N17])=ISBLANK([.O17]);[.N17]=[.O17])));1;&quot;ERR!&quot;)" table:style-name="ce50">
            <text:p>ok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Err(NAME)</text:p>
          </table:table-cell>
          <table:table-cell office:value-type="string" table:style-name="ce6">
            <text:p>=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C18]);ISERROR([.D18]));ERROR.TYPE([.C18])=ERROR.TYPE([.D18]);IF(AND(NOT(ISERROR([.C18]));NOT(ISERROR([.D18])));AND(ISBLANK([.C18])=ISBLANK([.D18]);[.C18]=[.D18])));1;&quot;ERR!&quot;)" table:style-name="ce50">
            <text:p>ok</text:p>
          </table:table-cell>
          <table:table-cell table:style-name="ce1"/>
          <table:table-cell office:value-type="string" table:style-name="ce6">
            <text:p>=7^(3*2)</text:p>
          </table:table-cell>
          <table:table-cell office:value-type="float" office:value="117649" table:formula="of:=7^(3*2)" table:style-name="ce6">
            <text:p>117649</text:p>
          </table:table-cell>
          <table:table-cell office:value-type="float" office:value="117649" table:style-name="ce1">
            <text:p>117649</text:p>
          </table:table-cell>
          <table:table-cell office:value-type="float" office:value="1" table:formula="of:=IF(IF(AND(ISERROR([.H18]);ISERROR([.I18]));ERROR.TYPE([.H18])=ERROR.TYPE([.I18]);IF(AND(NOT(ISERROR([.H18]));NOT(ISERROR([.I18])));AND(ISBLANK([.H18])=ISBLANK([.I18]);[.H18]=[.I18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$Q$17:Q18</text:p>
          </table:table-cell>
          <table:table-cell office:value-type="float" office:value="12" table:formula="of:=[.$Q$17:.Q18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IF(IF(AND(ISERROR([.N18]);ISERROR([.O18]));ERROR.TYPE([.N18])=ERROR.TYPE([.O18]);IF(AND(NOT(ISERROR([.N18]));NOT(ISERROR([.O18])));AND(ISBLANK([.N18])=ISBLANK([.O18]);[.N18]=[.O18])));1;&quot;ERR!&quot;)" table:style-name="ce50">
            <text:p>ok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Constant value</text:p>
          </table:table-cell>
          <table:table-cell office:value-type="string" table:style-name="ce6">
            <text:p>=(1)</text:p>
          </table:table-cell>
          <table:table-cell office:value-type="float" office:value="1" table:formula="of:=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U18]);ISERROR([.V18]));ERROR.TYPE([.U18])=ERROR.TYPE([.V18]);IF(AND(NOT(ISERROR([.U18]));NOT(ISERROR([.V18])));AND(ISBLANK([.U18])=ISBLANK([.V18]);[.U18]=[.V18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Err(NUM)</text:p>
          </table:table-cell>
          <table:table-cell office:value-type="string" table:style-name="ce6">
            <text:p>=#NUM!</text:p>
          </table:table-cell>
          <table:table-cell office:value-type="float" office:value="0" table:formula="of:=#NUM!" table:style-name="ce1">
            <text:p>#ZAHL!</text:p>
          </table:table-cell>
          <table:table-cell office:value-type="float" office:value="0" table:formula="of:=#NUM!" table:style-name="ce1">
            <text:p>#ZAHL!</text:p>
          </table:table-cell>
          <table:table-cell office:value-type="float" office:value="1" table:formula="of:=IF(IF(AND(ISERROR([.C19]);ISERROR([.D19]));ERROR.TYPE([.C19])=ERROR.TYPE([.D19]);IF(AND(NOT(ISERROR([.C19]));NOT(ISERROR([.D19])));AND(ISBLANK([.C19])=ISBLANK([.D19]);[.C19]=[.D19])));1;&quot;ERR!&quot;)" table:style-name="ce50">
            <text:p>ok</text:p>
          </table:table-cell>
          <table:table-cell table:style-name="ce1"/>
          <table:table-cell office:value-type="string" table:style-name="ce6">
            <text:p>=(7^3)*2</text:p>
          </table:table-cell>
          <table:table-cell office:value-type="float" office:value="686" table:formula="of:=(7^3)*2" table:style-name="ce6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1" table:formula="of:=IF(IF(AND(ISERROR([.H19]);ISERROR([.I19]));ERROR.TYPE([.H19])=ERROR.TYPE([.I19]);IF(AND(NOT(ISERROR([.H19]));NOT(ISERROR([.I19])));AND(ISBLANK([.H19])=ISBLANK([.I19]);[.H19]=[.I19])));1;&quot;ERR!&quot;)" table:style-name="ce50">
            <text:p>ok</text:p>
          </table:table-cell>
          <table:table-cell table:style-name="ce1"/>
          <table:table-cell office:value-type="string" table:style-name="ce1">
            <text:p>tArea</text:p>
          </table:table-cell>
          <table:table-cell office:value-type="string" table:style-name="ce6">
            <text:p>=$Q$18:$Q$19</text:p>
          </table:table-cell>
          <table:table-cell office:value-type="float" office:value="13" table:formula="of:=[.$Q$18:.$Q$19]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N19]);ISERROR([.O19]));ERROR.TYPE([.N19])=ERROR.TYPE([.O19]);IF(AND(NOT(ISERROR([.N19]));NOT(ISERROR([.O19])));AND(ISBLANK([.N19])=ISBLANK([.O19]);[.N19]=[.O19])));1;&quot;ERR!&quot;)" table:style-name="ce50">
            <text:p>ok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Constant array</text:p>
          </table:table-cell>
          <table:table-cell office:value-type="string" table:style-name="ce6">
            <text:p>=({2})</text:p>
          </table:table-cell>
          <table:table-cell office:value-type="float" office:value="2" table:formula="of:=({2}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U19]);ISERROR([.V19]));ERROR.TYPE([.U19])=ERROR.TYPE([.V19]);IF(AND(NOT(ISERROR([.U19]));NOT(ISERROR([.V19])));AND(ISBLANK([.U19])=ISBLANK([.V19]);[.U19]=[.V19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Err(N/A)</text:p>
          </table:table-cell>
          <table:table-cell office:value-type="string" table:style-name="ce6">
            <text:p>=#N/A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1" table:formula="of:=IF(IF(AND(ISERROR([.C20]);ISERROR([.D20]));ERROR.TYPE([.C20])=ERROR.TYPE([.D20]);IF(AND(NOT(ISERROR([.C20]));NOT(ISERROR([.D20])));AND(ISBLANK([.C20])=ISBLANK([.D20]);[.C20]=[.D20])));1;&quot;ERR!&quot;)" table:style-name="ce50">
            <text:p>ok</text:p>
          </table:table-cell>
          <table:table-cell table:style-name="ce1"/>
          <table:table-cell office:value-type="string" table:style-name="ce6">
            <text:p>=7*3^2</text:p>
          </table:table-cell>
          <table:table-cell office:value-type="float" office:value="63" table:formula="of:=7*3^2" table:style-name="ce6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1" table:formula="of:=IF(IF(AND(ISERROR([.H20]);ISERROR([.I20]));ERROR.TYPE([.H20])=ERROR.TYPE([.I20]);IF(AND(NOT(ISERROR([.H20]));NOT(ISERROR([.I20])));AND(ISBLANK([.H20])=ISBLANK([.I20]);[.H20]=[.I20])));1;&quot;ERR!&quot;)" table:style-name="ce50">
            <text:p>ok</text:p>
          </table:table-cell>
          <table:table-cell table:style-name="ce1"/>
          <table:table-cell office:value-type="string" table:style-name="ce1">
            <text:p>tRef3d</text:p>
          </table:table-cell>
          <table:table-cell office:value-type="string" table:style-name="ce6">
            <text:p>=Cell!Q20</text:p>
          </table:table-cell>
          <table:table-cell office:value-type="float" office:value="14" table:formula="of:=[Cell.Q20]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" table:formula="of:=IF(IF(AND(ISERROR([.N20]);ISERROR([.O20]));ERROR.TYPE([.N20])=ERROR.TYPE([.O20]);IF(AND(NOT(ISERROR([.N20]));NOT(ISERROR([.O20])));AND(ISBLANK([.N20])=ISBLANK([.O20]);[.N20]=[.O20])));1;&quot;ERR!&quot;)" table:style-name="ce50">
            <text:p>ok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Unary operator (pre)</text:p>
          </table:table-cell>
          <table:table-cell office:value-type="string" table:style-name="ce6">
            <text:p>=(+(3))</text:p>
          </table:table-cell>
          <table:table-cell office:value-type="float" office:value="3" table:formula="of:=(+(3)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U20]);ISERROR([.V20]));ERROR.TYPE([.U20])=ERROR.TYPE([.V20]);IF(AND(NOT(ISERROR([.U20]));NOT(ISERROR([.V20])));AND(ISBLANK([.U20])=ISBLANK([.V20]);[.U20]=[.V20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Array</text:p>
          </table:table-cell>
          <table:table-cell office:value-type="string" table:style-name="ce6">
            <text:p>={1}</text:p>
          </table:table-cell>
          <table:table-cell office:value-type="float" office:value="1" table:formula="of:={1}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21]);ISERROR([.D21]));ERROR.TYPE([.C21])=ERROR.TYPE([.D21]);IF(AND(NOT(ISERROR([.C21]));NOT(ISERROR([.D21])));AND(ISBLANK([.C21])=ISBLANK([.D21]);[.C21]=[.D21])));1;&quot;ERR!&quot;)" table:style-name="ce50">
            <text:p>ok</text:p>
          </table:table-cell>
          <table:table-cell table:style-name="ce1"/>
          <table:table-cell office:value-type="string" table:style-name="ce6">
            <text:p>=7*(3^2)</text:p>
          </table:table-cell>
          <table:table-cell office:value-type="float" office:value="63" table:formula="of:=7*(3^2)" table:style-name="ce6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1" table:formula="of:=IF(IF(AND(ISERROR([.H21]);ISERROR([.I21]));ERROR.TYPE([.H21])=ERROR.TYPE([.I21]);IF(AND(NOT(ISERROR([.H21]));NOT(ISERROR([.I21])));AND(ISBLANK([.H21])=ISBLANK([.I21]);[.H21]=[.I21])));1;&quot;ERR!&quot;)" table:style-name="ce50">
            <text:p>ok</text:p>
          </table:table-cell>
          <table:table-cell table:style-name="ce1"/>
          <table:table-cell office:value-type="string" table:style-name="ce1">
            <text:p>tArea3d</text:p>
          </table:table-cell>
          <table:table-cell office:value-type="string" table:style-name="ce6">
            <text:p>=Cell!$Q$20:$Q$21</text:p>
          </table:table-cell>
          <table:table-cell office:value-type="float" office:value="15" table:formula="of:=[Cell.$Q$20:.$Q$21]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IF(IF(AND(ISERROR([.N21]);ISERROR([.O21]));ERROR.TYPE([.N21])=ERROR.TYPE([.O21]);IF(AND(NOT(ISERROR([.N21]));NOT(ISERROR([.O21])));AND(ISBLANK([.N21])=ISBLANK([.O21]);[.N21]=[.O21])));1;&quot;ERR!&quot;)" table:style-name="ce50">
            <text:p>ok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Unary operator (post)</text:p>
          </table:table-cell>
          <table:table-cell office:value-type="string" table:style-name="ce6">
            <text:p>=((400)%)</text:p>
          </table:table-cell>
          <table:table-cell office:value-type="float" office:value="4" table:formula="of:=((400)%)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U21]);ISERROR([.V21]));ERROR.TYPE([.U21])=ERROR.TYPE([.V21]);IF(AND(NOT(ISERROR([.U21]));NOT(ISERROR([.V21])));AND(ISBLANK([.U21])=ISBLANK([.V21]);[.U21]=[.V21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Array</text:p>
          </table:table-cell>
          <table:table-cell office:value-type="string" table:style-name="ce6">
            <text:p>={"ABC"}</text:p>
          </table:table-cell>
          <table:table-cell office:value-type="string" office:string-value="ABC" table:formula="of:={&quot;ABC&quot;}" table:style-name="ce1">
            <text:p>ABC</text:p>
          </table:table-cell>
          <table:table-cell office:value-type="string" table:style-name="ce1">
            <text:p>ABC</text:p>
          </table:table-cell>
          <table:table-cell office:value-type="float" office:value="1" table:formula="of:=IF(IF(AND(ISERROR([.C22]);ISERROR([.D22]));ERROR.TYPE([.C22])=ERROR.TYPE([.D22]);IF(AND(NOT(ISERROR([.C22]));NOT(ISERROR([.D22])));AND(ISBLANK([.C22])=ISBLANK([.D22]);[.C22]=[.D22])));1;&quot;ERR!&quot;)" table:style-name="ce50">
            <text:p>ok</text:p>
          </table:table-cell>
          <table:table-cell table:style-name="ce1"/>
          <table:table-cell office:value-type="string" table:style-name="ce6">
            <text:p>=(7*3)^2</text:p>
          </table:table-cell>
          <table:table-cell office:value-type="float" office:value="441" table:formula="of:=(7*3)^2" table:style-name="ce6">
            <text:p>441</text:p>
          </table:table-cell>
          <table:table-cell office:value-type="float" office:value="441" table:style-name="ce1">
            <text:p>441</text:p>
          </table:table-cell>
          <table:table-cell office:value-type="float" office:value="1" table:formula="of:=IF(IF(AND(ISERROR([.H22]);ISERROR([.I22]));ERROR.TYPE([.H22])=ERROR.TYPE([.I22]);IF(AND(NOT(ISERROR([.H22]));NOT(ISERROR([.I22])));AND(ISBLANK([.H22])=ISBLANK([.I22]);[.H22]=[.I22])));1;&quot;ERR!&quot;)" table:style-name="ce50">
            <text:p>ok</text:p>
          </table:table-cell>
          <table:table-cell table:style-name="ce1"/>
          <table:table-cell office:value-type="string" table:style-name="ce1">
            <text:p>tRef3d</text:p>
          </table:table-cell>
          <table:table-cell office:value-type="string" table:style-name="ce6">
            <text:p>=Param!G21</text:p>
          </table:table-cell>
          <table:table-cell office:value-type="float" office:value="16" table:formula="of:=[Param.G21]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" table:formula="of:=IF(IF(AND(ISERROR([.N22]);ISERROR([.O22]));ERROR.TYPE([.N22])=ERROR.TYPE([.O22]);IF(AND(NOT(ISERROR([.N22]));NOT(ISERROR([.O22])));AND(ISBLANK([.N22])=ISBLANK([.O22]);[.N22]=[.O22])));1;&quot;ERR!&quot;)" table:style-name="ce50">
            <text:p>ok</text:p>
          </table:table-cell>
          <table:table-cell table:number-columns-repeated="2" table:style-name="ce1"/>
          <table:table-cell office:value-type="string" table:style-name="ce1">
            <text:p>Binary operator</text:p>
          </table:table-cell>
          <table:table-cell office:value-type="string" table:style-name="ce6">
            <text:p>=((2)+(3))</text:p>
          </table:table-cell>
          <table:table-cell office:value-type="float" office:value="5" table:formula="of:=((2)+(3))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U22]);ISERROR([.V22]));ERROR.TYPE([.U22])=ERROR.TYPE([.V22]);IF(AND(NOT(ISERROR([.U22]));NOT(ISERROR([.V22])));AND(ISBLANK([.U22])=ISBLANK([.V22]);[.U22]=[.V22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Array</text:p>
          </table:table-cell>
          <table:table-cell office:value-type="string" table:style-name="ce6">
            <text:p>={TRUE}</text:p>
          </table:table-cell>
          <table:table-cell office:value-type="boolean" office:boolean-value="true" table:formula="of:={TRUE}" table:style-name="ce6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23]);ISERROR([.D23]));ERROR.TYPE([.C23])=ERROR.TYPE([.D23]);IF(AND(NOT(ISERROR([.C23]));NOT(ISERROR([.D23])));AND(ISBLANK([.C23])=ISBLANK([.D23]);[.C23]=[.D23])));1;&quot;ERR!&quot;)" table:style-name="ce50">
            <text:p>ok</text:p>
          </table:table-cell>
          <table:table-cell table:style-name="ce1"/>
          <table:table-cell office:value-type="string" table:style-name="ce6">
            <text:p>=7^3+2</text:p>
          </table:table-cell>
          <table:table-cell office:value-type="float" office:value="345" table:formula="of:=7^3+2" table:style-name="ce6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1" table:formula="of:=IF(IF(AND(ISERROR([.H23]);ISERROR([.I23]));ERROR.TYPE([.H23])=ERROR.TYPE([.I23]);IF(AND(NOT(ISERROR([.H23]));NOT(ISERROR([.I23])));AND(ISBLANK([.H23])=ISBLANK([.I23]);[.H23]=[.I23])));1;&quot;ERR!&quot;)" table:style-name="ce50">
            <text:p>ok</text:p>
          </table:table-cell>
          <table:table-cell table:style-name="ce1"/>
          <table:table-cell office:value-type="string" table:style-name="ce1">
            <text:p>tRef3d</text:p>
          </table:table-cell>
          <table:table-cell office:value-type="string" table:style-name="ce6">
            <text:p>=Param!$G$22</text:p>
          </table:table-cell>
          <table:table-cell office:value-type="float" office:value="17" table:formula="of:=[Param.$G$22]" table:style-name="ce6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" table:formula="of:=IF(IF(AND(ISERROR([.N23]);ISERROR([.O23]));ERROR.TYPE([.N23])=ERROR.TYPE([.O23]);IF(AND(NOT(ISERROR([.N23]));NOT(ISERROR([.O23])));AND(ISBLANK([.N23])=ISBLANK([.O23]);[.N23]=[.O23])));1;&quot;ERR!&quot;)" table:style-name="ce50">
            <text:p>ok</text:p>
          </table:table-cell>
          <table:table-cell table:number-columns-repeated="2" table:style-name="ce1"/>
          <table:table-cell office:value-type="string" table:style-name="ce1">
            <text:p>Function, 0 params</text:p>
          </table:table-cell>
          <table:table-cell office:value-type="string" table:style-name="ce6">
            <text:p>=(PI())</text:p>
          </table:table-cell>
          <table:table-cell office:value-type="float" office:value="3.1415926535897931" table:formula="of:=(PI())" table:style-name="ce1">
            <text:p>3,141592654</text:p>
          </table:table-cell>
          <table:table-cell office:value-type="float" office:value="3.1415926535897931" table:style-name="ce1">
            <text:p>3,141592654</text:p>
          </table:table-cell>
          <table:table-cell office:value-type="float" office:value="1" table:formula="of:=IF(IF(AND(ISERROR([.U23]);ISERROR([.V23]));ERROR.TYPE([.U23])=ERROR.TYPE([.V23]);IF(AND(NOT(ISERROR([.U23]));NOT(ISERROR([.V23])));AND(ISBLANK([.U23])=ISBLANK([.V23]);[.U23]=[.V23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Array</text:p>
          </table:table-cell>
          <table:table-cell office:value-type="string" table:style-name="ce6">
            <text:p>={#VALUE!}</text:p>
          </table:table-cell>
          <table:table-cell office:value-type="float" office:value="0" table:formula="of:={#VALUE!}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C24]);ISERROR([.D24]));ERROR.TYPE([.C24])=ERROR.TYPE([.D24]);IF(AND(NOT(ISERROR([.C24]));NOT(ISERROR([.D24])));AND(ISBLANK([.C24])=ISBLANK([.D24]);[.C24]=[.D24])));1;&quot;ERR!&quot;)" table:style-name="ce50">
            <text:p>ok</text:p>
          </table:table-cell>
          <table:table-cell table:style-name="ce1"/>
          <table:table-cell office:value-type="string" table:style-name="ce6">
            <text:p>=7^(3+2)</text:p>
          </table:table-cell>
          <table:table-cell office:value-type="float" office:value="16807" table:formula="of:=7^(3+2)" table:style-name="ce6">
            <text:p>16807</text:p>
          </table:table-cell>
          <table:table-cell office:value-type="float" office:value="16807" table:style-name="ce1">
            <text:p>16807</text:p>
          </table:table-cell>
          <table:table-cell office:value-type="float" office:value="1" table:formula="of:=IF(IF(AND(ISERROR([.H24]);ISERROR([.I24]));ERROR.TYPE([.H24])=ERROR.TYPE([.I24]);IF(AND(NOT(ISERROR([.H24]));NOT(ISERROR([.I24])));AND(ISBLANK([.H24])=ISBLANK([.I24]);[.H24]=[.I24])));1;&quot;ERR!&quot;)" table:style-name="ce50">
            <text:p>ok</text:p>
          </table:table-cell>
          <table:table-cell table:style-name="ce1"/>
          <table:table-cell office:value-type="string" table:style-name="ce1">
            <text:p>tArea3d</text:p>
          </table:table-cell>
          <table:table-cell office:value-type="string" table:style-name="ce6">
            <text:p>=Param!$G$23:$G$24</text:p>
          </table:table-cell>
          <table:table-cell office:value-type="float" office:value="19" table:formula="of:=[Param.$G$23:.$G$24]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" table:formula="of:=IF(IF(AND(ISERROR([.N24]);ISERROR([.O24]));ERROR.TYPE([.N24])=ERROR.TYPE([.O24]);IF(AND(NOT(ISERROR([.N24]));NOT(ISERROR([.O24])));AND(ISBLANK([.N24])=ISBLANK([.O24]);[.N24]=[.O24])));1;&quot;ERR!&quot;)" table:style-name="ce50">
            <text:p>ok</text:p>
          </table:table-cell>
          <table:table-cell table:number-columns-repeated="2" table:style-name="ce1"/>
          <table:table-cell office:value-type="string" table:style-name="ce1">
            <text:p>Function, 1 param</text:p>
          </table:table-cell>
          <table:table-cell office:value-type="string" table:style-name="ce6">
            <text:p>=(ABS((7)))</text:p>
          </table:table-cell>
          <table:table-cell office:value-type="float" office:value="7" table:formula="of:=(ABS((7)))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F(IF(AND(ISERROR([.U24]);ISERROR([.V24]));ERROR.TYPE([.U24])=ERROR.TYPE([.V24]);IF(AND(NOT(ISERROR([.U24]));NOT(ISERROR([.V24])));AND(ISBLANK([.U24])=ISBLANK([.V24]);[.U24]=[.V24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table:number-columns-repeated="6" table:style-name="ce1"/>
          <table:table-cell office:value-type="string" table:style-name="ce6">
            <text:p>=(7^3)+2</text:p>
          </table:table-cell>
          <table:table-cell office:value-type="float" office:value="345" table:formula="of:=(7^3)+2" table:style-name="ce6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1" table:formula="of:=IF(IF(AND(ISERROR([.H25]);ISERROR([.I25]));ERROR.TYPE([.H25])=ERROR.TYPE([.I25]);IF(AND(NOT(ISERROR([.H25]));NOT(ISERROR([.I25])));AND(ISBLANK([.H25])=ISBLANK([.I25]);[.H25]=[.I25])));1;&quot;ERR!&quot;)" table:style-name="ce50">
            <text:p>ok</text:p>
          </table:table-cell>
          <table:table-cell table:number-columns-repeated="8" table:style-name="ce1"/>
          <table:table-cell office:value-type="string" table:style-name="ce1">
            <text:p>Function, 2 params</text:p>
          </table:table-cell>
          <table:table-cell office:value-type="string" table:style-name="ce6">
            <text:p>=(SUM((3),(5)))</text:p>
          </table:table-cell>
          <table:table-cell office:value-type="float" office:value="8" table:formula="of:=(SUM((3);(5)))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IF(IF(AND(ISERROR([.U25]);ISERROR([.V25]));ERROR.TYPE([.U25])=ERROR.TYPE([.V25]);IF(AND(NOT(ISERROR([.U25]));NOT(ISERROR([.V25])));AND(ISBLANK([.U25])=ISBLANK([.V25]);[.U25]=[.V25])));1;&quot;ERR!&quot;)" table:style-name="ce50">
            <text:p>ok</text:p>
          </table:table-cell>
          <table:table-cell table:number-columns-repeated="16361"/>
        </table:table-row>
        <table:table-row table:style-name="ro4">
          <table:table-cell office:value-type="string" table:style-name="ce4">
            <text:p>1.2 - UNARY OPERATORS</text:p>
          </table:table-cell>
          <table:table-cell table:number-columns-repeated="4" table:style-name="ce4"/>
          <table:table-cell table:style-name="ce1"/>
          <table:table-cell office:value-type="string" table:style-name="ce6">
            <text:p>=7+3^2</text:p>
          </table:table-cell>
          <table:table-cell office:value-type="float" office:value="16" table:formula="of:=7+3^2" table:style-name="ce6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" table:formula="of:=IF(IF(AND(ISERROR([.H26]);ISERROR([.I26]));ERROR.TYPE([.H26])=ERROR.TYPE([.I26]);IF(AND(NOT(ISERROR([.H26]));NOT(ISERROR([.I26])));AND(ISBLANK([.H26])=ISBLANK([.I26]);[.H26]=[.I26])));1;&quot;ERR!&quot;)" table:style-name="ce50">
            <text:p>ok</text:p>
          </table:table-cell>
          <table:table-cell table:style-name="ce1"/>
          <table:table-cell office:value-type="string" table:style-name="ce4">
            <text:p>1.7 - CELL REFERENCE OPERATORS</text:p>
          </table:table-cell>
          <table:table-cell table:number-columns-repeated="5" table:style-name="ce4"/>
          <table:table-cell table:style-name="ce1"/>
          <table:table-cell office:value-type="string" table:style-name="ce1">
            <text:p>Cell reference</text:p>
          </table:table-cell>
          <table:table-cell office:value-type="string" table:style-name="ce6">
            <text:p>=($V$26)</text:p>
          </table:table-cell>
          <table:table-cell office:value-type="float" office:value="9" table:formula="of:=([.$V$26])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F(IF(AND(ISERROR([.U26]);ISERROR([.V26]));ERROR.TYPE([.U26])=ERROR.TYPE([.V26]);IF(AND(NOT(ISERROR([.U26]));NOT(ISERROR([.V26])));AND(ISBLANK([.U26])=ISBLANK([.V26]);[.U26]=[.V26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6">
            <text:p>=7+(3^2)</text:p>
          </table:table-cell>
          <table:table-cell office:value-type="float" office:value="16" table:formula="of:=7+(3^2)" table:style-name="ce6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" table:formula="of:=IF(IF(AND(ISERROR([.H27]);ISERROR([.I27]));ERROR.TYPE([.H27])=ERROR.TYPE([.I27]);IF(AND(NOT(ISERROR([.H27]));NOT(ISERROR([.I27])));AND(ISBLANK([.H27])=ISBLANK([.I27]);[.H27]=[.I27])));1;&quot;ERR!&quot;)" table:style-name="ce50">
            <text:p>ok</text:p>
          </table:table-cell>
          <table:table-cell table:style-name="ce1"/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ntersection</text:p>
          </table:table-cell>
          <table:table-cell office:value-type="string" table:style-name="ce6">
            <text:p>=(($V$27) ($V$27))</text:p>
          </table:table-cell>
          <table:table-cell office:value-type="float" office:value="10" table:formula="of:=(([.$V$27])!([.$V$27])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U27]);ISERROR([.V27]));ERROR.TYPE([.U27])=ERROR.TYPE([.V27]);IF(AND(NOT(ISERROR([.U27]));NOT(ISERROR([.V27])));AND(ISBLANK([.U27])=ISBLANK([.V27]);[.U27]=[.V27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Paren</text:p>
          </table:table-cell>
          <table:table-cell office:value-type="string" table:style-name="ce6">
            <text:p>=(1)</text:p>
          </table:table-cell>
          <table:table-cell office:value-type="float" office:value="1" table:formula="of:=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28]);ISERROR([.D28]));ERROR.TYPE([.C28])=ERROR.TYPE([.D28]);IF(AND(NOT(ISERROR([.C28]));NOT(ISERROR([.D28])));AND(ISBLANK([.C28])=ISBLANK([.D28]);[.C28]=[.D28])));1;&quot;ERR!&quot;)" table:style-name="ce50">
            <text:p>ok</text:p>
          </table:table-cell>
          <table:table-cell table:style-name="ce1"/>
          <table:table-cell office:value-type="string" table:style-name="ce6">
            <text:p>=(7+3)^2</text:p>
          </table:table-cell>
          <table:table-cell office:value-type="float" office:value="100" table:formula="of:=(7+3)^2" table:style-name="ce6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formula="of:=IF(IF(AND(ISERROR([.H28]);ISERROR([.I28]));ERROR.TYPE([.H28])=ERROR.TYPE([.I28]);IF(AND(NOT(ISERROR([.H28]));NOT(ISERROR([.I28])));AND(ISBLANK([.H28])=ISBLANK([.I28]);[.H28]=[.I28])));1;&quot;ERR!&quot;)" table:style-name="ce50">
            <text:p>ok</text:p>
          </table:table-cell>
          <table:table-cell table:style-name="ce1"/>
          <table:table-cell office:value-type="string" table:style-name="ce1">
            <text:p>tList</text:p>
          </table:table-cell>
          <table:table-cell office:value-type="string" table:style-name="ce6">
            <text:p>=SUM((Q27:Q29,Q28:Q30))</text:p>
          </table:table-cell>
          <table:table-cell office:value-type="float" office:value="6" table:formula="of:=SUM(([.Q27:.Q29]~[.Q28:.Q30]))" table:style-name="ce6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N28]);ISERROR([.O28]));ERROR.TYPE([.N28])=ERROR.TYPE([.O28]);IF(AND(NOT(ISERROR([.N28]));NOT(ISERROR([.O28])));AND(ISBLANK([.N28])=ISBLANK([.O28]);[.N28]=[.O28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eated</text:p>
          </table:table-cell>
          <table:table-cell office:value-type="string" table:style-name="ce6">
            <text:p>=((((11))))</text:p>
          </table:table-cell>
          <table:table-cell office:value-type="float" office:value="11" table:formula="of:=((((11)))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IF(IF(AND(ISERROR([.U28]);ISERROR([.V28]));ERROR.TYPE([.U28])=ERROR.TYPE([.V28]);IF(AND(NOT(ISERROR([.U28]));NOT(ISERROR([.V28])));AND(ISBLANK([.U28])=ISBLANK([.V28]);[.U28]=[.V28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UPlus</text:p>
          </table:table-cell>
          <table:table-cell office:value-type="string" table:style-name="ce6">
            <text:p>=+(2)</text:p>
          </table:table-cell>
          <table:table-cell office:value-type="float" office:value="2" table:formula="of:=+(2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C29]);ISERROR([.D29]));ERROR.TYPE([.C29])=ERROR.TYPE([.D29]);IF(AND(NOT(ISERROR([.C29]));NOT(ISERROR([.D29])));AND(ISBLANK([.C29])=ISBLANK([.D29]);[.C29]=[.D29])));1;&quot;ERR!&quot;)" table:style-name="ce50">
            <text:p>ok</text:p>
          </table:table-cell>
          <table:table-cell table:style-name="ce1"/>
          <table:table-cell office:value-type="string" table:style-name="ce6">
            <text:p>=2^3*4+5</text:p>
          </table:table-cell>
          <table:table-cell office:value-type="float" office:value="37" table:formula="of:=2^3*4+5" table:style-name="ce6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" table:formula="of:=IF(IF(AND(ISERROR([.H29]);ISERROR([.I29]));ERROR.TYPE([.H29])=ERROR.TYPE([.I29]);IF(AND(NOT(ISERROR([.H29]));NOT(ISERROR([.I29])));AND(ISBLANK([.H29])=ISBLANK([.I29]);[.H29]=[.I29])));1;&quot;ERR!&quot;)" table:style-name="ce50">
            <text:p>ok</text:p>
          </table:table-cell>
          <table:table-cell table:style-name="ce1"/>
          <table:table-cell office:value-type="string" table:style-name="ce1">
            <text:p>tIsect</text:p>
          </table:table-cell>
          <table:table-cell office:value-type="string" table:style-name="ce6">
            <text:p>=SUM(Q27:Q29 Q28:Q30)</text:p>
          </table:table-cell>
          <table:table-cell office:value-type="float" office:value="2" table:formula="of:=SUM([.Q27:.Q29]![.Q28:.Q30]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N29]);ISERROR([.O29]));ERROR.TYPE([.N29])=ERROR.TYPE([.O29]);IF(AND(NOT(ISERROR([.N29]));NOT(ISERROR([.O29])));AND(ISBLANK([.N29])=ISBLANK([.O29]);[.N29]=[.O29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1">
            <text:p>tUMinus</text:p>
          </table:table-cell>
          <table:table-cell office:value-type="string" table:style-name="ce6">
            <text:p>=-(3)</text:p>
          </table:table-cell>
          <table:table-cell office:value-type="float" office:value="-3" table:formula="of:=-(3)" table:style-name="ce1">
            <text:p>-3</text:p>
          </table:table-cell>
          <table:table-cell office:value-type="float" office:value="-3" table:style-name="ce1">
            <text:p>-3</text:p>
          </table:table-cell>
          <table:table-cell office:value-type="float" office:value="1" table:formula="of:=IF(IF(AND(ISERROR([.C30]);ISERROR([.D30]));ERROR.TYPE([.C30])=ERROR.TYPE([.D30]);IF(AND(NOT(ISERROR([.C30]));NOT(ISERROR([.D30])));AND(ISBLANK([.C30])=ISBLANK([.D30]);[.C30]=[.D30])));1;&quot;ERR!&quot;)" table:style-name="ce50">
            <text:p>ok</text:p>
          </table:table-cell>
          <table:table-cell table:style-name="ce1"/>
          <table:table-cell office:value-type="string" table:style-name="ce6">
            <text:p>=2^3*(4+5)</text:p>
          </table:table-cell>
          <table:table-cell office:value-type="float" office:value="72" table:formula="of:=2^3*(4+5)" table:style-name="ce6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" table:formula="of:=IF(IF(AND(ISERROR([.H30]);ISERROR([.I30]));ERROR.TYPE([.H30])=ERROR.TYPE([.I30]);IF(AND(NOT(ISERROR([.H30]));NOT(ISERROR([.I30])));AND(ISBLANK([.H30])=ISBLANK([.I30]);[.H30]=[.I30])));1;&quot;ERR!&quot;)" table:style-name="ce50">
            <text:p>ok</text:p>
          </table:table-cell>
          <table:table-cell table:style-name="ce1"/>
          <table:table-cell office:value-type="string" table:style-name="ce1">
            <text:p>tRange</text:p>
          </table:table-cell>
          <table:table-cell office:value-type="string" table:style-name="ce6">
            <text:p>=SUM(Q27:Q29:Q28:Q30)</text:p>
          </table:table-cell>
          <table:table-cell office:value-type="float" office:value="4" table:formula="of:=SUM([.Q27:.Q29]:[.Q28:.Q30])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N30]);ISERROR([.O30]));ERROR.TYPE([.N30])=ERROR.TYPE([.O30]);IF(AND(NOT(ISERROR([.N30]));NOT(ISERROR([.O30])));AND(ISBLANK([.N30])=ISBLANK([.O30]);[.N30]=[.O30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4">
            <text:p>1.11 - SPACES</text:p>
          </table:table-cell>
          <table:table-cell table:number-columns-repeated="4" table:style-name="ce4"/>
          <table:table-cell table:number-columns-repeated="16361"/>
        </table:table-row>
        <table:table-row table:style-name="ro2">
          <table:table-cell office:value-type="string" table:style-name="ce1">
            <text:p>tPercent</text:p>
          </table:table-cell>
          <table:table-cell office:value-type="string" table:style-name="ce6">
            <text:p>=4%</text:p>
          </table:table-cell>
          <table:table-cell office:value-type="float" office:value="0.04" table:formula="of:=4%" table:style-name="ce1">
            <text:p>0,04</text:p>
          </table:table-cell>
          <table:table-cell office:value-type="float" office:value="0.04" table:style-name="ce1">
            <text:p>0,04</text:p>
          </table:table-cell>
          <table:table-cell office:value-type="float" office:value="1" table:formula="of:=IF(IF(AND(ISERROR([.C31]);ISERROR([.D31]));ERROR.TYPE([.C31])=ERROR.TYPE([.D31]);IF(AND(NOT(ISERROR([.C31]));NOT(ISERROR([.D31])));AND(ISBLANK([.C31])=ISBLANK([.D31]);[.C31]=[.D31])));1;&quot;ERR!&quot;)" table:style-name="ce50">
            <text:p>ok</text:p>
          </table:table-cell>
          <table:table-cell table:style-name="ce1"/>
          <table:table-cell office:value-type="string" table:style-name="ce6">
            <text:p>=2^(3*4)+5</text:p>
          </table:table-cell>
          <table:table-cell office:value-type="float" office:value="4101" table:formula="of:=2^(3*4)+5" table:style-name="ce6">
            <text:p>4101</text:p>
          </table:table-cell>
          <table:table-cell office:value-type="float" office:value="4101" table:style-name="ce1">
            <text:p>4101</text:p>
          </table:table-cell>
          <table:table-cell office:value-type="float" office:value="1" table:formula="of:=IF(IF(AND(ISERROR([.H31]);ISERROR([.I31]));ERROR.TYPE([.H31])=ERROR.TYPE([.I31]);IF(AND(NOT(ISERROR([.H31]));NOT(ISERROR([.I31])));AND(ISBLANK([.H31])=ISBLANK([.I31]);[.H31]=[.I31])));1;&quot;ERR!&quot;)" table:style-name="ce50">
            <text:p>ok</text:p>
          </table:table-cell>
          <table:table-cell table:number-columns-repeated="8" table:style-name="ce1"/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1"/>
        </table:table-row>
        <table:table-row table:style-name="ro4">
          <table:table-cell table:number-columns-repeated="6" table:style-name="ce1"/>
          <table:table-cell office:value-type="string" table:style-name="ce6">
            <text:p>=(2^3)*4+5</text:p>
          </table:table-cell>
          <table:table-cell office:value-type="float" office:value="37" table:formula="of:=(2^3)*4+5" table:style-name="ce6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" table:formula="of:=IF(IF(AND(ISERROR([.H32]);ISERROR([.I32]));ERROR.TYPE([.H32])=ERROR.TYPE([.I32]);IF(AND(NOT(ISERROR([.H32]));NOT(ISERROR([.I32])));AND(ISBLANK([.H32])=ISBLANK([.I32]);[.H32]=[.I32])));1;&quot;ERR!&quot;)" table:style-name="ce50">
            <text:p>ok</text:p>
          </table:table-cell>
          <table:table-cell table:style-name="ce1"/>
          <table:table-cell office:value-type="string" table:style-name="ce4">
            <text:p>1.8 - CELL REFERENCE OPERATOR PRECEDENCE</text:p>
          </table:table-cell>
          <table:table-cell table:number-columns-repeated="5" table:style-name="ce4"/>
          <table:table-cell table:style-name="ce1"/>
          <table:table-cell office:value-type="string" table:style-name="ce1">
            <text:p>Constant value</text:p>
          </table:table-cell>
          <table:table-cell office:value-type="string" table:style-name="ce6">
            <text:p>= <text:s/>1</text:p>
          </table:table-cell>
          <table:table-cell office:value-type="float" office:value="1" table:formula="of:=  1" table:style-name="ce6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U32]);ISERROR([.V32]));ERROR.TYPE([.U32])=ERROR.TYPE([.V32]);IF(AND(NOT(ISERROR([.U32]));NOT(ISERROR([.V32])));AND(ISBLANK([.U32])=ISBLANK([.V32]);[.U32]=[.V32])));1;&quot;ERR!&quot;)" table:style-name="ce50">
            <text:p>ok</text:p>
          </table:table-cell>
          <table:table-cell table:number-columns-repeated="16361"/>
        </table:table-row>
        <table:table-row table:style-name="ro4">
          <table:table-cell office:value-type="string" table:style-name="ce4">
            <text:p>1.3 - BINARY ARITHMETIC OPERATORS</text:p>
          </table:table-cell>
          <table:table-cell table:number-columns-repeated="4" table:style-name="ce4"/>
          <table:table-cell table:style-name="ce1"/>
          <table:table-cell office:value-type="string" table:style-name="ce6">
            <text:p>=2^(3*4+5)</text:p>
          </table:table-cell>
          <table:table-cell office:value-type="float" office:value="131072" table:formula="of:=2^(3*4+5)" table:style-name="ce6">
            <text:p>131072</text:p>
          </table:table-cell>
          <table:table-cell office:value-type="float" office:value="131072" table:style-name="ce1">
            <text:p>131072</text:p>
          </table:table-cell>
          <table:table-cell office:value-type="float" office:value="1" table:formula="of:=IF(IF(AND(ISERROR([.H33]);ISERROR([.I33]));ERROR.TYPE([.H33])=ERROR.TYPE([.I33]);IF(AND(NOT(ISERROR([.H33]));NOT(ISERROR([.I33])));AND(ISBLANK([.H33])=ISBLANK([.I33]);[.H33]=[.I33])));1;&quot;ERR!&quot;)" table:style-name="ce50">
            <text:p>ok</text:p>
          </table:table-cell>
          <table:table-cell table:style-name="ce1"/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style-name="ce1"/>
          <table:table-cell office:value-type="string" table:style-name="ce1">
            <text:p>Constant array</text:p>
          </table:table-cell>
          <table:table-cell office:value-type="string" table:style-name="ce6">
            <text:p>= <text:s/>{2}</text:p>
          </table:table-cell>
          <table:table-cell office:value-type="float" office:value="2" table:formula="of:=  {2}" table:style-name="ce6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U33]);ISERROR([.V33]));ERROR.TYPE([.U33])=ERROR.TYPE([.V33]);IF(AND(NOT(ISERROR([.U33]));NOT(ISERROR([.V33])));AND(ISBLANK([.U33])=ISBLANK([.V33]);[.U33]=[.V33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6">
            <text:p>=2^(3*(4+5))</text:p>
          </table:table-cell>
          <table:table-cell office:value-type="float" office:value="134217728" table:formula="of:=2^(3*(4+5))" table:style-name="ce6">
            <text:p>134217728</text:p>
          </table:table-cell>
          <table:table-cell office:value-type="float" office:value="134217728" table:style-name="ce1">
            <text:p>134217728</text:p>
          </table:table-cell>
          <table:table-cell office:value-type="float" office:value="1" table:formula="of:=IF(IF(AND(ISERROR([.H34]);ISERROR([.I34]));ERROR.TYPE([.H34])=ERROR.TYPE([.I34]);IF(AND(NOT(ISERROR([.H34]));NOT(ISERROR([.I34])));AND(ISBLANK([.H34])=ISBLANK([.I34]);[.H34]=[.I34])));1;&quot;ERR!&quot;)" table:style-name="ce50">
            <text:p>ok</text:p>
          </table:table-cell>
          <table:table-cell table:style-name="ce1"/>
          <table:table-cell office:value-type="string" table:style-name="ce6">
            <text:p>=SUM((Q34:Q36:Q35:Q37 Q36:Q38,Q37:Q39))</text:p>
          </table:table-cell>
          <table:table-cell table:style-name="ce1"/>
          <table:table-cell office:value-type="float" office:value="22" table:formula="of:=SUM(([.Q34:.Q36]:[.Q35:.Q37]![.Q36:.Q38]~[.Q37:.Q39]))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F(IF(AND(ISERROR([.N34]);ISERROR([.O34]));ERROR.TYPE([.N34])=ERROR.TYPE([.O34]);IF(AND(NOT(ISERROR([.N34]));NOT(ISERROR([.O34])));AND(ISBLANK([.N34])=ISBLANK([.O34]);[.N34]=[.O34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Unary operator (pre)</text:p>
          </table:table-cell>
          <table:table-cell office:value-type="string" table:style-name="ce6">
            <text:p>= <text:s/>+(3)</text:p>
          </table:table-cell>
          <table:table-cell office:value-type="float" office:value="3" table:formula="of:=  +(3)" table:style-name="ce6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U34]);ISERROR([.V34]));ERROR.TYPE([.U34])=ERROR.TYPE([.V34]);IF(AND(NOT(ISERROR([.U34]));NOT(ISERROR([.V34])));AND(ISBLANK([.U34])=ISBLANK([.V34]);[.U34]=[.V34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Add</text:p>
          </table:table-cell>
          <table:table-cell office:value-type="string" table:style-name="ce6">
            <text:p>=3+2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C35]);ISERROR([.D35]));ERROR.TYPE([.C35])=ERROR.TYPE([.D35]);IF(AND(NOT(ISERROR([.C35]));NOT(ISERROR([.D35])));AND(ISBLANK([.C35])=ISBLANK([.D35]);[.C35]=[.D35])));1;&quot;ERR!&quot;)" table:style-name="ce50">
            <text:p>ok</text:p>
          </table:table-cell>
          <table:table-cell table:style-name="ce1"/>
          <table:table-cell office:value-type="string" table:style-name="ce6">
            <text:p>=2^((3*4)+5)</text:p>
          </table:table-cell>
          <table:table-cell office:value-type="float" office:value="131072" table:formula="of:=2^((3*4)+5)" table:style-name="ce6">
            <text:p>131072</text:p>
          </table:table-cell>
          <table:table-cell office:value-type="float" office:value="131072" table:style-name="ce1">
            <text:p>131072</text:p>
          </table:table-cell>
          <table:table-cell office:value-type="float" office:value="1" table:formula="of:=IF(IF(AND(ISERROR([.H35]);ISERROR([.I35]));ERROR.TYPE([.H35])=ERROR.TYPE([.I35]);IF(AND(NOT(ISERROR([.H35]));NOT(ISERROR([.I35])));AND(ISBLANK([.H35])=ISBLANK([.I35]);[.H35]=[.I35])));1;&quot;ERR!&quot;)" table:style-name="ce50">
            <text:p>ok</text:p>
          </table:table-cell>
          <table:table-cell table:style-name="ce1"/>
          <table:table-cell office:value-type="string" table:style-name="ce6">
            <text:p>=SUM(((Q34:Q36:Q35:Q37) Q36:Q38,Q37:Q39))</text:p>
          </table:table-cell>
          <table:table-cell table:style-name="ce1"/>
          <table:table-cell office:value-type="float" office:value="22" table:formula="of:=SUM((([.Q34:.Q36]:[.Q35:.Q37])![.Q36:.Q38]~[.Q37:.Q39]))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F(IF(AND(ISERROR([.N35]);ISERROR([.O35]));ERROR.TYPE([.N35])=ERROR.TYPE([.O35]);IF(AND(NOT(ISERROR([.N35]));NOT(ISERROR([.O35])));AND(ISBLANK([.N35])=ISBLANK([.O35]);[.N35]=[.O35])));1;&quot;ERR!&quot;)" table:style-name="ce50">
            <text:p>o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nary operator (post)</text:p>
          </table:table-cell>
          <table:table-cell office:value-type="string" table:style-name="ce6">
            <text:p>=400 <text:s/>%</text:p>
          </table:table-cell>
          <table:table-cell office:value-type="float" office:value="4" table:formula="of:=400  %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U35]);ISERROR([.V35]));ERROR.TYPE([.U35])=ERROR.TYPE([.V35]);IF(AND(NOT(ISERROR([.U35]));NOT(ISERROR([.V35])));AND(ISBLANK([.U35])=ISBLANK([.V35]);[.U35]=[.V35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Sub</text:p>
          </table:table-cell>
          <table:table-cell office:value-type="string" table:style-name="ce6">
            <text:p>=3-2</text:p>
          </table:table-cell>
          <table:table-cell office:value-type="float" office:value="1" table:formula="of:=3-2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6]);ISERROR([.D36]));ERROR.TYPE([.C36])=ERROR.TYPE([.D36]);IF(AND(NOT(ISERROR([.C36]));NOT(ISERROR([.D36])));AND(ISBLANK([.C36])=ISBLANK([.D36]);[.C36]=[.D36])));1;&quot;ERR!&quot;)" table:style-name="ce50">
            <text:p>ok</text:p>
          </table:table-cell>
          <table:table-cell table:style-name="ce1"/>
          <table:table-cell office:value-type="string" table:style-name="ce6">
            <text:p>=(2^3*4)+5</text:p>
          </table:table-cell>
          <table:table-cell office:value-type="float" office:value="37" table:formula="of:=(2^3*4)+5" table:style-name="ce6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" table:formula="of:=IF(IF(AND(ISERROR([.H36]);ISERROR([.I36]));ERROR.TYPE([.H36])=ERROR.TYPE([.I36]);IF(AND(NOT(ISERROR([.H36]));NOT(ISERROR([.I36])));AND(ISBLANK([.H36])=ISBLANK([.I36]);[.H36]=[.I36])));1;&quot;ERR!&quot;)" table:style-name="ce50">
            <text:p>ok</text:p>
          </table:table-cell>
          <table:table-cell table:style-name="ce1"/>
          <table:table-cell office:value-type="string" table:style-name="ce6">
            <text:p>=SUM((Q34:Q36:(Q35:Q37 Q36:Q38),Q37:Q39))</text:p>
          </table:table-cell>
          <table:table-cell table:style-name="ce1"/>
          <table:table-cell office:value-type="float" office:value="25" table:formula="of:=SUM(([.Q34:.Q36]:([.Q35:.Q37]![.Q36:.Q38])~[.Q37:.Q39]))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" table:formula="of:=IF(IF(AND(ISERROR([.N36]);ISERROR([.O36]));ERROR.TYPE([.N36])=ERROR.TYPE([.O36]);IF(AND(NOT(ISERROR([.N36]));NOT(ISERROR([.O36])));AND(ISBLANK([.N36])=ISBLANK([.O36]);[.N36]=[.O36])));1;&quot;ERR!&quot;)" table:style-name="ce50">
            <text:p>ok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inary operator</text:p>
          </table:table-cell>
          <table:table-cell office:value-type="string" table:style-name="ce6">
            <text:p>=2 <text:s/>+3</text:p>
          </table:table-cell>
          <table:table-cell office:value-type="float" office:value="5" table:formula="of:=2  +3" table:style-name="ce6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U36]);ISERROR([.V36]));ERROR.TYPE([.U36])=ERROR.TYPE([.V36]);IF(AND(NOT(ISERROR([.U36]));NOT(ISERROR([.V36])));AND(ISBLANK([.U36])=ISBLANK([.V36]);[.U36]=[.V36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Mul</text:p>
          </table:table-cell>
          <table:table-cell office:value-type="string" table:style-name="ce6">
            <text:p>=3*2</text:p>
          </table:table-cell>
          <table:table-cell office:value-type="float" office:value="6" table:formula="of:=3*2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C37]);ISERROR([.D37]));ERROR.TYPE([.C37])=ERROR.TYPE([.D37]);IF(AND(NOT(ISERROR([.C37]));NOT(ISERROR([.D37])));AND(ISBLANK([.C37])=ISBLANK([.D37]);[.C37]=[.D37])));1;&quot;ERR!&quot;)" table:style-name="ce50">
            <text:p>ok</text:p>
          </table:table-cell>
          <table:table-cell table:style-name="ce1"/>
          <table:table-cell office:value-type="string" table:style-name="ce6">
            <text:p>=(2^(3*4))+5</text:p>
          </table:table-cell>
          <table:table-cell office:value-type="float" office:value="4101" table:formula="of:=(2^(3*4))+5" table:style-name="ce6">
            <text:p>4101</text:p>
          </table:table-cell>
          <table:table-cell office:value-type="float" office:value="4101" table:style-name="ce1">
            <text:p>4101</text:p>
          </table:table-cell>
          <table:table-cell office:value-type="float" office:value="1" table:formula="of:=IF(IF(AND(ISERROR([.H37]);ISERROR([.I37]));ERROR.TYPE([.H37])=ERROR.TYPE([.I37]);IF(AND(NOT(ISERROR([.H37]));NOT(ISERROR([.I37])));AND(ISBLANK([.H37])=ISBLANK([.I37]);[.H37]=[.I37])));1;&quot;ERR!&quot;)" table:style-name="ce50">
            <text:p>ok</text:p>
          </table:table-cell>
          <table:table-cell table:style-name="ce1"/>
          <table:table-cell office:value-type="string" table:style-name="ce6">
            <text:p>=SUM((Q34:Q36:Q35:Q37 (Q36:Q38,Q37:Q39)))</text:p>
          </table:table-cell>
          <table:table-cell table:style-name="ce1"/>
          <table:table-cell office:value-type="float" office:value="11" table:formula="of:=SUM(([.Q34:.Q36]:[.Q35:.Q37]!([.Q36:.Q38]~[.Q37:.Q39]))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IF(IF(AND(ISERROR([.N37]);ISERROR([.O37]));ERROR.TYPE([.N37])=ERROR.TYPE([.O37]);IF(AND(NOT(ISERROR([.N37]));NOT(ISERROR([.O37])));AND(ISBLANK([.N37])=ISBLANK([.O37]);[.N37]=[.O37])));1;&quot;ERR!&quot;)" table:style-name="ce50">
            <text:p>ok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Function, 0 params</text:p>
          </table:table-cell>
          <table:table-cell office:value-type="string" table:style-name="ce6">
            <text:p>= <text:s/>PI( <text:s/>)</text:p>
          </table:table-cell>
          <table:table-cell office:value-type="float" office:value="3.1415926535897931" table:formula="of:=  PI(  )" table:style-name="ce6">
            <text:p>3,141592654</text:p>
          </table:table-cell>
          <table:table-cell office:value-type="float" office:value="3.1415926535897931" table:style-name="ce1">
            <text:p>3,141592654</text:p>
          </table:table-cell>
          <table:table-cell office:value-type="float" office:value="1" table:formula="of:=IF(IF(AND(ISERROR([.U37]);ISERROR([.V37]));ERROR.TYPE([.U37])=ERROR.TYPE([.V37]);IF(AND(NOT(ISERROR([.U37]));NOT(ISERROR([.V37])));AND(ISBLANK([.U37])=ISBLANK([.V37]);[.U37]=[.V37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Div</text:p>
          </table:table-cell>
          <table:table-cell office:value-type="string" table:style-name="ce6">
            <text:p>=3/2</text:p>
          </table:table-cell>
          <table:table-cell office:value-type="float" office:value="1.5" table:formula="of:=3/2" table:style-name="ce1">
            <text:p>1,5</text:p>
          </table:table-cell>
          <table:table-cell office:value-type="float" office:value="1.5" table:style-name="ce1">
            <text:p>1,5</text:p>
          </table:table-cell>
          <table:table-cell office:value-type="float" office:value="1" table:formula="of:=IF(IF(AND(ISERROR([.C38]);ISERROR([.D38]));ERROR.TYPE([.C38])=ERROR.TYPE([.D38]);IF(AND(NOT(ISERROR([.C38]));NOT(ISERROR([.D38])));AND(ISBLANK([.C38])=ISBLANK([.D38]);[.C38]=[.D38])));1;&quot;ERR!&quot;)" table:style-name="ce50">
            <text:p>ok</text:p>
          </table:table-cell>
          <table:table-cell table:style-name="ce1"/>
          <table:table-cell office:value-type="string" table:style-name="ce6">
            <text:p>=((2^3)*4)+5</text:p>
          </table:table-cell>
          <table:table-cell office:value-type="float" office:value="37" table:formula="of:=((2^3)*4)+5" table:style-name="ce6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" table:formula="of:=IF(IF(AND(ISERROR([.H38]);ISERROR([.I38]));ERROR.TYPE([.H38])=ERROR.TYPE([.I38]);IF(AND(NOT(ISERROR([.H38]));NOT(ISERROR([.I38])));AND(ISBLANK([.H38])=ISBLANK([.I38]);[.H38]=[.I38])));1;&quot;ERR!&quot;)" table:style-name="ce50">
            <text:p>ok</text:p>
          </table:table-cell>
          <table:table-cell table:style-name="ce1"/>
          <table:table-cell office:value-type="string" table:style-name="ce6">
            <text:p>=SUM(((Q34:Q36:Q35:Q37 Q36:Q38),Q37:Q39))</text:p>
          </table:table-cell>
          <table:table-cell table:style-name="ce1"/>
          <table:table-cell office:value-type="float" office:value="22" table:formula="of:=SUM((([.Q34:.Q36]:[.Q35:.Q37]![.Q36:.Q38])~[.Q37:.Q39]))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F(IF(AND(ISERROR([.N38]);ISERROR([.O38]));ERROR.TYPE([.N38])=ERROR.TYPE([.O38]);IF(AND(NOT(ISERROR([.N38]));NOT(ISERROR([.O38])));AND(ISBLANK([.N38])=ISBLANK([.O38]);[.N38]=[.O38])));1;&quot;ERR!&quot;)" table:style-name="ce50">
            <text:p>ok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unction, 1 param</text:p>
          </table:table-cell>
          <table:table-cell office:value-type="string" table:style-name="ce6">
            <text:p>= <text:s/>ABS( <text:s/>7 <text:s/>)</text:p>
          </table:table-cell>
          <table:table-cell office:value-type="float" office:value="7" table:formula="of:=  ABS(  7  )" table:style-name="ce6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F(IF(AND(ISERROR([.U38]);ISERROR([.V38]));ERROR.TYPE([.U38])=ERROR.TYPE([.V38]);IF(AND(NOT(ISERROR([.U38]));NOT(ISERROR([.V38])));AND(ISBLANK([.U38])=ISBLANK([.V38]);[.U38]=[.V38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Power</text:p>
          </table:table-cell>
          <table:table-cell office:value-type="string" table:style-name="ce6">
            <text:p>=3^2</text:p>
          </table:table-cell>
          <table:table-cell office:value-type="float" office:value="9" table:formula="of:=3^2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F(IF(AND(ISERROR([.C39]);ISERROR([.D39]));ERROR.TYPE([.C39])=ERROR.TYPE([.D39]);IF(AND(NOT(ISERROR([.C39]));NOT(ISERROR([.D39])));AND(ISBLANK([.C39])=ISBLANK([.D39]);[.C39]=[.D39])));1;&quot;ERR!&quot;)" table:style-name="ce50">
            <text:p>ok</text:p>
          </table:table-cell>
          <table:table-cell table:style-name="ce1"/>
          <table:table-cell office:value-type="string" table:style-name="ce6">
            <text:p>=5+4*3^2</text:p>
          </table:table-cell>
          <table:table-cell office:value-type="float" office:value="41" table:formula="of:=5+4*3^2" table:style-name="ce6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" table:formula="of:=IF(IF(AND(ISERROR([.H39]);ISERROR([.I39]));ERROR.TYPE([.H39])=ERROR.TYPE([.I39]);IF(AND(NOT(ISERROR([.H39]));NOT(ISERROR([.I39])));AND(ISBLANK([.H39])=ISBLANK([.I39]);[.H39]=[.I39])));1;&quot;ERR!&quot;)" table:style-name="ce50">
            <text:p>ok</text:p>
          </table:table-cell>
          <table:table-cell table:style-name="ce1"/>
          <table:table-cell office:value-type="string" table:style-name="ce6">
            <text:p>=SUM((Q34:Q36:(Q35:Q37 Q36:Q38,Q37:Q39)))</text:p>
          </table:table-cell>
          <table:table-cell table:style-name="ce1"/>
          <table:table-cell office:value-type="float" office:value="21" table:formula="of:=SUM(([.Q34:.Q36]:([.Q35:.Q37]![.Q36:.Q38]~[.Q37:.Q39])))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F(IF(AND(ISERROR([.N39]);ISERROR([.O39]));ERROR.TYPE([.N39])=ERROR.TYPE([.O39]);IF(AND(NOT(ISERROR([.N39]));NOT(ISERROR([.O39])));AND(ISBLANK([.N39])=ISBLANK([.O39]);[.N39]=[.O39])));1;&quot;ERR!&quot;)" table:style-name="ce50">
            <text:p>ok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Function, 2 params</text:p>
          </table:table-cell>
          <table:table-cell office:value-type="string" table:style-name="ce6">
            <text:p>= <text:s/>SUM( <text:s/>3, <text:s/>5 <text:s/>)</text:p>
          </table:table-cell>
          <table:table-cell office:value-type="float" office:value="8" table:formula="of:=  SUM(  3;  5  )" table:style-name="ce6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IF(IF(AND(ISERROR([.U39]);ISERROR([.V39]));ERROR.TYPE([.U39])=ERROR.TYPE([.V39]);IF(AND(NOT(ISERROR([.U39]));NOT(ISERROR([.V39])));AND(ISBLANK([.U39])=ISBLANK([.V39]);[.U39]=[.V39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Concat</text:p>
          </table:table-cell>
          <table:table-cell office:value-type="string" table:style-name="ce6">
            <text:p>="A"&amp;"B"</text:p>
          </table:table-cell>
          <table:table-cell office:value-type="string" office:string-value="AB" table:formula="of:=&quot;A&quot;&amp;&quot;B&quot;" table:style-name="ce1">
            <text:p>AB</text:p>
          </table:table-cell>
          <table:table-cell office:value-type="string" table:style-name="ce1">
            <text:p>AB</text:p>
          </table:table-cell>
          <table:table-cell office:value-type="float" office:value="1" table:formula="of:=IF(IF(AND(ISERROR([.C40]);ISERROR([.D40]));ERROR.TYPE([.C40])=ERROR.TYPE([.D40]);IF(AND(NOT(ISERROR([.C40]));NOT(ISERROR([.D40])));AND(ISBLANK([.C40])=ISBLANK([.D40]);[.C40]=[.D40])));1;&quot;ERR!&quot;)" table:style-name="ce50">
            <text:p>ok</text:p>
          </table:table-cell>
          <table:table-cell table:style-name="ce1"/>
          <table:table-cell office:value-type="string" table:style-name="ce6">
            <text:p>=5+4*(3^2)</text:p>
          </table:table-cell>
          <table:table-cell office:value-type="float" office:value="41" table:formula="of:=5+4*(3^2)" table:style-name="ce6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" table:formula="of:=IF(IF(AND(ISERROR([.H40]);ISERROR([.I40]));ERROR.TYPE([.H40])=ERROR.TYPE([.I40]);IF(AND(NOT(ISERROR([.H40]));NOT(ISERROR([.I40])));AND(ISBLANK([.H40])=ISBLANK([.I40]);[.H40]=[.I40])));1;&quot;ERR!&quot;)" table:style-name="ce50">
            <text:p>ok</text:p>
          </table:table-cell>
          <table:table-cell table:style-name="ce1"/>
          <table:table-cell office:value-type="string" table:style-name="ce6">
            <text:p>=SUM((Q40:Q42,Q41:Q43 Q42:Q44:Q43:Q45))</text:p>
          </table:table-cell>
          <table:table-cell table:style-name="ce1"/>
          <table:table-cell office:value-type="float" office:value="13" table:formula="of:=SUM(([.Q40:.Q42]~[.Q41:.Q43]![.Q42:.Q44]:[.Q43:.Q45])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N40]);ISERROR([.O40]));ERROR.TYPE([.N40])=ERROR.TYPE([.O40]);IF(AND(NOT(ISERROR([.N40]));NOT(ISERROR([.O40])));AND(ISBLANK([.N40])=ISBLANK([.O40]);[.N40]=[.O40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ell reference</text:p>
          </table:table-cell>
          <table:table-cell office:value-type="string" table:style-name="ce6">
            <text:p>= <text:s/>$V$40</text:p>
          </table:table-cell>
          <table:table-cell office:value-type="float" office:value="9" table:formula="of:=  [.$V$40]" table:style-name="ce6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F(IF(AND(ISERROR([.U40]);ISERROR([.V40]));ERROR.TYPE([.U40])=ERROR.TYPE([.V40]);IF(AND(NOT(ISERROR([.U40]));NOT(ISERROR([.V40])));AND(ISBLANK([.U40])=ISBLANK([.V40]);[.U40]=[.V40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table:number-columns-repeated="6" table:style-name="ce1"/>
          <table:table-cell office:value-type="string" table:style-name="ce6">
            <text:p>=5+(4*3)^2</text:p>
          </table:table-cell>
          <table:table-cell office:value-type="float" office:value="149" table:formula="of:=5+(4*3)^2" table:style-name="ce6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" table:formula="of:=IF(IF(AND(ISERROR([.H41]);ISERROR([.I41]));ERROR.TYPE([.H41])=ERROR.TYPE([.I41]);IF(AND(NOT(ISERROR([.H41]));NOT(ISERROR([.I41])));AND(ISBLANK([.H41])=ISBLANK([.I41]);[.H41]=[.I41])));1;&quot;ERR!&quot;)" table:style-name="ce50">
            <text:p>ok</text:p>
          </table:table-cell>
          <table:table-cell table:style-name="ce1"/>
          <table:table-cell office:value-type="string" table:style-name="ce6">
            <text:p>=SUM(((Q40:Q42,Q41:Q43) Q42:Q44:Q43:Q45))</text:p>
          </table:table-cell>
          <table:table-cell table:style-name="ce1"/>
          <table:table-cell office:value-type="float" office:value="10" table:formula="of:=SUM((([.Q40:.Q42]~[.Q41:.Q43])![.Q42:.Q44]:[.Q43:.Q45])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N41]);ISERROR([.O41]));ERROR.TYPE([.N41])=ERROR.TYPE([.O41]);IF(AND(NOT(ISERROR([.N41]));NOT(ISERROR([.O41])));AND(ISBLANK([.N41])=ISBLANK([.O41]);[.N41]=[.O41])));1;&quot;ERR!&quot;)" table:style-name="ce50">
            <text:p>o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ntersection</text:p>
          </table:table-cell>
          <table:table-cell office:value-type="string" table:style-name="ce6">
            <text:p>=$V$41 <text:s text:c="2"/>$V$41</text:p>
          </table:table-cell>
          <table:table-cell office:value-type="float" office:value="10" table:formula="of:=[.$V$41]  ![.$V$41]" table:style-name="ce6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U41]);ISERROR([.V41]));ERROR.TYPE([.U41])=ERROR.TYPE([.V41]);IF(AND(NOT(ISERROR([.U41]));NOT(ISERROR([.V41])));AND(ISBLANK([.U41])=ISBLANK([.V41]);[.U41]=[.V41])));1;&quot;ERR!&quot;)" table:style-name="ce50">
            <text:p>ok</text:p>
          </table:table-cell>
          <table:table-cell table:number-columns-repeated="16361"/>
        </table:table-row>
        <table:table-row table:style-name="ro4">
          <table:table-cell office:value-type="string" table:style-name="ce4">
            <text:p>1.4 - BINARY COMPARISON OPERATORS</text:p>
          </table:table-cell>
          <table:table-cell table:number-columns-repeated="4" table:style-name="ce4"/>
          <table:table-cell table:style-name="ce1"/>
          <table:table-cell office:value-type="string" table:style-name="ce6">
            <text:p>=(5+4)*3^2</text:p>
          </table:table-cell>
          <table:table-cell office:value-type="float" office:value="81" table:formula="of:=(5+4)*3^2" table:style-name="ce6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" table:formula="of:=IF(IF(AND(ISERROR([.H42]);ISERROR([.I42]));ERROR.TYPE([.H42])=ERROR.TYPE([.I42]);IF(AND(NOT(ISERROR([.H42]));NOT(ISERROR([.I42])));AND(ISBLANK([.H42])=ISBLANK([.I42]);[.H42]=[.I42])));1;&quot;ERR!&quot;)" table:style-name="ce50">
            <text:p>ok</text:p>
          </table:table-cell>
          <table:table-cell table:style-name="ce1"/>
          <table:table-cell office:value-type="string" table:style-name="ce6">
            <text:p>=SUM((Q40:Q42,(Q41:Q43 Q42):Q43:Q44:Q45))</text:p>
          </table:table-cell>
          <table:table-cell table:style-name="ce1"/>
          <table:table-cell office:value-type="float" office:value="24" table:formula="of:=SUM(([.Q40:.Q42]~([.Q41:.Q43]![.Q42]):[.Q43:.Q44]:[.Q45]))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IF(IF(AND(ISERROR([.N42]);ISERROR([.O42]));ERROR.TYPE([.N42])=ERROR.TYPE([.O42]);IF(AND(NOT(ISERROR([.N42]));NOT(ISERROR([.O42])));AND(ISBLANK([.N42])=ISBLANK([.O42]);[.N42]=[.O42])));1;&quot;ERR!&quot;)" table:style-name="ce50">
            <text:p>ok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rentheses</text:p>
          </table:table-cell>
          <table:table-cell office:value-type="string" table:style-name="ce6">
            <text:p>= <text:s/>( <text:s/>11 <text:s/>)</text:p>
          </table:table-cell>
          <table:table-cell office:value-type="float" office:value="11" table:formula="of:=  (  11  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IF(IF(AND(ISERROR([.U42]);ISERROR([.V42]));ERROR.TYPE([.U42])=ERROR.TYPE([.V42]);IF(AND(NOT(ISERROR([.U42]));NOT(ISERROR([.V42])));AND(ISBLANK([.U42])=ISBLANK([.V42]);[.U42]=[.V42])));1;&quot;ERR!&quot;)" table:style-name="ce6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oken</text:p>
          </table:table-cell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6">
            <text:p>=5+(4*3^2)</text:p>
          </table:table-cell>
          <table:table-cell office:value-type="float" office:value="41" table:formula="of:=5+(4*3^2)" table:style-name="ce6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" table:formula="of:=IF(IF(AND(ISERROR([.H43]);ISERROR([.I43]));ERROR.TYPE([.H43])=ERROR.TYPE([.I43]);IF(AND(NOT(ISERROR([.H43]));NOT(ISERROR([.I43])));AND(ISBLANK([.H43])=ISBLANK([.I43]);[.H43]=[.I43])));1;&quot;ERR!&quot;)" table:style-name="ce50">
            <text:p>ok</text:p>
          </table:table-cell>
          <table:table-cell table:style-name="ce1"/>
          <table:table-cell office:value-type="string" table:style-name="ce6">
            <text:p>=SUM((Q40:Q42,Q41:Q43 (Q42:Q44:Q43:Q45)))</text:p>
          </table:table-cell>
          <table:table-cell table:style-name="ce1"/>
          <table:table-cell office:value-type="float" office:value="13" table:formula="of:=SUM(([.Q40:.Q42]~[.Q41:.Q43]!([.Q42:.Q44]:[.Q43:.Q45]))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N43]);ISERROR([.O43]));ERROR.TYPE([.N43])=ERROR.TYPE([.O43]);IF(AND(NOT(ISERROR([.N43]));NOT(ISERROR([.O43])));AND(ISBLANK([.N43])=ISBLANK([.O43]);[.N43]=[.O43])));1;&quot;ERR!&quot;)" table:style-name="ce50">
            <text:p>ok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FuncVar(IF)</text:p>
          </table:table-cell>
          <table:table-cell office:value-type="string" table:style-name="ce6">
            <text:p>= IF( FALSE, 1 ) +1</text:p>
          </table:table-cell>
          <table:table-cell office:value-type="float" office:value="1" table:formula="of:= IF( FALSE; 1 ) +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U43]);ISERROR([.V43]));ERROR.TYPE([.U43])=ERROR.TYPE([.V43]);IF(AND(NOT(ISERROR([.U43]));NOT(ISERROR([.V43])));AND(ISBLANK([.U43])=ISBLANK([.V43]);[.U43]=[.V43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LT</text:p>
          </table:table-cell>
          <table:table-cell office:value-type="string" table:style-name="ce6">
            <text:p>=3&lt;2</text:p>
          </table:table-cell>
          <table:table-cell office:value-type="boolean" office:boolean-value="false" table:formula="of:=3&lt;2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C44]);ISERROR([.D44]));ERROR.TYPE([.C44])=ERROR.TYPE([.D44]);IF(AND(NOT(ISERROR([.C44]));NOT(ISERROR([.D44])));AND(ISBLANK([.C44])=ISBLANK([.D44]);[.C44]=[.D44])));1;&quot;ERR!&quot;)" table:style-name="ce50">
            <text:p>ok</text:p>
          </table:table-cell>
          <table:table-cell table:style-name="ce1"/>
          <table:table-cell office:value-type="string" table:style-name="ce6">
            <text:p>=5+(4*(3^2))</text:p>
          </table:table-cell>
          <table:table-cell office:value-type="float" office:value="41" table:formula="of:=5+(4*(3^2))" table:style-name="ce6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" table:formula="of:=IF(IF(AND(ISERROR([.H44]);ISERROR([.I44]));ERROR.TYPE([.H44])=ERROR.TYPE([.I44]);IF(AND(NOT(ISERROR([.H44]));NOT(ISERROR([.I44])));AND(ISBLANK([.H44])=ISBLANK([.I44]);[.H44]=[.I44])));1;&quot;ERR!&quot;)" table:style-name="ce50">
            <text:p>ok</text:p>
          </table:table-cell>
          <table:table-cell table:style-name="ce1"/>
          <table:table-cell office:value-type="string" table:style-name="ce6">
            <text:p>=SUM(((Q40:Q42,Q41:Q43 Q42:Q44):Q43:Q45))</text:p>
          </table:table-cell>
          <table:table-cell table:style-name="ce1"/>
          <table:table-cell office:value-type="float" office:value="21" table:formula="of:=SUM((([.Q40:.Q42]~[.Q41:.Q43]![.Q42:.Q44]):[.Q43:.Q45]))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F(IF(AND(ISERROR([.N44]);ISERROR([.O44]));ERROR.TYPE([.N44])=ERROR.TYPE([.O44]);IF(AND(NOT(ISERROR([.N44]));NOT(ISERROR([.O44])));AND(ISBLANK([.N44])=ISBLANK([.O44]);[.N44]=[.O44])));1;&quot;ERR!&quot;)" table:style-name="ce50">
            <text:p>ok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tFuncVar(IF)</text:p>
          </table:table-cell>
          <table:table-cell office:value-type="string" table:style-name="ce6">
            <text:p>= IF( TRUE, 1 ) +1</text:p>
          </table:table-cell>
          <table:table-cell office:value-type="float" office:value="2" table:formula="of:= IF( TRUE; 1 ) +1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U44]);ISERROR([.V44]));ERROR.TYPE([.U44])=ERROR.TYPE([.V44]);IF(AND(NOT(ISERROR([.U44]));NOT(ISERROR([.V44])));AND(ISBLANK([.U44])=ISBLANK([.V44]);[.U44]=[.V44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LE</text:p>
          </table:table-cell>
          <table:table-cell office:value-type="string" table:style-name="ce6">
            <text:p>=3&lt;=2</text:p>
          </table:table-cell>
          <table:table-cell office:value-type="boolean" office:boolean-value="false" table:formula="of:=3&lt;=2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C45]);ISERROR([.D45]));ERROR.TYPE([.C45])=ERROR.TYPE([.D45]);IF(AND(NOT(ISERROR([.C45]));NOT(ISERROR([.D45])));AND(ISBLANK([.C45])=ISBLANK([.D45]);[.C45]=[.D45])));1;&quot;ERR!&quot;)" table:style-name="ce50">
            <text:p>ok</text:p>
          </table:table-cell>
          <table:table-cell table:style-name="ce1"/>
          <table:table-cell office:value-type="string" table:style-name="ce6">
            <text:p>=5+((4*3)^2)</text:p>
          </table:table-cell>
          <table:table-cell office:value-type="float" office:value="149" table:formula="of:=5+((4*3)^2)" table:style-name="ce6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1" table:formula="of:=IF(IF(AND(ISERROR([.H45]);ISERROR([.I45]));ERROR.TYPE([.H45])=ERROR.TYPE([.I45]);IF(AND(NOT(ISERROR([.H45]));NOT(ISERROR([.I45])));AND(ISBLANK([.H45])=ISBLANK([.I45]);[.H45]=[.I45])));1;&quot;ERR!&quot;)" table:style-name="ce50">
            <text:p>ok</text:p>
          </table:table-cell>
          <table:table-cell table:style-name="ce1"/>
          <table:table-cell office:value-type="string" table:style-name="ce6">
            <text:p>=SUM((Q40:Q42,(Q41:Q43 Q42:Q44:Q43:Q45)))</text:p>
          </table:table-cell>
          <table:table-cell table:style-name="ce1"/>
          <table:table-cell office:value-type="float" office:value="13" table:formula="of:=SUM(([.Q40:.Q42]~([.Q41:.Q43]![.Q42:.Q44]:[.Q43:.Q45]))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N45]);ISERROR([.O45]));ERROR.TYPE([.N45])=ERROR.TYPE([.O45]);IF(AND(NOT(ISERROR([.N45]));NOT(ISERROR([.O45])));AND(ISBLANK([.N45])=ISBLANK([.O45]);[.N45]=[.O45])));1;&quot;ERR!&quot;)" table:style-name="ce50">
            <text:p>ok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tFuncVar(IF)</text:p>
          </table:table-cell>
          <table:table-cell office:value-type="string" table:style-name="ce6">
            <text:p>= IF( FALSE, 1, 2 ) +1</text:p>
          </table:table-cell>
          <table:table-cell office:value-type="float" office:value="3" table:formula="of:= IF( FALSE; 1; 2 ) +1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U45]);ISERROR([.V45]));ERROR.TYPE([.U45])=ERROR.TYPE([.V45]);IF(AND(NOT(ISERROR([.U45]));NOT(ISERROR([.V45])));AND(ISBLANK([.U45])=ISBLANK([.V45]);[.U45]=[.V45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EQ</text:p>
          </table:table-cell>
          <table:table-cell office:value-type="string" table:style-name="ce6">
            <text:p>=3=2</text:p>
          </table:table-cell>
          <table:table-cell office:value-type="boolean" office:boolean-value="false" table:formula="of:=3=2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C46]);ISERROR([.D46]));ERROR.TYPE([.C46])=ERROR.TYPE([.D46]);IF(AND(NOT(ISERROR([.C46]));NOT(ISERROR([.D46])));AND(ISBLANK([.C46])=ISBLANK([.D46]);[.C46]=[.D46])));1;&quot;ERR!&quot;)" table:style-name="ce50">
            <text:p>ok</text:p>
          </table:table-cell>
          <table:table-cell table:style-name="ce1"/>
          <table:table-cell office:value-type="string" table:style-name="ce6">
            <text:p>=(5+4*3)^2</text:p>
          </table:table-cell>
          <table:table-cell office:value-type="float" office:value="289" table:formula="of:=(5+4*3)^2" table:style-name="ce6">
            <text:p>289</text:p>
          </table:table-cell>
          <table:table-cell office:value-type="float" office:value="289" table:style-name="ce1">
            <text:p>289</text:p>
          </table:table-cell>
          <table:table-cell office:value-type="float" office:value="1" table:formula="of:=IF(IF(AND(ISERROR([.H46]);ISERROR([.I46]));ERROR.TYPE([.H46])=ERROR.TYPE([.I46]);IF(AND(NOT(ISERROR([.H46]));NOT(ISERROR([.I46])));AND(ISBLANK([.H46])=ISBLANK([.I46]);[.H46]=[.I46])));1;&quot;ERR!&quot;)" table:style-name="ce50">
            <text:p>ok</text:p>
          </table:table-cell>
          <table:table-cell table:style-name="ce1"/>
          <table:table-cell office:value-type="string" table:style-name="ce6">
            <text:p>=-Q46 Q46</text:p>
          </table:table-cell>
          <table:table-cell table:style-name="ce1"/>
          <table:table-cell office:value-type="float" office:value="-1" table:formula="of:=-[.Q46]![.Q46]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N46]);ISERROR([.O46]));ERROR.TYPE([.N46])=ERROR.TYPE([.O46]);IF(AND(NOT(ISERROR([.N46]));NOT(ISERROR([.O46])));AND(ISBLANK([.N46])=ISBLANK([.O46]);[.N46]=[.O46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FuncVar(IF)</text:p>
          </table:table-cell>
          <table:table-cell office:value-type="string" table:style-name="ce6">
            <text:p>= IF( TRUE, 1, 2 ) +1</text:p>
          </table:table-cell>
          <table:table-cell office:value-type="float" office:value="2" table:formula="of:= IF( TRUE; 1; 2 ) +1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U46]);ISERROR([.V46]));ERROR.TYPE([.U46])=ERROR.TYPE([.V46]);IF(AND(NOT(ISERROR([.U46]));NOT(ISERROR([.V46])));AND(ISBLANK([.U46])=ISBLANK([.V46]);[.U46]=[.V46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GE</text:p>
          </table:table-cell>
          <table:table-cell office:value-type="string" table:style-name="ce6">
            <text:p>=3&gt;=2</text:p>
          </table:table-cell>
          <table:table-cell office:value-type="boolean" office:boolean-value="true" table:formula="of:=3&gt;=2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47]);ISERROR([.D47]));ERROR.TYPE([.C47])=ERROR.TYPE([.D47]);IF(AND(NOT(ISERROR([.C47]));NOT(ISERROR([.D47])));AND(ISBLANK([.C47])=ISBLANK([.D47]);[.C47]=[.D47])));1;&quot;ERR!&quot;)" table:style-name="ce50">
            <text:p>ok</text:p>
          </table:table-cell>
          <table:table-cell table:style-name="ce1"/>
          <table:table-cell office:value-type="string" table:style-name="ce6">
            <text:p>=(5+(4*3))^2</text:p>
          </table:table-cell>
          <table:table-cell office:value-type="float" office:value="289" table:formula="of:=(5+(4*3))^2" table:style-name="ce6">
            <text:p>289</text:p>
          </table:table-cell>
          <table:table-cell office:value-type="float" office:value="289" table:style-name="ce1">
            <text:p>289</text:p>
          </table:table-cell>
          <table:table-cell office:value-type="float" office:value="1" table:formula="of:=IF(IF(AND(ISERROR([.H47]);ISERROR([.I47]));ERROR.TYPE([.H47])=ERROR.TYPE([.I47]);IF(AND(NOT(ISERROR([.H47]));NOT(ISERROR([.I47])));AND(ISBLANK([.H47])=ISBLANK([.I47]);[.H47]=[.I47])));1;&quot;ERR!&quot;)" table:style-name="ce50">
            <text:p>ok</text:p>
          </table:table-cell>
          <table:table-cell table:style-name="ce1"/>
          <table:table-cell office:value-type="string" table:style-name="ce6">
            <text:p>=-(Q47):Q47</text:p>
          </table:table-cell>
          <table:table-cell table:style-name="ce1"/>
          <table:table-cell office:value-type="float" office:value="-2" table:formula="of:=-([.Q47]):[.Q47]" table:style-name="ce1">
            <text:p>-2</text:p>
          </table:table-cell>
          <table:table-cell office:value-type="float" office:value="-2" table:style-name="ce1">
            <text:p>-2</text:p>
          </table:table-cell>
          <table:table-cell office:value-type="float" office:value="1" table:formula="of:=IF(IF(AND(ISERROR([.N47]);ISERROR([.O47]));ERROR.TYPE([.N47])=ERROR.TYPE([.O47]);IF(AND(NOT(ISERROR([.N47]));NOT(ISERROR([.O47])));AND(ISBLANK([.N47])=ISBLANK([.O47]);[.N47]=[.O47])));1;&quot;ERR!&quot;)" table:style-name="ce50">
            <text:p>o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FuncVar(CHOOSE)</text:p>
          </table:table-cell>
          <table:table-cell office:value-type="string" table:style-name="ce6">
            <text:p>= CHOOSE( 1, 2, 3 ) +1</text:p>
          </table:table-cell>
          <table:table-cell office:value-type="float" office:value="3" table:formula="of:= CHOOSE( 1; 2; 3 ) +1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U47]);ISERROR([.V47]));ERROR.TYPE([.U47])=ERROR.TYPE([.V47]);IF(AND(NOT(ISERROR([.U47]));NOT(ISERROR([.V47])));AND(ISBLANK([.U47])=ISBLANK([.V47]);[.U47]=[.V47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GT</text:p>
          </table:table-cell>
          <table:table-cell office:value-type="string" table:style-name="ce6">
            <text:p>=3&gt;2</text:p>
          </table:table-cell>
          <table:table-cell office:value-type="boolean" office:boolean-value="true" table:formula="of:=3&gt;2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48]);ISERROR([.D48]));ERROR.TYPE([.C48])=ERROR.TYPE([.D48]);IF(AND(NOT(ISERROR([.C48]));NOT(ISERROR([.D48])));AND(ISBLANK([.C48])=ISBLANK([.D48]);[.C48]=[.D48])));1;&quot;ERR!&quot;)" table:style-name="ce50">
            <text:p>ok</text:p>
          </table:table-cell>
          <table:table-cell table:style-name="ce1"/>
          <table:table-cell office:value-type="string" table:style-name="ce6">
            <text:p>=((5+4)*3)^2</text:p>
          </table:table-cell>
          <table:table-cell office:value-type="float" office:value="729" table:formula="of:=((5+4)*3)^2" table:style-name="ce6">
            <text:p>729</text:p>
          </table:table-cell>
          <table:table-cell office:value-type="float" office:value="729" table:style-name="ce1">
            <text:p>729</text:p>
          </table:table-cell>
          <table:table-cell office:value-type="float" office:value="1" table:formula="of:=IF(IF(AND(ISERROR([.H48]);ISERROR([.I48]));ERROR.TYPE([.H48])=ERROR.TYPE([.I48]);IF(AND(NOT(ISERROR([.H48]));NOT(ISERROR([.I48])));AND(ISBLANK([.H48])=ISBLANK([.I48]);[.H48]=[.I48])));1;&quot;ERR!&quot;)" table:style-name="ce50">
            <text:p>ok</text:p>
          </table:table-cell>
          <table:table-cell table:style-name="ce1"/>
          <table:table-cell office:value-type="string" table:style-name="ce6">
            <text:p>=-Q48:(Q48)</text:p>
          </table:table-cell>
          <table:table-cell table:style-name="ce1"/>
          <table:table-cell office:value-type="float" office:value="-3" table:formula="of:=-[.Q48]:([.Q48])" table:style-name="ce1">
            <text:p>-3</text:p>
          </table:table-cell>
          <table:table-cell office:value-type="float" office:value="-3" table:style-name="ce1">
            <text:p>-3</text:p>
          </table:table-cell>
          <table:table-cell office:value-type="float" office:value="1" table:formula="of:=IF(IF(AND(ISERROR([.N48]);ISERROR([.O48]));ERROR.TYPE([.N48])=ERROR.TYPE([.O48]);IF(AND(NOT(ISERROR([.N48]));NOT(ISERROR([.O48])));AND(ISBLANK([.N48])=ISBLANK([.O48]);[.N48]=[.O48])));1;&quot;ERR!&quot;)" table:style-name="ce50">
            <text:p>ok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FuncVar(CHOOSE)</text:p>
          </table:table-cell>
          <table:table-cell office:value-type="string" table:style-name="ce6">
            <text:p>= CHOOSE( 2, 2, 3 ) +1</text:p>
          </table:table-cell>
          <table:table-cell office:value-type="float" office:value="4" table:formula="of:= CHOOSE( 2; 2; 3 ) +1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U48]);ISERROR([.V48]));ERROR.TYPE([.U48])=ERROR.TYPE([.V48]);IF(AND(NOT(ISERROR([.U48]));NOT(ISERROR([.V48])));AND(ISBLANK([.U48])=ISBLANK([.V48]);[.U48]=[.V48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NE</text:p>
          </table:table-cell>
          <table:table-cell office:value-type="string" table:style-name="ce6">
            <text:p>=3&lt;&gt;2</text:p>
          </table:table-cell>
          <table:table-cell office:value-type="boolean" office:boolean-value="true" table:formula="of:=3&lt;&gt;2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49]);ISERROR([.D49]));ERROR.TYPE([.C49])=ERROR.TYPE([.D49]);IF(AND(NOT(ISERROR([.C49]));NOT(ISERROR([.D49])));AND(ISBLANK([.C49])=ISBLANK([.D49]);[.C49]=[.D49])));1;&quot;ERR!&quot;)" table:style-name="ce50">
            <text:p>ok</text:p>
          </table:table-cell>
          <table:table-cell table:style-name="ce1"/>
          <table:table-cell office:value-type="string" table:style-name="ce6">
            <text:p>=2^3/4-5</text:p>
          </table:table-cell>
          <table:table-cell office:value-type="float" office:value="-3" table:formula="of:=2^3/4-5" table:style-name="ce6">
            <text:p>-3</text:p>
          </table:table-cell>
          <table:table-cell office:value-type="float" office:value="-3" table:style-name="ce1">
            <text:p>-3</text:p>
          </table:table-cell>
          <table:table-cell office:value-type="float" office:value="1" table:formula="of:=IF(IF(AND(ISERROR([.H49]);ISERROR([.I49]));ERROR.TYPE([.H49])=ERROR.TYPE([.I49]);IF(AND(NOT(ISERROR([.H49]));NOT(ISERROR([.I49])));AND(ISBLANK([.H49])=ISBLANK([.I49]);[.H49]=[.I49])));1;&quot;ERR!&quot;)" table:style-name="ce50">
            <text:p>ok</text:p>
          </table:table-cell>
          <table:table-cell table:number-columns-repeated="8" table:style-name="ce1"/>
          <table:table-cell office:value-type="string" table:style-name="ce1">
            <text:p>tFuncVar(CHOOSE)</text:p>
          </table:table-cell>
          <table:table-cell office:value-type="string" table:style-name="ce6">
            <text:p>= CHOOSE( 3, 2, 3 ) +1</text:p>
          </table:table-cell>
          <table:table-cell office:value-type="float" office:value="0" table:formula="of:= CHOOSE( 3; 2; 3 ) +1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U49]);ISERROR([.V49]));TRUE;IF(AND(NOT(ISERROR([.U49]));NOT(ISERROR([.V49])));AND(ISBLANK([.U49])=ISBLANK([.V49]);[.U49]=[.V49])));1;&quot;ERR!&quot;)" table:style-name="ce50">
            <text:p>ok</text:p>
          </table:table-cell>
          <table:table-cell table:number-columns-repeated="16361"/>
        </table:table-row>
        <table:table-row table:style-name="ro2">
          <table:table-cell table:number-columns-repeated="6" table:style-name="ce1"/>
          <table:table-cell office:value-type="string" table:style-name="ce6">
            <text:p>=5-3/4^2</text:p>
          </table:table-cell>
          <table:table-cell office:value-type="float" office:value="4.8125" table:formula="of:=5-3/4^2" table:style-name="ce6">
            <text:p>4,8125</text:p>
          </table:table-cell>
          <table:table-cell office:value-type="float" office:value="4.8125" table:style-name="ce1">
            <text:p>4,8125</text:p>
          </table:table-cell>
          <table:table-cell office:value-type="float" office:value="1" table:formula="of:=IF(IF(AND(ISERROR([.H50]);ISERROR([.I50]));ERROR.TYPE([.H50])=ERROR.TYPE([.I50]);IF(AND(NOT(ISERROR([.H50]));NOT(ISERROR([.I50])));AND(ISBLANK([.H50])=ISBLANK([.I50]);[.H50]=[.I50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2+3&amp;7</text:p>
          </table:table-cell>
          <table:table-cell office:value-type="string" office:string-value="57" table:formula="of:=2+3&amp;7" table:style-name="ce6">
            <text:p>57</text:p>
          </table:table-cell>
          <table:table-cell office:value-type="string" table:style-name="ce1">
            <text:p>57</text:p>
          </table:table-cell>
          <table:table-cell office:value-type="float" office:value="1" table:formula="of:=IF(IF(AND(ISERROR([.H51]);ISERROR([.I51]));ERROR.TYPE([.H51])=ERROR.TYPE([.I51]);IF(AND(NOT(ISERROR([.H51]));NOT(ISERROR([.I51])));AND(ISBLANK([.H51])=ISBLANK([.I51]);[.H51]=[.I51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2+(3&amp;7)</text:p>
          </table:table-cell>
          <table:table-cell office:value-type="float" office:value="39" table:formula="of:=2+(3&amp;7)" table:style-name="ce6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1" table:formula="of:=IF(IF(AND(ISERROR([.H52]);ISERROR([.I52]));ERROR.TYPE([.H52])=ERROR.TYPE([.I52]);IF(AND(NOT(ISERROR([.H52]));NOT(ISERROR([.I52])));AND(ISBLANK([.H52])=ISBLANK([.I52]);[.H52]=[.I52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(2+3)&amp;7</text:p>
          </table:table-cell>
          <table:table-cell office:value-type="string" office:string-value="57" table:formula="of:=(2+3)&amp;7" table:style-name="ce6">
            <text:p>57</text:p>
          </table:table-cell>
          <table:table-cell office:value-type="string" table:style-name="ce1">
            <text:p>57</text:p>
          </table:table-cell>
          <table:table-cell office:value-type="float" office:value="1" table:formula="of:=IF(IF(AND(ISERROR([.H53]);ISERROR([.I53]));ERROR.TYPE([.H53])=ERROR.TYPE([.I53]);IF(AND(NOT(ISERROR([.H53]));NOT(ISERROR([.I53])));AND(ISBLANK([.H53])=ISBLANK([.I53]);[.H53]=[.I53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2+3=7</text:p>
          </table:table-cell>
          <table:table-cell office:value-type="boolean" office:boolean-value="false" table:formula="of:=2+3=7" table:style-name="ce6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H54]);ISERROR([.I54]));ERROR.TYPE([.H54])=ERROR.TYPE([.I54]);IF(AND(NOT(ISERROR([.H54]));NOT(ISERROR([.I54])));AND(ISBLANK([.H54])=ISBLANK([.I54]);[.H54]=[.I54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2+(3=7)</text:p>
          </table:table-cell>
          <table:table-cell office:value-type="float" office:value="2" table:formula="of:=2+(3=7)" table:style-name="ce6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H55]);ISERROR([.I55]));ERROR.TYPE([.H55])=ERROR.TYPE([.I55]);IF(AND(NOT(ISERROR([.H55]));NOT(ISERROR([.I55])));AND(ISBLANK([.H55])=ISBLANK([.I55]);[.H55]=[.I55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(2+3)=7</text:p>
          </table:table-cell>
          <table:table-cell office:value-type="boolean" office:boolean-value="false" table:formula="of:=(2+3)=7" table:style-name="ce6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H56]);ISERROR([.I56]));ERROR.TYPE([.H56])=ERROR.TYPE([.I56]);IF(AND(NOT(ISERROR([.H56]));NOT(ISERROR([.I56])));AND(ISBLANK([.H56])=ISBLANK([.I56]);[.H56]=[.I56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)+2</text:p>
          </table:table-cell>
          <table:table-cell office:value-type="float" office:value="-1" table:formula="of:=-(3)+2" table:style-name="ce6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H57]);ISERROR([.I57]));ERROR.TYPE([.H57])=ERROR.TYPE([.I57]);IF(AND(NOT(ISERROR([.H57]));NOT(ISERROR([.I57])));AND(ISBLANK([.H57])=ISBLANK([.I57]);[.H57]=[.I57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+2)</text:p>
          </table:table-cell>
          <table:table-cell office:value-type="float" office:value="-5" table:formula="of:=-(3+2)" table:style-name="ce6">
            <text:p>-5</text:p>
          </table:table-cell>
          <table:table-cell office:value-type="float" office:value="-5" table:style-name="ce1">
            <text:p>-5</text:p>
          </table:table-cell>
          <table:table-cell office:value-type="float" office:value="1" table:formula="of:=IF(IF(AND(ISERROR([.H58]);ISERROR([.I58]));ERROR.TYPE([.H58])=ERROR.TYPE([.I58]);IF(AND(NOT(ISERROR([.H58]));NOT(ISERROR([.I58])));AND(ISBLANK([.H58])=ISBLANK([.I58]);[.H58]=[.I58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)+-(2)</text:p>
          </table:table-cell>
          <table:table-cell office:value-type="float" office:value="-5" table:formula="of:=-(3)+-(2)" table:style-name="ce6">
            <text:p>-5</text:p>
          </table:table-cell>
          <table:table-cell office:value-type="float" office:value="-5" table:style-name="ce1">
            <text:p>-5</text:p>
          </table:table-cell>
          <table:table-cell office:value-type="float" office:value="1" table:formula="of:=IF(IF(AND(ISERROR([.H59]);ISERROR([.I59]));ERROR.TYPE([.H59])=ERROR.TYPE([.I59]);IF(AND(NOT(ISERROR([.H59]));NOT(ISERROR([.I59])));AND(ISBLANK([.H59])=ISBLANK([.I59]);[.H59]=[.I59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)*2</text:p>
          </table:table-cell>
          <table:table-cell office:value-type="float" office:value="-6" table:formula="of:=-(3)*2" table:style-name="ce6">
            <text:p>-6</text:p>
          </table:table-cell>
          <table:table-cell office:value-type="float" office:value="-6" table:style-name="ce1">
            <text:p>-6</text:p>
          </table:table-cell>
          <table:table-cell office:value-type="float" office:value="1" table:formula="of:=IF(IF(AND(ISERROR([.H60]);ISERROR([.I60]));ERROR.TYPE([.H60])=ERROR.TYPE([.I60]);IF(AND(NOT(ISERROR([.H60]));NOT(ISERROR([.I60])));AND(ISBLANK([.H60])=ISBLANK([.I60]);[.H60]=[.I60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*2)</text:p>
          </table:table-cell>
          <table:table-cell office:value-type="float" office:value="-6" table:formula="of:=-(3*2)" table:style-name="ce6">
            <text:p>-6</text:p>
          </table:table-cell>
          <table:table-cell office:value-type="float" office:value="-6" table:style-name="ce1">
            <text:p>-6</text:p>
          </table:table-cell>
          <table:table-cell office:value-type="float" office:value="1" table:formula="of:=IF(IF(AND(ISERROR([.H61]);ISERROR([.I61]));ERROR.TYPE([.H61])=ERROR.TYPE([.I61]);IF(AND(NOT(ISERROR([.H61]));NOT(ISERROR([.I61])));AND(ISBLANK([.H61])=ISBLANK([.I61]);[.H61]=[.I61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)*-(2)</text:p>
          </table:table-cell>
          <table:table-cell office:value-type="float" office:value="6" table:formula="of:=-(3)*-(2)" table:style-name="ce6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62]);ISERROR([.I62]));ERROR.TYPE([.H62])=ERROR.TYPE([.I62]);IF(AND(NOT(ISERROR([.H62]));NOT(ISERROR([.I62])));AND(ISBLANK([.H62])=ISBLANK([.I62]);[.H62]=[.I62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)^2</text:p>
          </table:table-cell>
          <table:table-cell office:value-type="float" office:value="9" table:formula="of:=-(3)^2" table:style-name="ce6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F(IF(AND(ISERROR([.H63]);ISERROR([.I63]));ERROR.TYPE([.H63])=ERROR.TYPE([.I63]);IF(AND(NOT(ISERROR([.H63]));NOT(ISERROR([.I63])));AND(ISBLANK([.H63])=ISBLANK([.I63]);[.H63]=[.I63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office:value-type="string" table:style-name="ce6">
            <text:p>=-(3^2)</text:p>
          </table:table-cell>
          <table:table-cell office:value-type="float" office:value="-9" table:formula="of:=-(3^2)" table:style-name="ce6">
            <text:p>-9</text:p>
          </table:table-cell>
          <table:table-cell office:value-type="float" office:value="-9" table:style-name="ce1">
            <text:p>-9</text:p>
          </table:table-cell>
          <table:table-cell office:value-type="float" office:value="1" table:formula="of:=IF(IF(AND(ISERROR([.H64]);ISERROR([.I64]));ERROR.TYPE([.H64])=ERROR.TYPE([.I64]);IF(AND(NOT(ISERROR([.H64]));NOT(ISERROR([.I64])));AND(ISBLANK([.H64])=ISBLANK([.I64]);[.H64]=[.I64])));1;&quot;ERR!&quot;)" table:style-name="ce50">
            <text:p>ok</text:p>
          </table:table-cell>
          <table:table-cell table:number-columns-repeated="16374" table:style-name="ce1"/>
        </table:table-row>
        <table:table-row table:style-name="ro2">
          <table:table-cell table:number-columns-repeated="6"/>
          <table:table-cell office:value-type="string" table:style-name="ce6">
            <text:p>=-(2)^-(2)</text:p>
          </table:table-cell>
          <table:table-cell office:value-type="float" office:value="0.25" table:formula="of:=-(2)^-(2)" table:style-name="ce6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1" table:formula="of:=IF(IF(AND(ISERROR([.H65]);ISERROR([.I65]));ERROR.TYPE([.H65])=ERROR.TYPE([.I65]);IF(AND(NOT(ISERROR([.H65]));NOT(ISERROR([.I65])));AND(ISBLANK([.H65])=ISBLANK([.I65]);[.H65]=[.I65])));1;&quot;ERR!&quot;)" table:style-name="ce50">
            <text:p>ok</text:p>
          </table:table-cell>
          <table:table-cell table:number-columns-repeated="16374"/>
        </table:table-row>
        <table:table-row table:style-name="ro2">
          <table:table-cell table:number-columns-repeated="6"/>
          <table:table-cell office:value-type="string" table:style-name="ce7">
            <text:p>=50%^200%</text:p>
          </table:table-cell>
          <table:table-cell office:value-type="percentage" office:value="0.25" table:formula="of:=50%^200%" table:style-name="ce8">
            <text:p>25,00%</text:p>
          </table:table-cell>
          <table:table-cell office:value-type="percentage" office:value="0.25" table:style-name="ce8">
            <text:p>25,00%</text:p>
          </table:table-cell>
          <table:table-cell office:value-type="float" office:value="1" table:formula="of:=IF(IF(AND(ISERROR([.H66]);ISERROR([.I66]));ERROR.TYPE([.H66])=ERROR.TYPE([.I66]);IF(AND(NOT(ISERROR([.H66]));NOT(ISERROR([.I66])));AND(ISBLANK([.H66])=ISBLANK([.I66]);[.H66]=[.I66])));1;&quot;ERR!&quot;)" table:style-name="ce50">
            <text:p>ok</text:p>
          </table:table-cell>
          <table:table-cell table:number-columns-repeated="16374"/>
        </table:table-row>
        <table:table-row table:style-name="ro2">
          <table:table-cell table:number-columns-repeated="6"/>
          <table:table-cell office:value-type="string" table:style-name="ce7">
            <text:p>=-(50)%^-(200)%</text:p>
          </table:table-cell>
          <table:table-cell office:value-type="float" office:value="4" table:formula="of:=-(50)%^-(200)%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H67]);ISERROR([.I67]));ERROR.TYPE([.H67])=ERROR.TYPE([.I67]);IF(AND(NOT(ISERROR([.H67]));NOT(ISERROR([.I67])));AND(ISBLANK([.H67])=ISBLANK([.I67]);[.H67]=[.I67])));1;&quot;ERR!&quot;)" table:style-name="ce50">
            <text:p>ok</text:p>
          </table:table-cell>
          <table:table-cell table:number-columns-repeated="16374"/>
        </table:table-row>
        <table:table-row table:style-name="ro2">
          <table:table-cell table:number-columns-repeated="6"/>
          <table:table-cell office:value-type="string" table:style-name="ce7">
            <text:p>=--50%^--200%</text:p>
          </table:table-cell>
          <table:table-cell office:value-type="percentage" office:value="0.25" table:formula="of:=--50%^--200%" table:style-name="ce7">
            <text:p>25,00%</text:p>
          </table:table-cell>
          <table:table-cell office:value-type="percentage" office:value="0.25" table:style-name="ce8">
            <text:p>25,00%</text:p>
          </table:table-cell>
          <table:table-cell office:value-type="float" office:value="1" table:formula="of:=IF(IF(AND(ISERROR([.H68]);ISERROR([.I68]));ERROR.TYPE([.H68])=ERROR.TYPE([.I68]);IF(AND(NOT(ISERROR([.H68]));NOT(ISERROR([.I68])));AND(ISBLANK([.H68])=ISBLANK([.I68]);[.H68]=[.I68])));1;&quot;ERR!&quot;)" table:style-name="ce50">
            <text:p>ok</text:p>
          </table:table-cell>
          <table:table-cell table:number-columns-repeated="16374"/>
        </table:table-row>
        <table:table-row table:style-name="ro2">
          <table:table-cell table:number-columns-repeated="6"/>
          <table:table-cell office:value-type="string" table:style-name="ce6">
            <text:p>=---(10000)%%%</text:p>
          </table:table-cell>
          <table:table-cell office:value-type="float" office:value="-0.01" table:formula="of:=---(10000)%%%" table:style-name="ce1">
            <text:p>-0,01</text:p>
          </table:table-cell>
          <table:table-cell office:value-type="float" office:value="-0.01" table:style-name="ce1">
            <text:p>-0,01</text:p>
          </table:table-cell>
          <table:table-cell office:value-type="float" office:value="1" table:formula="of:=IF(IF(AND(ISERROR([.H69]);ISERROR([.I69]));ERROR.TYPE([.H69])=ERROR.TYPE([.I69]);IF(AND(NOT(ISERROR([.H69]));NOT(ISERROR([.I69])));AND(ISBLANK([.H69])=ISBLANK([.I69]);[.H69]=[.I69])));1;&quot;ERR!&quot;)" table:style-name="ce50">
            <text:p>ok</text:p>
          </table:table-cell>
          <table:table-cell table:number-columns-repeated="16374"/>
        </table:table-row>
        <table:table-row table:style-name="ro2">
          <table:table-cell table:number-columns-repeated="6"/>
          <table:table-cell office:value-type="string" table:style-name="ce6">
            <text:p>=-+-+-+(1)</text:p>
          </table:table-cell>
          <table:table-cell office:value-type="float" office:value="-1" table:formula="of:=-+-+-+(1)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H70]);ISERROR([.I70]));ERROR.TYPE([.H70])=ERROR.TYPE([.I70]);IF(AND(NOT(ISERROR([.H70]));NOT(ISERROR([.I70])));AND(ISBLANK([.H70])=ISBLANK([.I70]);[.H70]=[.I70])));1;&quot;ERR!&quot;)" table:style-name="ce50">
            <text:p>ok</text:p>
          </table:table-cell>
          <table:table-cell table:number-columns-repeated="16374"/>
        </table:table-row>
        <table:table-row table:number-rows-repeated="1048506" table:style-name="ro2">
          <table:table-cell table:number-columns-repeated="16384"/>
        </table:table-row>
      </table:table>
      <table:table table:name="Table" table:style-name="ta1">
        <table:table-column table:style-name="co8" table:number-columns-repeated="3" table:default-cell-style-name="ce1"/>
        <table:table-column table:style-name="co1" table:default-cell-style-name="ce1"/>
        <table:table-column table:style-name="co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2" table:default-cell-style-name="ce1"/>
        <table:table-column table:style-name="co7" table:number-columns-repeated="16361" table:default-cell-style-name="ce1"/>
        <table:table-row table:style-name="ro1">
          <table:table-cell office:value-type="string" table:style-name="ce2">
            <text:p>FORMULA TEST DOCUMENT</text:p>
          </table:table-cell>
          <table:table-cell table:number-columns-repeated="22" table:style-name="ce2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TABLE REFERENCES</text:p>
          </table:table-cell>
          <table:table-cell table:number-columns-repeated="22" table:style-name="ce3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1">
            <text:p>Head1</text:p>
          </table:table-cell>
          <table:table-cell office:value-type="string" table:style-name="ce1">
            <text:p>Head'2</text:p>
          </table:table-cell>
          <table:table-cell office:value-type="string" table:style-name="ce1">
            <text:p>#Head3</text:p>
          </table:table-cell>
          <table:table-cell office:value-type="string" table:style-name="ce1">
            <text:p>Calced</text:p>
          </table:table-cell>
          <table:table-cell table:style-name="ce1"/>
          <table:table-cell office:value-type="string" table:style-name="ce4">
            <text:p>2.1 - COLUMN REFERENCES</text:p>
          </table:table-cell>
          <table:table-cell table:number-columns-repeated="3" table:style-name="ce4"/>
          <table:table-cell table:style-name="ce1"/>
          <table:table-cell office:value-type="string" table:style-name="ce4">
            <text:p>2.5 - SPECIAL RANGES</text:p>
          </table:table-cell>
          <table:table-cell table:number-columns-repeated="12" table:style-name="ce4"/>
          <table:table-cell table:number-columns-repeated="1636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Table.$A$6:.$A$17]+[Table.$B$6:.$B$17]" table:style-name="ce12">
            <text:p>3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5">
            <text:p>Range</text:p>
          </table:table-cell>
          <table:table-cell office:value-type="string" table:style-name="ce5">
            <text:p>Is</text:p>
          </table:table-cell>
          <table:table-cell table:number-columns-repeated="3" table:style-name="ce5"/>
          <table:table-cell office:value-type="string" table:style-name="ce5">
            <text:p>Must</text:p>
          </table:table-cell>
          <table:table-cell table:number-columns-repeated="3" table:style-name="ce5"/>
          <table:table-cell office:value-type="string" table:style-name="ce5">
            <text:p>Ok?</text:p>
          </table:table-cell>
          <table:table-cell table:number-columns-repeated="3" table:style-name="ce5"/>
          <table:table-cell table:number-columns-repeated="1636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[Table.$A$6:.$A$17]+[Table.$B$6:.$B$17]" table:style-name="ce12">
            <text:p>5</text:p>
          </table:table-cell>
          <table:table-cell table:style-name="ce1"/>
          <table:table-cell office:value-type="string" table:style-name="ce6">
            <text:p>=table[Head1]</text:p>
          </table:table-cell>
          <table:table-cell office:value-type="float" office:value="2" table:formula="of:=[Table.$A$6:.$A$17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G7]);ISERROR([.H7]));ERROR.TYPE([.G7])=ERROR.TYPE([.H7]);IF(AND(NOT(ISERROR([.G7]));NOT(ISERROR([.H7])));AND(ISBLANK([.G7])=ISBLANK([.H7]);[.G7]=[.H7])));1;&quot;ERR!&quot;)" table:style-name="ce50">
            <text:p>ok</text:p>
          </table:table-cell>
          <table:table-cell table:style-name="ce1"/>
          <table:table-cell office:value-type="string" table:style-name="ce1">
            <text:p>table</text:p>
          </table:table-cell>
          <table:table-cell office:value-type="float" office:value="6" table:formula="of:=ROW([Table.$A$6:.$D$17])" table:style-name="ce70">
            <text:p>6</text:p>
          </table:table-cell>
          <table:table-cell office:value-type="float" office:value="1" table:formula="of:=COLUMN([Table.$A$6:.$D$17])" table:style-name="ce71">
            <text:p>1</text:p>
          </table:table-cell>
          <table:table-cell office:value-type="float" office:value="12" table:formula="of:=ROWS([Table.$A$6:.$D$17])" table:style-name="ce71">
            <text:p>12</text:p>
          </table:table-cell>
          <table:table-cell office:value-type="float" office:value="4" table:formula="of:=COLUMNS([Table.$A$6:.$D$17])" table:style-name="ce72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12" table:style-name="ce21">
            <text:p>12</text:p>
          </table:table-cell>
          <table:table-cell office:value-type="float" office:value="4" table:style-name="ce22">
            <text:p>4</text:p>
          </table:table-cell>
          <table:table-cell office:value-type="float" office:value="1" table:formula="of:=IF(IF(AND(ISERROR([.L7]);ISERROR([.P7]));ERROR.TYPE([.L7])=ERROR.TYPE([.P7]);IF(AND(NOT(ISERROR([.L7]));NOT(ISERROR([.P7])));AND(ISBLANK([.L7])=ISBLANK([.P7]);[.L7]=[.P7])));1;&quot;ERR!&quot;)" table:style-name="ce51">
            <text:p>ok</text:p>
          </table:table-cell>
          <table:table-cell office:value-type="float" office:value="1" table:formula="of:=IF(IF(AND(ISERROR([.M7]);ISERROR([.Q7]));ERROR.TYPE([.M7])=ERROR.TYPE([.Q7]);IF(AND(NOT(ISERROR([.M7]));NOT(ISERROR([.Q7])));AND(ISBLANK([.M7])=ISBLANK([.Q7]);[.M7]=[.Q7])));1;&quot;ERR!&quot;)" table:style-name="ce55">
            <text:p>ok</text:p>
          </table:table-cell>
          <table:table-cell office:value-type="float" office:value="1" table:formula="of:=IF(IF(AND(ISERROR([.N7]);ISERROR([.R7]));ERROR.TYPE([.N7])=ERROR.TYPE([.R7]);IF(AND(NOT(ISERROR([.N7]));NOT(ISERROR([.R7])));AND(ISBLANK([.N7])=ISBLANK([.R7]);[.N7]=[.R7])));1;&quot;ERR!&quot;)" table:style-name="ce55">
            <text:p>ok</text:p>
          </table:table-cell>
          <table:table-cell office:value-type="float" office:value="1" table:formula="of:=IF(IF(AND(ISERROR([.O7]);ISERROR([.S7]));ERROR.TYPE([.O7])=ERROR.TYPE([.S7]);IF(AND(NOT(ISERROR([.O7]));NOT(ISERROR([.S7])));AND(ISBLANK([.O7])=ISBLANK([.S7]);[.O7]=[.S7])));1;&quot;ERR!&quot;)" table:style-name="ce52">
            <text:p>ok</text:p>
          </table:table-cell>
          <table:table-cell table:number-columns-repeated="1636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[Table.$A$6:.$A$17]+[Table.$B$6:.$B$17]" table:style-name="ce12">
            <text:p>7</text:p>
          </table:table-cell>
          <table:table-cell table:style-name="ce1"/>
          <table:table-cell office:value-type="string" table:style-name="ce6">
            <text:p>=SUM(table[Head''2])</text:p>
          </table:table-cell>
          <table:table-cell office:value-type="float" office:value="90" table:formula="of:=SUM([Table.$B$6:.$B$17])" table:style-name="ce6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IF(IF(AND(ISERROR([.G8]);ISERROR([.H8]));ERROR.TYPE([.G8])=ERROR.TYPE([.H8]);IF(AND(NOT(ISERROR([.G8]));NOT(ISERROR([.H8])));AND(ISBLANK([.G8])=ISBLANK([.H8]);[.G8]=[.H8])));1;&quot;ERR!&quot;)" table:style-name="ce50">
            <text:p>ok</text:p>
          </table:table-cell>
          <table:table-cell table:style-name="ce1"/>
          <table:table-cell office:value-type="string" table:style-name="ce1">
            <text:p>table[#Headers]</text:p>
          </table:table-cell>
          <table:table-cell office:value-type="float" office:value="5" table:formula="of:=ROW([Table.$A$5:.$D$5])" table:style-name="ce73">
            <text:p>5</text:p>
          </table:table-cell>
          <table:table-cell office:value-type="float" office:value="1" table:formula="of:=COLUMN([Table.$A$5:.$D$5])" table:style-name="ce74">
            <text:p>1</text:p>
          </table:table-cell>
          <table:table-cell office:value-type="float" office:value="1" table:formula="of:=ROWS([Table.$A$5:.$D$5])" table:style-name="ce74">
            <text:p>1</text:p>
          </table:table-cell>
          <table:table-cell office:value-type="float" office:value="4" table:formula="of:=COLUMNS([Table.$A$5:.$D$5])" table:style-name="ce75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formula="of:=IF(IF(AND(ISERROR([.L8]);ISERROR([.P8]));ERROR.TYPE([.L8])=ERROR.TYPE([.P8]);IF(AND(NOT(ISERROR([.L8]));NOT(ISERROR([.P8])));AND(ISBLANK([.L8])=ISBLANK([.P8]);[.L8]=[.P8])));1;&quot;ERR!&quot;)" table:style-name="ce56">
            <text:p>ok</text:p>
          </table:table-cell>
          <table:table-cell office:value-type="float" office:value="1" table:formula="of:=IF(IF(AND(ISERROR([.M8]);ISERROR([.Q8]));ERROR.TYPE([.M8])=ERROR.TYPE([.Q8]);IF(AND(NOT(ISERROR([.M8]));NOT(ISERROR([.Q8])));AND(ISBLANK([.M8])=ISBLANK([.Q8]);[.M8]=[.Q8])));1;&quot;ERR!&quot;)" table:style-name="ce57">
            <text:p>ok</text:p>
          </table:table-cell>
          <table:table-cell office:value-type="float" office:value="1" table:formula="of:=IF(IF(AND(ISERROR([.N8]);ISERROR([.R8]));ERROR.TYPE([.N8])=ERROR.TYPE([.R8]);IF(AND(NOT(ISERROR([.N8]));NOT(ISERROR([.R8])));AND(ISBLANK([.N8])=ISBLANK([.R8]);[.N8]=[.R8])));1;&quot;ERR!&quot;)" table:style-name="ce57">
            <text:p>ok</text:p>
          </table:table-cell>
          <table:table-cell office:value-type="float" office:value="1" table:formula="of:=IF(IF(AND(ISERROR([.O8]);ISERROR([.S8]));ERROR.TYPE([.O8])=ERROR.TYPE([.S8]);IF(AND(NOT(ISERROR([.O8]));NOT(ISERROR([.S8])));AND(ISBLANK([.O8])=ISBLANK([.S8]);[.O8]=[.S8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formula="of:=[Table.$A$6:.$A$17]+[Table.$B$6:.$B$17]" table:style-name="ce12">
            <text:p>9</text:p>
          </table:table-cell>
          <table:table-cell table:style-name="ce1"/>
          <table:table-cell office:value-type="string" table:style-name="ce6">
            <text:p>=SUM(table[['#Head3]:[Calced]])</text:p>
          </table:table-cell>
          <table:table-cell office:value-type="float" office:value="270" table:formula="of:=SUM([Table.$C$6:.$D$17])" table:style-name="ce6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" table:formula="of:=IF(IF(AND(ISERROR([.G9]);ISERROR([.H9]));ERROR.TYPE([.G9])=ERROR.TYPE([.H9]);IF(AND(NOT(ISERROR([.G9]));NOT(ISERROR([.H9])));AND(ISBLANK([.G9])=ISBLANK([.H9]);[.G9]=[.H9])));1;&quot;ERR!&quot;)" table:style-name="ce50">
            <text:p>ok</text:p>
          </table:table-cell>
          <table:table-cell table:style-name="ce1"/>
          <table:table-cell office:value-type="string" table:style-name="ce1">
            <text:p>table[#Data]</text:p>
          </table:table-cell>
          <table:table-cell office:value-type="float" office:value="6" table:formula="of:=ROW([Table.$A$6:.$D$17])" table:style-name="ce73">
            <text:p>6</text:p>
          </table:table-cell>
          <table:table-cell office:value-type="float" office:value="1" table:formula="of:=COLUMN([Table.$A$6:.$D$17])" table:style-name="ce74">
            <text:p>1</text:p>
          </table:table-cell>
          <table:table-cell office:value-type="float" office:value="12" table:formula="of:=ROWS([Table.$A$6:.$D$17])" table:style-name="ce74">
            <text:p>12</text:p>
          </table:table-cell>
          <table:table-cell office:value-type="float" office:value="4" table:formula="of:=COLUMNS([Table.$A$6:.$D$17])" table:style-name="ce75">
            <text:p>4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4" table:style-name="ce25">
            <text:p>4</text:p>
          </table:table-cell>
          <table:table-cell office:value-type="float" office:value="1" table:formula="of:=IF(IF(AND(ISERROR([.L9]);ISERROR([.P9]));ERROR.TYPE([.L9])=ERROR.TYPE([.P9]);IF(AND(NOT(ISERROR([.L9]));NOT(ISERROR([.P9])));AND(ISBLANK([.L9])=ISBLANK([.P9]);[.L9]=[.P9])));1;&quot;ERR!&quot;)" table:style-name="ce56">
            <text:p>ok</text:p>
          </table:table-cell>
          <table:table-cell office:value-type="float" office:value="1" table:formula="of:=IF(IF(AND(ISERROR([.M9]);ISERROR([.Q9]));ERROR.TYPE([.M9])=ERROR.TYPE([.Q9]);IF(AND(NOT(ISERROR([.M9]));NOT(ISERROR([.Q9])));AND(ISBLANK([.M9])=ISBLANK([.Q9]);[.M9]=[.Q9])));1;&quot;ERR!&quot;)" table:style-name="ce57">
            <text:p>ok</text:p>
          </table:table-cell>
          <table:table-cell office:value-type="float" office:value="1" table:formula="of:=IF(IF(AND(ISERROR([.N9]);ISERROR([.R9]));ERROR.TYPE([.N9])=ERROR.TYPE([.R9]);IF(AND(NOT(ISERROR([.N9]));NOT(ISERROR([.R9])));AND(ISBLANK([.N9])=ISBLANK([.R9]);[.N9]=[.R9])));1;&quot;ERR!&quot;)" table:style-name="ce57">
            <text:p>ok</text:p>
          </table:table-cell>
          <table:table-cell office:value-type="float" office:value="1" table:formula="of:=IF(IF(AND(ISERROR([.O9]);ISERROR([.S9]));ERROR.TYPE([.O9])=ERROR.TYPE([.S9]);IF(AND(NOT(ISERROR([.O9]));NOT(ISERROR([.S9])));AND(ISBLANK([.O9])=ISBLANK([.S9]);[.O9]=[.S9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1" table:formula="of:=[Table.$A$6:.$A$17]+[Table.$B$6:.$B$17]" table:style-name="ce12">
            <text:p>11</text:p>
          </table:table-cell>
          <table:table-cell table:style-name="ce1"/>
          <table:table-cell table:number-columns-repeated="2" table:style-name="ce6"/>
          <table:table-cell table:style-name="ce1"/>
          <table:table-cell table:style-name="ce50"/>
          <table:table-cell table:style-name="ce1"/>
          <table:table-cell office:value-type="string" table:style-name="ce1">
            <text:p>table[#Totals]</text:p>
          </table:table-cell>
          <table:table-cell office:value-type="float" office:value="18" table:formula="of:=ROW([Table.$A$18:.$D$18])" table:style-name="ce73">
            <text:p>18</text:p>
          </table:table-cell>
          <table:table-cell office:value-type="float" office:value="1" table:formula="of:=COLUMN([Table.$A$18:.$D$18])" table:style-name="ce74">
            <text:p>1</text:p>
          </table:table-cell>
          <table:table-cell office:value-type="float" office:value="1" table:formula="of:=ROWS([Table.$A$18:.$D$18])" table:style-name="ce74">
            <text:p>1</text:p>
          </table:table-cell>
          <table:table-cell office:value-type="float" office:value="4" table:formula="of:=COLUMNS([Table.$A$18:.$D$18])" table:style-name="ce75">
            <text:p>4</text:p>
          </table:table-cell>
          <table:table-cell office:value-type="float" office:value="18" table:style-name="ce23">
            <text:p>18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formula="of:=IF(IF(AND(ISERROR([.L10]);ISERROR([.P10]));ERROR.TYPE([.L10])=ERROR.TYPE([.P10]);IF(AND(NOT(ISERROR([.L10]));NOT(ISERROR([.P10])));AND(ISBLANK([.L10])=ISBLANK([.P10]);[.L10]=[.P10])));1;&quot;ERR!&quot;)" table:style-name="ce56">
            <text:p>ok</text:p>
          </table:table-cell>
          <table:table-cell office:value-type="float" office:value="1" table:formula="of:=IF(IF(AND(ISERROR([.M10]);ISERROR([.Q10]));ERROR.TYPE([.M10])=ERROR.TYPE([.Q10]);IF(AND(NOT(ISERROR([.M10]));NOT(ISERROR([.Q10])));AND(ISBLANK([.M10])=ISBLANK([.Q10]);[.M10]=[.Q10])));1;&quot;ERR!&quot;)" table:style-name="ce57">
            <text:p>ok</text:p>
          </table:table-cell>
          <table:table-cell office:value-type="float" office:value="1" table:formula="of:=IF(IF(AND(ISERROR([.N10]);ISERROR([.R10]));ERROR.TYPE([.N10])=ERROR.TYPE([.R10]);IF(AND(NOT(ISERROR([.N10]));NOT(ISERROR([.R10])));AND(ISBLANK([.N10])=ISBLANK([.R10]);[.N10]=[.R10])));1;&quot;ERR!&quot;)" table:style-name="ce57">
            <text:p>ok</text:p>
          </table:table-cell>
          <table:table-cell office:value-type="float" office:value="1" table:formula="of:=IF(IF(AND(ISERROR([.O10]);ISERROR([.S10]));ERROR.TYPE([.O10])=ERROR.TYPE([.S10]);IF(AND(NOT(ISERROR([.O10]));NOT(ISERROR([.S10])));AND(ISBLANK([.O10])=ISBLANK([.S10]);[.O10]=[.S10])));1;&quot;ERR!&quot;)" table:style-name="ce58">
            <text:p>ok</text:p>
          </table:table-cell>
          <table:table-cell table:number-columns-repeated="16361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3" table:formula="of:=[Table.$A$6:.$A$17]+[Table.$B$6:.$B$17]" table:style-name="ce12">
            <text:p>13</text:p>
          </table:table-cell>
          <table:table-cell table:style-name="ce1"/>
          <table:table-cell office:value-type="string" table:style-name="ce4">
            <text:p>2.2 - THIS-ROW REFERENCES</text:p>
          </table:table-cell>
          <table:table-cell table:number-columns-repeated="3" table:style-name="ce4"/>
          <table:table-cell table:style-name="ce1"/>
          <table:table-cell office:value-type="string" table:style-name="ce1">
            <text:p>table[#All]</text:p>
          </table:table-cell>
          <table:table-cell office:value-type="float" office:value="5" table:formula="of:=ROW([Table.$A$5:.$D$18])" table:style-name="ce73">
            <text:p>5</text:p>
          </table:table-cell>
          <table:table-cell office:value-type="float" office:value="1" table:formula="of:=COLUMN([Table.$A$5:.$D$18])" table:style-name="ce74">
            <text:p>1</text:p>
          </table:table-cell>
          <table:table-cell office:value-type="float" office:value="14" table:formula="of:=ROWS([Table.$A$5:.$D$18])" table:style-name="ce74">
            <text:p>14</text:p>
          </table:table-cell>
          <table:table-cell office:value-type="float" office:value="4" table:formula="of:=COLUMNS([Table.$A$5:.$D$18])" table:style-name="ce75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14" table:style-name="ce24">
            <text:p>14</text:p>
          </table:table-cell>
          <table:table-cell office:value-type="float" office:value="4" table:style-name="ce25">
            <text:p>4</text:p>
          </table:table-cell>
          <table:table-cell office:value-type="float" office:value="1" table:formula="of:=IF(IF(AND(ISERROR([.L11]);ISERROR([.P11]));ERROR.TYPE([.L11])=ERROR.TYPE([.P11]);IF(AND(NOT(ISERROR([.L11]));NOT(ISERROR([.P11])));AND(ISBLANK([.L11])=ISBLANK([.P11]);[.L11]=[.P11])));1;&quot;ERR!&quot;)" table:style-name="ce56">
            <text:p>ok</text:p>
          </table:table-cell>
          <table:table-cell office:value-type="float" office:value="1" table:formula="of:=IF(IF(AND(ISERROR([.M11]);ISERROR([.Q11]));ERROR.TYPE([.M11])=ERROR.TYPE([.Q11]);IF(AND(NOT(ISERROR([.M11]));NOT(ISERROR([.Q11])));AND(ISBLANK([.M11])=ISBLANK([.Q11]);[.M11]=[.Q11])));1;&quot;ERR!&quot;)" table:style-name="ce57">
            <text:p>ok</text:p>
          </table:table-cell>
          <table:table-cell office:value-type="float" office:value="1" table:formula="of:=IF(IF(AND(ISERROR([.N11]);ISERROR([.R11]));ERROR.TYPE([.N11])=ERROR.TYPE([.R11]);IF(AND(NOT(ISERROR([.N11]));NOT(ISERROR([.R11])));AND(ISBLANK([.N11])=ISBLANK([.R11]);[.N11]=[.R11])));1;&quot;ERR!&quot;)" table:style-name="ce57">
            <text:p>ok</text:p>
          </table:table-cell>
          <table:table-cell office:value-type="float" office:value="1" table:formula="of:=IF(IF(AND(ISERROR([.O11]);ISERROR([.S11]));ERROR.TYPE([.O11])=ERROR.TYPE([.S11]);IF(AND(NOT(ISERROR([.O11]));NOT(ISERROR([.S11])));AND(ISBLANK([.O11])=ISBLANK([.S11]);[.O11]=[.S11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5" table:formula="of:=[Table.$A$6:.$A$17]+[Table.$B$6:.$B$17]" table:style-name="ce12">
            <text:p>15</text:p>
          </table:table-cell>
          <table:table-cell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1">
            <text:p>table[[#Headers];[#Data]]</text:p>
          </table:table-cell>
          <table:table-cell office:value-type="float" office:value="5" table:formula="of:=ROW([Table.$A$5:.$D$17])" table:style-name="ce23">
            <text:p>5</text:p>
          </table:table-cell>
          <table:table-cell office:value-type="float" office:value="1" table:formula="of:=COLUMN([Table.$A$5:.$D$17])" table:style-name="ce24">
            <text:p>1</text:p>
          </table:table-cell>
          <table:table-cell office:value-type="float" office:value="13" table:formula="of:=ROWS([Table.$A$5:.$D$17])" table:style-name="ce24">
            <text:p>13</text:p>
          </table:table-cell>
          <table:table-cell office:value-type="float" office:value="4" table:formula="of:=COLUMNS([Table.$A$5:.$D$17])" table:style-name="ce25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13" table:style-name="ce24">
            <text:p>13</text:p>
          </table:table-cell>
          <table:table-cell office:value-type="float" office:value="4" table:style-name="ce25">
            <text:p>4</text:p>
          </table:table-cell>
          <table:table-cell office:value-type="float" office:value="1" table:formula="of:=IF(IF(AND(ISERROR([.L12]);ISERROR([.P12]));ERROR.TYPE([.L12])=ERROR.TYPE([.P12]);IF(AND(NOT(ISERROR([.L12]));NOT(ISERROR([.P12])));AND(ISBLANK([.L12])=ISBLANK([.P12]);[.L12]=[.P12])));1;&quot;ERR!&quot;)" table:style-name="ce56">
            <text:p>ok</text:p>
          </table:table-cell>
          <table:table-cell office:value-type="float" office:value="1" table:formula="of:=IF(IF(AND(ISERROR([.M12]);ISERROR([.Q12]));ERROR.TYPE([.M12])=ERROR.TYPE([.Q12]);IF(AND(NOT(ISERROR([.M12]));NOT(ISERROR([.Q12])));AND(ISBLANK([.M12])=ISBLANK([.Q12]);[.M12]=[.Q12])));1;&quot;ERR!&quot;)" table:style-name="ce57">
            <text:p>ok</text:p>
          </table:table-cell>
          <table:table-cell office:value-type="float" office:value="1" table:formula="of:=IF(IF(AND(ISERROR([.N12]);ISERROR([.R12]));ERROR.TYPE([.N12])=ERROR.TYPE([.R12]);IF(AND(NOT(ISERROR([.N12]));NOT(ISERROR([.R12])));AND(ISBLANK([.N12])=ISBLANK([.R12]);[.N12]=[.R12])));1;&quot;ERR!&quot;)" table:style-name="ce57">
            <text:p>ok</text:p>
          </table:table-cell>
          <table:table-cell office:value-type="float" office:value="1" table:formula="of:=IF(IF(AND(ISERROR([.O12]);ISERROR([.S12]));ERROR.TYPE([.O12])=ERROR.TYPE([.S12]);IF(AND(NOT(ISERROR([.O12]));NOT(ISERROR([.S12])));AND(ISBLANK([.O12])=ISBLANK([.S12]);[.O12]=[.S12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7" table:formula="of:=[Table.$A$6:.$A$17]+[Table.$B$6:.$B$17]" table:style-name="ce49">
            <text:p>17</text:p>
          </table:table-cell>
          <table:table-cell table:style-name="ce1"/>
          <table:table-cell office:value-type="string" table:style-name="ce6">
            <text:p>=table[[#This Row];[Head1]]</text:p>
          </table:table-cell>
          <table:table-cell office:value-type="float" office:value="8" table:formula="of:=[Table.$A13]" table:style-name="ce6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IF(IF(AND(ISERROR([.G13]);ISERROR([.H13]));ERROR.TYPE([.G13])=ERROR.TYPE([.H13]);IF(AND(NOT(ISERROR([.G13]));NOT(ISERROR([.H13])));AND(ISBLANK([.G13])=ISBLANK([.H13]);[.G13]=[.H13])));1;&quot;ERR!&quot;)" table:style-name="ce60">
            <text:p>ok</text:p>
          </table:table-cell>
          <table:table-cell table:style-name="ce1"/>
          <table:table-cell office:value-type="string" table:style-name="ce1">
            <text:p>table[[#Data];[#Totals]]</text:p>
          </table:table-cell>
          <table:table-cell office:value-type="float" office:value="6" table:formula="of:=ROW([Table.$A$6:.$D$18])" table:style-name="ce26">
            <text:p>6</text:p>
          </table:table-cell>
          <table:table-cell office:value-type="float" office:value="1" table:formula="of:=COLUMN([Table.$A$6:.$D$18])" table:style-name="ce27">
            <text:p>1</text:p>
          </table:table-cell>
          <table:table-cell office:value-type="float" office:value="13" table:formula="of:=ROWS([Table.$A$6:.$D$18])" table:style-name="ce27">
            <text:p>13</text:p>
          </table:table-cell>
          <table:table-cell office:value-type="float" office:value="4" table:formula="of:=COLUMNS([Table.$A$6:.$D$18])" table:style-name="ce28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7">
            <text:p>1</text:p>
          </table:table-cell>
          <table:table-cell office:value-type="float" office:value="13" table:style-name="ce27">
            <text:p>1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L13]);ISERROR([.P13]));ERROR.TYPE([.L13])=ERROR.TYPE([.P13]);IF(AND(NOT(ISERROR([.L13]));NOT(ISERROR([.P13])));AND(ISBLANK([.L13])=ISBLANK([.P13]);[.L13]=[.P13])));1;&quot;ERR!&quot;)" table:style-name="ce53">
            <text:p>ok</text:p>
          </table:table-cell>
          <table:table-cell office:value-type="float" office:value="1" table:formula="of:=IF(IF(AND(ISERROR([.M13]);ISERROR([.Q13]));ERROR.TYPE([.M13])=ERROR.TYPE([.Q13]);IF(AND(NOT(ISERROR([.M13]));NOT(ISERROR([.Q13])));AND(ISBLANK([.M13])=ISBLANK([.Q13]);[.M13]=[.Q13])));1;&quot;ERR!&quot;)" table:style-name="ce59">
            <text:p>ok</text:p>
          </table:table-cell>
          <table:table-cell office:value-type="float" office:value="1" table:formula="of:=IF(IF(AND(ISERROR([.N13]);ISERROR([.R13]));ERROR.TYPE([.N13])=ERROR.TYPE([.R13]);IF(AND(NOT(ISERROR([.N13]));NOT(ISERROR([.R13])));AND(ISBLANK([.N13])=ISBLANK([.R13]);[.N13]=[.R13])));1;&quot;ERR!&quot;)" table:style-name="ce59">
            <text:p>ok</text:p>
          </table:table-cell>
          <table:table-cell office:value-type="float" office:value="1" table:formula="of:=IF(IF(AND(ISERROR([.O13]);ISERROR([.S13]));ERROR.TYPE([.O13])=ERROR.TYPE([.S13]);IF(AND(NOT(ISERROR([.O13]));NOT(ISERROR([.S13])));AND(ISBLANK([.O13])=ISBLANK([.S13]);[.O13]=[.S13])));1;&quot;ERR!&quot;)" table:style-name="ce54">
            <text:p>ok</text:p>
          </table:table-cell>
          <table:table-cell table:number-columns-repeated="1636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9" table:formula="of:=[Table.$A$6:.$A$17]+[Table.$B$6:.$B$17]" table:style-name="ce12">
            <text:p>19</text:p>
          </table:table-cell>
          <table:table-cell table:style-name="ce1"/>
          <table:table-cell office:value-type="string" table:style-name="ce6">
            <text:p>=SUM(table[[#This Row];[Head''2]])</text:p>
          </table:table-cell>
          <table:table-cell office:value-type="float" office:value="10" table:formula="of:=SUM([Table.$B14])" table:style-name="ce6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G14]);ISERROR([.H14]));ERROR.TYPE([.G14])=ERROR.TYPE([.H14]);IF(AND(NOT(ISERROR([.G14]));NOT(ISERROR([.H14])));AND(ISBLANK([.G14])=ISBLANK([.H14]);[.G14]=[.H14])));1;&quot;ERR!&quot;)" table:style-name="ce60">
            <text:p>ok</text:p>
          </table:table-cell>
          <table:table-cell table:style-name="ce1"/>
          <table:table-cell table:style-name="ce6"/>
          <table:table-cell table:style-name="ce1"/>
          <table:table-cell table:number-columns-repeated="3" table:style-name="ce74"/>
          <table:table-cell table:number-columns-repeated="4" table:style-name="ce24"/>
          <table:table-cell table:number-columns-repeated="4" table:style-name="ce57"/>
          <table:table-cell table:number-columns-repeated="16361"/>
        </table:table-row>
        <table:table-row table:style-name="ro4"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21" table:formula="of:=[Table.$A$6:.$A$17]+[Table.$B$6:.$B$17]" table:style-name="ce49">
            <text:p>21</text:p>
          </table:table-cell>
          <table:table-cell table:style-name="ce1"/>
          <table:table-cell office:value-type="string" table:style-name="ce6">
            <text:p>=SUM(table[[#This Row];['#Head3]:[Calced]])</text:p>
          </table:table-cell>
          <table:table-cell office:value-type="float" office:value="33" table:formula="of:=SUM([Table.$C15:.$D15])" table:style-name="ce6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" table:formula="of:=IF(IF(AND(ISERROR([.G15]);ISERROR([.H15]));ERROR.TYPE([.G15])=ERROR.TYPE([.H15]);IF(AND(NOT(ISERROR([.G15]));NOT(ISERROR([.H15])));AND(ISBLANK([.G15])=ISBLANK([.H15]);[.G15]=[.H15])));1;&quot;ERR!&quot;)" table:style-name="ce60">
            <text:p>ok</text:p>
          </table:table-cell>
          <table:table-cell table:style-name="ce1"/>
          <table:table-cell office:value-type="string" table:style-name="ce4">
            <text:p>2.6 - SPECIAL COLUMN RANGES</text:p>
          </table:table-cell>
          <table:table-cell table:number-columns-repeated="12" table:style-name="ce4"/>
          <table:table-cell table:number-columns-repeated="16361"/>
        </table:table-row>
        <table:table-row table:style-name="ro2"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23" table:formula="of:=[Table.$A$6:.$A$17]+[Table.$B$6:.$B$17]" table:style-name="ce49">
            <text:p>23</text:p>
          </table:table-cell>
          <table:table-cell table:style-name="ce1"/>
          <table:table-cell office:value-type="string" table:style-name="ce6">
            <text:p>=SUM(table[#This Row])</text:p>
          </table:table-cell>
          <table:table-cell office:value-type="float" office:value="59" table:formula="of:=SUM([Table.$A16:.$D16])" table:style-name="ce6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1" table:formula="of:=IF(IF(AND(ISERROR([.G16]);ISERROR([.H16]));ERROR.TYPE([.G16])=ERROR.TYPE([.H16]);IF(AND(NOT(ISERROR([.G16]));NOT(ISERROR([.H16])));AND(ISBLANK([.G16])=ISBLANK([.H16]);[.G16]=[.H16])));1;&quot;ERR!&quot;)" table:style-name="ce60">
            <text:p>ok</text:p>
          </table:table-cell>
          <table:table-cell table:style-name="ce1"/>
          <table:table-cell office:value-type="string" table:style-name="ce5">
            <text:p>Range</text:p>
          </table:table-cell>
          <table:table-cell office:value-type="string" table:style-name="ce5">
            <text:p>Is</text:p>
          </table:table-cell>
          <table:table-cell table:number-columns-repeated="3" table:style-name="ce5"/>
          <table:table-cell office:value-type="string" table:style-name="ce5">
            <text:p>Must</text:p>
          </table:table-cell>
          <table:table-cell table:number-columns-repeated="3" table:style-name="ce5"/>
          <table:table-cell office:value-type="string" table:style-name="ce5">
            <text:p>Ok?</text:p>
          </table:table-cell>
          <table:table-cell table:number-columns-repeated="3" table:style-name="ce5"/>
          <table:table-cell table:number-columns-repeated="16361"/>
        </table:table-row>
        <table:table-row table:style-name="ro2"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25" table:formula="of:=[Table.$A$6:.$A$17]+[Table.$B$6:.$B$17]" table:style-name="ce49">
            <text:p>25</text:p>
          </table:table-cell>
          <table:table-cell table:number-columns-repeated="6" table:style-name="ce1"/>
          <table:table-cell office:value-type="string" table:style-name="ce1">
            <text:p>table[[#Data];[Head''2]]</text:p>
          </table:table-cell>
          <table:table-cell office:value-type="float" office:value="6" table:formula="of:=ROW([Table.$B$6:.$B$17])" table:style-name="ce20">
            <text:p>6</text:p>
          </table:table-cell>
          <table:table-cell office:value-type="float" office:value="2" table:formula="of:=COLUMN([Table.$B$6:.$B$17])" table:style-name="ce21">
            <text:p>2</text:p>
          </table:table-cell>
          <table:table-cell office:value-type="float" office:value="12" table:formula="of:=ROWS([Table.$B$6:.$B$17])" table:style-name="ce21">
            <text:p>12</text:p>
          </table:table-cell>
          <table:table-cell office:value-type="float" office:value="1" table:formula="of:=COLUMNS([Table.$B$6:.$B$17])" table:style-name="ce22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1">
            <text:p>2</text:p>
          </table:table-cell>
          <table:table-cell office:value-type="float" office:value="12" table:style-name="ce21">
            <text:p>12</text:p>
          </table:table-cell>
          <table:table-cell office:value-type="float" office:value="1" table:style-name="ce22">
            <text:p>1</text:p>
          </table:table-cell>
          <table:table-cell office:value-type="float" office:value="1" table:formula="of:=IF(IF(AND(ISERROR([.L17]);ISERROR([.P17]));ERROR.TYPE([.L17])=ERROR.TYPE([.P17]);IF(AND(NOT(ISERROR([.L17]));NOT(ISERROR([.P17])));AND(ISBLANK([.L17])=ISBLANK([.P17]);[.L17]=[.P17])));1;&quot;ERR!&quot;)" table:style-name="ce51">
            <text:p>ok</text:p>
          </table:table-cell>
          <table:table-cell office:value-type="float" office:value="1" table:formula="of:=IF(IF(AND(ISERROR([.M17]);ISERROR([.Q17]));ERROR.TYPE([.M17])=ERROR.TYPE([.Q17]);IF(AND(NOT(ISERROR([.M17]));NOT(ISERROR([.Q17])));AND(ISBLANK([.M17])=ISBLANK([.Q17]);[.M17]=[.Q17])));1;&quot;ERR!&quot;)" table:style-name="ce55">
            <text:p>ok</text:p>
          </table:table-cell>
          <table:table-cell office:value-type="float" office:value="1" table:formula="of:=IF(IF(AND(ISERROR([.N17]);ISERROR([.R17]));ERROR.TYPE([.N17])=ERROR.TYPE([.R17]);IF(AND(NOT(ISERROR([.N17]));NOT(ISERROR([.R17])));AND(ISBLANK([.N17])=ISBLANK([.R17]);[.N17]=[.R17])));1;&quot;ERR!&quot;)" table:style-name="ce55">
            <text:p>ok</text:p>
          </table:table-cell>
          <table:table-cell office:value-type="float" office:value="1" table:formula="of:=IF(IF(AND(ISERROR([.O17]);ISERROR([.S17]));ERROR.TYPE([.O17])=ERROR.TYPE([.S17]);IF(AND(NOT(ISERROR([.O17]));NOT(ISERROR([.S17])));AND(ISBLANK([.O17])=ISBLANK([.S17]);[.O17]=[.S17])));1;&quot;ERR!&quot;)" table:style-name="ce52">
            <text:p>ok</text:p>
          </table:table-cell>
          <table:table-cell table:number-columns-repeated="16361"/>
        </table:table-row>
        <table:table-row table:style-name="ro4">
          <table:table-cell office:value-type="float" office:value="78" table:formula="of:=SUBTOTAL(109;[Table.$A$6:.$A$17])" table:style-name="ce1">
            <text:p>78</text:p>
          </table:table-cell>
          <table:table-cell office:value-type="float" office:value="13" table:formula="of:=SUBTOTAL(104;[Table.$B$6:.$B$17])" table:style-name="ce1">
            <text:p>13</text:p>
          </table:table-cell>
          <table:table-cell office:value-type="float" office:value="12" table:formula="of:=SUBTOTAL(103;[Table.$C$6:.$C$17])" table:style-name="ce1">
            <text:p>12</text:p>
          </table:table-cell>
          <table:table-cell office:value-type="float" office:value="14" table:formula="of:=SUBTOTAL(101;[Table.$D$6:.$D$17])" table:style-name="ce1">
            <text:p>14</text:p>
          </table:table-cell>
          <table:table-cell table:style-name="ce1"/>
          <table:table-cell office:value-type="string" table:style-name="ce4">
            <text:p>2.3 - SUBTOTAL ROW</text:p>
          </table:table-cell>
          <table:table-cell table:number-columns-repeated="3" table:style-name="ce4"/>
          <table:table-cell table:style-name="ce1"/>
          <table:table-cell office:value-type="string" table:style-name="ce1">
            <text:p>table[[#Data];['#Head3]:[Calced]]</text:p>
          </table:table-cell>
          <table:table-cell office:value-type="float" office:value="6" table:formula="of:=ROW([Table.$C$6:.$D$17])" table:style-name="ce23">
            <text:p>6</text:p>
          </table:table-cell>
          <table:table-cell office:value-type="float" office:value="3" table:formula="of:=COLUMN([Table.$C$6:.$D$17])" table:style-name="ce24">
            <text:p>3</text:p>
          </table:table-cell>
          <table:table-cell office:value-type="float" office:value="12" table:formula="of:=ROWS([Table.$C$6:.$D$17])" table:style-name="ce24">
            <text:p>12</text:p>
          </table:table-cell>
          <table:table-cell office:value-type="float" office:value="2" table:formula="of:=COLUMNS([Table.$C$6:.$D$17])" table:style-name="ce25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3" table:style-name="ce24">
            <text:p>3</text:p>
          </table:table-cell>
          <table:table-cell office:value-type="float" office:value="12" table:style-name="ce24">
            <text:p>12</text:p>
          </table:table-cell>
          <table:table-cell office:value-type="float" office:value="2" table:style-name="ce25">
            <text:p>2</text:p>
          </table:table-cell>
          <table:table-cell office:value-type="float" office:value="1" table:formula="of:=IF(IF(AND(ISERROR([.L18]);ISERROR([.P18]));ERROR.TYPE([.L18])=ERROR.TYPE([.P18]);IF(AND(NOT(ISERROR([.L18]));NOT(ISERROR([.P18])));AND(ISBLANK([.L18])=ISBLANK([.P18]);[.L18]=[.P18])));1;&quot;ERR!&quot;)" table:style-name="ce56">
            <text:p>ok</text:p>
          </table:table-cell>
          <table:table-cell office:value-type="float" office:value="1" table:formula="of:=IF(IF(AND(ISERROR([.M18]);ISERROR([.Q18]));ERROR.TYPE([.M18])=ERROR.TYPE([.Q18]);IF(AND(NOT(ISERROR([.M18]));NOT(ISERROR([.Q18])));AND(ISBLANK([.M18])=ISBLANK([.Q18]);[.M18]=[.Q18])));1;&quot;ERR!&quot;)" table:style-name="ce57">
            <text:p>ok</text:p>
          </table:table-cell>
          <table:table-cell office:value-type="float" office:value="1" table:formula="of:=IF(IF(AND(ISERROR([.N18]);ISERROR([.R18]));ERROR.TYPE([.N18])=ERROR.TYPE([.R18]);IF(AND(NOT(ISERROR([.N18]));NOT(ISERROR([.R18])));AND(ISBLANK([.N18])=ISBLANK([.R18]);[.N18]=[.R18])));1;&quot;ERR!&quot;)" table:style-name="ce57">
            <text:p>ok</text:p>
          </table:table-cell>
          <table:table-cell office:value-type="float" office:value="1" table:formula="of:=IF(IF(AND(ISERROR([.O18]);ISERROR([.S18]));ERROR.TYPE([.O18])=ERROR.TYPE([.S18]);IF(AND(NOT(ISERROR([.O18]));NOT(ISERROR([.S18])));AND(ISBLANK([.O18])=ISBLANK([.S18]);[.O18]=[.S18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1">
            <text:p>table[[#Headers];[#Data];[Head''2]]</text:p>
          </table:table-cell>
          <table:table-cell office:value-type="float" office:value="5" table:formula="of:=ROW([Table.$B$5:.$B$17])" table:style-name="ce23">
            <text:p>5</text:p>
          </table:table-cell>
          <table:table-cell office:value-type="float" office:value="2" table:formula="of:=COLUMN([Table.$B$5:.$B$17])" table:style-name="ce24">
            <text:p>2</text:p>
          </table:table-cell>
          <table:table-cell office:value-type="float" office:value="13" table:formula="of:=ROWS([Table.$B$5:.$B$17])" table:style-name="ce24">
            <text:p>13</text:p>
          </table:table-cell>
          <table:table-cell office:value-type="float" office:value="1" table:formula="of:=COLUMNS([Table.$B$5:.$B$17])" table:style-name="ce25">
            <text:p>1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4">
            <text:p>2</text:p>
          </table:table-cell>
          <table:table-cell office:value-type="float" office:value="13" table:style-name="ce24">
            <text:p>13</text:p>
          </table:table-cell>
          <table:table-cell office:value-type="float" office:value="1" table:style-name="ce25">
            <text:p>1</text:p>
          </table:table-cell>
          <table:table-cell office:value-type="float" office:value="1" table:formula="of:=IF(IF(AND(ISERROR([.L19]);ISERROR([.P19]));ERROR.TYPE([.L19])=ERROR.TYPE([.P19]);IF(AND(NOT(ISERROR([.L19]));NOT(ISERROR([.P19])));AND(ISBLANK([.L19])=ISBLANK([.P19]);[.L19]=[.P19])));1;&quot;ERR!&quot;)" table:style-name="ce56">
            <text:p>ok</text:p>
          </table:table-cell>
          <table:table-cell office:value-type="float" office:value="1" table:formula="of:=IF(IF(AND(ISERROR([.M19]);ISERROR([.Q19]));ERROR.TYPE([.M19])=ERROR.TYPE([.Q19]);IF(AND(NOT(ISERROR([.M19]));NOT(ISERROR([.Q19])));AND(ISBLANK([.M19])=ISBLANK([.Q19]);[.M19]=[.Q19])));1;&quot;ERR!&quot;)" table:style-name="ce57">
            <text:p>ok</text:p>
          </table:table-cell>
          <table:table-cell office:value-type="float" office:value="1" table:formula="of:=IF(IF(AND(ISERROR([.N19]);ISERROR([.R19]));ERROR.TYPE([.N19])=ERROR.TYPE([.R19]);IF(AND(NOT(ISERROR([.N19]));NOT(ISERROR([.R19])));AND(ISBLANK([.N19])=ISBLANK([.R19]);[.N19]=[.R19])));1;&quot;ERR!&quot;)" table:style-name="ce57">
            <text:p>ok</text:p>
          </table:table-cell>
          <table:table-cell office:value-type="float" office:value="1" table:formula="of:=IF(IF(AND(ISERROR([.O19]);ISERROR([.S19]));ERROR.TYPE([.O19])=ERROR.TYPE([.S19]);IF(AND(NOT(ISERROR([.O19]));NOT(ISERROR([.S19])));AND(ISBLANK([.O19])=ISBLANK([.S19]);[.O19]=[.S19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1">
            <text:p>Head1 - SUM</text:p>
          </table:table-cell>
          <table:table-cell office:value-type="float" office:value="78" table:formula="of:=[.$A$18]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" table:formula="of:=IF(IF(AND(ISERROR([.G20]);ISERROR([.H20]));ERROR.TYPE([.G20])=ERROR.TYPE([.H20]);IF(AND(NOT(ISERROR([.G20]));NOT(ISERROR([.H20])));AND(ISBLANK([.G20])=ISBLANK([.H20]);[.G20]=[.H20])));1;&quot;ERR!&quot;)" table:style-name="ce50">
            <text:p>ok</text:p>
          </table:table-cell>
          <table:table-cell table:style-name="ce1"/>
          <table:table-cell office:value-type="string" table:style-name="ce1">
            <text:p>table[[#Data];[#Totals];['#Head3]:[Calced]]</text:p>
          </table:table-cell>
          <table:table-cell office:value-type="float" office:value="6" table:formula="of:=ROW([Table.$C$6:.$D$18])" table:style-name="ce26">
            <text:p>6</text:p>
          </table:table-cell>
          <table:table-cell office:value-type="float" office:value="3" table:formula="of:=COLUMN([Table.$C$6:.$D$18])" table:style-name="ce27">
            <text:p>3</text:p>
          </table:table-cell>
          <table:table-cell office:value-type="float" office:value="13" table:formula="of:=ROWS([Table.$C$6:.$D$18])" table:style-name="ce27">
            <text:p>13</text:p>
          </table:table-cell>
          <table:table-cell office:value-type="float" office:value="2" table:formula="of:=COLUMNS([Table.$C$6:.$D$18])" table:style-name="ce28">
            <text:p>2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3" table:style-name="ce27">
            <text:p>13</text:p>
          </table:table-cell>
          <table:table-cell office:value-type="float" office:value="2" table:style-name="ce28">
            <text:p>2</text:p>
          </table:table-cell>
          <table:table-cell office:value-type="float" office:value="1" table:formula="of:=IF(IF(AND(ISERROR([.L20]);ISERROR([.P20]));ERROR.TYPE([.L20])=ERROR.TYPE([.P20]);IF(AND(NOT(ISERROR([.L20]));NOT(ISERROR([.P20])));AND(ISBLANK([.L20])=ISBLANK([.P20]);[.L20]=[.P20])));1;&quot;ERR!&quot;)" table:style-name="ce53">
            <text:p>ok</text:p>
          </table:table-cell>
          <table:table-cell office:value-type="float" office:value="1" table:formula="of:=IF(IF(AND(ISERROR([.M20]);ISERROR([.Q20]));ERROR.TYPE([.M20])=ERROR.TYPE([.Q20]);IF(AND(NOT(ISERROR([.M20]));NOT(ISERROR([.Q20])));AND(ISBLANK([.M20])=ISBLANK([.Q20]);[.M20]=[.Q20])));1;&quot;ERR!&quot;)" table:style-name="ce59">
            <text:p>ok</text:p>
          </table:table-cell>
          <table:table-cell office:value-type="float" office:value="1" table:formula="of:=IF(IF(AND(ISERROR([.N20]);ISERROR([.R20]));ERROR.TYPE([.N20])=ERROR.TYPE([.R20]);IF(AND(NOT(ISERROR([.N20]));NOT(ISERROR([.R20])));AND(ISBLANK([.N20])=ISBLANK([.R20]);[.N20]=[.R20])));1;&quot;ERR!&quot;)" table:style-name="ce59">
            <text:p>ok</text:p>
          </table:table-cell>
          <table:table-cell office:value-type="float" office:value="1" table:formula="of:=IF(IF(AND(ISERROR([.O20]);ISERROR([.S20]));ERROR.TYPE([.O20])=ERROR.TYPE([.S20]);IF(AND(NOT(ISERROR([.O20]));NOT(ISERROR([.S20])));AND(ISBLANK([.O20])=ISBLANK([.S20]);[.O20]=[.S20])));1;&quot;ERR!&quot;)" table:style-name="ce54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1">
            <text:p>Head2 - AVERAGE</text:p>
          </table:table-cell>
          <table:table-cell office:value-type="float" office:value="13" table:formula="of:=[.$B$18]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G21]);ISERROR([.H21]));ERROR.TYPE([.G21])=ERROR.TYPE([.H21]);IF(AND(NOT(ISERROR([.G21]));NOT(ISERROR([.H21])));AND(ISBLANK([.G21])=ISBLANK([.H21]);[.G21]=[.H21])));1;&quot;ERR!&quot;)" table:style-name="ce50">
            <text:p>ok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Head3 - COUNT</text:p>
          </table:table-cell>
          <table:table-cell office:value-type="float" office:value="12" table:formula="of:=[.$C$18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IF(IF(AND(ISERROR([.G22]);ISERROR([.H22]));ERROR.TYPE([.G22])=ERROR.TYPE([.H22]);IF(AND(NOT(ISERROR([.G22]));NOT(ISERROR([.H22])));AND(ISBLANK([.G22])=ISBLANK([.H22]);[.G22]=[.H22])));1;&quot;ERR!&quot;)" table:style-name="ce50">
            <text:p>ok</text:p>
          </table:table-cell>
          <table:table-cell table:style-name="ce1"/>
          <table:table-cell office:value-type="string" table:style-name="ce4">
            <text:p>2.7 - SPECIAL RANGES (TABLE WITHOUT HEADERS AND TOTALS)</text:p>
          </table:table-cell>
          <table:table-cell table:number-columns-repeated="12" table:style-name="ce4"/>
          <table:table-cell table:number-columns-repeated="1636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Calced - MAX</text:p>
          </table:table-cell>
          <table:table-cell office:value-type="float" office:value="14" table:formula="of:=[.$D$18]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" table:formula="of:=IF(IF(AND(ISERROR([.G23]);ISERROR([.H23]));ERROR.TYPE([.G23])=ERROR.TYPE([.H23]);IF(AND(NOT(ISERROR([.G23]));NOT(ISERROR([.H23])));AND(ISBLANK([.G23])=ISBLANK([.H23]);[.G23]=[.H23])));1;&quot;ERR!&quot;)" table:style-name="ce50">
            <text:p>ok</text:p>
          </table:table-cell>
          <table:table-cell table:style-name="ce1"/>
          <table:table-cell office:value-type="string" table:style-name="ce5">
            <text:p>Range</text:p>
          </table:table-cell>
          <table:table-cell office:value-type="string" table:style-name="ce5">
            <text:p>Is</text:p>
          </table:table-cell>
          <table:table-cell table:number-columns-repeated="3" table:style-name="ce5"/>
          <table:table-cell office:value-type="string" table:style-name="ce5">
            <text:p>Must</text:p>
          </table:table-cell>
          <table:table-cell table:number-columns-repeated="3" table:style-name="ce5"/>
          <table:table-cell office:value-type="string" table:style-name="ce5">
            <text:p>Ok?</text:p>
          </table:table-cell>
          <table:table-cell table:number-columns-repeated="3" table:style-name="ce5"/>
          <table:table-cell table:number-columns-repeated="1636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7" table:style-name="ce1"/>
          <table:table-cell office:value-type="string" table:style-name="ce1">
            <text:p>table2</text:p>
          </table:table-cell>
          <table:table-cell office:value-type="float" office:value="22" table:formula="of:=ROW([Table.$A$22:.$C$25])" table:style-name="ce70">
            <text:p>22</text:p>
          </table:table-cell>
          <table:table-cell office:value-type="float" office:value="1" table:formula="of:=COLUMN([Table.$A$22:.$C$25])" table:style-name="ce71">
            <text:p>1</text:p>
          </table:table-cell>
          <table:table-cell office:value-type="float" office:value="4" table:formula="of:=ROWS([Table.$A$22:.$C$25])" table:style-name="ce71">
            <text:p>4</text:p>
          </table:table-cell>
          <table:table-cell office:value-type="float" office:value="3" table:formula="of:=COLUMNS([Table.$A$22:.$C$25])" table:style-name="ce72">
            <text:p>3</text:p>
          </table:table-cell>
          <table:table-cell office:value-type="float" office:value="22" table:style-name="ce20">
            <text:p>22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1" table:formula="of:=IF(IF(AND(ISERROR([.L24]);ISERROR([.P24]));ERROR.TYPE([.L24])=ERROR.TYPE([.P24]);IF(AND(NOT(ISERROR([.L24]));NOT(ISERROR([.P24])));AND(ISBLANK([.L24])=ISBLANK([.P24]);[.L24]=[.P24])));1;&quot;ERR!&quot;)" table:style-name="ce51">
            <text:p>ok</text:p>
          </table:table-cell>
          <table:table-cell office:value-type="float" office:value="1" table:formula="of:=IF(IF(AND(ISERROR([.M24]);ISERROR([.Q24]));ERROR.TYPE([.M24])=ERROR.TYPE([.Q24]);IF(AND(NOT(ISERROR([.M24]));NOT(ISERROR([.Q24])));AND(ISBLANK([.M24])=ISBLANK([.Q24]);[.M24]=[.Q24])));1;&quot;ERR!&quot;)" table:style-name="ce55">
            <text:p>ok</text:p>
          </table:table-cell>
          <table:table-cell office:value-type="float" office:value="1" table:formula="of:=IF(IF(AND(ISERROR([.N24]);ISERROR([.R24]));ERROR.TYPE([.N24])=ERROR.TYPE([.R24]);IF(AND(NOT(ISERROR([.N24]));NOT(ISERROR([.R24])));AND(ISBLANK([.N24])=ISBLANK([.R24]);[.N24]=[.R24])));1;&quot;ERR!&quot;)" table:style-name="ce55">
            <text:p>ok</text:p>
          </table:table-cell>
          <table:table-cell office:value-type="float" office:value="1" table:formula="of:=IF(IF(AND(ISERROR([.O24]);ISERROR([.S24]));ERROR.TYPE([.O24])=ERROR.TYPE([.S24]);IF(AND(NOT(ISERROR([.O24]));NOT(ISERROR([.S24])));AND(ISBLANK([.O24])=ISBLANK([.S24]);[.O24]=[.S24])));1;&quot;ERR!&quot;)" table:style-name="ce52">
            <text:p>ok</text:p>
          </table:table-cell>
          <table:table-cell table:number-columns-repeated="16361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4">
            <text:p>2.4 - SPACING</text:p>
          </table:table-cell>
          <table:table-cell table:number-columns-repeated="3" table:style-name="ce4"/>
          <table:table-cell table:style-name="ce1"/>
          <table:table-cell office:value-type="string" table:style-name="ce1">
            <text:p>table2[#Headers]</text:p>
          </table:table-cell>
          <table:table-cell office:value-type="float" office:value="0" table:formula="of:=ROW(#REF!)" table:style-name="ce73">
            <text:p>#BEZUG!</text:p>
          </table:table-cell>
          <table:table-cell office:value-type="float" office:value="0" table:formula="of:=COLUMN(#REF!)" table:style-name="ce74">
            <text:p>#BEZUG!</text:p>
          </table:table-cell>
          <table:table-cell office:value-type="float" office:value="0" table:formula="of:=ROWS(#REF!)" table:style-name="ce74">
            <text:p>#BEZUG!</text:p>
          </table:table-cell>
          <table:table-cell office:value-type="float" office:value="0" table:formula="of:=COLUMNS(#REF!)" table:style-name="ce7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L25]);ISERROR([.P25]));ERROR.TYPE([.L25])=ERROR.TYPE([.P25]);IF(AND(NOT(ISERROR([.L25]));NOT(ISERROR([.P25])));AND(ISBLANK([.L25])=ISBLANK([.P25]);[.L25]=[.P25])));1;&quot;ERR!&quot;)" table:style-name="ce56">
            <text:p>ok</text:p>
          </table:table-cell>
          <table:table-cell office:value-type="float" office:value="1" table:formula="of:=IF(IF(AND(ISERROR([.M25]);ISERROR([.Q25]));ERROR.TYPE([.M25])=ERROR.TYPE([.Q25]);IF(AND(NOT(ISERROR([.M25]));NOT(ISERROR([.Q25])));AND(ISBLANK([.M25])=ISBLANK([.Q25]);[.M25]=[.Q25])));1;&quot;ERR!&quot;)" table:style-name="ce57">
            <text:p>ok</text:p>
          </table:table-cell>
          <table:table-cell office:value-type="float" office:value="1" table:formula="of:=IF(IF(AND(ISERROR([.N25]);ISERROR([.R25]));ERROR.TYPE([.N25])=ERROR.TYPE([.R25]);IF(AND(NOT(ISERROR([.N25]));NOT(ISERROR([.R25])));AND(ISBLANK([.N25])=ISBLANK([.R25]);[.N25]=[.R25])));1;&quot;ERR!&quot;)" table:style-name="ce57">
            <text:p>ok</text:p>
          </table:table-cell>
          <table:table-cell office:value-type="float" office:value="1" table:formula="of:=IF(IF(AND(ISERROR([.O25]);ISERROR([.S25]));ERROR.TYPE([.O25])=ERROR.TYPE([.S25]);IF(AND(NOT(ISERROR([.O25]));NOT(ISERROR([.S25])));AND(ISBLANK([.O25])=ISBLANK([.S25]);[.O25]=[.S25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1">
            <text:p>table2[#Data]</text:p>
          </table:table-cell>
          <table:table-cell office:value-type="float" office:value="22" table:formula="of:=ROW([Table.$A$22:.$C$25])" table:style-name="ce73">
            <text:p>22</text:p>
          </table:table-cell>
          <table:table-cell office:value-type="float" office:value="1" table:formula="of:=COLUMN([Table.$A$22:.$C$25])" table:style-name="ce74">
            <text:p>1</text:p>
          </table:table-cell>
          <table:table-cell office:value-type="float" office:value="4" table:formula="of:=ROWS([Table.$A$22:.$C$25])" table:style-name="ce74">
            <text:p>4</text:p>
          </table:table-cell>
          <table:table-cell office:value-type="float" office:value="3" table:formula="of:=COLUMNS([Table.$A$22:.$C$25])" table:style-name="ce75">
            <text:p>3</text:p>
          </table:table-cell>
          <table:table-cell office:value-type="float" office:value="22" table:style-name="ce23">
            <text:p>22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formula="of:=IF(IF(AND(ISERROR([.L26]);ISERROR([.P26]));ERROR.TYPE([.L26])=ERROR.TYPE([.P26]);IF(AND(NOT(ISERROR([.L26]));NOT(ISERROR([.P26])));AND(ISBLANK([.L26])=ISBLANK([.P26]);[.L26]=[.P26])));1;&quot;ERR!&quot;)" table:style-name="ce56">
            <text:p>ok</text:p>
          </table:table-cell>
          <table:table-cell office:value-type="float" office:value="1" table:formula="of:=IF(IF(AND(ISERROR([.M26]);ISERROR([.Q26]));ERROR.TYPE([.M26])=ERROR.TYPE([.Q26]);IF(AND(NOT(ISERROR([.M26]));NOT(ISERROR([.Q26])));AND(ISBLANK([.M26])=ISBLANK([.Q26]);[.M26]=[.Q26])));1;&quot;ERR!&quot;)" table:style-name="ce57">
            <text:p>ok</text:p>
          </table:table-cell>
          <table:table-cell office:value-type="float" office:value="1" table:formula="of:=IF(IF(AND(ISERROR([.N26]);ISERROR([.R26]));ERROR.TYPE([.N26])=ERROR.TYPE([.R26]);IF(AND(NOT(ISERROR([.N26]));NOT(ISERROR([.R26])));AND(ISBLANK([.N26])=ISBLANK([.R26]);[.N26]=[.R26])));1;&quot;ERR!&quot;)" table:style-name="ce57">
            <text:p>ok</text:p>
          </table:table-cell>
          <table:table-cell office:value-type="float" office:value="1" table:formula="of:=IF(IF(AND(ISERROR([.O26]);ISERROR([.S26]));ERROR.TYPE([.O26])=ERROR.TYPE([.S26]);IF(AND(NOT(ISERROR([.O26]));NOT(ISERROR([.S26])));AND(ISBLANK([.O26])=ISBLANK([.S26]);[.O26]=[.S26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6">
            <text:p>=SUM(table[['#Head3]:[Calced]])</text:p>
          </table:table-cell>
          <table:table-cell office:value-type="float" office:value="270" table:formula="of:=SUM([Table.$C$6:.$D$17])" table:style-name="ce6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" table:formula="of:=IF(IF(AND(ISERROR([.G27]);ISERROR([.H27]));ERROR.TYPE([.G27])=ERROR.TYPE([.H27]);IF(AND(NOT(ISERROR([.G27]));NOT(ISERROR([.H27])));AND(ISBLANK([.G27])=ISBLANK([.H27]);[.G27]=[.H27])));1;&quot;ERR!&quot;)" table:style-name="ce50">
            <text:p>ok</text:p>
          </table:table-cell>
          <table:table-cell table:style-name="ce1"/>
          <table:table-cell office:value-type="string" table:style-name="ce1">
            <text:p>table2[#Totals]</text:p>
          </table:table-cell>
          <table:table-cell office:value-type="float" office:value="0" table:formula="of:=ROW(#REF!)" table:style-name="ce73">
            <text:p>#BEZUG!</text:p>
          </table:table-cell>
          <table:table-cell office:value-type="float" office:value="0" table:formula="of:=COLUMN(#REF!)" table:style-name="ce74">
            <text:p>#BEZUG!</text:p>
          </table:table-cell>
          <table:table-cell office:value-type="float" office:value="0" table:formula="of:=ROWS(#REF!)" table:style-name="ce74">
            <text:p>#BEZUG!</text:p>
          </table:table-cell>
          <table:table-cell office:value-type="float" office:value="0" table:formula="of:=COLUMNS(#REF!)" table:style-name="ce7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L27]);ISERROR([.P27]));ERROR.TYPE([.L27])=ERROR.TYPE([.P27]);IF(AND(NOT(ISERROR([.L27]));NOT(ISERROR([.P27])));AND(ISBLANK([.L27])=ISBLANK([.P27]);[.L27]=[.P27])));1;&quot;ERR!&quot;)" table:style-name="ce56">
            <text:p>ok</text:p>
          </table:table-cell>
          <table:table-cell office:value-type="float" office:value="1" table:formula="of:=IF(IF(AND(ISERROR([.M27]);ISERROR([.Q27]));ERROR.TYPE([.M27])=ERROR.TYPE([.Q27]);IF(AND(NOT(ISERROR([.M27]));NOT(ISERROR([.Q27])));AND(ISBLANK([.M27])=ISBLANK([.Q27]);[.M27]=[.Q27])));1;&quot;ERR!&quot;)" table:style-name="ce57">
            <text:p>ok</text:p>
          </table:table-cell>
          <table:table-cell office:value-type="float" office:value="1" table:formula="of:=IF(IF(AND(ISERROR([.N27]);ISERROR([.R27]));ERROR.TYPE([.N27])=ERROR.TYPE([.R27]);IF(AND(NOT(ISERROR([.N27]));NOT(ISERROR([.R27])));AND(ISBLANK([.N27])=ISBLANK([.R27]);[.N27]=[.R27])));1;&quot;ERR!&quot;)" table:style-name="ce57">
            <text:p>ok</text:p>
          </table:table-cell>
          <table:table-cell office:value-type="float" office:value="1" table:formula="of:=IF(IF(AND(ISERROR([.O27]);ISERROR([.S27]));ERROR.TYPE([.O27])=ERROR.TYPE([.S27]);IF(AND(NOT(ISERROR([.O27]));NOT(ISERROR([.S27])));AND(ISBLANK([.O27])=ISBLANK([.S27]);[.O27]=[.S27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6">
            <text:p>=SUM(table[ ['#Head3]:[Calced] ])</text:p>
          </table:table-cell>
          <table:table-cell office:value-type="float" office:value="270" table:formula="of:=SUM([Table.$C$6:.$D$17])" table:style-name="ce6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" table:formula="of:=IF(IF(AND(ISERROR([.G28]);ISERROR([.H28]));ERROR.TYPE([.G28])=ERROR.TYPE([.H28]);IF(AND(NOT(ISERROR([.G28]));NOT(ISERROR([.H28])));AND(ISBLANK([.G28])=ISBLANK([.H28]);[.G28]=[.H28])));1;&quot;ERR!&quot;)" table:style-name="ce50">
            <text:p>ok</text:p>
          </table:table-cell>
          <table:table-cell table:style-name="ce1"/>
          <table:table-cell office:value-type="string" table:style-name="ce1">
            <text:p>table2[#All]</text:p>
          </table:table-cell>
          <table:table-cell office:value-type="float" office:value="22" table:formula="of:=ROW([Table.$A$22:.$C$25])" table:style-name="ce73">
            <text:p>22</text:p>
          </table:table-cell>
          <table:table-cell office:value-type="float" office:value="1" table:formula="of:=COLUMN([Table.$A$22:.$C$25])" table:style-name="ce74">
            <text:p>1</text:p>
          </table:table-cell>
          <table:table-cell office:value-type="float" office:value="4" table:formula="of:=ROWS([Table.$A$22:.$C$25])" table:style-name="ce74">
            <text:p>4</text:p>
          </table:table-cell>
          <table:table-cell office:value-type="float" office:value="3" table:formula="of:=COLUMNS([Table.$A$22:.$C$25])" table:style-name="ce75">
            <text:p>3</text:p>
          </table:table-cell>
          <table:table-cell office:value-type="float" office:value="22" table:style-name="ce23">
            <text:p>22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formula="of:=IF(IF(AND(ISERROR([.L28]);ISERROR([.P28]));ERROR.TYPE([.L28])=ERROR.TYPE([.P28]);IF(AND(NOT(ISERROR([.L28]));NOT(ISERROR([.P28])));AND(ISBLANK([.L28])=ISBLANK([.P28]);[.L28]=[.P28])));1;&quot;ERR!&quot;)" table:style-name="ce56">
            <text:p>ok</text:p>
          </table:table-cell>
          <table:table-cell office:value-type="float" office:value="1" table:formula="of:=IF(IF(AND(ISERROR([.M28]);ISERROR([.Q28]));ERROR.TYPE([.M28])=ERROR.TYPE([.Q28]);IF(AND(NOT(ISERROR([.M28]));NOT(ISERROR([.Q28])));AND(ISBLANK([.M28])=ISBLANK([.Q28]);[.M28]=[.Q28])));1;&quot;ERR!&quot;)" table:style-name="ce57">
            <text:p>ok</text:p>
          </table:table-cell>
          <table:table-cell office:value-type="float" office:value="1" table:formula="of:=IF(IF(AND(ISERROR([.N28]);ISERROR([.R28]));ERROR.TYPE([.N28])=ERROR.TYPE([.R28]);IF(AND(NOT(ISERROR([.N28]));NOT(ISERROR([.R28])));AND(ISBLANK([.N28])=ISBLANK([.R28]);[.N28]=[.R28])));1;&quot;ERR!&quot;)" table:style-name="ce57">
            <text:p>ok</text:p>
          </table:table-cell>
          <table:table-cell office:value-type="float" office:value="1" table:formula="of:=IF(IF(AND(ISERROR([.O28]);ISERROR([.S28]));ERROR.TYPE([.O28])=ERROR.TYPE([.S28]);IF(AND(NOT(ISERROR([.O28]));NOT(ISERROR([.S28])));AND(ISBLANK([.O28])=ISBLANK([.S28]);[.O28]=[.S28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6">
            <text:p>=SUM(table[[#Data];['#Head3]:[Calced]])</text:p>
          </table:table-cell>
          <table:table-cell office:value-type="float" office:value="270" table:formula="of:=SUM([Table.$C$6:.$D$17])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" table:formula="of:=IF(IF(AND(ISERROR([.G29]);ISERROR([.H29]));ERROR.TYPE([.G29])=ERROR.TYPE([.H29]);IF(AND(NOT(ISERROR([.G29]));NOT(ISERROR([.H29])));AND(ISBLANK([.G29])=ISBLANK([.H29]);[.G29]=[.H29])));1;&quot;ERR!&quot;)" table:style-name="ce50">
            <text:p>ok</text:p>
          </table:table-cell>
          <table:table-cell table:style-name="ce1"/>
          <table:table-cell office:value-type="string" table:style-name="ce1">
            <text:p>table2[[#Headers];[#Data]]</text:p>
          </table:table-cell>
          <table:table-cell office:value-type="float" office:value="22" table:formula="of:=ROW([Table.$A$22:.$C$25])" table:style-name="ce23">
            <text:p>22</text:p>
          </table:table-cell>
          <table:table-cell office:value-type="float" office:value="1" table:formula="of:=COLUMN([Table.$A$22:.$C$25])" table:style-name="ce24">
            <text:p>1</text:p>
          </table:table-cell>
          <table:table-cell office:value-type="float" office:value="4" table:formula="of:=ROWS([Table.$A$22:.$C$25])" table:style-name="ce24">
            <text:p>4</text:p>
          </table:table-cell>
          <table:table-cell office:value-type="float" office:value="3" table:formula="of:=COLUMNS([Table.$A$22:.$C$25])" table:style-name="ce25">
            <text:p>3</text:p>
          </table:table-cell>
          <table:table-cell office:value-type="float" office:value="22" table:style-name="ce23">
            <text:p>22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formula="of:=IF(IF(AND(ISERROR([.L29]);ISERROR([.P29]));ERROR.TYPE([.L29])=ERROR.TYPE([.P29]);IF(AND(NOT(ISERROR([.L29]));NOT(ISERROR([.P29])));AND(ISBLANK([.L29])=ISBLANK([.P29]);[.L29]=[.P29])));1;&quot;ERR!&quot;)" table:style-name="ce56">
            <text:p>ok</text:p>
          </table:table-cell>
          <table:table-cell office:value-type="float" office:value="1" table:formula="of:=IF(IF(AND(ISERROR([.M29]);ISERROR([.Q29]));ERROR.TYPE([.M29])=ERROR.TYPE([.Q29]);IF(AND(NOT(ISERROR([.M29]));NOT(ISERROR([.Q29])));AND(ISBLANK([.M29])=ISBLANK([.Q29]);[.M29]=[.Q29])));1;&quot;ERR!&quot;)" table:style-name="ce57">
            <text:p>ok</text:p>
          </table:table-cell>
          <table:table-cell office:value-type="float" office:value="1" table:formula="of:=IF(IF(AND(ISERROR([.N29]);ISERROR([.R29]));ERROR.TYPE([.N29])=ERROR.TYPE([.R29]);IF(AND(NOT(ISERROR([.N29]));NOT(ISERROR([.R29])));AND(ISBLANK([.N29])=ISBLANK([.R29]);[.N29]=[.R29])));1;&quot;ERR!&quot;)" table:style-name="ce57">
            <text:p>ok</text:p>
          </table:table-cell>
          <table:table-cell office:value-type="float" office:value="1" table:formula="of:=IF(IF(AND(ISERROR([.O29]);ISERROR([.S29]));ERROR.TYPE([.O29])=ERROR.TYPE([.S29]);IF(AND(NOT(ISERROR([.O29]));NOT(ISERROR([.S29])));AND(ISBLANK([.O29])=ISBLANK([.S29]);[.O29]=[.S29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6">
            <text:p>=SUM(table[ [#Data];['#Head3]:[Calced] ])</text:p>
          </table:table-cell>
          <table:table-cell office:value-type="float" office:value="270" table:formula="of:=SUM([Table.$C$6:.$D$17])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" table:formula="of:=IF(IF(AND(ISERROR([.G30]);ISERROR([.H30]));ERROR.TYPE([.G30])=ERROR.TYPE([.H30]);IF(AND(NOT(ISERROR([.G30]));NOT(ISERROR([.H30])));AND(ISBLANK([.G30])=ISBLANK([.H30]);[.G30]=[.H30])));1;&quot;ERR!&quot;)" table:style-name="ce50">
            <text:p>ok</text:p>
          </table:table-cell>
          <table:table-cell table:style-name="ce1"/>
          <table:table-cell office:value-type="string" table:style-name="ce1">
            <text:p>table2[[#Data];[#Totals]]</text:p>
          </table:table-cell>
          <table:table-cell office:value-type="float" office:value="22" table:formula="of:=ROW([Table.$A$22:.$C$25])" table:style-name="ce26">
            <text:p>22</text:p>
          </table:table-cell>
          <table:table-cell office:value-type="float" office:value="1" table:formula="of:=COLUMN([Table.$A$22:.$C$25])" table:style-name="ce27">
            <text:p>1</text:p>
          </table:table-cell>
          <table:table-cell office:value-type="float" office:value="4" table:formula="of:=ROWS([Table.$A$22:.$C$25])" table:style-name="ce27">
            <text:p>4</text:p>
          </table:table-cell>
          <table:table-cell office:value-type="float" office:value="3" table:formula="of:=COLUMNS([Table.$A$22:.$C$25])" table:style-name="ce28">
            <text:p>3</text:p>
          </table:table-cell>
          <table:table-cell office:value-type="float" office:value="22" table:style-name="ce26">
            <text:p>22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1" table:formula="of:=IF(IF(AND(ISERROR([.L30]);ISERROR([.P30]));ERROR.TYPE([.L30])=ERROR.TYPE([.P30]);IF(AND(NOT(ISERROR([.L30]));NOT(ISERROR([.P30])));AND(ISBLANK([.L30])=ISBLANK([.P30]);[.L30]=[.P30])));1;&quot;ERR!&quot;)" table:style-name="ce53">
            <text:p>ok</text:p>
          </table:table-cell>
          <table:table-cell office:value-type="float" office:value="1" table:formula="of:=IF(IF(AND(ISERROR([.M30]);ISERROR([.Q30]));ERROR.TYPE([.M30])=ERROR.TYPE([.Q30]);IF(AND(NOT(ISERROR([.M30]));NOT(ISERROR([.Q30])));AND(ISBLANK([.M30])=ISBLANK([.Q30]);[.M30]=[.Q30])));1;&quot;ERR!&quot;)" table:style-name="ce59">
            <text:p>ok</text:p>
          </table:table-cell>
          <table:table-cell office:value-type="float" office:value="1" table:formula="of:=IF(IF(AND(ISERROR([.N30]);ISERROR([.R30]));ERROR.TYPE([.N30])=ERROR.TYPE([.R30]);IF(AND(NOT(ISERROR([.N30]));NOT(ISERROR([.R30])));AND(ISBLANK([.N30])=ISBLANK([.R30]);[.N30]=[.R30])));1;&quot;ERR!&quot;)" table:style-name="ce59">
            <text:p>ok</text:p>
          </table:table-cell>
          <table:table-cell office:value-type="float" office:value="1" table:formula="of:=IF(IF(AND(ISERROR([.O30]);ISERROR([.S30]));ERROR.TYPE([.O30])=ERROR.TYPE([.S30]);IF(AND(NOT(ISERROR([.O30]));NOT(ISERROR([.S30])));AND(ISBLANK([.O30])=ISBLANK([.S30]);[.O30]=[.S30])));1;&quot;ERR!&quot;)" table:style-name="ce54">
            <text:p>ok</text:p>
          </table:table-cell>
          <table:table-cell table:number-columns-repeated="16361"/>
        </table:table-row>
        <table:table-row table:style-name="ro2">
          <table:table-cell table:number-columns-repeated="5" table:style-name="ce1"/>
          <table:table-cell office:value-type="string" table:style-name="ce6">
            <text:p>=SUM(table[[#Data]; ['#Head3]:[Calced]])</text:p>
          </table:table-cell>
          <table:table-cell office:value-type="float" office:value="270" table:formula="of:=SUM([Table.$C$6:.$D$17])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" table:formula="of:=IF(IF(AND(ISERROR([.G31]);ISERROR([.H31]));ERROR.TYPE([.G31])=ERROR.TYPE([.H31]);IF(AND(NOT(ISERROR([.G31]));NOT(ISERROR([.H31])));AND(ISBLANK([.G31])=ISBLANK([.H31]);[.G31]=[.H31])));1;&quot;ERR!&quot;)" table:style-name="ce50">
            <text:p>ok</text:p>
          </table:table-cell>
          <table:table-cell table:number-columns-repeated="16375" table:style-name="ce1"/>
        </table:table-row>
        <table:table-row table:style-name="ro4">
          <table:table-cell table:number-columns-repeated="5" table:style-name="ce1"/>
          <table:table-cell office:value-type="string" table:style-name="ce6">
            <text:p>=SUM(table[ [#Data]; ['#Head3]:[Calced] ])</text:p>
          </table:table-cell>
          <table:table-cell office:value-type="float" office:value="270" table:formula="of:=SUM([Table.$C$6:.$D$17])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" table:formula="of:=IF(IF(AND(ISERROR([.G32]);ISERROR([.H32]));ERROR.TYPE([.G32])=ERROR.TYPE([.H32]);IF(AND(NOT(ISERROR([.G32]));NOT(ISERROR([.H32])));AND(ISBLANK([.G32])=ISBLANK([.H32]);[.G32]=[.H32])));1;&quot;ERR!&quot;)" table:style-name="ce50">
            <text:p>ok</text:p>
          </table:table-cell>
          <table:table-cell table:style-name="ce1"/>
          <table:table-cell office:value-type="string" table:style-name="ce4">
            <text:p>2.8 - SPECIAL COLUMN RANGES (TABLE WITHOUT HEADERS AND TOTALS)</text:p>
          </table:table-cell>
          <table:table-cell table:number-columns-repeated="12" table:style-name="ce4"/>
          <table:table-cell table:number-columns-repeated="16361"/>
        </table:table-row>
        <table:table-row table:style-name="ro2">
          <table:table-cell table:number-columns-repeated="5"/>
          <table:table-cell office:value-type="string" table:style-name="ce6">
            <text:p>=SUM(table[[#Data];[#Totals];[Head''2]])</text:p>
          </table:table-cell>
          <table:table-cell office:value-type="float" office:value="103" table:formula="of:=SUM([Table.$B$6:.$B$18])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float" office:value="1" table:formula="of:=IF(IF(AND(ISERROR([.G33]);ISERROR([.H33]));ERROR.TYPE([.G33])=ERROR.TYPE([.H33]);IF(AND(NOT(ISERROR([.G33]));NOT(ISERROR([.H33])));AND(ISBLANK([.G33])=ISBLANK([.H33]);[.G33]=[.H33])));1;&quot;ERR!&quot;)" table:style-name="ce50">
            <text:p>ok</text:p>
          </table:table-cell>
          <table:table-cell table:style-name="ce1"/>
          <table:table-cell office:value-type="string" table:style-name="ce5">
            <text:p>Range</text:p>
          </table:table-cell>
          <table:table-cell office:value-type="string" table:style-name="ce5">
            <text:p>Is</text:p>
          </table:table-cell>
          <table:table-cell table:number-columns-repeated="3" table:style-name="ce5"/>
          <table:table-cell office:value-type="string" table:style-name="ce5">
            <text:p>Must</text:p>
          </table:table-cell>
          <table:table-cell table:number-columns-repeated="3" table:style-name="ce5"/>
          <table:table-cell office:value-type="string" table:style-name="ce5">
            <text:p>Ok?</text:p>
          </table:table-cell>
          <table:table-cell table:number-columns-repeated="3" table:style-name="ce5"/>
          <table:table-cell table:number-columns-repeated="16361"/>
        </table:table-row>
        <table:table-row table:style-name="ro2">
          <table:table-cell table:number-columns-repeated="5"/>
          <table:table-cell office:value-type="string" table:style-name="ce6">
            <text:p>=SUM(table[[#Data]; [#Totals]; [Head''2]])</text:p>
          </table:table-cell>
          <table:table-cell office:value-type="float" office:value="103" table:formula="of:=SUM([Table.$B$6:.$B$18])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float" office:value="1" table:formula="of:=IF(IF(AND(ISERROR([.G34]);ISERROR([.H34]));ERROR.TYPE([.G34])=ERROR.TYPE([.H34]);IF(AND(NOT(ISERROR([.G34]));NOT(ISERROR([.H34])));AND(ISBLANK([.G34])=ISBLANK([.H34]);[.G34]=[.H34])));1;&quot;ERR!&quot;)" table:style-name="ce50">
            <text:p>ok</text:p>
          </table:table-cell>
          <table:table-cell table:style-name="ce1"/>
          <table:table-cell office:value-type="string" table:style-name="ce1">
            <text:p>table2[[#Data];[Column1]]</text:p>
          </table:table-cell>
          <table:table-cell office:value-type="float" office:value="22" table:formula="of:=ROW([Table.$A$22:.$A$25])" table:style-name="ce20">
            <text:p>22</text:p>
          </table:table-cell>
          <table:table-cell office:value-type="float" office:value="1" table:formula="of:=COLUMN([Table.$A$22:.$A$25])" table:style-name="ce21">
            <text:p>1</text:p>
          </table:table-cell>
          <table:table-cell office:value-type="float" office:value="4" table:formula="of:=ROWS([Table.$A$22:.$A$25])" table:style-name="ce21">
            <text:p>4</text:p>
          </table:table-cell>
          <table:table-cell office:value-type="float" office:value="1" table:formula="of:=COLUMNS([Table.$A$22:.$A$25])" table:style-name="ce22">
            <text:p>1</text:p>
          </table:table-cell>
          <table:table-cell office:value-type="float" office:value="22" table:style-name="ce20">
            <text:p>22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1" table:formula="of:=IF(IF(AND(ISERROR([.L34]);ISERROR([.P34]));ERROR.TYPE([.L34])=ERROR.TYPE([.P34]);IF(AND(NOT(ISERROR([.L34]));NOT(ISERROR([.P34])));AND(ISBLANK([.L34])=ISBLANK([.P34]);[.L34]=[.P34])));1;&quot;ERR!&quot;)" table:style-name="ce51">
            <text:p>ok</text:p>
          </table:table-cell>
          <table:table-cell office:value-type="float" office:value="1" table:formula="of:=IF(IF(AND(ISERROR([.M34]);ISERROR([.Q34]));ERROR.TYPE([.M34])=ERROR.TYPE([.Q34]);IF(AND(NOT(ISERROR([.M34]));NOT(ISERROR([.Q34])));AND(ISBLANK([.M34])=ISBLANK([.Q34]);[.M34]=[.Q34])));1;&quot;ERR!&quot;)" table:style-name="ce55">
            <text:p>ok</text:p>
          </table:table-cell>
          <table:table-cell office:value-type="float" office:value="1" table:formula="of:=IF(IF(AND(ISERROR([.N34]);ISERROR([.R34]));ERROR.TYPE([.N34])=ERROR.TYPE([.R34]);IF(AND(NOT(ISERROR([.N34]));NOT(ISERROR([.R34])));AND(ISBLANK([.N34])=ISBLANK([.R34]);[.N34]=[.R34])));1;&quot;ERR!&quot;)" table:style-name="ce55">
            <text:p>ok</text:p>
          </table:table-cell>
          <table:table-cell office:value-type="float" office:value="1" table:formula="of:=IF(IF(AND(ISERROR([.O34]);ISERROR([.S34]));ERROR.TYPE([.O34])=ERROR.TYPE([.S34]);IF(AND(NOT(ISERROR([.O34]));NOT(ISERROR([.S34])));AND(ISBLANK([.O34])=ISBLANK([.S34]);[.O34]=[.S34])));1;&quot;ERR!&quot;)" table:style-name="ce52">
            <text:p>ok</text:p>
          </table:table-cell>
          <table:table-cell table:number-columns-repeated="16361"/>
        </table:table-row>
        <table:table-row table:style-name="ro2">
          <table:table-cell table:number-columns-repeated="5"/>
          <table:table-cell office:value-type="string" table:style-name="ce6">
            <text:p>=SUM(table[[#Data]; [#Totals]; [Head''2]])</text:p>
          </table:table-cell>
          <table:table-cell office:value-type="float" office:value="103" table:formula="of:=SUM([Table.$B$6:.$B$18])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float" office:value="1" table:formula="of:=IF(IF(AND(ISERROR([.G35]);ISERROR([.H35]));ERROR.TYPE([.G35])=ERROR.TYPE([.H35]);IF(AND(NOT(ISERROR([.G35]));NOT(ISERROR([.H35])));AND(ISBLANK([.G35])=ISBLANK([.H35]);[.G35]=[.H35])));1;&quot;ERR!&quot;)" table:style-name="ce50">
            <text:p>ok</text:p>
          </table:table-cell>
          <table:table-cell table:style-name="ce1"/>
          <table:table-cell office:value-type="string" table:style-name="ce1">
            <text:p>table2[[#Data];[Column2]:[Column3]]</text:p>
          </table:table-cell>
          <table:table-cell office:value-type="float" office:value="22" table:formula="of:=ROW([Table.$B$22:.$C$25])" table:style-name="ce23">
            <text:p>22</text:p>
          </table:table-cell>
          <table:table-cell office:value-type="float" office:value="2" table:formula="of:=COLUMN([Table.$B$22:.$C$25])" table:style-name="ce24">
            <text:p>2</text:p>
          </table:table-cell>
          <table:table-cell office:value-type="float" office:value="4" table:formula="of:=ROWS([Table.$B$22:.$C$25])" table:style-name="ce24">
            <text:p>4</text:p>
          </table:table-cell>
          <table:table-cell office:value-type="float" office:value="2" table:formula="of:=COLUMNS([Table.$B$22:.$C$25])" table:style-name="ce25">
            <text:p>2</text:p>
          </table:table-cell>
          <table:table-cell office:value-type="float" office:value="22" table:style-name="ce23">
            <text:p>22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formula="of:=IF(IF(AND(ISERROR([.L35]);ISERROR([.P35]));ERROR.TYPE([.L35])=ERROR.TYPE([.P35]);IF(AND(NOT(ISERROR([.L35]));NOT(ISERROR([.P35])));AND(ISBLANK([.L35])=ISBLANK([.P35]);[.L35]=[.P35])));1;&quot;ERR!&quot;)" table:style-name="ce56">
            <text:p>ok</text:p>
          </table:table-cell>
          <table:table-cell office:value-type="float" office:value="1" table:formula="of:=IF(IF(AND(ISERROR([.M35]);ISERROR([.Q35]));ERROR.TYPE([.M35])=ERROR.TYPE([.Q35]);IF(AND(NOT(ISERROR([.M35]));NOT(ISERROR([.Q35])));AND(ISBLANK([.M35])=ISBLANK([.Q35]);[.M35]=[.Q35])));1;&quot;ERR!&quot;)" table:style-name="ce57">
            <text:p>ok</text:p>
          </table:table-cell>
          <table:table-cell office:value-type="float" office:value="1" table:formula="of:=IF(IF(AND(ISERROR([.N35]);ISERROR([.R35]));ERROR.TYPE([.N35])=ERROR.TYPE([.R35]);IF(AND(NOT(ISERROR([.N35]));NOT(ISERROR([.R35])));AND(ISBLANK([.N35])=ISBLANK([.R35]);[.N35]=[.R35])));1;&quot;ERR!&quot;)" table:style-name="ce57">
            <text:p>ok</text:p>
          </table:table-cell>
          <table:table-cell office:value-type="float" office:value="1" table:formula="of:=IF(IF(AND(ISERROR([.O35]);ISERROR([.S35]));ERROR.TYPE([.O35])=ERROR.TYPE([.S35]);IF(AND(NOT(ISERROR([.O35]));NOT(ISERROR([.S35])));AND(ISBLANK([.O35])=ISBLANK([.S35]);[.O35]=[.S35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/>
          <table:table-cell office:value-type="string" table:style-name="ce6">
            <text:p>=SUM(table[ [#Data]; [#Totals]; [Head''2] ])</text:p>
          </table:table-cell>
          <table:table-cell office:value-type="float" office:value="103" table:formula="of:=SUM([Table.$B$6:.$B$18])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float" office:value="1" table:formula="of:=IF(IF(AND(ISERROR([.G36]);ISERROR([.H36]));ERROR.TYPE([.G36])=ERROR.TYPE([.H36]);IF(AND(NOT(ISERROR([.G36]));NOT(ISERROR([.H36])));AND(ISBLANK([.G36])=ISBLANK([.H36]);[.G36]=[.H36])));1;&quot;ERR!&quot;)" table:style-name="ce50">
            <text:p>ok</text:p>
          </table:table-cell>
          <table:table-cell table:style-name="ce1"/>
          <table:table-cell office:value-type="string" table:style-name="ce1">
            <text:p>table2[[#Headers];[#Data];[Column1]]</text:p>
          </table:table-cell>
          <table:table-cell office:value-type="float" office:value="22" table:formula="of:=ROW([Table.$A$22:.$A$25])" table:style-name="ce23">
            <text:p>22</text:p>
          </table:table-cell>
          <table:table-cell office:value-type="float" office:value="1" table:formula="of:=COLUMN([Table.$A$22:.$A$25])" table:style-name="ce24">
            <text:p>1</text:p>
          </table:table-cell>
          <table:table-cell office:value-type="float" office:value="4" table:formula="of:=ROWS([Table.$A$22:.$A$25])" table:style-name="ce24">
            <text:p>4</text:p>
          </table:table-cell>
          <table:table-cell office:value-type="float" office:value="1" table:formula="of:=COLUMNS([Table.$A$22:.$A$25])" table:style-name="ce25">
            <text:p>1</text:p>
          </table:table-cell>
          <table:table-cell office:value-type="float" office:value="22" table:style-name="ce23">
            <text:p>22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formula="of:=IF(IF(AND(ISERROR([.L36]);ISERROR([.P36]));ERROR.TYPE([.L36])=ERROR.TYPE([.P36]);IF(AND(NOT(ISERROR([.L36]));NOT(ISERROR([.P36])));AND(ISBLANK([.L36])=ISBLANK([.P36]);[.L36]=[.P36])));1;&quot;ERR!&quot;)" table:style-name="ce56">
            <text:p>ok</text:p>
          </table:table-cell>
          <table:table-cell office:value-type="float" office:value="1" table:formula="of:=IF(IF(AND(ISERROR([.M36]);ISERROR([.Q36]));ERROR.TYPE([.M36])=ERROR.TYPE([.Q36]);IF(AND(NOT(ISERROR([.M36]));NOT(ISERROR([.Q36])));AND(ISBLANK([.M36])=ISBLANK([.Q36]);[.M36]=[.Q36])));1;&quot;ERR!&quot;)" table:style-name="ce57">
            <text:p>ok</text:p>
          </table:table-cell>
          <table:table-cell office:value-type="float" office:value="1" table:formula="of:=IF(IF(AND(ISERROR([.N36]);ISERROR([.R36]));ERROR.TYPE([.N36])=ERROR.TYPE([.R36]);IF(AND(NOT(ISERROR([.N36]));NOT(ISERROR([.R36])));AND(ISBLANK([.N36])=ISBLANK([.R36]);[.N36]=[.R36])));1;&quot;ERR!&quot;)" table:style-name="ce57">
            <text:p>ok</text:p>
          </table:table-cell>
          <table:table-cell office:value-type="float" office:value="1" table:formula="of:=IF(IF(AND(ISERROR([.O36]);ISERROR([.S36]));ERROR.TYPE([.O36])=ERROR.TYPE([.S36]);IF(AND(NOT(ISERROR([.O36]));NOT(ISERROR([.S36])));AND(ISBLANK([.O36])=ISBLANK([.S36]);[.O36]=[.S36])));1;&quot;ERR!&quot;)" table:style-name="ce58">
            <text:p>ok</text:p>
          </table:table-cell>
          <table:table-cell table:number-columns-repeated="16361"/>
        </table:table-row>
        <table:table-row table:style-name="ro2">
          <table:table-cell table:number-columns-repeated="5"/>
          <table:table-cell office:value-type="string" table:style-name="ce6">
            <text:p>=SUM(table[[#Data];[#Totals];['#Head3]:[Calced]])</text:p>
          </table:table-cell>
          <table:table-cell office:value-type="float" office:value="296" table:formula="of:=SUM([Table.$C$6:.$D$18])" table:style-name="ce1">
            <text:p>296</text:p>
          </table:table-cell>
          <table:table-cell office:value-type="float" office:value="296" table:style-name="ce1">
            <text:p>296</text:p>
          </table:table-cell>
          <table:table-cell office:value-type="float" office:value="1" table:formula="of:=IF(IF(AND(ISERROR([.G37]);ISERROR([.H37]));ERROR.TYPE([.G37])=ERROR.TYPE([.H37]);IF(AND(NOT(ISERROR([.G37]));NOT(ISERROR([.H37])));AND(ISBLANK([.G37])=ISBLANK([.H37]);[.G37]=[.H37])));1;&quot;ERR!&quot;)" table:style-name="ce50">
            <text:p>ok</text:p>
          </table:table-cell>
          <table:table-cell table:style-name="ce1"/>
          <table:table-cell office:value-type="string" table:style-name="ce1">
            <text:p>table2[[#Data];[#Totals];[Column2]:[Column3]]</text:p>
          </table:table-cell>
          <table:table-cell office:value-type="float" office:value="22" table:formula="of:=ROW([Table.$B$22:.$C$25])" table:style-name="ce26">
            <text:p>22</text:p>
          </table:table-cell>
          <table:table-cell office:value-type="float" office:value="2" table:formula="of:=COLUMN([Table.$B$22:.$C$25])" table:style-name="ce27">
            <text:p>2</text:p>
          </table:table-cell>
          <table:table-cell office:value-type="float" office:value="4" table:formula="of:=ROWS([Table.$B$22:.$C$25])" table:style-name="ce27">
            <text:p>4</text:p>
          </table:table-cell>
          <table:table-cell office:value-type="float" office:value="2" table:formula="of:=COLUMNS([Table.$B$22:.$C$25])" table:style-name="ce28">
            <text:p>2</text:p>
          </table:table-cell>
          <table:table-cell office:value-type="float" office:value="22" table:style-name="ce26">
            <text:p>22</text:p>
          </table:table-cell>
          <table:table-cell office:value-type="float" office:value="2" table:style-name="ce27">
            <text:p>2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8">
            <text:p>2</text:p>
          </table:table-cell>
          <table:table-cell office:value-type="float" office:value="1" table:formula="of:=IF(IF(AND(ISERROR([.L37]);ISERROR([.P37]));ERROR.TYPE([.L37])=ERROR.TYPE([.P37]);IF(AND(NOT(ISERROR([.L37]));NOT(ISERROR([.P37])));AND(ISBLANK([.L37])=ISBLANK([.P37]);[.L37]=[.P37])));1;&quot;ERR!&quot;)" table:style-name="ce53">
            <text:p>ok</text:p>
          </table:table-cell>
          <table:table-cell office:value-type="float" office:value="1" table:formula="of:=IF(IF(AND(ISERROR([.M37]);ISERROR([.Q37]));ERROR.TYPE([.M37])=ERROR.TYPE([.Q37]);IF(AND(NOT(ISERROR([.M37]));NOT(ISERROR([.Q37])));AND(ISBLANK([.M37])=ISBLANK([.Q37]);[.M37]=[.Q37])));1;&quot;ERR!&quot;)" table:style-name="ce59">
            <text:p>ok</text:p>
          </table:table-cell>
          <table:table-cell office:value-type="float" office:value="1" table:formula="of:=IF(IF(AND(ISERROR([.N37]);ISERROR([.R37]));ERROR.TYPE([.N37])=ERROR.TYPE([.R37]);IF(AND(NOT(ISERROR([.N37]));NOT(ISERROR([.R37])));AND(ISBLANK([.N37])=ISBLANK([.R37]);[.N37]=[.R37])));1;&quot;ERR!&quot;)" table:style-name="ce59">
            <text:p>ok</text:p>
          </table:table-cell>
          <table:table-cell office:value-type="float" office:value="1" table:formula="of:=IF(IF(AND(ISERROR([.O37]);ISERROR([.S37]));ERROR.TYPE([.O37])=ERROR.TYPE([.S37]);IF(AND(NOT(ISERROR([.O37]));NOT(ISERROR([.S37])));AND(ISBLANK([.O37])=ISBLANK([.S37]);[.O37]=[.S37])));1;&quot;ERR!&quot;)" table:style-name="ce54">
            <text:p>ok</text:p>
          </table:table-cell>
          <table:table-cell table:number-columns-repeated="16361"/>
        </table:table-row>
        <table:table-row table:style-name="ro2">
          <table:table-cell table:number-columns-repeated="5"/>
          <table:table-cell office:value-type="string" table:style-name="ce6">
            <text:p>=SUM(table[ [#Data];[#Totals];['#Head3]:[Calced] ])</text:p>
          </table:table-cell>
          <table:table-cell office:value-type="float" office:value="296" table:formula="of:=SUM([Table.$C$6:.$D$18])" table:style-name="ce1">
            <text:p>296</text:p>
          </table:table-cell>
          <table:table-cell office:value-type="float" office:value="296" table:style-name="ce1">
            <text:p>296</text:p>
          </table:table-cell>
          <table:table-cell office:value-type="float" office:value="1" table:formula="of:=IF(IF(AND(ISERROR([.G38]);ISERROR([.H38]));ERROR.TYPE([.G38])=ERROR.TYPE([.H38]);IF(AND(NOT(ISERROR([.G38]));NOT(ISERROR([.H38])));AND(ISBLANK([.G38])=ISBLANK([.H38]);[.G38]=[.H38])));1;&quot;ERR!&quot;)" table:style-name="ce50">
            <text:p>ok</text:p>
          </table:table-cell>
          <table:table-cell table:number-columns-repeated="16375" table:style-name="ce1"/>
        </table:table-row>
        <table:table-row table:style-name="ro2">
          <table:table-cell table:number-columns-repeated="5"/>
          <table:table-cell office:value-type="string" table:style-name="ce6">
            <text:p>=SUM(table[[#Data]; [#Totals]; ['#Head3]:[Calced]])</text:p>
          </table:table-cell>
          <table:table-cell office:value-type="float" office:value="296" table:formula="of:=SUM([Table.$C$6:.$D$18])" table:style-name="ce1">
            <text:p>296</text:p>
          </table:table-cell>
          <table:table-cell office:value-type="float" office:value="296" table:style-name="ce1">
            <text:p>296</text:p>
          </table:table-cell>
          <table:table-cell office:value-type="float" office:value="1" table:formula="of:=IF(IF(AND(ISERROR([.G39]);ISERROR([.H39]));ERROR.TYPE([.G39])=ERROR.TYPE([.H39]);IF(AND(NOT(ISERROR([.G39]));NOT(ISERROR([.H39])));AND(ISBLANK([.G39])=ISBLANK([.H39]);[.G39]=[.H39])));1;&quot;ERR!&quot;)" table:style-name="ce50">
            <text:p>ok</text:p>
          </table:table-cell>
          <table:table-cell table:number-columns-repeated="16375" table:style-name="ce1"/>
        </table:table-row>
        <table:table-row table:style-name="ro2">
          <table:table-cell table:number-columns-repeated="5"/>
          <table:table-cell office:value-type="string" table:style-name="ce6">
            <text:p>=SUM(table[ [#Data]; [#Totals]; ['#Head3]:[Calced] ])</text:p>
          </table:table-cell>
          <table:table-cell office:value-type="float" office:value="296" table:formula="of:=SUM([Table.$C$6:.$D$18])" table:style-name="ce1">
            <text:p>296</text:p>
          </table:table-cell>
          <table:table-cell office:value-type="float" office:value="296" table:style-name="ce1">
            <text:p>296</text:p>
          </table:table-cell>
          <table:table-cell office:value-type="float" office:value="1" table:formula="of:=IF(IF(AND(ISERROR([.G40]);ISERROR([.H40]));ERROR.TYPE([.G40])=ERROR.TYPE([.H40]);IF(AND(NOT(ISERROR([.G40]));NOT(ISERROR([.H40])));AND(ISBLANK([.G40])=ISBLANK([.H40]);[.G40]=[.H40])));1;&quot;ERR!&quot;)" table:style-name="ce50">
            <text:p>ok</text:p>
          </table:table-cell>
          <table:table-cell table:number-columns-repeated="16375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Param" table:style-name="ta2">
        <table:table-column table:style-name="co11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4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FORMULA TEST DOCUMENT</text:p>
          </table:table-cell>
          <table:table-cell table:number-columns-repeated="9" table:style-name="ce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PECIAL PARAMETER HANDLING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3.1 - ADD MISSING/DIFFERENT DEFAULT PARAMETERS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6">
            <text:p>=FLOOR(-15,-10)</text:p>
          </table:table-cell>
          <table:table-cell office:value-type="float" office:value="-10" table:formula="of:=COM.MICROSOFT.FLOOR(-15;-10)" table:style-name="ce10">
            <text:p>-10</text:p>
          </table:table-cell>
          <table:table-cell office:value-type="float" office:value="-10" table:style-name="ce10">
            <text:p>-10</text:p>
          </table:table-cell>
          <table:table-cell office:value-type="float" office:value="1" table:formula="of:=IF(IF(AND(ISERROR([.B7]);ISERROR([.C7]));ERROR.TYPE([.B7])=ERROR.TYPE([.C7]);IF(AND(NOT(ISERROR([.B7]));NOT(ISERROR([.C7])));AND(ISBLANK([.B7])=ISBLANK([.C7]);[.B7]=[.C7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=CEILING(-15,-10)</text:p>
          </table:table-cell>
          <table:table-cell office:value-type="float" office:value="-20" table:formula="of:=COM.MICROSOFT.CEILING(-15;-10)" table:style-name="ce10">
            <text:p>-20</text:p>
          </table:table-cell>
          <table:table-cell office:value-type="float" office:value="-20" table:style-name="ce10">
            <text:p>-20</text:p>
          </table:table-cell>
          <table:table-cell office:value-type="float" office:value="1" table:formula="of:=IF(IF(AND(ISERROR([.B8]);ISERROR([.C8]));ERROR.TYPE([.B8])=ERROR.TYPE([.C8]);IF(AND(NOT(ISERROR([.B8]));NOT(ISERROR([.C8])));AND(ISBLANK([.B8])=ISBLANK([.C8]);[.B8]=[.C8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3.2 - REMOVE UNSUPPORTED PARAMETERS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6">
            <text:p>=PERCENTRANK($D$12:$D$15,2)</text:p>
          </table:table-cell>
          <table:table-cell office:value-type="float" office:value="0.33300000000000002" table:formula="of:=PERCENTRANK([.$E$12:.$E$15];2)" table:style-name="ce10">
            <text:p>0,333</text:p>
          </table:table-cell>
          <table:table-cell office:value-type="float" office:value="0.33300000000000002" table:style-name="ce10">
            <text:p>0,333</text:p>
          </table:table-cell>
          <table:table-cell office:value-type="float" office:value="1" table:formula="of:=IF(IF(AND(ISERROR([.B12]);ISERROR([.C12]));ERROR.TYPE([.B12])=ERROR.TYPE([.C12]);IF(AND(NOT(ISERROR([.B12]));NOT(ISERROR([.C12])));AND(ISBLANK([.B12])=ISBLANK([.C12]);[.B12]=[.C12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=PERCENTRANK($D$12:$D$15,2,1)</text:p>
          </table:table-cell>
          <table:table-cell office:value-type="float" office:value="0.3" table:formula="of:=PERCENTRANK([.$E$12:.$E$15];2;1)" table:style-name="ce10">
            <text:p>0,3</text:p>
          </table:table-cell>
          <table:table-cell office:value-type="float" office:value="0.3" table:style-name="ce1">
            <text:p>0,3</text:p>
          </table:table-cell>
          <table:table-cell office:value-type="float" office:value="1" table:formula="of:=IF(IF(AND(ISERROR([.B13]);ISERROR([.C13]));ERROR.TYPE([.B13])=ERROR.TYPE([.C13]);IF(AND(NOT(ISERROR([.B13]));NOT(ISERROR([.C13])));AND(ISBLANK([.B13])=ISBLANK([.C13]);[.B13]=[.C13])));1;&quot;ERR!&quot;)" table:style-name="ce50">
            <text:p>ok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=PERCENTRANK($D$12:$D$15,2,3)</text:p>
          </table:table-cell>
          <table:table-cell office:value-type="float" office:value="0.33300000000000002" table:formula="of:=PERCENTRANK([.$E$12:.$E$15];2;3)" table:style-name="ce10">
            <text:p>0,333</text:p>
          </table:table-cell>
          <table:table-cell office:value-type="float" office:value="0.33300000000000002" table:style-name="ce1">
            <text:p>0,333</text:p>
          </table:table-cell>
          <table:table-cell office:value-type="float" office:value="1" table:formula="of:=IF(IF(AND(ISERROR([.B14]);ISERROR([.C14]));ERROR.TYPE([.B14])=ERROR.TYPE([.C14]);IF(AND(NOT(ISERROR([.B14]));NOT(ISERROR([.C14])));AND(ISBLANK([.B14])=ISBLANK([.C14]);[.B14]=[.C14])));1;&quot;ERR!&quot;)" table:style-name="ce50">
            <text:p>ok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=PERCENTRANK($D$12:$D$15,2,5)</text:p>
          </table:table-cell>
          <table:table-cell office:value-type="float" office:value="0.33333000000000002" table:formula="of:=PERCENTRANK([.$E$12:.$E$15];2;5)" table:style-name="ce10">
            <text:p>0,33333</text:p>
          </table:table-cell>
          <table:table-cell office:value-type="float" office:value="0.33333000000000002" table:style-name="ce1">
            <text:p>0,33333</text:p>
          </table:table-cell>
          <table:table-cell office:value-type="float" office:value="1" table:formula="of:=IF(IF(AND(ISERROR([.B15]);ISERROR([.C15]));ERROR.TYPE([.B15])=ERROR.TYPE([.C15]);IF(AND(NOT(ISERROR([.B15]));NOT(ISERROR([.C15])));AND(ISBLANK([.B15])=ISBLANK([.C15]);[.B15]=[.C15])));1;&quot;ERR!&quot;)" table:style-name="ce50">
            <text:p>ok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=INDIRECT("$E$16")</text:p>
          </table:table-cell>
          <table:table-cell office:value-type="float" office:value="5" table:formula="of:=INDIRECT(&quot;$E$16&quot;)" table:style-name="ce6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B16]);ISERROR([.C16]));ERROR.TYPE([.B16])=ERROR.TYPE([.C16]);IF(AND(NOT(ISERROR([.B16]));NOT(ISERROR([.C16])));AND(ISBLANK([.B16])=ISBLANK([.C16]);[.B16]=[.C16])));1;&quot;ERR!&quot;)" table:style-name="ce50">
            <text:p>ok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=INDIRECT("$E$17",TRUE)</text:p>
          </table:table-cell>
          <table:table-cell office:value-type="float" office:value="6" table:formula="of:=INDIRECT(&quot;$E$17&quot;;TRUE)" table:style-name="ce6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B17]);ISERROR([.C17]));ERROR.TYPE([.B17])=ERROR.TYPE([.C17]);IF(AND(NOT(ISERROR([.B17]));NOT(ISERROR([.C17])));AND(ISBLANK([.B17])=ISBLANK([.C17]);[.B17]=[.C17])));1;&quot;ERR!&quot;)" table:style-name="ce50">
            <text:p>ok</text:p>
          </table:table-cell>
          <table:table-cell office:value-type="float" office:value="6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=ADDRESS(18,5)</text:p>
          </table:table-cell>
          <table:table-cell office:value-type="string" office:string-value="$E$18" table:formula="of:=ADDRESS(18;5)" table:style-name="ce1">
            <text:p>$E$18</text:p>
          </table:table-cell>
          <table:table-cell office:value-type="string" table:style-name="ce1">
            <text:p>$E$18</text:p>
          </table:table-cell>
          <table:table-cell office:value-type="float" office:value="1" table:formula="of:=IF(IF(AND(ISERROR([.B18]);ISERROR([.C18]));ERROR.TYPE([.B18])=ERROR.TYPE([.C18]);IF(AND(NOT(ISERROR([.B18]));NOT(ISERROR([.C18])));AND(ISBLANK([.B18])=ISBLANK([.C18]);[.B18]=[.C18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=ADDRESS(19,5,4)</text:p>
          </table:table-cell>
          <table:table-cell office:value-type="string" office:string-value="E19" table:formula="of:=ADDRESS(19;5;4)" table:style-name="ce1">
            <text:p>E19</text:p>
          </table:table-cell>
          <table:table-cell office:value-type="string" table:style-name="ce1">
            <text:p>E19</text:p>
          </table:table-cell>
          <table:table-cell office:value-type="float" office:value="1" table:formula="of:=IF(IF(AND(ISERROR([.B19]);ISERROR([.C19]));ERROR.TYPE([.B19])=ERROR.TYPE([.C19]);IF(AND(NOT(ISERROR([.B19]));NOT(ISERROR([.C19])));AND(ISBLANK([.B19])=ISBLANK([.C19]);[.B19]=[.C19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=ADDRESS(20,5,4,TRUE)</text:p>
          </table:table-cell>
          <table:table-cell office:value-type="string" office:string-value="E20" table:formula="of:=ADDRESS(20;5;4;TRUE)" table:style-name="ce1">
            <text:p>E20</text:p>
          </table:table-cell>
          <table:table-cell office:value-type="string" table:style-name="ce1">
            <text:p>E20</text:p>
          </table:table-cell>
          <table:table-cell office:value-type="float" office:value="1" table:formula="of:=IF(IF(AND(ISERROR([.B20]);ISERROR([.C20]));ERROR.TYPE([.B20])=ERROR.TYPE([.C20]);IF(AND(NOT(ISERROR([.B20]));NOT(ISERROR([.C20])));AND(ISBLANK([.B20])=ISBLANK([.C20]);[.B20]=[.C20])));1;&quot;ERR!&quot;)" table:style-name="ce50">
            <text:p>ok</text:p>
          </table:table-cell>
          <table:table-cell table:number-columns-repeated="2" table:style-name="ce1"/>
          <table:table-cell office:value-type="string" table:style-name="ce11">
            <text:p>Test cells for 3D references in other sheets</text:p>
          </table:table-cell>
          <table:table-cell table:number-columns-repeated="3" table:style-name="ce11"/>
          <table:table-cell table:number-columns-repeated="16374"/>
        </table:table-row>
        <table:table-row table:style-name="ro2">
          <table:table-cell office:value-type="string" table:style-name="ce6">
            <text:p>=ADDRESS(21,5,4,TRUE,"Param")</text:p>
          </table:table-cell>
          <table:table-cell office:value-type="string" office:string-value="Param!E21" table:formula="of:=ADDRESS(21;5;4;TRUE;&quot;Param&quot;)" table:style-name="ce1">
            <text:p>Param!E21</text:p>
          </table:table-cell>
          <table:table-cell office:value-type="string" table:style-name="ce1">
            <text:p>Param!E21</text:p>
          </table:table-cell>
          <table:table-cell office:value-type="float" office:value="1" table:formula="of:=IF(IF(AND(ISERROR([.B21]);ISERROR([.C21]));ERROR.TYPE([.B21])=ERROR.TYPE([.C21]);IF(AND(NOT(ISERROR([.B21]));NOT(ISERROR([.C21])));AND(ISBLANK([.B21])=ISBLANK([.C21]);[.B21]=[.C21])));1;&quot;ERR!&quot;)" table:style-name="ce50">
            <text:p>ok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3.3 - REPLACE DEFAULT PARAMETERS</text:p>
          </table:table-cell>
          <table:table-cell table:number-columns-repeated="4" table:style-name="ce4"/>
          <table:table-cell table:style-name="ce1"/>
          <table:table-cell office:value-type="float" office:value="18" table:style-name="ce1">
            <text:p>1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style-name="ce1"/>
          <table:table-cell office:value-type="float" office:value="19" table:style-name="ce1">
            <text:p>1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=IF(FALSE,)</text:p>
          </table:table-cell>
          <table:table-cell office:value-type="boolean" office:boolean-value="false" table:formula="of:=IF(FALSE;)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B25]);ISERROR([.C25]));ERROR.TYPE([.B25])=ERROR.TYPE([.C25]);IF(AND(NOT(ISERROR([.B25]));NOT(ISERROR([.C25])));AND(ISBLANK([.B25])=ISBLANK([.C25]);[.B25]=[.C25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=IF(TRUE,)</text:p>
          </table:table-cell>
          <table:table-cell office:value-type="float" office:value="0" table:formula="of:=IF(TRUE;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B26]);ISERROR([.C26]));ERROR.TYPE([.B26])=ERROR.TYPE([.C26]);IF(AND(NOT(ISERROR([.B26]));NOT(ISERROR([.C26])));AND(ISBLANK([.B26])=ISBLANK([.C26]);[.B26]=[.C26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=IF(FALSE,,)</text:p>
          </table:table-cell>
          <table:table-cell office:value-type="float" office:value="0" table:formula="of:=IF(FALSE;;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B27]);ISERROR([.C27]));ERROR.TYPE([.B27])=ERROR.TYPE([.C27]);IF(AND(NOT(ISERROR([.B27]));NOT(ISERROR([.C27])));AND(ISBLANK([.B27])=ISBLANK([.C27]);[.B27]=[.C27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=IF(TRUE,,)</text:p>
          </table:table-cell>
          <table:table-cell office:value-type="float" office:value="0" table:formula="of:=IF(TRUE;;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B28]);ISERROR([.C28]));ERROR.TYPE([.B28])=ERROR.TYPE([.C28]);IF(AND(NOT(ISERROR([.B28]));NOT(ISERROR([.C28])));AND(ISBLANK([.B28])=ISBLANK([.C28]);[.B28]=[.C28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3.4 - REMOVE TRAILING EMPTY PARAMETERS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6">
            <text:p>=SUM(1,)</text:p>
          </table:table-cell>
          <table:table-cell office:value-type="float" office:value="1" table:formula="of:=SUM(1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B32]);ISERROR([.C32]));ERROR.TYPE([.B32])=ERROR.TYPE([.C32]);IF(AND(NOT(ISERROR([.B32]));NOT(ISERROR([.C32])));AND(ISBLANK([.B32])=ISBLANK([.C32]);[.B32]=[.C32])));1;&quot;ERR!&quot;)" table:style-name="ce50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=SUM( 1, 1, , )</text:p>
          </table:table-cell>
          <table:table-cell office:value-type="float" office:value="2" table:formula="of:=SUM( 1; 1; ; 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B33]);ISERROR([.C33]));ERROR.TYPE([.B33])=ERROR.TYPE([.C33]);IF(AND(NOT(ISERROR([.B33]));NOT(ISERROR([.C33])));AND(ISBLANK([.B33])=ISBLANK([.C33]);[.B33]=[.C33])));1;&quot;ERR!&quot;)" table:style-name="ce50">
            <text:p>ok</text:p>
          </table:table-cell>
          <table:table-cell table:number-columns-repeated="16380"/>
        </table:table-row>
        <table:table-row table:number-rows-repeated="1048543" table:style-name="ro2">
          <table:table-cell table:number-columns-repeated="16384"/>
        </table:table-row>
      </table:table>
      <table:table table:name="Function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7" table:number-columns-repeated="16366" table:default-cell-style-name="ce1"/>
        <table:table-row table:style-name="ro1">
          <table:table-cell office:value-type="string" table:style-name="ce2">
            <text:p>FORMULA TEST DOCUMENT</text:p>
          </table:table-cell>
          <table:table-cell table:number-columns-repeated="17" table:style-name="ce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ALL SHEET FUNCTIONS</text:p>
          </table:table-cell>
          <table:table-cell table:number-columns-repeated="17" table:style-name="ce3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4.1 - FUNCTIONS SUPPORTED IN BIFF2</text:p>
          </table:table-cell>
          <table:table-cell table:number-columns-repeated="6" table:style-name="ce4"/>
          <table:table-cell table:style-name="ce1"/>
          <table:table-cell office:value-type="string" table:style-name="ce9">
            <text:p>4.2 - FUNCTIONS SUPPORTED IN BIFF3</text:p>
          </table:table-cell>
          <table:table-cell table:number-columns-repeated="4" table:style-name="ce4"/>
          <table:table-cell table:style-name="ce1"/>
          <table:table-cell office:value-type="string" table:style-name="ce9">
            <text:p>4.6 - FUNCTIONS SUPPORTED IN OOX</text:p>
          </table:table-cell>
          <table:table-cell table:number-columns-repeated="3" table:style-name="ce4"/>
          <table:table-cell table:number-columns-repeated="16366"/>
        </table:table-row>
        <table:table-row table:style-name="ro2">
          <table:table-cell office:value-type="string" table:style-name="ce5">
            <text:p>Index</text:p>
          </table:table-cell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office:value-type="string" table:style-name="ce5">
            <text:p>Test values</text:p>
          </table:table-cell>
          <table:table-cell table:style-name="ce5"/>
          <table:table-cell table:style-name="ce1"/>
          <table:table-cell office:value-type="string" table:style-name="ce5">
            <text:p>Index</text:p>
          </table:table-cell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COUNT</text:p>
          </table:table-cell>
          <table:table-cell office:value-type="float" office:value="1" table:formula="of:=COUNT(1)" table:style-name="ce1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formula="of:=IF(IF(AND(ISERROR([.C7]);ISERROR([.D7]));ERROR.TYPE([.C7])=ERROR.TYPE([.D7]);IF(AND(NOT(ISERROR([.C7]));NOT(ISERROR([.D7])));AND(ISBLANK([.C7])=ISBLANK([.D7]);[.C7]=[.D7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string" table:style-name="ce1">
            <text:p>YEN/USDOLLAR</text:p>
          </table:table-cell>
          <table:table-cell office:value-type="string" office:string-value="1 €" table:formula="of:=COM.MICROSOFT.USDOLLAR(1;0)" table:style-name="ce1">
            <text:p>1 €</text:p>
          </table:table-cell>
          <table:table-cell office:value-type="string" table:style-name="ce6">
            <text:p>1 €</text:p>
          </table:table-cell>
          <table:table-cell office:value-type="float" office:value="1" table:formula="of:=IF(IF(AND(ISERROR([.K7]);ISERROR([.L7]));ERROR.TYPE([.K7])=ERROR.TYPE([.L7]);IF(AND(NOT(ISERROR([.K7]));NOT(ISERROR([.L7])));AND(ISBLANK([.K7])=ISBLANK([.L7]);[.K7]=[.L7])));1;&quot;ERR!&quot;)" table:style-name="ce50">
            <text:p>ok</text:p>
          </table:table-cell>
          <table:table-cell table:style-name="ce1"/>
          <table:table-cell office:value-type="string" table:style-name="ce1">
            <text:p>AVERAGEIF</text:p>
          </table:table-cell>
          <table:table-cell office:value-type="float" office:value="1" table:formula="of:=AVERAGEIF([.$F$7:.$G$7]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7]);ISERROR([.Q7]));ERROR.TYPE([.P7])=ERROR.TYPE([.Q7]);IF(AND(NOT(ISERROR([.P7]));NOT(ISERROR([.Q7])));AND(ISBLANK([.P7])=ISBLANK([.Q7]);[.P7]=[.Q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IF</text:p>
          </table:table-cell>
          <table:table-cell office:value-type="float" office:value="1" table:formula="of:=IF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]);ISERROR([.D8]));ERROR.TYPE([.C8])=ERROR.TYPE([.D8]);IF(AND(NOT(ISERROR([.C8]));NOT(ISERROR([.D8])));AND(ISBLANK([.C8])=ISBLANK([.D8]);[.C8]=[.D8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string" table:style-name="ce1">
            <text:p>FINDB</text:p>
          </table:table-cell>
          <table:table-cell office:value-type="float" office:value="1" table:formula="of:=FINDB(&quot;A&quot;;&quot;A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8]);ISERROR([.L8]));ERROR.TYPE([.K8])=ERROR.TYPE([.L8]);IF(AND(NOT(ISERROR([.K8]));NOT(ISERROR([.L8])));AND(ISBLANK([.K8])=ISBLANK([.L8]);[.K8]=[.L8])));1;&quot;ERR!&quot;)" table:style-name="ce50">
            <text:p>ok</text:p>
          </table:table-cell>
          <table:table-cell table:style-name="ce1"/>
          <table:table-cell office:value-type="string" table:style-name="ce1">
            <text:p>AVERAGEIFS</text:p>
          </table:table-cell>
          <table:table-cell office:value-type="float" office:value="1" table:formula="of:=AVERAGEIFS([.$F$7:.$G$7];[.$F$8:.$G$8]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8]);ISERROR([.Q8]));ERROR.TYPE([.P8])=ERROR.TYPE([.Q8]);IF(AND(NOT(ISERROR([.P8]));NOT(ISERROR([.Q8])));AND(ISBLANK([.P8])=ISBLANK([.Q8]);[.P8]=[.Q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ISNA</text:p>
          </table:table-cell>
          <table:table-cell office:value-type="boolean" office:boolean-value="true" table:formula="of:=ISNA([.$F$22]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9]);ISERROR([.D9]));ERROR.TYPE([.C9])=ERROR.TYPE([.D9]);IF(AND(NOT(ISERROR([.C9]));NOT(ISERROR([.D9])));AND(ISBLANK([.C9])=ISBLANK([.D9]);[.C9]=[.D9])));1;&quot;ERR!&quot;)" table:style-name="ce50">
            <text:p>ok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string" table:style-name="ce1">
            <text:p>SEARCHB</text:p>
          </table:table-cell>
          <table:table-cell office:value-type="float" office:value="1" table:formula="of:=SEARCHB(&quot;A&quot;;&quot;A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]);ISERROR([.L9]));ERROR.TYPE([.K9])=ERROR.TYPE([.L9]);IF(AND(NOT(ISERROR([.K9]));NOT(ISERROR([.L9])));AND(ISBLANK([.K9])=ISBLANK([.L9]);[.K9]=[.L9])));1;&quot;ERR!&quot;)" table:style-name="ce50">
            <text:p>ok</text:p>
          </table:table-cell>
          <table:table-cell table:style-name="ce1"/>
          <table:table-cell office:value-type="string" table:style-name="ce1">
            <text:p>COUNTIFS</text:p>
          </table:table-cell>
          <table:table-cell office:value-type="float" office:value="0" table:formula="of:=COUNTIFS([.$F$7:.$G$7];[.$F$8:.$G$8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9]);ISERROR([.Q9]));ERROR.TYPE([.P9])=ERROR.TYPE([.Q9]);IF(AND(NOT(ISERROR([.P9]));NOT(ISERROR([.Q9])));AND(ISBLANK([.P9])=ISBLANK([.Q9]);[.P9]=[.Q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SERROR</text:p>
          </table:table-cell>
          <table:table-cell office:value-type="boolean" office:boolean-value="true" table:formula="of:=ISERROR([.$F$22]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10]);ISERROR([.D10]));ERROR.TYPE([.C10])=ERROR.TYPE([.D10]);IF(AND(NOT(ISERROR([.C10]));NOT(ISERROR([.D10])));AND(ISBLANK([.C10])=ISBLANK([.D10]);[.C10]=[.D10])));1;&quot;ERR!&quot;)" table:style-name="ce50">
            <text:p>ok</text:p>
          </table:table-cell>
          <table:table-cell table:number-columns-repeated="3" table:style-name="ce1"/>
          <table:table-cell office:value-type="float" office:value="207" table:style-name="ce1">
            <text:p>207</text:p>
          </table:table-cell>
          <table:table-cell office:value-type="string" table:style-name="ce1">
            <text:p>REPLACEB</text:p>
          </table:table-cell>
          <table:table-cell office:value-type="string" office:string-value="A" table:formula="of:=REPLACEB(&quot;A&quot;;1;1;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K10]);ISERROR([.L10]));ERROR.TYPE([.K10])=ERROR.TYPE([.L10]);IF(AND(NOT(ISERROR([.K10]));NOT(ISERROR([.L10])));AND(ISBLANK([.K10])=ISBLANK([.L10]);[.K10]=[.L10])));1;&quot;ERR!&quot;)" table:style-name="ce50">
            <text:p>ok</text:p>
          </table:table-cell>
          <table:table-cell table:style-name="ce1"/>
          <table:table-cell office:value-type="string" table:style-name="ce1">
            <text:p>IFERROR</text:p>
          </table:table-cell>
          <table:table-cell office:value-type="float" office:value="1" table:formula="of:=IFERROR(NA()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10]);ISERROR([.Q10]));ERROR.TYPE([.P10])=ERROR.TYPE([.Q10]);IF(AND(NOT(ISERROR([.P10]));NOT(ISERROR([.Q10])));AND(ISBLANK([.P10])=ISBLANK([.Q10]);[.P10]=[.Q1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UM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1]);ISERROR([.D11]));ERROR.TYPE([.C11])=ERROR.TYPE([.D11]);IF(AND(NOT(ISERROR([.C11]));NOT(ISERROR([.D11])));AND(ISBLANK([.C11])=ISBLANK([.D11]);[.C11]=[.D11])));1;&quot;ERR!&quot;)" table:style-name="ce50">
            <text:p>ok</text:p>
          </table:table-cell>
          <table:table-cell table:number-columns-repeated="3" table:style-name="ce1"/>
          <table:table-cell office:value-type="float" office:value="208" table:style-name="ce1">
            <text:p>208</text:p>
          </table:table-cell>
          <table:table-cell office:value-type="string" table:style-name="ce1">
            <text:p>LEFTB</text:p>
          </table:table-cell>
          <table:table-cell office:value-type="string" office:string-value="A" table:formula="of:=LEFTB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K11]);ISERROR([.L11]));ERROR.TYPE([.K11])=ERROR.TYPE([.L11]);IF(AND(NOT(ISERROR([.K11]));NOT(ISERROR([.L11])));AND(ISBLANK([.K11])=ISBLANK([.L11]);[.K11]=[.L11])));1;&quot;ERR!&quot;)" table:style-name="ce50">
            <text:p>ok</text:p>
          </table:table-cell>
          <table:table-cell table:style-name="ce1"/>
          <table:table-cell office:value-type="string" table:style-name="ce1">
            <text:p>SUMIFS</text:p>
          </table:table-cell>
          <table:table-cell office:value-type="float" office:value="1" table:formula="of:=SUMIFS([.$F$7:.$G$7];[.$F$8:.$G$8]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11]);ISERROR([.Q11]));ERROR.TYPE([.P11])=ERROR.TYPE([.Q11]);IF(AND(NOT(ISERROR([.P11]));NOT(ISERROR([.Q11])));AND(ISBLANK([.P11])=ISBLANK([.Q11]);[.P11]=[.Q1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office:value-type="float" office:value="1" table:formula="of:=AVERAGE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]);ISERROR([.D12]));ERROR.TYPE([.C12])=ERROR.TYPE([.D12]);IF(AND(NOT(ISERROR([.C12]));NOT(ISERROR([.D12])));AND(ISBLANK([.C12])=ISBLANK([.D12]);[.C12]=[.D12])));1;&quot;ERR!&quot;)" table:style-name="ce50">
            <text:p>ok</text:p>
          </table:table-cell>
          <table:table-cell table:number-columns-repeated="3" table:style-name="ce1"/>
          <table:table-cell office:value-type="float" office:value="209" table:style-name="ce1">
            <text:p>209</text:p>
          </table:table-cell>
          <table:table-cell office:value-type="string" table:style-name="ce1">
            <text:p>RIGHTB</text:p>
          </table:table-cell>
          <table:table-cell office:value-type="string" office:string-value="A" table:formula="of:=RIGHTB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K12]);ISERROR([.L12]));ERROR.TYPE([.K12])=ERROR.TYPE([.L12]);IF(AND(NOT(ISERROR([.K12]));NOT(ISERROR([.L12])));AND(ISBLANK([.K12])=ISBLANK([.L12]);[.K12]=[.L12])));1;&quot;ERR!&quot;)" table:style-name="ce50">
            <text:p>ok</text:p>
          </table:table-cell>
          <table:table-cell table:number-columns-repeated="16371" table:style-name="ce1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MIN</text:p>
          </table:table-cell>
          <table:table-cell office:value-type="float" office:value="1" table:formula="of:=MIN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3]);ISERROR([.D13]));ERROR.TYPE([.C13])=ERROR.TYPE([.D13]);IF(AND(NOT(ISERROR([.C13]));NOT(ISERROR([.D13])));AND(ISBLANK([.C13])=ISBLANK([.D13]);[.C13]=[.D13])));1;&quot;ERR!&quot;)" table:style-name="ce50">
            <text:p>ok</text:p>
          </table:table-cell>
          <table:table-cell table:number-columns-repeated="3" table:style-name="ce1"/>
          <table:table-cell office:value-type="float" office:value="210" table:style-name="ce1">
            <text:p>210</text:p>
          </table:table-cell>
          <table:table-cell office:value-type="string" table:style-name="ce1">
            <text:p>MIDB</text:p>
          </table:table-cell>
          <table:table-cell office:value-type="string" office:string-value="A" table:formula="of:=MIDB(&quot;A&quot;;1;1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K13]);ISERROR([.L13]));ERROR.TYPE([.K13])=ERROR.TYPE([.L13]);IF(AND(NOT(ISERROR([.K13]));NOT(ISERROR([.L13])));AND(ISBLANK([.K13])=ISBLANK([.L13]);[.K13]=[.L13])));1;&quot;ERR!&quot;)" table:style-name="ce50">
            <text:p>ok</text:p>
          </table:table-cell>
          <table:table-cell table:style-name="ce1"/>
          <table:table-cell office:value-type="string" table:style-name="ce9">
            <text:p>4.7 - ANALYSIS ADD-IN FUNCTIONS</text:p>
          </table:table-cell>
          <table:table-cell table:number-columns-repeated="3" table:style-name="ce4"/>
          <table:table-cell table:number-columns-repeated="1636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MAX</text:p>
          </table:table-cell>
          <table:table-cell office:value-type="float" office:value="1" table:formula="of:=MAX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4]);ISERROR([.D14]));ERROR.TYPE([.C14])=ERROR.TYPE([.D14]);IF(AND(NOT(ISERROR([.C14]));NOT(ISERROR([.D14])));AND(ISBLANK([.C14])=ISBLANK([.D14]);[.C14]=[.D14])));1;&quot;ERR!&quot;)" table:style-name="ce50">
            <text:p>ok</text:p>
          </table:table-cell>
          <table:table-cell table:number-columns-repeated="3" table:style-name="ce1"/>
          <table:table-cell office:value-type="float" office:value="211" table:style-name="ce1">
            <text:p>211</text:p>
          </table:table-cell>
          <table:table-cell office:value-type="string" table:style-name="ce1">
            <text:p>LENB</text:p>
          </table:table-cell>
          <table:table-cell office:value-type="float" office:value="1" table:formula="of:=LENB(&quot;A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4]);ISERROR([.L14]));ERROR.TYPE([.K14])=ERROR.TYPE([.L14]);IF(AND(NOT(ISERROR([.K14]));NOT(ISERROR([.L14])));AND(ISBLANK([.K14])=ISBLANK([.L14]);[.K14]=[.L14])));1;&quot;ERR!&quot;)" table:style-name="ce50">
            <text:p>ok</text:p>
          </table:table-cell>
          <table:table-cell table:style-name="ce1"/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ROW</text:p>
          </table:table-cell>
          <table:table-cell office:value-type="float" office:value="1" table:formula="of:=ROW([.A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5]);ISERROR([.D15]));ERROR.TYPE([.C15])=ERROR.TYPE([.D15]);IF(AND(NOT(ISERROR([.C15]));NOT(ISERROR([.D15])));AND(ISBLANK([.C15])=ISBLANK([.D15]);[.C15]=[.D15])));1;&quot;ERR!&quot;)" table:style-name="ce50">
            <text:p>ok</text:p>
          </table:table-cell>
          <table:table-cell table:number-columns-repeated="3" table:style-name="ce1"/>
          <table:table-cell office:value-type="float" office:value="212" table:style-name="ce1">
            <text:p>212</text:p>
          </table:table-cell>
          <table:table-cell office:value-type="string" table:style-name="ce1">
            <text:p>ROUNDUP</text:p>
          </table:table-cell>
          <table:table-cell office:value-type="float" office:value="1" table:formula="of:=ROUNDUP(0.1;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5]);ISERROR([.L15]));ERROR.TYPE([.K15])=ERROR.TYPE([.L15]);IF(AND(NOT(ISERROR([.K15]));NOT(ISERROR([.L15])));AND(ISBLANK([.K15])=ISBLANK([.L15]);[.K15]=[.L15])));1;&quot;ERR!&quot;)" table:style-name="ce50">
            <text:p>ok</text:p>
          </table:table-cell>
          <table:table-cell table:style-name="ce1"/>
          <table:table-cell office:value-type="string" table:style-name="ce1">
            <text:p>ACCRINT</text:p>
          </table:table-cell>
          <table:table-cell office:value-type="float" office:value="1" table:formula="of:=ACCRINT(1;1;366;1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15]);ISERROR([.Q15]));ERROR.TYPE([.P15])=ERROR.TYPE([.Q15]);IF(AND(NOT(ISERROR([.P15]));NOT(ISERROR([.Q15])));AND(ISBLANK([.P15])=ISBLANK([.Q15]);[.P15]=[.Q1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COLUMN</text:p>
          </table:table-cell>
          <table:table-cell office:value-type="float" office:value="1" table:formula="of:=COLUMN([.A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6]);ISERROR([.D16]));ERROR.TYPE([.C16])=ERROR.TYPE([.D16]);IF(AND(NOT(ISERROR([.C16]));NOT(ISERROR([.D16])));AND(ISBLANK([.C16])=ISBLANK([.D16]);[.C16]=[.D16])));1;&quot;ERR!&quot;)" table:style-name="ce50">
            <text:p>ok</text:p>
          </table:table-cell>
          <table:table-cell table:number-columns-repeated="3" table:style-name="ce1"/>
          <table:table-cell office:value-type="float" office:value="213" table:style-name="ce1">
            <text:p>213</text:p>
          </table:table-cell>
          <table:table-cell office:value-type="string" table:style-name="ce1">
            <text:p>ROUNDDOWN</text:p>
          </table:table-cell>
          <table:table-cell office:value-type="float" office:value="1" table:formula="of:=ROUNDDOWN(1.9;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6]);ISERROR([.L16]));ERROR.TYPE([.K16])=ERROR.TYPE([.L16]);IF(AND(NOT(ISERROR([.K16]));NOT(ISERROR([.L16])));AND(ISBLANK([.K16])=ISBLANK([.L16]);[.K16]=[.L16])));1;&quot;ERR!&quot;)" table:style-name="ce50">
            <text:p>ok</text:p>
          </table:table-cell>
          <table:table-cell table:style-name="ce1"/>
          <table:table-cell office:value-type="string" table:style-name="ce1">
            <text:p>ACCRINTM</text:p>
          </table:table-cell>
          <table:table-cell office:value-type="float" office:value="0" table:formula="of:=ACCRINTM(1;1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16]);ISERROR([.Q16]));ERROR.TYPE([.P16])=ERROR.TYPE([.Q16]);IF(AND(NOT(ISERROR([.P16]));NOT(ISERROR([.Q16])));AND(ISBLANK([.P16])=ISBLANK([.Q16]);[.P16]=[.Q1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NA</text:p>
          </table:table-cell>
          <table:table-cell office:value-type="float" office:value="0" table:formula="of:=NA()" table:style-name="ce1">
            <text:p>#NV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1" table:formula="of:=IF(IF(AND(ISERROR([.C17]);ISERROR([.D17]));ERROR.TYPE([.C17])=ERROR.TYPE([.D17]);IF(AND(NOT(ISERROR([.C17]));NOT(ISERROR([.D17])));AND(ISBLANK([.C17])=ISBLANK([.D17]);[.C17]=[.D17])));1;&quot;ERR!&quot;)" table:style-name="ce50">
            <text:p>ok</text:p>
          </table:table-cell>
          <table:table-cell table:number-columns-repeated="3" table:style-name="ce1"/>
          <table:table-cell office:value-type="float" office:value="214" table:style-name="ce1">
            <text:p>214</text:p>
          </table:table-cell>
          <table:table-cell office:value-type="string" table:style-name="ce1">
            <text:p>ASC</text:p>
          </table:table-cell>
          <table:table-cell office:value-type="string" office:string-value="Ａ" table:formula="of:=ASC(&quot;Ａ&quot;)" table:style-name="ce1">
            <text:p>Ａ</text:p>
          </table:table-cell>
          <table:table-cell office:value-type="string" table:style-name="ce1">
            <text:p>A</text:p>
          </table:table-cell>
          <table:table-cell office:value-type="string" office:string-value="ERR!" table:formula="of:=IF(IF(AND(ISERROR([.K17]);ISERROR([.L17]));ERROR.TYPE([.K17])=ERROR.TYPE([.L17]);IF(AND(NOT(ISERROR([.K17]));NOT(ISERROR([.L17])));AND(ISBLANK([.K17])=ISBLANK([.L17]);[.K17]=[.L17])));1;&quot;ERR!&quot;)" table:style-name="ce50">
            <text:p>ERR!</text:p>
          </table:table-cell>
          <table:table-cell table:style-name="ce1"/>
          <table:table-cell office:value-type="string" table:style-name="ce1">
            <text:p>AMORDEGRC</text:p>
          </table:table-cell>
          <table:table-cell office:value-type="float" office:value="25" table:formula="of:=AMORDEGRC(100;1;10;1;1;0.1)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" table:formula="of:=IF(IF(AND(ISERROR([.P17]);ISERROR([.Q17]));ERROR.TYPE([.P17])=ERROR.TYPE([.Q17]);IF(AND(NOT(ISERROR([.P17]));NOT(ISERROR([.Q17])));AND(ISBLANK([.P17])=ISBLANK([.Q17]);[.P17]=[.Q1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NPV</text:p>
          </table:table-cell>
          <table:table-cell office:value-type="float" office:value="1" table:formula="of:=NPV(1;2)" table:style-name="ce1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8]);ISERROR([.D18]));ERROR.TYPE([.C18])=ERROR.TYPE([.D18]);IF(AND(NOT(ISERROR([.C18]));NOT(ISERROR([.D18])));AND(ISBLANK([.C18])=ISBLANK([.D18]);[.C18]=[.D18])));1;&quot;ERR!&quot;)" table:style-name="ce50">
            <text:p>ok</text:p>
          </table:table-cell>
          <table:table-cell table:number-columns-repeated="3" table:style-name="ce1"/>
          <table:table-cell office:value-type="float" office:value="215" table:style-name="ce1">
            <text:p>215</text:p>
          </table:table-cell>
          <table:table-cell office:value-type="string" table:style-name="ce1">
            <text:p>JIS/DBCS</text:p>
          </table:table-cell>
          <table:table-cell office:value-type="string" office:string-value="A" table:formula="of:=JIS(&quot;A&quot;)" table:style-name="ce1">
            <text:p>A</text:p>
          </table:table-cell>
          <table:table-cell office:value-type="string" table:style-name="ce1">
            <text:p>Ａ</text:p>
          </table:table-cell>
          <table:table-cell office:value-type="string" office:string-value="ERR!" table:formula="of:=IF(IF(AND(ISERROR([.K18]);ISERROR([.L18]));ERROR.TYPE([.K18])=ERROR.TYPE([.L18]);IF(AND(NOT(ISERROR([.K18]));NOT(ISERROR([.L18])));AND(ISBLANK([.K18])=ISBLANK([.L18]);[.K18]=[.L18])));1;&quot;ERR!&quot;)" table:style-name="ce50">
            <text:p>ERR!</text:p>
          </table:table-cell>
          <table:table-cell table:style-name="ce1"/>
          <table:table-cell office:value-type="string" table:style-name="ce1">
            <text:p>AMORLINC</text:p>
          </table:table-cell>
          <table:table-cell office:value-type="float" office:value="10" table:formula="of:=AMORLINC(100;1;10;1;1;0.1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F(IF(AND(ISERROR([.P18]);ISERROR([.Q18]));ERROR.TYPE([.P18])=ERROR.TYPE([.Q18]);IF(AND(NOT(ISERROR([.P18]));NOT(ISERROR([.Q18])));AND(ISBLANK([.P18])=ISBLANK([.Q18]);[.P18]=[.Q1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STDEV</text:p>
          </table:table-cell>
          <table:table-cell office:value-type="float" office:value="0" table:formula="of:=STDEV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19]);ISERROR([.D19]));ERROR.TYPE([.C19])=ERROR.TYPE([.D19]);IF(AND(NOT(ISERROR([.C19]));NOT(ISERROR([.D19])));AND(ISBLANK([.C19])=ISBLANK([.D19]);[.C19]=[.D19])));1;&quot;ERR!&quot;)" table:style-name="ce50">
            <text:p>ok</text:p>
          </table:table-cell>
          <table:table-cell table:number-columns-repeated="3" table:style-name="ce1"/>
          <table:table-cell office:value-type="float" office:value="219" table:style-name="ce1">
            <text:p>219</text:p>
          </table:table-cell>
          <table:table-cell office:value-type="string" table:style-name="ce1">
            <text:p>ADDRESS</text:p>
          </table:table-cell>
          <table:table-cell office:value-type="string" office:string-value="$A$1" table:formula="of:=ADDRESS(1;1)" table:style-name="ce1">
            <text:p>$A$1</text:p>
          </table:table-cell>
          <table:table-cell office:value-type="string" table:style-name="ce1">
            <text:p>$A$1</text:p>
          </table:table-cell>
          <table:table-cell office:value-type="float" office:value="1" table:formula="of:=IF(IF(AND(ISERROR([.K19]);ISERROR([.L19]));ERROR.TYPE([.K19])=ERROR.TYPE([.L19]);IF(AND(NOT(ISERROR([.K19]));NOT(ISERROR([.L19])));AND(ISBLANK([.K19])=ISBLANK([.L19]);[.K19]=[.L19])));1;&quot;ERR!&quot;)" table:style-name="ce50">
            <text:p>ok</text:p>
          </table:table-cell>
          <table:table-cell table:style-name="ce1"/>
          <table:table-cell office:value-type="string" table:style-name="ce1">
            <text:p>BESSELI</text:p>
          </table:table-cell>
          <table:table-cell office:value-type="float" office:value="0" table:formula="of:=BESSELI(0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19]);ISERROR([.Q19]));ERROR.TYPE([.P19])=ERROR.TYPE([.Q19]);IF(AND(NOT(ISERROR([.P19]));NOT(ISERROR([.Q19])));AND(ISBLANK([.P19])=ISBLANK([.Q19]);[.P19]=[.Q1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DOLLAR</text:p>
          </table:table-cell>
          <table:table-cell office:value-type="string" office:string-value="1 €" table:formula="of:=DOLLAR(1;0)" table:style-name="ce1">
            <text:p>1 €</text:p>
          </table:table-cell>
          <table:table-cell office:value-type="string" table:style-name="ce6">
            <text:p>1 €</text:p>
          </table:table-cell>
          <table:table-cell office:value-type="float" office:value="1" table:formula="of:=IF(IF(AND(ISERROR([.C20]);ISERROR([.D20]));ERROR.TYPE([.C20])=ERROR.TYPE([.D20]);IF(AND(NOT(ISERROR([.C20]));NOT(ISERROR([.D20])));AND(ISBLANK([.C20])=ISBLANK([.D20]);[.C20]=[.D20])));1;&quot;ERR!&quot;)" table:style-name="ce50">
            <text:p>ok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string" table:style-name="ce1">
            <text:p>DAYS360</text:p>
          </table:table-cell>
          <table:table-cell office:value-type="float" office:value="0" table:formula="of:=DAYS360([.$D$69];[.$D$6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20]);ISERROR([.L20]));ERROR.TYPE([.K20])=ERROR.TYPE([.L20]);IF(AND(NOT(ISERROR([.K20]));NOT(ISERROR([.L20])));AND(ISBLANK([.K20])=ISBLANK([.L20]);[.K20]=[.L20])));1;&quot;ERR!&quot;)" table:style-name="ce50">
            <text:p>ok</text:p>
          </table:table-cell>
          <table:table-cell table:style-name="ce1"/>
          <table:table-cell office:value-type="string" table:style-name="ce1">
            <text:p>BESSELJ</text:p>
          </table:table-cell>
          <table:table-cell office:value-type="float" office:value="0" table:formula="of:=BESSELJ(0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20]);ISERROR([.Q20]));ERROR.TYPE([.P20])=ERROR.TYPE([.Q20]);IF(AND(NOT(ISERROR([.P20]));NOT(ISERROR([.Q20])));AND(ISBLANK([.P20])=ISBLANK([.Q20]);[.P20]=[.Q2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FIXED</text:p>
          </table:table-cell>
          <table:table-cell office:value-type="string" office:string-value="1" table:formula="of:=FIXED(1;0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C21]);ISERROR([.D21]));ERROR.TYPE([.C21])=ERROR.TYPE([.D21]);IF(AND(NOT(ISERROR([.C21]));NOT(ISERROR([.D21])));AND(ISBLANK([.C21])=ISBLANK([.D21]);[.C21]=[.D21])));1;&quot;ERR!&quot;)" table:style-name="ce50">
            <text:p>ok</text:p>
          </table:table-cell>
          <table:table-cell office:value-type="string" table:style-name="ce5">
            <text:p>Test values</text:p>
          </table:table-cell>
          <table:table-cell table:style-name="ce5"/>
          <table:table-cell table:style-name="ce1"/>
          <table:table-cell office:value-type="float" office:value="221" table:style-name="ce1">
            <text:p>221</text:p>
          </table:table-cell>
          <table:table-cell office:value-type="string" table:style-name="ce1">
            <text:p>TODAY</text:p>
          </table:table-cell>
          <table:table-cell office:value-type="date" office:date-value="2014-02-28T00:00:00" table:formula="of:=TODAY()" table:style-name="ce14">
            <text:p>28.2.14</text:p>
          </table:table-cell>
          <table:table-cell table:style-name="ce1"/>
          <table:table-cell office:value-type="float" office:value="1" table:formula="of:=IF(IF(NOT(ISERROR([.K21]));ISNUMBER([.K21]));1;&quot;ERR!&quot;)" table:style-name="ce50">
            <text:p>ok</text:p>
          </table:table-cell>
          <table:table-cell table:style-name="ce1"/>
          <table:table-cell office:value-type="string" table:style-name="ce1">
            <text:p>BESSELK</text:p>
          </table:table-cell>
          <table:table-cell office:value-type="float" office:value="0.42102442108341798" table:formula="of:=BESSELK(1;0)" table:style-name="ce1">
            <text:p>0,421024421</text:p>
          </table:table-cell>
          <table:table-cell office:value-type="float" office:value="0.42102442108341798" table:style-name="ce1">
            <text:p>0,421024421</text:p>
          </table:table-cell>
          <table:table-cell office:value-type="float" office:value="1" table:formula="of:=IF(IF(AND(ISERROR([.P21]);ISERROR([.Q21]));ERROR.TYPE([.P21])=ERROR.TYPE([.Q21]);IF(AND(NOT(ISERROR([.P21]));NOT(ISERROR([.Q21])));AND(ISBLANK([.P21])=ISBLANK([.Q21]);[.P21]=[.Q2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SIN</text:p>
          </table:table-cell>
          <table:table-cell office:value-type="float" office:value="1" table:formula="of:=SIN(PI()/2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22]);ISERROR([.D22]));ERROR.TYPE([.C22])=ERROR.TYPE([.D22]);IF(AND(NOT(ISERROR([.C22]));NOT(ISERROR([.D22])));AND(ISBLANK([.C22])=ISBLANK([.D22]);[.C22]=[.D22])));1;&quot;ERR!&quot;)" table:style-name="ce50">
            <text:p>ok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string" table:style-name="ce1">
            <text:p>VBD</text:p>
          </table:table-cell>
          <table:table-cell office:value-type="float" office:value="0" table:formula="of:=VDB(1;1;1;1;1)" table:style-name="ce1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22]);ISERROR([.L22]));ERROR.TYPE([.K22])=ERROR.TYPE([.L22]);IF(AND(NOT(ISERROR([.K22]));NOT(ISERROR([.L22])));AND(ISBLANK([.K22])=ISBLANK([.L22]);[.K22]=[.L22])));1;&quot;ERR!&quot;)" table:style-name="ce50">
            <text:p>ok</text:p>
          </table:table-cell>
          <table:table-cell table:style-name="ce1"/>
          <table:table-cell office:value-type="string" table:style-name="ce1">
            <text:p>BESSELY</text:p>
          </table:table-cell>
          <table:table-cell office:value-type="float" office:value="8.8256971397708064E-2" table:formula="of:=BESSELY(1;0)" table:style-name="ce1">
            <text:p>0,088256971</text:p>
          </table:table-cell>
          <table:table-cell office:value-type="float" office:value="8.8256971397708064E-2" table:style-name="ce1">
            <text:p>0,088256971</text:p>
          </table:table-cell>
          <table:table-cell office:value-type="float" office:value="1" table:formula="of:=IF(IF(AND(ISERROR([.P22]);ISERROR([.Q22]));ERROR.TYPE([.P22])=ERROR.TYPE([.Q22]);IF(AND(NOT(ISERROR([.P22]));NOT(ISERROR([.Q22])));AND(ISBLANK([.P22])=ISBLANK([.Q22]);[.P22]=[.Q2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COS</text:p>
          </table:table-cell>
          <table:table-cell office:value-type="float" office:value="1" table:formula="of:=COS(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23]);ISERROR([.D23]));ERROR.TYPE([.C23])=ERROR.TYPE([.D23]);IF(AND(NOT(ISERROR([.C23]));NOT(ISERROR([.D23])));AND(ISBLANK([.C23])=ISBLANK([.D23]);[.C23]=[.D23])));1;&quot;ERR!&quot;)" table:style-name="ce50">
            <text:p>ok</text:p>
          </table:table-cell>
          <table:table-cell table:number-columns-repeated="3" table:style-name="ce1"/>
          <table:table-cell office:value-type="float" office:value="227" table:style-name="ce1">
            <text:p>227</text:p>
          </table:table-cell>
          <table:table-cell office:value-type="string" table:style-name="ce1">
            <text:p>MEDIAN</text:p>
          </table:table-cell>
          <table:table-cell office:value-type="float" office:value="1" table:formula="of:=MEDIAN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23]);ISERROR([.L23]));ERROR.TYPE([.K23])=ERROR.TYPE([.L23]);IF(AND(NOT(ISERROR([.K23]));NOT(ISERROR([.L23])));AND(ISBLANK([.K23])=ISBLANK([.L23]);[.K23]=[.L23])));1;&quot;ERR!&quot;)" table:style-name="ce50">
            <text:p>ok</text:p>
          </table:table-cell>
          <table:table-cell table:style-name="ce1"/>
          <table:table-cell office:value-type="string" table:style-name="ce1">
            <text:p>BIN2DEC</text:p>
          </table:table-cell>
          <table:table-cell office:value-type="float" office:value="1" table:formula="of:=BIN2DEC(&quot;1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23]);ISERROR([.Q23]));ERROR.TYPE([.P23])=ERROR.TYPE([.Q23]);IF(AND(NOT(ISERROR([.P23]));NOT(ISERROR([.Q23])));AND(ISBLANK([.P23])=ISBLANK([.Q23]);[.P23]=[.Q2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TAN</text:p>
          </table:table-cell>
          <table:table-cell office:value-type="float" office:value="0" table:formula="of:=TAN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24]);ISERROR([.D24]));ERROR.TYPE([.C24])=ERROR.TYPE([.D24]);IF(AND(NOT(ISERROR([.C24]));NOT(ISERROR([.D24])));AND(ISBLANK([.C24])=ISBLANK([.D24]);[.C24]=[.D24])));1;&quot;ERR!&quot;)" table:style-name="ce50">
            <text:p>ok</text:p>
          </table:table-cell>
          <table:table-cell table:number-columns-repeated="3" table:style-name="ce1"/>
          <table:table-cell office:value-type="float" office:value="228" table:style-name="ce1">
            <text:p>228</text:p>
          </table:table-cell>
          <table:table-cell office:value-type="string" table:style-name="ce1">
            <text:p>SUMPRODUCT</text:p>
          </table:table-cell>
          <table:table-cell office:value-type="float" office:value="1" table:formula="of:=SUMPRODUCT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24]);ISERROR([.L24]));ERROR.TYPE([.K24])=ERROR.TYPE([.L24]);IF(AND(NOT(ISERROR([.K24]));NOT(ISERROR([.L24])));AND(ISBLANK([.K24])=ISBLANK([.L24]);[.K24]=[.L24])));1;&quot;ERR!&quot;)" table:style-name="ce50">
            <text:p>ok</text:p>
          </table:table-cell>
          <table:table-cell table:style-name="ce1"/>
          <table:table-cell office:value-type="string" table:style-name="ce1">
            <text:p>BIN2HEX</text:p>
          </table:table-cell>
          <table:table-cell office:value-type="string" office:string-value="1" table:formula="of:=BIN2HEX(&quot;1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24]);ISERROR([.Q24]));ERROR.TYPE([.P24])=ERROR.TYPE([.Q24]);IF(AND(NOT(ISERROR([.P24]));NOT(ISERROR([.Q24])));AND(ISBLANK([.P24])=ISBLANK([.Q24]);[.P24]=[.Q2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ATAN</text:p>
          </table:table-cell>
          <table:table-cell office:value-type="float" office:value="0" table:formula="of:=ATAN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25]);ISERROR([.D25]));ERROR.TYPE([.C25])=ERROR.TYPE([.D25]);IF(AND(NOT(ISERROR([.C25]));NOT(ISERROR([.D25])));AND(ISBLANK([.C25])=ISBLANK([.D25]);[.C25]=[.D25])));1;&quot;ERR!&quot;)" table:style-name="ce50">
            <text:p>ok</text:p>
          </table:table-cell>
          <table:table-cell table:number-columns-repeated="3" table:style-name="ce1"/>
          <table:table-cell office:value-type="float" office:value="229" table:style-name="ce1">
            <text:p>229</text:p>
          </table:table-cell>
          <table:table-cell office:value-type="string" table:style-name="ce1">
            <text:p>SINH</text:p>
          </table:table-cell>
          <table:table-cell office:value-type="float" office:value="0" table:formula="of:=SINH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25]);ISERROR([.L25]));ERROR.TYPE([.K25])=ERROR.TYPE([.L25]);IF(AND(NOT(ISERROR([.K25]));NOT(ISERROR([.L25])));AND(ISBLANK([.K25])=ISBLANK([.L25]);[.K25]=[.L25])));1;&quot;ERR!&quot;)" table:style-name="ce50">
            <text:p>ok</text:p>
          </table:table-cell>
          <table:table-cell table:style-name="ce1"/>
          <table:table-cell office:value-type="string" table:style-name="ce1">
            <text:p>BIN2OCT</text:p>
          </table:table-cell>
          <table:table-cell office:value-type="string" office:string-value="1" table:formula="of:=BIN2OCT(&quot;1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25]);ISERROR([.Q25]));ERROR.TYPE([.P25])=ERROR.TYPE([.Q25]);IF(AND(NOT(ISERROR([.P25]));NOT(ISERROR([.Q25])));AND(ISBLANK([.P25])=ISBLANK([.Q25]);[.P25]=[.Q2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,141592654</text:p>
          </table:table-cell>
          <table:table-cell office:value-type="float" office:value="3.1415926535897931" table:style-name="ce1">
            <text:p>3,141592654</text:p>
          </table:table-cell>
          <table:table-cell office:value-type="float" office:value="1" table:formula="of:=IF(IF(AND(ISERROR([.C26]);ISERROR([.D26]));ERROR.TYPE([.C26])=ERROR.TYPE([.D26]);IF(AND(NOT(ISERROR([.C26]));NOT(ISERROR([.D26])));AND(ISBLANK([.C26])=ISBLANK([.D26]);[.C26]=[.D26])));1;&quot;ERR!&quot;)" table:style-name="ce50">
            <text:p>ok</text:p>
          </table:table-cell>
          <table:table-cell table:number-columns-repeated="3" table:style-name="ce1"/>
          <table:table-cell office:value-type="float" office:value="230" table:style-name="ce1">
            <text:p>230</text:p>
          </table:table-cell>
          <table:table-cell office:value-type="string" table:style-name="ce1">
            <text:p>COSH</text:p>
          </table:table-cell>
          <table:table-cell office:value-type="float" office:value="1" table:formula="of:=COSH(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26]);ISERROR([.L26]));ERROR.TYPE([.K26])=ERROR.TYPE([.L26]);IF(AND(NOT(ISERROR([.K26]));NOT(ISERROR([.L26])));AND(ISBLANK([.K26])=ISBLANK([.L26]);[.K26]=[.L26])));1;&quot;ERR!&quot;)" table:style-name="ce50">
            <text:p>ok</text:p>
          </table:table-cell>
          <table:table-cell table:style-name="ce1"/>
          <table:table-cell office:value-type="string" table:style-name="ce1">
            <text:p>COMPLEX</text:p>
          </table:table-cell>
          <table:table-cell office:value-type="string" office:string-value="1" table:formula="of:=COMPLEX(1;0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26]);ISERROR([.Q26]));ERROR.TYPE([.P26])=ERROR.TYPE([.Q26]);IF(AND(NOT(ISERROR([.P26]));NOT(ISERROR([.Q26])));AND(ISBLANK([.P26])=ISBLANK([.Q26]);[.P26]=[.Q2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QRT</text:p>
          </table:table-cell>
          <table:table-cell office:value-type="float" office:value="1" table:formula="of:=SQRT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27]);ISERROR([.D27]));ERROR.TYPE([.C27])=ERROR.TYPE([.D27]);IF(AND(NOT(ISERROR([.C27]));NOT(ISERROR([.D27])));AND(ISBLANK([.C27])=ISBLANK([.D27]);[.C27]=[.D27])));1;&quot;ERR!&quot;)" table:style-name="ce50">
            <text:p>ok</text:p>
          </table:table-cell>
          <table:table-cell table:number-columns-repeated="3" table:style-name="ce1"/>
          <table:table-cell office:value-type="float" office:value="231" table:style-name="ce1">
            <text:p>231</text:p>
          </table:table-cell>
          <table:table-cell office:value-type="string" table:style-name="ce1">
            <text:p>TANH</text:p>
          </table:table-cell>
          <table:table-cell office:value-type="float" office:value="0" table:formula="of:=TANH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27]);ISERROR([.L27]));ERROR.TYPE([.K27])=ERROR.TYPE([.L27]);IF(AND(NOT(ISERROR([.K27]));NOT(ISERROR([.L27])));AND(ISBLANK([.K27])=ISBLANK([.L27]);[.K27]=[.L27])));1;&quot;ERR!&quot;)" table:style-name="ce50">
            <text:p>ok</text:p>
          </table:table-cell>
          <table:table-cell table:style-name="ce1"/>
          <table:table-cell office:value-type="string" table:style-name="ce1">
            <text:p>CONVERT</text:p>
          </table:table-cell>
          <table:table-cell office:value-type="float" office:value="1" table:formula="of:=CONVERT(1;&quot;m&quot;;&quot;m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27]);ISERROR([.Q27]));ERROR.TYPE([.P27])=ERROR.TYPE([.Q27]);IF(AND(NOT(ISERROR([.P27]));NOT(ISERROR([.Q27])));AND(ISBLANK([.P27])=ISBLANK([.Q27]);[.P27]=[.Q2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EXP</text:p>
          </table:table-cell>
          <table:table-cell office:value-type="float" office:value="1" table:formula="of:=EXP(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28]);ISERROR([.D28]));ERROR.TYPE([.C28])=ERROR.TYPE([.D28]);IF(AND(NOT(ISERROR([.C28]));NOT(ISERROR([.D28])));AND(ISBLANK([.C28])=ISBLANK([.D28]);[.C28]=[.D28])));1;&quot;ERR!&quot;)" table:style-name="ce50">
            <text:p>ok</text:p>
          </table:table-cell>
          <table:table-cell table:number-columns-repeated="3" table:style-name="ce1"/>
          <table:table-cell office:value-type="float" office:value="232" table:style-name="ce1">
            <text:p>232</text:p>
          </table:table-cell>
          <table:table-cell office:value-type="string" table:style-name="ce1">
            <text:p>ASINH</text:p>
          </table:table-cell>
          <table:table-cell office:value-type="float" office:value="0" table:formula="of:=ASINH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28]);ISERROR([.L28]));ERROR.TYPE([.K28])=ERROR.TYPE([.L28]);IF(AND(NOT(ISERROR([.K28]));NOT(ISERROR([.L28])));AND(ISBLANK([.K28])=ISBLANK([.L28]);[.K28]=[.L28])));1;&quot;ERR!&quot;)" table:style-name="ce50">
            <text:p>ok</text:p>
          </table:table-cell>
          <table:table-cell table:style-name="ce1"/>
          <table:table-cell office:value-type="string" table:style-name="ce1">
            <text:p>COUPDAYBS</text:p>
          </table:table-cell>
          <table:table-cell office:value-type="float" office:value="1" table:formula="of:=COUPDAYBS(1;100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28]);ISERROR([.Q28]));ERROR.TYPE([.P28])=ERROR.TYPE([.Q28]);IF(AND(NOT(ISERROR([.P28]));NOT(ISERROR([.Q28])));AND(ISBLANK([.P28])=ISBLANK([.Q28]);[.P28]=[.Q2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LN</text:p>
          </table:table-cell>
          <table:table-cell office:value-type="float" office:value="0" table:formula="of:=LN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29]);ISERROR([.D29]));ERROR.TYPE([.C29])=ERROR.TYPE([.D29]);IF(AND(NOT(ISERROR([.C29]));NOT(ISERROR([.D29])));AND(ISBLANK([.C29])=ISBLANK([.D29]);[.C29]=[.D29])));1;&quot;ERR!&quot;)" table:style-name="ce50">
            <text:p>ok</text:p>
          </table:table-cell>
          <table:table-cell table:number-columns-repeated="3" table:style-name="ce1"/>
          <table:table-cell office:value-type="float" office:value="233" table:style-name="ce1">
            <text:p>233</text:p>
          </table:table-cell>
          <table:table-cell office:value-type="string" table:style-name="ce1">
            <text:p>ACOSH</text:p>
          </table:table-cell>
          <table:table-cell office:value-type="float" office:value="0" table:formula="of:=ACOSH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29]);ISERROR([.L29]));ERROR.TYPE([.K29])=ERROR.TYPE([.L29]);IF(AND(NOT(ISERROR([.K29]));NOT(ISERROR([.L29])));AND(ISBLANK([.K29])=ISBLANK([.L29]);[.K29]=[.L29])));1;&quot;ERR!&quot;)" table:style-name="ce50">
            <text:p>ok</text:p>
          </table:table-cell>
          <table:table-cell table:style-name="ce1"/>
          <table:table-cell office:value-type="string" table:style-name="ce1">
            <text:p>COUPDAYS</text:p>
          </table:table-cell>
          <table:table-cell office:value-type="float" office:value="360" table:formula="of:=COUPDAYS(1;2;1)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1" table:formula="of:=IF(IF(AND(ISERROR([.P29]);ISERROR([.Q29]));ERROR.TYPE([.P29])=ERROR.TYPE([.Q29]);IF(AND(NOT(ISERROR([.P29]));NOT(ISERROR([.Q29])));AND(ISBLANK([.P29])=ISBLANK([.Q29]);[.P29]=[.Q2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LOG10</text:p>
          </table:table-cell>
          <table:table-cell office:value-type="float" office:value="1" table:formula="of:=LOG10(1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0]);ISERROR([.D30]));ERROR.TYPE([.C30])=ERROR.TYPE([.D30]);IF(AND(NOT(ISERROR([.C30]));NOT(ISERROR([.D30])));AND(ISBLANK([.C30])=ISBLANK([.D30]);[.C30]=[.D30])));1;&quot;ERR!&quot;)" table:style-name="ce50">
            <text:p>ok</text:p>
          </table:table-cell>
          <table:table-cell table:number-columns-repeated="3" table:style-name="ce1"/>
          <table:table-cell office:value-type="float" office:value="234" table:style-name="ce1">
            <text:p>234</text:p>
          </table:table-cell>
          <table:table-cell office:value-type="string" table:style-name="ce1">
            <text:p>ATANH</text:p>
          </table:table-cell>
          <table:table-cell office:value-type="float" office:value="0" table:formula="of:=ATANH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30]);ISERROR([.L30]));ERROR.TYPE([.K30])=ERROR.TYPE([.L30]);IF(AND(NOT(ISERROR([.K30]));NOT(ISERROR([.L30])));AND(ISBLANK([.K30])=ISBLANK([.L30]);[.K30]=[.L30])));1;&quot;ERR!&quot;)" table:style-name="ce50">
            <text:p>ok</text:p>
          </table:table-cell>
          <table:table-cell table:style-name="ce1"/>
          <table:table-cell office:value-type="string" table:style-name="ce1">
            <text:p>COUPDAYSNC</text:p>
          </table:table-cell>
          <table:table-cell office:value-type="float" office:value="1" table:formula="of:=COUPDAYSNC(1;2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30]);ISERROR([.Q30]));ERROR.TYPE([.P30])=ERROR.TYPE([.Q30]);IF(AND(NOT(ISERROR([.P30]));NOT(ISERROR([.Q30])));AND(ISBLANK([.P30])=ISBLANK([.Q30]);[.P30]=[.Q3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ABS</text:p>
          </table:table-cell>
          <table:table-cell office:value-type="float" office:value="1" table:formula="of:=ABS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1]);ISERROR([.D31]));ERROR.TYPE([.C31])=ERROR.TYPE([.D31]);IF(AND(NOT(ISERROR([.C31]));NOT(ISERROR([.D31])));AND(ISBLANK([.C31])=ISBLANK([.D31]);[.C31]=[.D31])));1;&quot;ERR!&quot;)" table:style-name="ce50">
            <text:p>ok</text:p>
          </table:table-cell>
          <table:table-cell table:number-columns-repeated="3" table:style-name="ce1"/>
          <table:table-cell office:value-type="float" office:value="235" table:style-name="ce1">
            <text:p>235</text:p>
          </table:table-cell>
          <table:table-cell office:value-type="string" table:style-name="ce1">
            <text:p>DGET</text:p>
          </table:table-cell>
          <table:table-cell office:value-type="float" office:value="1" table:formula="of:=DGET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31]);ISERROR([.L31]));ERROR.TYPE([.K31])=ERROR.TYPE([.L31]);IF(AND(NOT(ISERROR([.K31]));NOT(ISERROR([.L31])));AND(ISBLANK([.K31])=ISBLANK([.L31]);[.K31]=[.L31])));1;&quot;ERR!&quot;)" table:style-name="ce50">
            <text:p>ok</text:p>
          </table:table-cell>
          <table:table-cell table:style-name="ce1"/>
          <table:table-cell office:value-type="string" table:style-name="ce1">
            <text:p>COUPNCD</text:p>
          </table:table-cell>
          <table:table-cell office:value-type="float" office:value="2" table:formula="of:=COUPNCD(1;2;1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P31]);ISERROR([.Q31]));ERROR.TYPE([.P31])=ERROR.TYPE([.Q31]);IF(AND(NOT(ISERROR([.P31]));NOT(ISERROR([.Q31])));AND(ISBLANK([.P31])=ISBLANK([.Q31]);[.P31]=[.Q3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INT</text:p>
          </table:table-cell>
          <table:table-cell office:value-type="float" office:value="1" table:formula="of:=INT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2]);ISERROR([.D32]));ERROR.TYPE([.C32])=ERROR.TYPE([.D32]);IF(AND(NOT(ISERROR([.C32]));NOT(ISERROR([.D32])));AND(ISBLANK([.C32])=ISBLANK([.D32]);[.C32]=[.D32])));1;&quot;ERR!&quot;)" table:style-name="ce50">
            <text:p>ok</text:p>
          </table:table-cell>
          <table:table-cell table:number-columns-repeated="3" table:style-name="ce1"/>
          <table:table-cell office:value-type="float" office:value="244" table:style-name="ce1">
            <text:p>244</text:p>
          </table:table-cell>
          <table:table-cell office:value-type="string" table:style-name="ce1">
            <text:p>INFO</text:p>
          </table:table-cell>
          <table:table-cell office:value-type="string" office:string-value="pcdos" table:formula="of:=INFO(&quot;system&quot;)" table:style-name="ce1">
            <text:p>pcdos</text:p>
          </table:table-cell>
          <table:table-cell table:style-name="ce1"/>
          <table:table-cell office:value-type="float" office:value="1" table:formula="of:=IF(IF(NOT(ISERROR([.K32]));ISTEXT([.K32]));1;&quot;ERR!&quot;)" table:style-name="ce50">
            <text:p>ok</text:p>
          </table:table-cell>
          <table:table-cell table:style-name="ce1"/>
          <table:table-cell office:value-type="string" table:style-name="ce1">
            <text:p>COUPNUM</text:p>
          </table:table-cell>
          <table:table-cell office:value-type="float" office:value="1" table:formula="of:=COUPNUM(1000;100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32]);ISERROR([.Q32]));ERROR.TYPE([.P32])=ERROR.TYPE([.Q32]);IF(AND(NOT(ISERROR([.P32]));NOT(ISERROR([.Q32])));AND(ISBLANK([.P32])=ISBLANK([.Q32]);[.P32]=[.Q3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SIGN</text:p>
          </table:table-cell>
          <table:table-cell office:value-type="float" office:value="1" table:formula="of:=SIGN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3]);ISERROR([.D33]));ERROR.TYPE([.C33])=ERROR.TYPE([.D33]);IF(AND(NOT(ISERROR([.C33]));NOT(ISERROR([.D33])));AND(ISBLANK([.C33])=ISBLANK([.D33]);[.C33]=[.D33])));1;&quot;ERR!&quot;)" table:style-name="ce50">
            <text:p>ok</text:p>
          </table:table-cell>
          <table:table-cell table:number-columns-repeated="9" table:style-name="ce1"/>
          <table:table-cell office:value-type="string" table:style-name="ce1">
            <text:p>COUPPCD</text:p>
          </table:table-cell>
          <table:table-cell office:value-type="float" office:value="0" table:formula="of:=COUPPCD(1;2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33]);ISERROR([.Q33]));ERROR.TYPE([.P33])=ERROR.TYPE([.Q33]);IF(AND(NOT(ISERROR([.P33]));NOT(ISERROR([.Q33])));AND(ISBLANK([.P33])=ISBLANK([.Q33]);[.P33]=[.Q33])));1;&quot;ERR!&quot;)" table:style-name="ce50">
            <text:p>ok</text:p>
          </table:table-cell>
          <table:table-cell table:number-columns-repeated="16366"/>
        </table:table-row>
        <table:table-row table:style-name="ro4">
          <table:table-cell office:value-type="float" office:value="27" table:style-name="ce1">
            <text:p>27</text:p>
          </table:table-cell>
          <table:table-cell office:value-type="string" table:style-name="ce1">
            <text:p>ROUND</text:p>
          </table:table-cell>
          <table:table-cell office:value-type="float" office:value="1" table:formula="of:=ROUND(1;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4]);ISERROR([.D34]));ERROR.TYPE([.C34])=ERROR.TYPE([.D34]);IF(AND(NOT(ISERROR([.C34]));NOT(ISERROR([.D34])));AND(ISBLANK([.C34])=ISBLANK([.D34]);[.C34]=[.D34])));1;&quot;ERR!&quot;)" table:style-name="ce50">
            <text:p>ok</text:p>
          </table:table-cell>
          <table:table-cell table:number-columns-repeated="3" table:style-name="ce1"/>
          <table:table-cell office:value-type="string" table:style-name="ce9">
            <text:p>4.3 - FUNCTIONS SUPPORTED IN BIFF4</text:p>
          </table:table-cell>
          <table:table-cell table:number-columns-repeated="4" table:style-name="ce4"/>
          <table:table-cell table:style-name="ce1"/>
          <table:table-cell office:value-type="string" table:style-name="ce1">
            <text:p>CUMIPMT</text:p>
          </table:table-cell>
          <table:table-cell office:value-type="float" office:value="0" table:formula="of:=CUMIPMT(1;1;1;1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34]);ISERROR([.Q34]));ERROR.TYPE([.P34])=ERROR.TYPE([.Q34]);IF(AND(NOT(ISERROR([.P34]));NOT(ISERROR([.Q34])));AND(ISBLANK([.P34])=ISBLANK([.Q34]);[.P34]=[.Q3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LOOKUP</text:p>
          </table:table-cell>
          <table:table-cell office:value-type="float" office:value="1" table:formula="of:=LOOKUP(1;[.$F$7:.$G$7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5]);ISERROR([.D35]));ERROR.TYPE([.C35])=ERROR.TYPE([.D35]);IF(AND(NOT(ISERROR([.C35]));NOT(ISERROR([.D35])));AND(ISBLANK([.C35])=ISBLANK([.D35]);[.C35]=[.D35])));1;&quot;ERR!&quot;)" table:style-name="ce50">
            <text:p>ok</text:p>
          </table:table-cell>
          <table:table-cell table:number-columns-repeated="3" table:style-name="ce1"/>
          <table:table-cell office:value-type="string" table:style-name="ce5">
            <text:p>Index</text:p>
          </table:table-cell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1">
            <text:p>CUMPRINC</text:p>
          </table:table-cell>
          <table:table-cell office:value-type="float" office:value="-1" table:formula="of:=CUMPRINC(1;1;1;1;1;1)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P35]);ISERROR([.Q35]));ERROR.TYPE([.P35])=ERROR.TYPE([.Q35]);IF(AND(NOT(ISERROR([.P35]));NOT(ISERROR([.Q35])));AND(ISBLANK([.P35])=ISBLANK([.Q35]);[.P35]=[.Q3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INDEX</text:p>
          </table:table-cell>
          <table:table-cell office:value-type="float" office:value="1" table:formula="of:=INDEX([.$F$9];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6]);ISERROR([.D36]));ERROR.TYPE([.C36])=ERROR.TYPE([.D36]);IF(AND(NOT(ISERROR([.C36]));NOT(ISERROR([.D36])));AND(ISBLANK([.C36])=ISBLANK([.D36]);[.C36]=[.D36])));1;&quot;ERR!&quot;)" table:style-name="ce50">
            <text:p>ok</text:p>
          </table:table-cell>
          <table:table-cell table:number-columns-repeated="3" table:style-name="ce1"/>
          <table:table-cell office:value-type="float" office:value="216" table:style-name="ce1">
            <text:p>216</text:p>
          </table:table-cell>
          <table:table-cell office:value-type="string" table:style-name="ce1">
            <text:p>RANK</text:p>
          </table:table-cell>
          <table:table-cell office:value-type="float" office:value="1" table:formula="of:=RANK(1;[.$F$7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36]);ISERROR([.L36]));ERROR.TYPE([.K36])=ERROR.TYPE([.L36]);IF(AND(NOT(ISERROR([.K36]));NOT(ISERROR([.L36])));AND(ISBLANK([.K36])=ISBLANK([.L36]);[.K36]=[.L36])));1;&quot;ERR!&quot;)" table:style-name="ce50">
            <text:p>ok</text:p>
          </table:table-cell>
          <table:table-cell table:style-name="ce1"/>
          <table:table-cell office:value-type="string" table:style-name="ce1">
            <text:p>DEC2BIN</text:p>
          </table:table-cell>
          <table:table-cell office:value-type="string" office:string-value="1" table:formula="of:=DEC2BIN(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36]);ISERROR([.Q36]));ERROR.TYPE([.P36])=ERROR.TYPE([.Q36]);IF(AND(NOT(ISERROR([.P36]));NOT(ISERROR([.Q36])));AND(ISBLANK([.P36])=ISBLANK([.Q36]);[.P36]=[.Q3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REPT</text:p>
          </table:table-cell>
          <table:table-cell office:value-type="string" office:string-value="A" table:formula="of:=REPT(&quot;A&quot;;1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37]);ISERROR([.D37]));ERROR.TYPE([.C37])=ERROR.TYPE([.D37]);IF(AND(NOT(ISERROR([.C37]));NOT(ISERROR([.D37])));AND(ISBLANK([.C37])=ISBLANK([.D37]);[.C37]=[.D37])));1;&quot;ERR!&quot;)" table:style-name="ce50">
            <text:p>ok</text:p>
          </table:table-cell>
          <table:table-cell table:number-columns-repeated="3" table:style-name="ce1"/>
          <table:table-cell office:value-type="float" office:value="247" table:style-name="ce1">
            <text:p>247</text:p>
          </table:table-cell>
          <table:table-cell office:value-type="string" table:style-name="ce1">
            <text:p>DB</text:p>
          </table:table-cell>
          <table:table-cell office:value-type="float" office:value="1" table:formula="of:=DB(2;1;1;1)" table:style-name="ce1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37]);ISERROR([.L37]));ERROR.TYPE([.K37])=ERROR.TYPE([.L37]);IF(AND(NOT(ISERROR([.K37]));NOT(ISERROR([.L37])));AND(ISBLANK([.K37])=ISBLANK([.L37]);[.K37]=[.L37])));1;&quot;ERR!&quot;)" table:style-name="ce50">
            <text:p>ok</text:p>
          </table:table-cell>
          <table:table-cell table:style-name="ce1"/>
          <table:table-cell office:value-type="string" table:style-name="ce1">
            <text:p>DEC2HEX</text:p>
          </table:table-cell>
          <table:table-cell office:value-type="string" office:string-value="1" table:formula="of:=DEC2HEX(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37]);ISERROR([.Q37]));ERROR.TYPE([.P37])=ERROR.TYPE([.Q37]);IF(AND(NOT(ISERROR([.P37]));NOT(ISERROR([.Q37])));AND(ISBLANK([.P37])=ISBLANK([.Q37]);[.P37]=[.Q3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MID</text:p>
          </table:table-cell>
          <table:table-cell office:value-type="string" office:string-value="A" table:formula="of:=MID(&quot;A&quot;;1;1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38]);ISERROR([.D38]));ERROR.TYPE([.C38])=ERROR.TYPE([.D38]);IF(AND(NOT(ISERROR([.C38]));NOT(ISERROR([.D38])));AND(ISBLANK([.C38])=ISBLANK([.D38]);[.C38]=[.D38])));1;&quot;ERR!&quot;)" table:style-name="ce50">
            <text:p>ok</text:p>
          </table:table-cell>
          <table:table-cell table:number-columns-repeated="3" table:style-name="ce1"/>
          <table:table-cell office:value-type="float" office:value="252" table:style-name="ce1">
            <text:p>252</text:p>
          </table:table-cell>
          <table:table-cell office:value-type="string" table:style-name="ce1">
            <text:p>FREQUENCY</text:p>
          </table:table-cell>
          <table:table-cell office:value-type="float" office:value="1" table:formula="of:=FREQUENCY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38]);ISERROR([.L38]));ERROR.TYPE([.K38])=ERROR.TYPE([.L38]);IF(AND(NOT(ISERROR([.K38]));NOT(ISERROR([.L38])));AND(ISBLANK([.K38])=ISBLANK([.L38]);[.K38]=[.L38])));1;&quot;ERR!&quot;)" table:style-name="ce50">
            <text:p>ok</text:p>
          </table:table-cell>
          <table:table-cell table:style-name="ce1"/>
          <table:table-cell office:value-type="string" table:style-name="ce1">
            <text:p>DEC2OCT</text:p>
          </table:table-cell>
          <table:table-cell office:value-type="string" office:string-value="1" table:formula="of:=DEC2OCT(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38]);ISERROR([.Q38]));ERROR.TYPE([.P38])=ERROR.TYPE([.Q38]);IF(AND(NOT(ISERROR([.P38]));NOT(ISERROR([.Q38])));AND(ISBLANK([.P38])=ISBLANK([.Q38]);[.P38]=[.Q3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LEN</text:p>
          </table:table-cell>
          <table:table-cell office:value-type="float" office:value="1" table:formula="of:=LEN(&quot;A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39]);ISERROR([.D39]));ERROR.TYPE([.C39])=ERROR.TYPE([.D39]);IF(AND(NOT(ISERROR([.C39]));NOT(ISERROR([.D39])));AND(ISBLANK([.C39])=ISBLANK([.D39]);[.C39]=[.D39])));1;&quot;ERR!&quot;)" table:style-name="ce50">
            <text:p>ok</text:p>
          </table:table-cell>
          <table:table-cell table:number-columns-repeated="3" table:style-name="ce1"/>
          <table:table-cell office:value-type="float" office:value="261" table:style-name="ce1">
            <text:p>261</text:p>
          </table:table-cell>
          <table:table-cell office:value-type="string" table:style-name="ce1">
            <text:p>ERROR.TYPE</text:p>
          </table:table-cell>
          <table:table-cell office:value-type="float" office:value="7" table:formula="of:=ERROR.TYPE([.$F$22])" table:style-name="ce1">
            <text:p>7</text:p>
          </table:table-cell>
          <table:table-cell table:style-name="ce1"/>
          <table:table-cell office:value-type="float" office:value="1" table:formula="of:=IF(IF(NOT(ISERROR([.K39]));ISNUMBER([.K39]));1;&quot;ERR!&quot;)" table:style-name="ce50">
            <text:p>ok</text:p>
          </table:table-cell>
          <table:table-cell table:style-name="ce1"/>
          <table:table-cell office:value-type="string" table:style-name="ce1">
            <text:p>DELTA</text:p>
          </table:table-cell>
          <table:table-cell office:value-type="float" office:value="1" table:formula="of:=DELTA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39]);ISERROR([.Q39]));ERROR.TYPE([.P39])=ERROR.TYPE([.Q39]);IF(AND(NOT(ISERROR([.P39]));NOT(ISERROR([.Q39])));AND(ISBLANK([.P39])=ISBLANK([.Q39]);[.P39]=[.Q3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VALUE</text:p>
          </table:table-cell>
          <table:table-cell office:value-type="float" office:value="1" table:formula="of:=VALUE(&quot;1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40]);ISERROR([.D40]));ERROR.TYPE([.C40])=ERROR.TYPE([.D40]);IF(AND(NOT(ISERROR([.C40]));NOT(ISERROR([.D40])));AND(ISBLANK([.C40])=ISBLANK([.D40]);[.C40]=[.D40])));1;&quot;ERR!&quot;)" table:style-name="ce50">
            <text:p>ok</text:p>
          </table:table-cell>
          <table:table-cell table:number-columns-repeated="3" table:style-name="ce1"/>
          <table:table-cell office:value-type="float" office:value="269" table:style-name="ce1">
            <text:p>269</text:p>
          </table:table-cell>
          <table:table-cell office:value-type="string" table:style-name="ce1">
            <text:p>AVEDEV</text:p>
          </table:table-cell>
          <table:table-cell office:value-type="float" office:value="0" table:formula="of:=AVEDEV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40]);ISERROR([.L40]));ERROR.TYPE([.K40])=ERROR.TYPE([.L40]);IF(AND(NOT(ISERROR([.K40]));NOT(ISERROR([.L40])));AND(ISBLANK([.K40])=ISBLANK([.L40]);[.K40]=[.L40])));1;&quot;ERR!&quot;)" table:style-name="ce50">
            <text:p>ok</text:p>
          </table:table-cell>
          <table:table-cell table:style-name="ce1"/>
          <table:table-cell office:value-type="string" table:style-name="ce1">
            <text:p>DISC</text:p>
          </table:table-cell>
          <table:table-cell office:value-type="float" office:value="0" table:formula="of:=DISC(1;2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40]);ISERROR([.Q40]));ERROR.TYPE([.P40])=ERROR.TYPE([.Q40]);IF(AND(NOT(ISERROR([.P40]));NOT(ISERROR([.Q40])));AND(ISBLANK([.P40])=ISBLANK([.Q40]);[.P40]=[.Q4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TRUE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41]);ISERROR([.D41]));ERROR.TYPE([.C41])=ERROR.TYPE([.D41]);IF(AND(NOT(ISERROR([.C41]));NOT(ISERROR([.D41])));AND(ISBLANK([.C41])=ISBLANK([.D41]);[.C41]=[.D41])));1;&quot;ERR!&quot;)" table:style-name="ce50">
            <text:p>ok</text:p>
          </table:table-cell>
          <table:table-cell table:number-columns-repeated="3" table:style-name="ce1"/>
          <table:table-cell office:value-type="float" office:value="270" table:style-name="ce1">
            <text:p>270</text:p>
          </table:table-cell>
          <table:table-cell office:value-type="string" table:style-name="ce1">
            <text:p>BETADIST</text:p>
          </table:table-cell>
          <table:table-cell office:value-type="float" office:value="1" table:formula="of:=COM.MICROSOFT.BETADIST(1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41]);ISERROR([.L41]));ERROR.TYPE([.K41])=ERROR.TYPE([.L41]);IF(AND(NOT(ISERROR([.K41]));NOT(ISERROR([.L41])));AND(ISBLANK([.K41])=ISBLANK([.L41]);([.K41]-[.L41])/[.L41]&lt;0.0001)));1;&quot;ERR!&quot;)" table:style-name="ce50">
            <text:p>ok</text:p>
          </table:table-cell>
          <table:table-cell table:style-name="ce1"/>
          <table:table-cell office:value-type="string" table:style-name="ce1">
            <text:p>DOLLARDE</text:p>
          </table:table-cell>
          <table:table-cell office:value-type="float" office:value="1" table:formula="of:=DOLLARDE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41]);ISERROR([.Q41]));ERROR.TYPE([.P41])=ERROR.TYPE([.Q41]);IF(AND(NOT(ISERROR([.P41]));NOT(ISERROR([.Q41])));AND(ISBLANK([.P41])=ISBLANK([.Q41]);[.P41]=[.Q4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FALSE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C42]);ISERROR([.D42]));ERROR.TYPE([.C42])=ERROR.TYPE([.D42]);IF(AND(NOT(ISERROR([.C42]));NOT(ISERROR([.D42])));AND(ISBLANK([.C42])=ISBLANK([.D42]);[.C42]=[.D42])));1;&quot;ERR!&quot;)" table:style-name="ce50">
            <text:p>ok</text:p>
          </table:table-cell>
          <table:table-cell table:number-columns-repeated="3" table:style-name="ce1"/>
          <table:table-cell office:value-type="float" office:value="271" table:style-name="ce1">
            <text:p>271</text:p>
          </table:table-cell>
          <table:table-cell office:value-type="string" table:style-name="ce1">
            <text:p>GAMMALN</text:p>
          </table:table-cell>
          <table:table-cell office:value-type="float" office:value="0" table:formula="of:=GAMMALN(1)" table:style-name="ce1">
            <text:p>0</text:p>
          </table:table-cell>
          <table:table-cell office:value-type="float" office:value="-4.1715964016475482E-11" table:style-name="ce1">
            <text:p>-4,1716E-11</text:p>
          </table:table-cell>
          <table:table-cell office:value-type="float" office:value="1" table:formula="of:=IF(IF(AND(ISERROR([.K42]);ISERROR([.L42]));ERROR.TYPE([.K42])=ERROR.TYPE([.L42]);IF(AND(NOT(ISERROR([.K42]));NOT(ISERROR([.L42])));AND(ISBLANK([.K42])=ISBLANK([.L42]);([.K42]-[.L42])/[.L42]&lt;0.0001)));1;&quot;ERR!&quot;)" table:style-name="ce50">
            <text:p>ok</text:p>
          </table:table-cell>
          <table:table-cell table:style-name="ce1"/>
          <table:table-cell office:value-type="string" table:style-name="ce1">
            <text:p>DOLLARFR</text:p>
          </table:table-cell>
          <table:table-cell office:value-type="float" office:value="1" table:formula="of:=DOLLARFR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42]);ISERROR([.Q42]));ERROR.TYPE([.P42])=ERROR.TYPE([.Q42]);IF(AND(NOT(ISERROR([.P42]));NOT(ISERROR([.Q42])));AND(ISBLANK([.P42])=ISBLANK([.Q42]);[.P42]=[.Q4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AND</text:p>
          </table:table-cell>
          <table:table-cell office:value-type="boolean" office:boolean-value="true" table:formula="of:=AND(1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43]);ISERROR([.D43]));ERROR.TYPE([.C43])=ERROR.TYPE([.D43]);IF(AND(NOT(ISERROR([.C43]));NOT(ISERROR([.D43])));AND(ISBLANK([.C43])=ISBLANK([.D43]);[.C43]=[.D43])));1;&quot;ERR!&quot;)" table:style-name="ce50">
            <text:p>ok</text:p>
          </table:table-cell>
          <table:table-cell table:number-columns-repeated="3" table:style-name="ce1"/>
          <table:table-cell office:value-type="float" office:value="272" table:style-name="ce1">
            <text:p>272</text:p>
          </table:table-cell>
          <table:table-cell office:value-type="string" table:style-name="ce1">
            <text:p>BETAINV</text:p>
          </table:table-cell>
          <table:table-cell office:value-type="float" office:value="0.5" table:formula="of:=BETAINV(0.5;1;1)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" table:formula="of:=IF(IF(AND(ISERROR([.K43]);ISERROR([.L43]));ERROR.TYPE([.K43])=ERROR.TYPE([.L43]);IF(AND(NOT(ISERROR([.K43]));NOT(ISERROR([.L43])));AND(ISBLANK([.K43])=ISBLANK([.L43]);([.K43]-[.L43])/[.L43]&lt;0.0001)));1;&quot;ERR!&quot;)" table:style-name="ce50">
            <text:p>ok</text:p>
          </table:table-cell>
          <table:table-cell table:style-name="ce1"/>
          <table:table-cell office:value-type="string" table:style-name="ce1">
            <text:p>DURATION</text:p>
          </table:table-cell>
          <table:table-cell office:value-type="float" office:value="1" table:formula="of:=DURATION(1000;1365;1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43]);ISERROR([.Q43]));ERROR.TYPE([.P43])=ERROR.TYPE([.Q43]);IF(AND(NOT(ISERROR([.P43]));NOT(ISERROR([.Q43])));AND(ISBLANK([.P43])=ISBLANK([.Q43]);[.P43]=[.Q4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OR</text:p>
          </table:table-cell>
          <table:table-cell office:value-type="boolean" office:boolean-value="true" table:formula="of:=OR(1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44]);ISERROR([.D44]));ERROR.TYPE([.C44])=ERROR.TYPE([.D44]);IF(AND(NOT(ISERROR([.C44]));NOT(ISERROR([.D44])));AND(ISBLANK([.C44])=ISBLANK([.D44]);[.C44]=[.D44])));1;&quot;ERR!&quot;)" table:style-name="ce50">
            <text:p>ok</text:p>
          </table:table-cell>
          <table:table-cell table:number-columns-repeated="3" table:style-name="ce1"/>
          <table:table-cell office:value-type="float" office:value="273" table:style-name="ce1">
            <text:p>273</text:p>
          </table:table-cell>
          <table:table-cell office:value-type="string" table:style-name="ce1">
            <text:p>BINOMDIST</text:p>
          </table:table-cell>
          <table:table-cell office:value-type="float" office:value="1" table:formula="of:=BINOMDIST(1;1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44]);ISERROR([.L44]));ERROR.TYPE([.K44])=ERROR.TYPE([.L44]);IF(AND(NOT(ISERROR([.K44]));NOT(ISERROR([.L44])));AND(ISBLANK([.K44])=ISBLANK([.L44]);([.K44]-[.L44])/[.L44]&lt;0.0001)));1;&quot;ERR!&quot;)" table:style-name="ce50">
            <text:p>ok</text:p>
          </table:table-cell>
          <table:table-cell table:style-name="ce1"/>
          <table:table-cell office:value-type="string" table:style-name="ce1">
            <text:p>EDATE</text:p>
          </table:table-cell>
          <table:table-cell office:value-type="float" office:value="32" table:formula="of:=EDATE(1;1)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" table:formula="of:=IF(IF(AND(ISERROR([.P44]);ISERROR([.Q44]));ERROR.TYPE([.P44])=ERROR.TYPE([.Q44]);IF(AND(NOT(ISERROR([.P44]));NOT(ISERROR([.Q44])));AND(ISBLANK([.P44])=ISBLANK([.Q44]);[.P44]=[.Q4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NOT</text:p>
          </table:table-cell>
          <table:table-cell office:value-type="boolean" office:boolean-value="true" table:formula="of:=NOT(0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45]);ISERROR([.D45]));ERROR.TYPE([.C45])=ERROR.TYPE([.D45]);IF(AND(NOT(ISERROR([.C45]));NOT(ISERROR([.D45])));AND(ISBLANK([.C45])=ISBLANK([.D45]);[.C45]=[.D45])));1;&quot;ERR!&quot;)" table:style-name="ce50">
            <text:p>ok</text:p>
          </table:table-cell>
          <table:table-cell table:number-columns-repeated="3" table:style-name="ce1"/>
          <table:table-cell office:value-type="float" office:value="274" table:style-name="ce1">
            <text:p>274</text:p>
          </table:table-cell>
          <table:table-cell office:value-type="string" table:style-name="ce1">
            <text:p>CHIDIST</text:p>
          </table:table-cell>
          <table:table-cell office:value-type="float" office:value="1" table:formula="of:=LEGACY.CHIDIST(0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45]);ISERROR([.L45]));ERROR.TYPE([.K45])=ERROR.TYPE([.L45]);IF(AND(NOT(ISERROR([.K45]));NOT(ISERROR([.L45])));AND(ISBLANK([.K45])=ISBLANK([.L45]);([.K45]-[.L45])/[.L45]&lt;0.0001)));1;&quot;ERR!&quot;)" table:style-name="ce50">
            <text:p>ok</text:p>
          </table:table-cell>
          <table:table-cell table:style-name="ce1"/>
          <table:table-cell office:value-type="string" table:style-name="ce1">
            <text:p>EFFECT</text:p>
          </table:table-cell>
          <table:table-cell office:value-type="float" office:value="1" table:formula="of:=EFFECT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45]);ISERROR([.Q45]));ERROR.TYPE([.P45])=ERROR.TYPE([.Q45]);IF(AND(NOT(ISERROR([.P45]));NOT(ISERROR([.Q45])));AND(ISBLANK([.P45])=ISBLANK([.Q45]);[.P45]=[.Q4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MOD</text:p>
          </table:table-cell>
          <table:table-cell office:value-type="float" office:value="1" table:formula="of:=MOD(1;2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46]);ISERROR([.D46]));ERROR.TYPE([.C46])=ERROR.TYPE([.D46]);IF(AND(NOT(ISERROR([.C46]));NOT(ISERROR([.D46])));AND(ISBLANK([.C46])=ISBLANK([.D46]);[.C46]=[.D46])));1;&quot;ERR!&quot;)" table:style-name="ce50">
            <text:p>ok</text:p>
          </table:table-cell>
          <table:table-cell table:number-columns-repeated="3" table:style-name="ce1"/>
          <table:table-cell office:value-type="float" office:value="275" table:style-name="ce1">
            <text:p>275</text:p>
          </table:table-cell>
          <table:table-cell office:value-type="string" table:style-name="ce1">
            <text:p>CHIINV</text:p>
          </table:table-cell>
          <table:table-cell office:value-type="float" office:value="0" table:formula="of:=LEGACY.CHIINV(1;1)" table:style-name="ce1">
            <text:p>0</text:p>
          </table:table-cell>
          <table:table-cell office:value-type="float" office:value="1.5707964124566731E-18" table:style-name="ce1">
            <text:p>1,5708E-18</text:p>
          </table:table-cell>
          <table:table-cell office:value-type="float" office:value="1" table:formula="of:=IF(IF(AND(ISERROR([.K46]);ISERROR([.L46]));ERROR.TYPE([.K46])=ERROR.TYPE([.L46]);IF(AND(NOT(ISERROR([.K46]));NOT(ISERROR([.L46])));AND(ISBLANK([.K46])=ISBLANK([.L46]);([.K46]-[.L46])/[.L46]&lt;0.0001)));1;&quot;ERR!&quot;)" table:style-name="ce50">
            <text:p>ok</text:p>
          </table:table-cell>
          <table:table-cell table:style-name="ce1"/>
          <table:table-cell office:value-type="string" table:style-name="ce1">
            <text:p>EOMONTH</text:p>
          </table:table-cell>
          <table:table-cell office:value-type="float" office:value="59" table:formula="of:=EOMONTH(1;1)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1" table:formula="of:=IF(IF(AND(ISERROR([.P46]);ISERROR([.Q46]));ERROR.TYPE([.P46])=ERROR.TYPE([.Q46]);IF(AND(NOT(ISERROR([.P46]));NOT(ISERROR([.Q46])));AND(ISBLANK([.P46])=ISBLANK([.Q46]);[.P46]=[.Q4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DCOUNT</text:p>
          </table:table-cell>
          <table:table-cell office:value-type="float" office:value="1" table:formula="of:=DCOUNT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47]);ISERROR([.D47]));ERROR.TYPE([.C47])=ERROR.TYPE([.D47]);IF(AND(NOT(ISERROR([.C47]));NOT(ISERROR([.D47])));AND(ISBLANK([.C47])=ISBLANK([.D47]);[.C47]=[.D47])));1;&quot;ERR!&quot;)" table:style-name="ce50">
            <text:p>ok</text:p>
          </table:table-cell>
          <table:table-cell table:number-columns-repeated="3" table:style-name="ce1"/>
          <table:table-cell office:value-type="float" office:value="276" table:style-name="ce1">
            <text:p>276</text:p>
          </table:table-cell>
          <table:table-cell office:value-type="string" table:style-name="ce1">
            <text:p>COMBIN</text:p>
          </table:table-cell>
          <table:table-cell office:value-type="float" office:value="1" table:formula="of:=COMBIN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47]);ISERROR([.L47]));ERROR.TYPE([.K47])=ERROR.TYPE([.L47]);IF(AND(NOT(ISERROR([.K47]));NOT(ISERROR([.L47])));AND(ISBLANK([.K47])=ISBLANK([.L47]);([.K47]-[.L47])/[.L47]&lt;0.0001)));1;&quot;ERR!&quot;)" table:style-name="ce50">
            <text:p>ok</text:p>
          </table:table-cell>
          <table:table-cell table:style-name="ce1"/>
          <table:table-cell office:value-type="string" table:style-name="ce1">
            <text:p>ERF</text:p>
          </table:table-cell>
          <table:table-cell office:value-type="float" office:value="0" table:formula="of:=ERF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47]);ISERROR([.Q47]));ERROR.TYPE([.P47])=ERROR.TYPE([.Q47]);IF(AND(NOT(ISERROR([.P47]));NOT(ISERROR([.Q47])));AND(ISBLANK([.P47])=ISBLANK([.Q47]);[.P47]=[.Q4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DSUM</text:p>
          </table:table-cell>
          <table:table-cell office:value-type="float" office:value="1" table:formula="of:=DSUM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48]);ISERROR([.D48]));ERROR.TYPE([.C48])=ERROR.TYPE([.D48]);IF(AND(NOT(ISERROR([.C48]));NOT(ISERROR([.D48])));AND(ISBLANK([.C48])=ISBLANK([.D48]);[.C48]=[.D48])));1;&quot;ERR!&quot;)" table:style-name="ce50">
            <text:p>ok</text:p>
          </table:table-cell>
          <table:table-cell table:number-columns-repeated="3" table:style-name="ce1"/>
          <table:table-cell office:value-type="float" office:value="277" table:style-name="ce1">
            <text:p>277</text:p>
          </table:table-cell>
          <table:table-cell office:value-type="string" table:style-name="ce1">
            <text:p>CONFIDENCE</text:p>
          </table:table-cell>
          <table:table-cell office:value-type="float" office:value="0.67448975019608193" table:formula="of:=CONFIDENCE(0.5;1;1)" table:style-name="ce1">
            <text:p>0,67448975</text:p>
          </table:table-cell>
          <table:table-cell office:value-type="float" office:value="0.67448975019608159" table:style-name="ce1">
            <text:p>0,67448975</text:p>
          </table:table-cell>
          <table:table-cell office:value-type="float" office:value="1" table:formula="of:=IF(IF(AND(ISERROR([.K48]);ISERROR([.L48]));ERROR.TYPE([.K48])=ERROR.TYPE([.L48]);IF(AND(NOT(ISERROR([.K48]));NOT(ISERROR([.L48])));AND(ISBLANK([.K48])=ISBLANK([.L48]);([.K48]-[.L48])/[.L48]&lt;0.0001)));1;&quot;ERR!&quot;)" table:style-name="ce50">
            <text:p>ok</text:p>
          </table:table-cell>
          <table:table-cell table:style-name="ce1"/>
          <table:table-cell office:value-type="string" table:style-name="ce1">
            <text:p>ERFC</text:p>
          </table:table-cell>
          <table:table-cell office:value-type="float" office:value="1" table:formula="of:=ERFC(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48]);ISERROR([.Q48]));ERROR.TYPE([.P48])=ERROR.TYPE([.Q48]);IF(AND(NOT(ISERROR([.P48]));NOT(ISERROR([.Q48])));AND(ISBLANK([.P48])=ISBLANK([.Q48]);[.P48]=[.Q4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DAVERAGE</text:p>
          </table:table-cell>
          <table:table-cell office:value-type="float" office:value="1" table:formula="of:=DAVERAGE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49]);ISERROR([.D49]));ERROR.TYPE([.C49])=ERROR.TYPE([.D49]);IF(AND(NOT(ISERROR([.C49]));NOT(ISERROR([.D49])));AND(ISBLANK([.C49])=ISBLANK([.D49]);[.C49]=[.D49])));1;&quot;ERR!&quot;)" table:style-name="ce50">
            <text:p>ok</text:p>
          </table:table-cell>
          <table:table-cell table:number-columns-repeated="3" table:style-name="ce1"/>
          <table:table-cell office:value-type="float" office:value="278" table:style-name="ce1">
            <text:p>278</text:p>
          </table:table-cell>
          <table:table-cell office:value-type="string" table:style-name="ce1">
            <text:p>CRITBINOM</text:p>
          </table:table-cell>
          <table:table-cell office:value-type="float" office:value="0" table:formula="of:=CRITBINOM(1;0.5;0.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49]);ISERROR([.L49]));ERROR.TYPE([.K49])=ERROR.TYPE([.L49]);IF(AND(NOT(ISERROR([.K49]));NOT(ISERROR([.L49])));AND(ISBLANK([.K49])=ISBLANK([.L49]);[.K49]=[.L49])));1;&quot;ERR!&quot;)" table:style-name="ce50">
            <text:p>ok</text:p>
          </table:table-cell>
          <table:table-cell table:style-name="ce1"/>
          <table:table-cell office:value-type="string" table:style-name="ce1">
            <text:p>FACTDOUBLE</text:p>
          </table:table-cell>
          <table:table-cell office:value-type="float" office:value="1" table:formula="of:=FACTDOUBLE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49]);ISERROR([.Q49]));ERROR.TYPE([.P49])=ERROR.TYPE([.Q49]);IF(AND(NOT(ISERROR([.P49]));NOT(ISERROR([.Q49])));AND(ISBLANK([.P49])=ISBLANK([.Q49]);[.P49]=[.Q4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DMIN</text:p>
          </table:table-cell>
          <table:table-cell office:value-type="float" office:value="1" table:formula="of:=DMIN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50]);ISERROR([.D50]));ERROR.TYPE([.C50])=ERROR.TYPE([.D50]);IF(AND(NOT(ISERROR([.C50]));NOT(ISERROR([.D50])));AND(ISBLANK([.C50])=ISBLANK([.D50]);[.C50]=[.D50])));1;&quot;ERR!&quot;)" table:style-name="ce50">
            <text:p>ok</text:p>
          </table:table-cell>
          <table:table-cell table:number-columns-repeated="3" table:style-name="ce1"/>
          <table:table-cell office:value-type="float" office:value="279" table:style-name="ce1">
            <text:p>279</text:p>
          </table:table-cell>
          <table:table-cell office:value-type="string" table:style-name="ce1">
            <text:p>EVEN</text:p>
          </table:table-cell>
          <table:table-cell office:value-type="float" office:value="2" table:formula="of:=EVEN(1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K50]);ISERROR([.L50]));ERROR.TYPE([.K50])=ERROR.TYPE([.L50]);IF(AND(NOT(ISERROR([.K50]));NOT(ISERROR([.L50])));AND(ISBLANK([.K50])=ISBLANK([.L50]);[.K50]=[.L50])));1;&quot;ERR!&quot;)" table:style-name="ce50">
            <text:p>ok</text:p>
          </table:table-cell>
          <table:table-cell table:style-name="ce1"/>
          <table:table-cell office:value-type="string" table:style-name="ce1">
            <text:p>FVSCHEDULE</text:p>
          </table:table-cell>
          <table:table-cell office:value-type="float" office:value="1" table:formula="of:=FVSCHEDULE(1;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50]);ISERROR([.Q50]));ERROR.TYPE([.P50])=ERROR.TYPE([.Q50]);IF(AND(NOT(ISERROR([.P50]));NOT(ISERROR([.Q50])));AND(ISBLANK([.P50])=ISBLANK([.Q50]);[.P50]=[.Q5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DMAX</text:p>
          </table:table-cell>
          <table:table-cell office:value-type="float" office:value="1" table:formula="of:=DMAX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51]);ISERROR([.D51]));ERROR.TYPE([.C51])=ERROR.TYPE([.D51]);IF(AND(NOT(ISERROR([.C51]));NOT(ISERROR([.D51])));AND(ISBLANK([.C51])=ISBLANK([.D51]);[.C51]=[.D51])));1;&quot;ERR!&quot;)" table:style-name="ce50">
            <text:p>ok</text:p>
          </table:table-cell>
          <table:table-cell table:number-columns-repeated="3" table:style-name="ce1"/>
          <table:table-cell office:value-type="float" office:value="280" table:style-name="ce1">
            <text:p>280</text:p>
          </table:table-cell>
          <table:table-cell office:value-type="string" table:style-name="ce1">
            <text:p>EXPONDIST</text:p>
          </table:table-cell>
          <table:table-cell office:value-type="float" office:value="0" table:formula="of:=EXPONDIST(0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51]);ISERROR([.L51]));ERROR.TYPE([.K51])=ERROR.TYPE([.L51]);IF(AND(NOT(ISERROR([.K51]));NOT(ISERROR([.L51])));AND(ISBLANK([.K51])=ISBLANK([.L51]);[.K51]=[.L51])));1;&quot;ERR!&quot;)" table:style-name="ce50">
            <text:p>ok</text:p>
          </table:table-cell>
          <table:table-cell table:style-name="ce1"/>
          <table:table-cell office:value-type="string" table:style-name="ce1">
            <text:p>GCD</text:p>
          </table:table-cell>
          <table:table-cell office:value-type="float" office:value="1" table:formula="of:=GCD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51]);ISERROR([.Q51]));ERROR.TYPE([.P51])=ERROR.TYPE([.Q51]);IF(AND(NOT(ISERROR([.P51]));NOT(ISERROR([.Q51])));AND(ISBLANK([.P51])=ISBLANK([.Q51]);[.P51]=[.Q5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DSTDEV</text:p>
          </table:table-cell>
          <table:table-cell office:value-type="float" office:value="0" table:formula="of:=DSTDEV([.$F$7:.$G$9];1;[.$F$7:.$F$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52]);ISERROR([.D52]));ERROR.TYPE([.C52])=ERROR.TYPE([.D52]);IF(AND(NOT(ISERROR([.C52]));NOT(ISERROR([.D52])));AND(ISBLANK([.C52])=ISBLANK([.D52]);[.C52]=[.D52])));1;&quot;ERR!&quot;)" table:style-name="ce50">
            <text:p>ok</text:p>
          </table:table-cell>
          <table:table-cell table:number-columns-repeated="3" table:style-name="ce1"/>
          <table:table-cell office:value-type="float" office:value="281" table:style-name="ce1">
            <text:p>281</text:p>
          </table:table-cell>
          <table:table-cell office:value-type="string" table:style-name="ce1">
            <text:p>FDIST</text:p>
          </table:table-cell>
          <table:table-cell office:value-type="float" office:value="1" table:formula="of:=LEGACY.FDIST(0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52]);ISERROR([.L52]));ERROR.TYPE([.K52])=ERROR.TYPE([.L52]);IF(AND(NOT(ISERROR([.K52]));NOT(ISERROR([.L52])));AND(ISBLANK([.K52])=ISBLANK([.L52]);[.K52]=[.L52])));1;&quot;ERR!&quot;)" table:style-name="ce50">
            <text:p>ok</text:p>
          </table:table-cell>
          <table:table-cell table:style-name="ce1"/>
          <table:table-cell office:value-type="string" table:style-name="ce1">
            <text:p>GESTEP</text:p>
          </table:table-cell>
          <table:table-cell office:value-type="float" office:value="1" table:formula="of:=GESTEP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52]);ISERROR([.Q52]));ERROR.TYPE([.P52])=ERROR.TYPE([.Q52]);IF(AND(NOT(ISERROR([.P52]));NOT(ISERROR([.Q52])));AND(ISBLANK([.P52])=ISBLANK([.Q52]);[.P52]=[.Q5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VAR</text:p>
          </table:table-cell>
          <table:table-cell office:value-type="float" office:value="0" table:formula="of:=VAR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53]);ISERROR([.D53]));ERROR.TYPE([.C53])=ERROR.TYPE([.D53]);IF(AND(NOT(ISERROR([.C53]));NOT(ISERROR([.D53])));AND(ISBLANK([.C53])=ISBLANK([.D53]);[.C53]=[.D53])));1;&quot;ERR!&quot;)" table:style-name="ce50">
            <text:p>ok</text:p>
          </table:table-cell>
          <table:table-cell table:number-columns-repeated="3" table:style-name="ce1"/>
          <table:table-cell office:value-type="float" office:value="282" table:style-name="ce1">
            <text:p>282</text:p>
          </table:table-cell>
          <table:table-cell office:value-type="string" table:style-name="ce1">
            <text:p>FINV</text:p>
          </table:table-cell>
          <table:table-cell office:value-type="float" office:value="0" table:formula="of:=LEGACY.FINV(1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53]);ISERROR([.L53]));ERROR.TYPE([.K53])=ERROR.TYPE([.L53]);IF(AND(NOT(ISERROR([.K53]));NOT(ISERROR([.L53])));AND(ISBLANK([.K53])=ISBLANK([.L53]);[.K53]=[.L53])));1;&quot;ERR!&quot;)" table:style-name="ce50">
            <text:p>ok</text:p>
          </table:table-cell>
          <table:table-cell table:style-name="ce1"/>
          <table:table-cell office:value-type="string" table:style-name="ce1">
            <text:p>HEX2BIN</text:p>
          </table:table-cell>
          <table:table-cell office:value-type="string" office:string-value="1" table:formula="of:=HEX2BIN(&quot;1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53]);ISERROR([.Q53]));ERROR.TYPE([.P53])=ERROR.TYPE([.Q53]);IF(AND(NOT(ISERROR([.P53]));NOT(ISERROR([.Q53])));AND(ISBLANK([.P53])=ISBLANK([.Q53]);[.P53]=[.Q5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DVAR</text:p>
          </table:table-cell>
          <table:table-cell office:value-type="float" office:value="0" table:formula="of:=DVAR([.$F$7:.$G$9];1;[.$F$7:.$F$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54]);ISERROR([.D54]));ERROR.TYPE([.C54])=ERROR.TYPE([.D54]);IF(AND(NOT(ISERROR([.C54]));NOT(ISERROR([.D54])));AND(ISBLANK([.C54])=ISBLANK([.D54]);[.C54]=[.D54])));1;&quot;ERR!&quot;)" table:style-name="ce50">
            <text:p>ok</text:p>
          </table:table-cell>
          <table:table-cell table:number-columns-repeated="3" table:style-name="ce1"/>
          <table:table-cell office:value-type="float" office:value="283" table:style-name="ce1">
            <text:p>283</text:p>
          </table:table-cell>
          <table:table-cell office:value-type="string" table:style-name="ce1">
            <text:p>FISHER</text:p>
          </table:table-cell>
          <table:table-cell office:value-type="float" office:value="0" table:formula="of:=FISHER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54]);ISERROR([.L54]));ERROR.TYPE([.K54])=ERROR.TYPE([.L54]);IF(AND(NOT(ISERROR([.K54]));NOT(ISERROR([.L54])));AND(ISBLANK([.K54])=ISBLANK([.L54]);[.K54]=[.L54])));1;&quot;ERR!&quot;)" table:style-name="ce50">
            <text:p>ok</text:p>
          </table:table-cell>
          <table:table-cell table:style-name="ce1"/>
          <table:table-cell office:value-type="string" table:style-name="ce1">
            <text:p>HEX2DEC</text:p>
          </table:table-cell>
          <table:table-cell office:value-type="float" office:value="1" table:formula="of:=HEX2DEC(&quot;1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54]);ISERROR([.Q54]));ERROR.TYPE([.P54])=ERROR.TYPE([.Q54]);IF(AND(NOT(ISERROR([.P54]));NOT(ISERROR([.Q54])));AND(ISBLANK([.P54])=ISBLANK([.Q54]);[.P54]=[.Q5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TEXT</text:p>
          </table:table-cell>
          <table:table-cell office:value-type="string" office:string-value="1" table:formula="of:=TEXT(1;&quot;0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C55]);ISERROR([.D55]));ERROR.TYPE([.C55])=ERROR.TYPE([.D55]);IF(AND(NOT(ISERROR([.C55]));NOT(ISERROR([.D55])));AND(ISBLANK([.C55])=ISBLANK([.D55]);[.C55]=[.D55])));1;&quot;ERR!&quot;)" table:style-name="ce50">
            <text:p>ok</text:p>
          </table:table-cell>
          <table:table-cell table:number-columns-repeated="3" table:style-name="ce1"/>
          <table:table-cell office:value-type="float" office:value="284" table:style-name="ce1">
            <text:p>284</text:p>
          </table:table-cell>
          <table:table-cell office:value-type="string" table:style-name="ce1">
            <text:p>FISHERINV</text:p>
          </table:table-cell>
          <table:table-cell office:value-type="float" office:value="0" table:formula="of:=FISHERINV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55]);ISERROR([.L55]));ERROR.TYPE([.K55])=ERROR.TYPE([.L55]);IF(AND(NOT(ISERROR([.K55]));NOT(ISERROR([.L55])));AND(ISBLANK([.K55])=ISBLANK([.L55]);[.K55]=[.L55])));1;&quot;ERR!&quot;)" table:style-name="ce50">
            <text:p>ok</text:p>
          </table:table-cell>
          <table:table-cell table:style-name="ce1"/>
          <table:table-cell office:value-type="string" table:style-name="ce1">
            <text:p>HEX2OCT</text:p>
          </table:table-cell>
          <table:table-cell office:value-type="string" office:string-value="1" table:formula="of:=HEX2OCT(&quot;1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55]);ISERROR([.Q55]));ERROR.TYPE([.P55])=ERROR.TYPE([.Q55]);IF(AND(NOT(ISERROR([.P55]));NOT(ISERROR([.Q55])));AND(ISBLANK([.P55])=ISBLANK([.Q55]);[.P55]=[.Q5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LINEST</text:p>
          </table:table-cell>
          <table:table-cell office:value-type="float" office:value="0" table:formula="of:=LINEST([.$F$7:.$F$8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56]);ISERROR([.D56]));ERROR.TYPE([.C56])=ERROR.TYPE([.D56]);IF(AND(NOT(ISERROR([.C56]));NOT(ISERROR([.D56])));AND(ISBLANK([.C56])=ISBLANK([.D56]);[.C56]=[.D56])));1;&quot;ERR!&quot;)" table:style-name="ce50">
            <text:p>ok</text:p>
          </table:table-cell>
          <table:table-cell table:number-columns-repeated="3" table:style-name="ce1"/>
          <table:table-cell office:value-type="float" office:value="285" table:style-name="ce1">
            <text:p>285</text:p>
          </table:table-cell>
          <table:table-cell office:value-type="string" table:style-name="ce1">
            <text:p>FLOOR</text:p>
          </table:table-cell>
          <table:table-cell office:value-type="float" office:value="1" table:formula="of:=COM.MICROSOFT.FLOOR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56]);ISERROR([.L56]));ERROR.TYPE([.K56])=ERROR.TYPE([.L56]);IF(AND(NOT(ISERROR([.K56]));NOT(ISERROR([.L56])));AND(ISBLANK([.K56])=ISBLANK([.L56]);[.K56]=[.L56])));1;&quot;ERR!&quot;)" table:style-name="ce50">
            <text:p>ok</text:p>
          </table:table-cell>
          <table:table-cell table:style-name="ce1"/>
          <table:table-cell office:value-type="string" table:style-name="ce1">
            <text:p>IMABS</text:p>
          </table:table-cell>
          <table:table-cell office:value-type="float" office:value="1" table:formula="of:=IMABS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56]);ISERROR([.Q56]));ERROR.TYPE([.P56])=ERROR.TYPE([.Q56]);IF(AND(NOT(ISERROR([.P56]));NOT(ISERROR([.Q56])));AND(ISBLANK([.P56])=ISBLANK([.Q56]);[.P56]=[.Q5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TREND</text:p>
          </table:table-cell>
          <table:table-cell office:value-type="float" office:value="1" table:formula="of:=TREND(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57]);ISERROR([.D57]));ERROR.TYPE([.C57])=ERROR.TYPE([.D57]);IF(AND(NOT(ISERROR([.C57]));NOT(ISERROR([.D57])));AND(ISBLANK([.C57])=ISBLANK([.D57]);[.C57]=[.D57])));1;&quot;ERR!&quot;)" table:style-name="ce50">
            <text:p>ok</text:p>
          </table:table-cell>
          <table:table-cell table:number-columns-repeated="3" table:style-name="ce1"/>
          <table:table-cell office:value-type="float" office:value="286" table:style-name="ce1">
            <text:p>286</text:p>
          </table:table-cell>
          <table:table-cell office:value-type="string" table:style-name="ce1">
            <text:p>GAMMADIST</text:p>
          </table:table-cell>
          <table:table-cell office:value-type="float" office:value="0" table:formula="of:=GAMMADIST(0;1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57]);ISERROR([.L57]));ERROR.TYPE([.K57])=ERROR.TYPE([.L57]);IF(AND(NOT(ISERROR([.K57]));NOT(ISERROR([.L57])));AND(ISBLANK([.K57])=ISBLANK([.L57]);[.K57]=[.L57])));1;&quot;ERR!&quot;)" table:style-name="ce50">
            <text:p>ok</text:p>
          </table:table-cell>
          <table:table-cell table:style-name="ce1"/>
          <table:table-cell office:value-type="string" table:style-name="ce1">
            <text:p>IMAGINARY</text:p>
          </table:table-cell>
          <table:table-cell office:value-type="float" office:value="0" table:formula="of:=IMAGINARY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57]);ISERROR([.Q57]));ERROR.TYPE([.P57])=ERROR.TYPE([.Q57]);IF(AND(NOT(ISERROR([.P57]));NOT(ISERROR([.Q57])));AND(ISBLANK([.P57])=ISBLANK([.Q57]);[.P57]=[.Q5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LOGEST</text:p>
          </table:table-cell>
          <table:table-cell office:value-type="float" office:value="1" table:formula="of:=LOGEST(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58]);ISERROR([.D58]));ERROR.TYPE([.C58])=ERROR.TYPE([.D58]);IF(AND(NOT(ISERROR([.C58]));NOT(ISERROR([.D58])));AND(ISBLANK([.C58])=ISBLANK([.D58]);[.C58]=[.D58])));1;&quot;ERR!&quot;)" table:style-name="ce50">
            <text:p>ok</text:p>
          </table:table-cell>
          <table:table-cell table:number-columns-repeated="3" table:style-name="ce1"/>
          <table:table-cell office:value-type="float" office:value="287" table:style-name="ce1">
            <text:p>287</text:p>
          </table:table-cell>
          <table:table-cell office:value-type="string" table:style-name="ce1">
            <text:p>GAMMAINV</text:p>
          </table:table-cell>
          <table:table-cell office:value-type="float" office:value="0" table:formula="of:=GAMMAINV(0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58]);ISERROR([.L58]));ERROR.TYPE([.K58])=ERROR.TYPE([.L58]);IF(AND(NOT(ISERROR([.K58]));NOT(ISERROR([.L58])));AND(ISBLANK([.K58])=ISBLANK([.L58]);[.K58]=[.L58])));1;&quot;ERR!&quot;)" table:style-name="ce50">
            <text:p>ok</text:p>
          </table:table-cell>
          <table:table-cell table:style-name="ce1"/>
          <table:table-cell office:value-type="string" table:style-name="ce1">
            <text:p>IMARGUMENT</text:p>
          </table:table-cell>
          <table:table-cell office:value-type="float" office:value="0" table:formula="of:=IMARGUMENT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58]);ISERROR([.Q58]));ERROR.TYPE([.P58])=ERROR.TYPE([.Q58]);IF(AND(NOT(ISERROR([.P58]));NOT(ISERROR([.Q58])));AND(ISBLANK([.P58])=ISBLANK([.Q58]);[.P58]=[.Q5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GROWTH</text:p>
          </table:table-cell>
          <table:table-cell office:value-type="float" office:value="1" table:formula="of:=GROWTH(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59]);ISERROR([.D59]));ERROR.TYPE([.C59])=ERROR.TYPE([.D59]);IF(AND(NOT(ISERROR([.C59]));NOT(ISERROR([.D59])));AND(ISBLANK([.C59])=ISBLANK([.D59]);[.C59]=[.D59])));1;&quot;ERR!&quot;)" table:style-name="ce50">
            <text:p>ok</text:p>
          </table:table-cell>
          <table:table-cell table:number-columns-repeated="3" table:style-name="ce1"/>
          <table:table-cell office:value-type="float" office:value="288" table:style-name="ce1">
            <text:p>288</text:p>
          </table:table-cell>
          <table:table-cell office:value-type="string" table:style-name="ce1">
            <text:p>CEILING</text:p>
          </table:table-cell>
          <table:table-cell office:value-type="float" office:value="1" table:formula="of:=COM.MICROSOFT.CEILING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59]);ISERROR([.L59]));ERROR.TYPE([.K59])=ERROR.TYPE([.L59]);IF(AND(NOT(ISERROR([.K59]));NOT(ISERROR([.L59])));AND(ISBLANK([.K59])=ISBLANK([.L59]);[.K59]=[.L59])));1;&quot;ERR!&quot;)" table:style-name="ce50">
            <text:p>ok</text:p>
          </table:table-cell>
          <table:table-cell table:style-name="ce1"/>
          <table:table-cell office:value-type="string" table:style-name="ce1">
            <text:p>IMCONJUGATE</text:p>
          </table:table-cell>
          <table:table-cell office:value-type="string" office:string-value="1" table:formula="of:=IMCONJUGATE(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59]);ISERROR([.Q59]));ERROR.TYPE([.P59])=ERROR.TYPE([.Q59]);IF(AND(NOT(ISERROR([.P59]));NOT(ISERROR([.Q59])));AND(ISBLANK([.P59])=ISBLANK([.Q59]);[.P59]=[.Q5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PV</text:p>
          </table:table-cell>
          <table:table-cell office:value-type="float" office:value="-1" table:formula="of:=PV(1;1;2)" table:style-name="ce12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C60]);ISERROR([.D60]));ERROR.TYPE([.C60])=ERROR.TYPE([.D60]);IF(AND(NOT(ISERROR([.C60]));NOT(ISERROR([.D60])));AND(ISBLANK([.C60])=ISBLANK([.D60]);[.C60]=[.D60])));1;&quot;ERR!&quot;)" table:style-name="ce50">
            <text:p>ok</text:p>
          </table:table-cell>
          <table:table-cell table:number-columns-repeated="3" table:style-name="ce1"/>
          <table:table-cell office:value-type="float" office:value="289" table:style-name="ce1">
            <text:p>289</text:p>
          </table:table-cell>
          <table:table-cell office:value-type="string" table:style-name="ce1">
            <text:p>HYPGEOMDIST</text:p>
          </table:table-cell>
          <table:table-cell office:value-type="float" office:value="1" table:formula="of:=COM.MICROSOFT.HYPGEOMDIST(1;1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60]);ISERROR([.L60]));ERROR.TYPE([.K60])=ERROR.TYPE([.L60]);IF(AND(NOT(ISERROR([.K60]));NOT(ISERROR([.L60])));AND(ISBLANK([.K60])=ISBLANK([.L60]);[.K60]=[.L60])));1;&quot;ERR!&quot;)" table:style-name="ce50">
            <text:p>ok</text:p>
          </table:table-cell>
          <table:table-cell table:style-name="ce1"/>
          <table:table-cell office:value-type="string" table:style-name="ce1">
            <text:p>IMCOS</text:p>
          </table:table-cell>
          <table:table-cell office:value-type="string" office:string-value="1" table:formula="of:=IMCOS(0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60]);ISERROR([.Q60]));ERROR.TYPE([.P60])=ERROR.TYPE([.Q60]);IF(AND(NOT(ISERROR([.P60]));NOT(ISERROR([.Q60])));AND(ISBLANK([.P60])=ISBLANK([.Q60]);[.P60]=[.Q6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FV</text:p>
          </table:table-cell>
          <table:table-cell office:value-type="float" office:value="-1" table:formula="of:=FV(1;1;1)" table:style-name="ce12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C61]);ISERROR([.D61]));ERROR.TYPE([.C61])=ERROR.TYPE([.D61]);IF(AND(NOT(ISERROR([.C61]));NOT(ISERROR([.D61])));AND(ISBLANK([.C61])=ISBLANK([.D61]);[.C61]=[.D61])));1;&quot;ERR!&quot;)" table:style-name="ce50">
            <text:p>ok</text:p>
          </table:table-cell>
          <table:table-cell table:number-columns-repeated="3" table:style-name="ce1"/>
          <table:table-cell office:value-type="float" office:value="290" table:style-name="ce1">
            <text:p>290</text:p>
          </table:table-cell>
          <table:table-cell office:value-type="string" table:style-name="ce1">
            <text:p>LOGNORMDIST</text:p>
          </table:table-cell>
          <table:table-cell office:value-type="float" office:value="0.5" table:formula="of:=COM.MICROSOFT.LOGNORMDIST(1;0;1)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" table:formula="of:=IF(IF(AND(ISERROR([.K61]);ISERROR([.L61]));ERROR.TYPE([.K61])=ERROR.TYPE([.L61]);IF(AND(NOT(ISERROR([.K61]));NOT(ISERROR([.L61])));AND(ISBLANK([.K61])=ISBLANK([.L61]);([.K61]-[.L61])/[.L61]&lt;0.0001)));1;&quot;ERR!&quot;)" table:style-name="ce50">
            <text:p>ok</text:p>
          </table:table-cell>
          <table:table-cell table:style-name="ce1"/>
          <table:table-cell office:value-type="string" table:style-name="ce1">
            <text:p>IMDIV</text:p>
          </table:table-cell>
          <table:table-cell office:value-type="string" office:string-value="1" table:formula="of:=IMDIV(1;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61]);ISERROR([.Q61]));ERROR.TYPE([.P61])=ERROR.TYPE([.Q61]);IF(AND(NOT(ISERROR([.P61]));NOT(ISERROR([.Q61])));AND(ISBLANK([.P61])=ISBLANK([.Q61]);[.P61]=[.Q6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NPER</text:p>
          </table:table-cell>
          <table:table-cell office:value-type="float" office:value="-1" table:formula="of:=NPER(1;1;1)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C62]);ISERROR([.D62]));ERROR.TYPE([.C62])=ERROR.TYPE([.D62]);IF(AND(NOT(ISERROR([.C62]));NOT(ISERROR([.D62])));AND(ISBLANK([.C62])=ISBLANK([.D62]);[.C62]=[.D62])));1;&quot;ERR!&quot;)" table:style-name="ce50">
            <text:p>ok</text:p>
          </table:table-cell>
          <table:table-cell table:number-columns-repeated="3" table:style-name="ce1"/>
          <table:table-cell office:value-type="float" office:value="291" table:style-name="ce1">
            <text:p>291</text:p>
          </table:table-cell>
          <table:table-cell office:value-type="string" table:style-name="ce1">
            <text:p>LOGINV</text:p>
          </table:table-cell>
          <table:table-cell office:value-type="float" office:value="1" table:formula="of:=LOGINV(0.5;0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62]);ISERROR([.L62]));ERROR.TYPE([.K62])=ERROR.TYPE([.L62]);IF(AND(NOT(ISERROR([.K62]));NOT(ISERROR([.L62])));AND(ISBLANK([.K62])=ISBLANK([.L62]);([.K62]-[.L62])/[.L62]&lt;0.0001)));1;&quot;ERR!&quot;)" table:style-name="ce50">
            <text:p>ok</text:p>
          </table:table-cell>
          <table:table-cell table:style-name="ce1"/>
          <table:table-cell office:value-type="string" table:style-name="ce1">
            <text:p>IMEXP</text:p>
          </table:table-cell>
          <table:table-cell office:value-type="string" office:string-value="1" table:formula="of:=IMEXP(0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62]);ISERROR([.Q62]));ERROR.TYPE([.P62])=ERROR.TYPE([.Q62]);IF(AND(NOT(ISERROR([.P62]));NOT(ISERROR([.Q62])));AND(ISBLANK([.P62])=ISBLANK([.Q62]);[.P62]=[.Q6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PMT</text:p>
          </table:table-cell>
          <table:table-cell office:value-type="float" office:value="-1" table:formula="of:=PMT(0;1;1)" table:style-name="ce12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C63]);ISERROR([.D63]));ERROR.TYPE([.C63])=ERROR.TYPE([.D63]);IF(AND(NOT(ISERROR([.C63]));NOT(ISERROR([.D63])));AND(ISBLANK([.C63])=ISBLANK([.D63]);[.C63]=[.D63])));1;&quot;ERR!&quot;)" table:style-name="ce50">
            <text:p>ok</text:p>
          </table:table-cell>
          <table:table-cell table:number-columns-repeated="3" table:style-name="ce1"/>
          <table:table-cell office:value-type="float" office:value="292" table:style-name="ce1">
            <text:p>292</text:p>
          </table:table-cell>
          <table:table-cell office:value-type="string" table:style-name="ce1">
            <text:p>NEGBINOMDIST</text:p>
          </table:table-cell>
          <table:table-cell office:value-type="float" office:value="0.5" table:formula="of:=NEGBINOMDIST(0;1;0.5)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" table:formula="of:=IF(IF(AND(ISERROR([.K63]);ISERROR([.L63]));ERROR.TYPE([.K63])=ERROR.TYPE([.L63]);IF(AND(NOT(ISERROR([.K63]));NOT(ISERROR([.L63])));AND(ISBLANK([.K63])=ISBLANK([.L63]);([.K63]-[.L63])/[.L63]&lt;0.0001)));1;&quot;ERR!&quot;)" table:style-name="ce50">
            <text:p>ok</text:p>
          </table:table-cell>
          <table:table-cell table:style-name="ce1"/>
          <table:table-cell office:value-type="string" table:style-name="ce1">
            <text:p>IMLN</text:p>
          </table:table-cell>
          <table:table-cell office:value-type="string" office:string-value="0" table:formula="of:=IMLN(1)" table:style-name="ce1">
            <text:p>0</text:p>
          </table:table-cell>
          <table:table-cell office:value-type="string" table:style-name="ce6">
            <text:p>0</text:p>
          </table:table-cell>
          <table:table-cell office:value-type="float" office:value="1" table:formula="of:=IF(IF(AND(ISERROR([.P63]);ISERROR([.Q63]));ERROR.TYPE([.P63])=ERROR.TYPE([.Q63]);IF(AND(NOT(ISERROR([.P63]));NOT(ISERROR([.Q63])));AND(ISBLANK([.P63])=ISBLANK([.Q63]);[.P63]=[.Q6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RATE</text:p>
          </table:table-cell>
          <table:table-cell office:value-type="percentage" office:value="0.99999999999999989" table:formula="of:=RATE(1;-2;1)" table:style-name="ce13">
            <text:p>100%</text:p>
          </table:table-cell>
          <table:table-cell office:value-type="percentage" office:value="1" table:style-name="ce13">
            <text:p>100%</text:p>
          </table:table-cell>
          <table:table-cell office:value-type="float" office:value="1" table:formula="of:=IF(IF(AND(ISERROR([.C64]);ISERROR([.D64]));ERROR.TYPE([.C64])=ERROR.TYPE([.D64]);IF(AND(NOT(ISERROR([.C64]));NOT(ISERROR([.D64])));AND(ISBLANK([.C64])=ISBLANK([.D64]);[.C64]=[.D64])));1;&quot;ERR!&quot;)" table:style-name="ce50">
            <text:p>ok</text:p>
          </table:table-cell>
          <table:table-cell table:number-columns-repeated="3" table:style-name="ce1"/>
          <table:table-cell office:value-type="float" office:value="293" table:style-name="ce1">
            <text:p>293</text:p>
          </table:table-cell>
          <table:table-cell office:value-type="string" table:style-name="ce1">
            <text:p>NORMDIST</text:p>
          </table:table-cell>
          <table:table-cell office:value-type="float" office:value="0.5" table:formula="of:=NORMDIST(1;1;1;1)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" table:formula="of:=IF(IF(AND(ISERROR([.K64]);ISERROR([.L64]));ERROR.TYPE([.K64])=ERROR.TYPE([.L64]);IF(AND(NOT(ISERROR([.K64]));NOT(ISERROR([.L64])));AND(ISBLANK([.K64])=ISBLANK([.L64]);([.K64]-[.L64])/[.L64]&lt;0.0001)));1;&quot;ERR!&quot;)" table:style-name="ce50">
            <text:p>ok</text:p>
          </table:table-cell>
          <table:table-cell table:style-name="ce1"/>
          <table:table-cell office:value-type="string" table:style-name="ce1">
            <text:p>IMLOG10</text:p>
          </table:table-cell>
          <table:table-cell office:value-type="string" office:string-value="1" table:formula="of:=IMLOG10(10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64]);ISERROR([.Q64]));ERROR.TYPE([.P64])=ERROR.TYPE([.Q64]);IF(AND(NOT(ISERROR([.P64]));NOT(ISERROR([.Q64])));AND(ISBLANK([.P64])=ISBLANK([.Q64]);[.P64]=[.Q6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MIRR</text:p>
          </table:table-cell>
          <table:table-cell office:value-type="percentage" office:value="1" table:formula="of:=MIRR([.$G$8:.$G$9];1;0)" table:style-name="ce13">
            <text:p>100%</text:p>
          </table:table-cell>
          <table:table-cell office:value-type="percentage" office:value="1" table:style-name="ce13">
            <text:p>100%</text:p>
          </table:table-cell>
          <table:table-cell office:value-type="float" office:value="1" table:formula="of:=IF(IF(AND(ISERROR([.C65]);ISERROR([.D65]));ERROR.TYPE([.C65])=ERROR.TYPE([.D65]);IF(AND(NOT(ISERROR([.C65]));NOT(ISERROR([.D65])));AND(ISBLANK([.C65])=ISBLANK([.D65]);[.C65]=[.D65])));1;&quot;ERR!&quot;)" table:style-name="ce50">
            <text:p>ok</text:p>
          </table:table-cell>
          <table:table-cell table:number-columns-repeated="3" table:style-name="ce1"/>
          <table:table-cell office:value-type="float" office:value="294" table:style-name="ce1">
            <text:p>294</text:p>
          </table:table-cell>
          <table:table-cell office:value-type="string" table:style-name="ce1">
            <text:p>NORMSDIST</text:p>
          </table:table-cell>
          <table:table-cell office:value-type="float" office:value="0.5" table:formula="of:=LEGACY.NORMSDIST(0)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" table:formula="of:=IF(IF(AND(ISERROR([.K65]);ISERROR([.L65]));ERROR.TYPE([.K65])=ERROR.TYPE([.L65]);IF(AND(NOT(ISERROR([.K65]));NOT(ISERROR([.L65])));AND(ISBLANK([.K65])=ISBLANK([.L65]);([.K65]-[.L65])/[.L65]&lt;0.0001)));1;&quot;ERR!&quot;)" table:style-name="ce50">
            <text:p>ok</text:p>
          </table:table-cell>
          <table:table-cell table:style-name="ce1"/>
          <table:table-cell office:value-type="string" table:style-name="ce1">
            <text:p>IMLOG2</text:p>
          </table:table-cell>
          <table:table-cell office:value-type="string" office:string-value="0" table:formula="of:=IMLOG2(1)" table:style-name="ce1">
            <text:p>0</text:p>
          </table:table-cell>
          <table:table-cell office:value-type="string" table:style-name="ce6">
            <text:p>0</text:p>
          </table:table-cell>
          <table:table-cell office:value-type="float" office:value="1" table:formula="of:=IF(IF(AND(ISERROR([.P65]);ISERROR([.Q65]));ERROR.TYPE([.P65])=ERROR.TYPE([.Q65]);IF(AND(NOT(ISERROR([.P65]));NOT(ISERROR([.Q65])));AND(ISBLANK([.P65])=ISBLANK([.Q65]);[.P65]=[.Q6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IRR</text:p>
          </table:table-cell>
          <table:table-cell office:value-type="percentage" office:value="-2.2204460492503131E-16" table:formula="of:=IRR([.$G$8:.$G$9])" table:style-name="ce13">
            <text:p>0%</text:p>
          </table:table-cell>
          <table:table-cell office:value-type="percentage" office:value="1.0815945991928727E-13" table:style-name="ce13">
            <text:p>0%</text:p>
          </table:table-cell>
          <table:table-cell office:value-type="float" office:value="1" table:formula="of:=IF(IF(AND(ISERROR([.C66]);ISERROR([.D66]));ERROR.TYPE([.C66])=ERROR.TYPE([.D66]);IF(AND(NOT(ISERROR([.C66]));NOT(ISERROR([.D66])));AND(ISBLANK([.C66])=ISBLANK([.D66]);([.C66]-[.D66])/[.D66]&lt;0.0001)));1;&quot;ERR!&quot;)" table:style-name="ce50">
            <text:p>ok</text:p>
          </table:table-cell>
          <table:table-cell table:number-columns-repeated="3" table:style-name="ce1"/>
          <table:table-cell office:value-type="float" office:value="295" table:style-name="ce1">
            <text:p>295</text:p>
          </table:table-cell>
          <table:table-cell office:value-type="string" table:style-name="ce1">
            <text:p>NORMINV</text:p>
          </table:table-cell>
          <table:table-cell office:value-type="float" office:value="1" table:formula="of:=NORMINV(0.5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66]);ISERROR([.L66]));ERROR.TYPE([.K66])=ERROR.TYPE([.L66]);IF(AND(NOT(ISERROR([.K66]));NOT(ISERROR([.L66])));AND(ISBLANK([.K66])=ISBLANK([.L66]);([.K66]-[.L66])/[.L66]&lt;0.0001)));1;&quot;ERR!&quot;)" table:style-name="ce50">
            <text:p>ok</text:p>
          </table:table-cell>
          <table:table-cell table:style-name="ce1"/>
          <table:table-cell office:value-type="string" table:style-name="ce1">
            <text:p>IMPOWER</text:p>
          </table:table-cell>
          <table:table-cell office:value-type="string" office:string-value="1" table:formula="of:=IMPOWER(1;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66]);ISERROR([.Q66]));ERROR.TYPE([.P66])=ERROR.TYPE([.Q66]);IF(AND(NOT(ISERROR([.P66]));NOT(ISERROR([.Q66])));AND(ISBLANK([.P66])=ISBLANK([.Q66]);[.P66]=[.Q6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RAND</text:p>
          </table:table-cell>
          <table:table-cell office:value-type="float" office:value="0.85089853413781957" table:formula="of:=RAND()" table:style-name="ce1">
            <text:p>0,850898534</text:p>
          </table:table-cell>
          <table:table-cell table:style-name="ce1"/>
          <table:table-cell office:value-type="float" office:value="1" table:formula="of:=IF(IF(NOT(ISERROR([.C67]));ISNUMBER([.C67]));1;&quot;ERR!&quot;)" table:style-name="ce50">
            <text:p>ok</text:p>
          </table:table-cell>
          <table:table-cell table:number-columns-repeated="3" table:style-name="ce1"/>
          <table:table-cell office:value-type="float" office:value="296" table:style-name="ce1">
            <text:p>296</text:p>
          </table:table-cell>
          <table:table-cell office:value-type="string" table:style-name="ce1">
            <text:p>NORMSINV</text:p>
          </table:table-cell>
          <table:table-cell office:value-type="float" office:value="0" table:formula="of:=LEGACY.NORMSINV(0.5)" table:style-name="ce1">
            <text:p>0</text:p>
          </table:table-cell>
          <table:table-cell office:value-type="float" office:value="-1.392137635291833E-16" table:style-name="ce1">
            <text:p>-1,39214E-16</text:p>
          </table:table-cell>
          <table:table-cell office:value-type="float" office:value="1" table:formula="of:=IF(IF(AND(ISERROR([.K67]);ISERROR([.L67]));ERROR.TYPE([.K67])=ERROR.TYPE([.L67]);IF(AND(NOT(ISERROR([.K67]));NOT(ISERROR([.L67])));AND(ISBLANK([.K67])=ISBLANK([.L67]);([.K67]-[.L67])/[.L67]&lt;0.0001)));1;&quot;ERR!&quot;)" table:style-name="ce50">
            <text:p>ok</text:p>
          </table:table-cell>
          <table:table-cell table:style-name="ce1"/>
          <table:table-cell office:value-type="string" table:style-name="ce1">
            <text:p>IMPRODUCT</text:p>
          </table:table-cell>
          <table:table-cell office:value-type="string" office:string-value="1" table:formula="of:=IMPRODUCT(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67]);ISERROR([.Q67]));ERROR.TYPE([.P67])=ERROR.TYPE([.Q67]);IF(AND(NOT(ISERROR([.P67]));NOT(ISERROR([.Q67])));AND(ISBLANK([.P67])=ISBLANK([.Q67]);[.P67]=[.Q6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MATCH</text:p>
          </table:table-cell>
          <table:table-cell office:value-type="float" office:value="1" table:formula="of:=MATCH(1;[.$F$7:.$G$7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68]);ISERROR([.D68]));ERROR.TYPE([.C68])=ERROR.TYPE([.D68]);IF(AND(NOT(ISERROR([.C68]));NOT(ISERROR([.D68])));AND(ISBLANK([.C68])=ISBLANK([.D68]);[.C68]=[.D68])));1;&quot;ERR!&quot;)" table:style-name="ce50">
            <text:p>ok</text:p>
          </table:table-cell>
          <table:table-cell table:number-columns-repeated="3" table:style-name="ce1"/>
          <table:table-cell office:value-type="float" office:value="297" table:style-name="ce1">
            <text:p>297</text:p>
          </table:table-cell>
          <table:table-cell office:value-type="string" table:style-name="ce1">
            <text:p>STANDARDIZE</text:p>
          </table:table-cell>
          <table:table-cell office:value-type="float" office:value="0" table:formula="of:=STANDARDIZE(1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68]);ISERROR([.L68]));ERROR.TYPE([.K68])=ERROR.TYPE([.L68]);IF(AND(NOT(ISERROR([.K68]));NOT(ISERROR([.L68])));AND(ISBLANK([.K68])=ISBLANK([.L68]);[.K68]=[.L68])));1;&quot;ERR!&quot;)" table:style-name="ce50">
            <text:p>ok</text:p>
          </table:table-cell>
          <table:table-cell table:style-name="ce1"/>
          <table:table-cell office:value-type="string" table:style-name="ce1">
            <text:p>IMREAL</text:p>
          </table:table-cell>
          <table:table-cell office:value-type="float" office:value="1" table:formula="of:=IMREAL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68]);ISERROR([.Q68]));ERROR.TYPE([.P68])=ERROR.TYPE([.Q68]);IF(AND(NOT(ISERROR([.P68]));NOT(ISERROR([.Q68])));AND(ISBLANK([.P68])=ISBLANK([.Q68]);[.P68]=[.Q6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DATE</text:p>
          </table:table-cell>
          <table:table-cell office:value-type="date" office:date-value="1977-04-24T00:00:00" table:formula="of:=DATE(1977;4;24)" table:style-name="ce14">
            <text:p>24.4.77</text:p>
          </table:table-cell>
          <table:table-cell office:value-type="date" office:date-value="1977-04-24T00:00:00" table:style-name="ce14">
            <text:p>24.4.77</text:p>
          </table:table-cell>
          <table:table-cell office:value-type="float" office:value="1" table:formula="of:=IF(IF(AND(ISERROR([.C69]);ISERROR([.D69]));ERROR.TYPE([.C69])=ERROR.TYPE([.D69]);IF(AND(NOT(ISERROR([.C69]));NOT(ISERROR([.D69])));AND(ISBLANK([.C69])=ISBLANK([.D69]);[.C69]=[.D69])));1;&quot;ERR!&quot;)" table:style-name="ce50">
            <text:p>ok</text:p>
          </table:table-cell>
          <table:table-cell table:number-columns-repeated="3" table:style-name="ce1"/>
          <table:table-cell office:value-type="float" office:value="298" table:style-name="ce1">
            <text:p>298</text:p>
          </table:table-cell>
          <table:table-cell office:value-type="string" table:style-name="ce1">
            <text:p>ODD</text:p>
          </table:table-cell>
          <table:table-cell office:value-type="float" office:value="1" table:formula="of:=ODD(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69]);ISERROR([.L69]));ERROR.TYPE([.K69])=ERROR.TYPE([.L69]);IF(AND(NOT(ISERROR([.K69]));NOT(ISERROR([.L69])));AND(ISBLANK([.K69])=ISBLANK([.L69]);[.K69]=[.L69])));1;&quot;ERR!&quot;)" table:style-name="ce50">
            <text:p>ok</text:p>
          </table:table-cell>
          <table:table-cell table:style-name="ce1"/>
          <table:table-cell office:value-type="string" table:style-name="ce1">
            <text:p>IMSIN</text:p>
          </table:table-cell>
          <table:table-cell office:value-type="string" office:string-value="0" table:formula="of:=IMSIN(0)" table:style-name="ce1">
            <text:p>0</text:p>
          </table:table-cell>
          <table:table-cell office:value-type="string" table:style-name="ce6">
            <text:p>0</text:p>
          </table:table-cell>
          <table:table-cell office:value-type="float" office:value="1" table:formula="of:=IF(IF(AND(ISERROR([.P69]);ISERROR([.Q69]));ERROR.TYPE([.P69])=ERROR.TYPE([.Q69]);IF(AND(NOT(ISERROR([.P69]));NOT(ISERROR([.Q69])));AND(ISBLANK([.P69])=ISBLANK([.Q69]);[.P69]=[.Q6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time" office:time-value="PT1H30M0S" table:formula="of:=TIME(1;30;0)" table:style-name="ce15">
            <text:p>01:30</text:p>
          </table:table-cell>
          <table:table-cell office:value-type="time" office:time-value="PT1H30M0S" table:style-name="ce15">
            <text:p>01:30</text:p>
          </table:table-cell>
          <table:table-cell office:value-type="float" office:value="1" table:formula="of:=IF(IF(AND(ISERROR([.C70]);ISERROR([.D70]));ERROR.TYPE([.C70])=ERROR.TYPE([.D70]);IF(AND(NOT(ISERROR([.C70]));NOT(ISERROR([.D70])));AND(ISBLANK([.C70])=ISBLANK([.D70]);[.C70]=[.D70])));1;&quot;ERR!&quot;)" table:style-name="ce50">
            <text:p>ok</text:p>
          </table:table-cell>
          <table:table-cell table:number-columns-repeated="3" table:style-name="ce1"/>
          <table:table-cell office:value-type="float" office:value="299" table:style-name="ce1">
            <text:p>299</text:p>
          </table:table-cell>
          <table:table-cell office:value-type="string" table:style-name="ce1">
            <text:p>PERMUT</text:p>
          </table:table-cell>
          <table:table-cell office:value-type="float" office:value="1" table:formula="of:=PERMUT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70]);ISERROR([.L70]));ERROR.TYPE([.K70])=ERROR.TYPE([.L70]);IF(AND(NOT(ISERROR([.K70]));NOT(ISERROR([.L70])));AND(ISBLANK([.K70])=ISBLANK([.L70]);[.K70]=[.L70])));1;&quot;ERR!&quot;)" table:style-name="ce50">
            <text:p>ok</text:p>
          </table:table-cell>
          <table:table-cell table:style-name="ce1"/>
          <table:table-cell office:value-type="string" table:style-name="ce1">
            <text:p>IMSQRT</text:p>
          </table:table-cell>
          <table:table-cell office:value-type="string" office:string-value="1" table:formula="of:=IMSQRT(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70]);ISERROR([.Q70]));ERROR.TYPE([.P70])=ERROR.TYPE([.Q70]);IF(AND(NOT(ISERROR([.P70]));NOT(ISERROR([.Q70])));AND(ISBLANK([.P70])=ISBLANK([.Q70]);[.P70]=[.Q7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DAY</text:p>
          </table:table-cell>
          <table:table-cell office:value-type="float" office:value="24" table:formula="of:=DAY([.$D$69])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IF(IF(AND(ISERROR([.C71]);ISERROR([.D71]));ERROR.TYPE([.C71])=ERROR.TYPE([.D71]);IF(AND(NOT(ISERROR([.C71]));NOT(ISERROR([.D71])));AND(ISBLANK([.C71])=ISBLANK([.D71]);[.C71]=[.D71])));1;&quot;ERR!&quot;)" table:style-name="ce50">
            <text:p>ok</text:p>
          </table:table-cell>
          <table:table-cell table:number-columns-repeated="3" table:style-name="ce1"/>
          <table:table-cell office:value-type="float" office:value="300" table:style-name="ce1">
            <text:p>300</text:p>
          </table:table-cell>
          <table:table-cell office:value-type="string" table:style-name="ce1">
            <text:p>POISSONDIST</text:p>
          </table:table-cell>
          <table:table-cell office:value-type="float" office:value="1" table:formula="of:=POISSON(0;0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71]);ISERROR([.L71]));ERROR.TYPE([.K71])=ERROR.TYPE([.L71]);IF(AND(NOT(ISERROR([.K71]));NOT(ISERROR([.L71])));AND(ISBLANK([.K71])=ISBLANK([.L71]);[.K71]=[.L71])));1;&quot;ERR!&quot;)" table:style-name="ce50">
            <text:p>ok</text:p>
          </table:table-cell>
          <table:table-cell table:style-name="ce1"/>
          <table:table-cell office:value-type="string" table:style-name="ce1">
            <text:p>IMSUB</text:p>
          </table:table-cell>
          <table:table-cell office:value-type="string" office:string-value="1" table:formula="of:=IMSUB(1;0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71]);ISERROR([.Q71]));ERROR.TYPE([.P71])=ERROR.TYPE([.Q71]);IF(AND(NOT(ISERROR([.P71]));NOT(ISERROR([.Q71])));AND(ISBLANK([.P71])=ISBLANK([.Q71]);[.P71]=[.Q7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MONTH</text:p>
          </table:table-cell>
          <table:table-cell office:value-type="float" office:value="4" table:formula="of:=MONTH([.$D$69])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C72]);ISERROR([.D72]));ERROR.TYPE([.C72])=ERROR.TYPE([.D72]);IF(AND(NOT(ISERROR([.C72]));NOT(ISERROR([.D72])));AND(ISBLANK([.C72])=ISBLANK([.D72]);[.C72]=[.D72])));1;&quot;ERR!&quot;)" table:style-name="ce50">
            <text:p>ok</text:p>
          </table:table-cell>
          <table:table-cell table:number-columns-repeated="3" table:style-name="ce1"/>
          <table:table-cell office:value-type="float" office:value="301" table:style-name="ce1">
            <text:p>301</text:p>
          </table:table-cell>
          <table:table-cell office:value-type="string" table:style-name="ce1">
            <text:p>TDIST</text:p>
          </table:table-cell>
          <table:table-cell office:value-type="float" office:value="0.5" table:formula="of:=LEGACY.TDIST(0;1;1)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" table:formula="of:=IF(IF(AND(ISERROR([.K72]);ISERROR([.L72]));ERROR.TYPE([.K72])=ERROR.TYPE([.L72]);IF(AND(NOT(ISERROR([.K72]));NOT(ISERROR([.L72])));AND(ISBLANK([.K72])=ISBLANK([.L72]);[.K72]=[.L72])));1;&quot;ERR!&quot;)" table:style-name="ce50">
            <text:p>ok</text:p>
          </table:table-cell>
          <table:table-cell table:style-name="ce1"/>
          <table:table-cell office:value-type="string" table:style-name="ce1">
            <text:p>IMSUM</text:p>
          </table:table-cell>
          <table:table-cell office:value-type="string" office:string-value="1" table:formula="of:=IMSUM(1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72]);ISERROR([.Q72]));ERROR.TYPE([.P72])=ERROR.TYPE([.Q72]);IF(AND(NOT(ISERROR([.P72]));NOT(ISERROR([.Q72])));AND(ISBLANK([.P72])=ISBLANK([.Q72]);[.P72]=[.Q7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YEAR</text:p>
          </table:table-cell>
          <table:table-cell office:value-type="float" office:value="1977" table:formula="of:=YEAR([.$D$69])" table:style-name="ce1">
            <text:p>1977</text:p>
          </table:table-cell>
          <table:table-cell office:value-type="float" office:value="1977" table:style-name="ce1">
            <text:p>1977</text:p>
          </table:table-cell>
          <table:table-cell office:value-type="float" office:value="1" table:formula="of:=IF(IF(AND(ISERROR([.C73]);ISERROR([.D73]));ERROR.TYPE([.C73])=ERROR.TYPE([.D73]);IF(AND(NOT(ISERROR([.C73]));NOT(ISERROR([.D73])));AND(ISBLANK([.C73])=ISBLANK([.D73]);[.C73]=[.D73])));1;&quot;ERR!&quot;)" table:style-name="ce50">
            <text:p>ok</text:p>
          </table:table-cell>
          <table:table-cell table:number-columns-repeated="3" table:style-name="ce1"/>
          <table:table-cell office:value-type="float" office:value="302" table:style-name="ce1">
            <text:p>302</text:p>
          </table:table-cell>
          <table:table-cell office:value-type="string" table:style-name="ce1">
            <text:p>WEIBULL</text:p>
          </table:table-cell>
          <table:table-cell office:value-type="float" office:value="0" table:formula="of:=WEIBULL(0;1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73]);ISERROR([.L73]));ERROR.TYPE([.K73])=ERROR.TYPE([.L73]);IF(AND(NOT(ISERROR([.K73]));NOT(ISERROR([.L73])));AND(ISBLANK([.K73])=ISBLANK([.L73]);[.K73]=[.L73])));1;&quot;ERR!&quot;)" table:style-name="ce50">
            <text:p>ok</text:p>
          </table:table-cell>
          <table:table-cell table:style-name="ce1"/>
          <table:table-cell office:value-type="string" table:style-name="ce1">
            <text:p>INTRATE</text:p>
          </table:table-cell>
          <table:table-cell office:value-type="float" office:value="0" table:formula="of:=INTRATE(1;2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73]);ISERROR([.Q73]));ERROR.TYPE([.P73])=ERROR.TYPE([.Q73]);IF(AND(NOT(ISERROR([.P73]));NOT(ISERROR([.Q73])));AND(ISBLANK([.P73])=ISBLANK([.Q73]);[.P73]=[.Q7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WEEKDAY</text:p>
          </table:table-cell>
          <table:table-cell office:value-type="float" office:value="1" table:formula="of:=WEEKDAY([.$D$69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74]);ISERROR([.D74]));ERROR.TYPE([.C74])=ERROR.TYPE([.D74]);IF(AND(NOT(ISERROR([.C74]));NOT(ISERROR([.D74])));AND(ISBLANK([.C74])=ISBLANK([.D74]);[.C74]=[.D74])));1;&quot;ERR!&quot;)" table:style-name="ce50">
            <text:p>ok</text:p>
          </table:table-cell>
          <table:table-cell table:number-columns-repeated="3" table:style-name="ce1"/>
          <table:table-cell office:value-type="float" office:value="303" table:style-name="ce1">
            <text:p>303</text:p>
          </table:table-cell>
          <table:table-cell office:value-type="string" table:style-name="ce1">
            <text:p>SUMXMY2</text:p>
          </table:table-cell>
          <table:table-cell office:value-type="float" office:value="0" table:formula="of:=SUMXMY2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74]);ISERROR([.L74]));ERROR.TYPE([.K74])=ERROR.TYPE([.L74]);IF(AND(NOT(ISERROR([.K74]));NOT(ISERROR([.L74])));AND(ISBLANK([.K74])=ISBLANK([.L74]);[.K74]=[.L74])));1;&quot;ERR!&quot;)" table:style-name="ce50">
            <text:p>ok</text:p>
          </table:table-cell>
          <table:table-cell table:style-name="ce1"/>
          <table:table-cell office:value-type="string" table:style-name="ce1">
            <text:p>ISEVEN</text:p>
          </table:table-cell>
          <table:table-cell office:value-type="boolean" office:boolean-value="true" table:formula="of:=ISEVEN(0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P74]);ISERROR([.Q74]));ERROR.TYPE([.P74])=ERROR.TYPE([.Q74]);IF(AND(NOT(ISERROR([.P74]));NOT(ISERROR([.Q74])));AND(ISBLANK([.P74])=ISBLANK([.Q74]);[.P74]=[.Q7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HOUR</text:p>
          </table:table-cell>
          <table:table-cell office:value-type="float" office:value="1" table:formula="of:=HOUR([.$D$70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75]);ISERROR([.D75]));ERROR.TYPE([.C75])=ERROR.TYPE([.D75]);IF(AND(NOT(ISERROR([.C75]));NOT(ISERROR([.D75])));AND(ISBLANK([.C75])=ISBLANK([.D75]);[.C75]=[.D75])));1;&quot;ERR!&quot;)" table:style-name="ce50">
            <text:p>ok</text:p>
          </table:table-cell>
          <table:table-cell table:number-columns-repeated="3" table:style-name="ce1"/>
          <table:table-cell office:value-type="float" office:value="304" table:style-name="ce1">
            <text:p>304</text:p>
          </table:table-cell>
          <table:table-cell office:value-type="string" table:style-name="ce1">
            <text:p>SUMX2MY2</text:p>
          </table:table-cell>
          <table:table-cell office:value-type="float" office:value="0" table:formula="of:=SUMX2MY2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75]);ISERROR([.L75]));ERROR.TYPE([.K75])=ERROR.TYPE([.L75]);IF(AND(NOT(ISERROR([.K75]));NOT(ISERROR([.L75])));AND(ISBLANK([.K75])=ISBLANK([.L75]);[.K75]=[.L75])));1;&quot;ERR!&quot;)" table:style-name="ce50">
            <text:p>ok</text:p>
          </table:table-cell>
          <table:table-cell table:style-name="ce1"/>
          <table:table-cell office:value-type="string" table:style-name="ce1">
            <text:p>ISODD</text:p>
          </table:table-cell>
          <table:table-cell office:value-type="boolean" office:boolean-value="true" table:formula="of:=ISODD(1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P75]);ISERROR([.Q75]));ERROR.TYPE([.P75])=ERROR.TYPE([.Q75]);IF(AND(NOT(ISERROR([.P75]));NOT(ISERROR([.Q75])));AND(ISBLANK([.P75])=ISBLANK([.Q75]);[.P75]=[.Q7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MINUTE</text:p>
          </table:table-cell>
          <table:table-cell office:value-type="float" office:value="30" table:formula="of:=MINUTE([.$D$70])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" table:formula="of:=IF(IF(AND(ISERROR([.C76]);ISERROR([.D76]));ERROR.TYPE([.C76])=ERROR.TYPE([.D76]);IF(AND(NOT(ISERROR([.C76]));NOT(ISERROR([.D76])));AND(ISBLANK([.C76])=ISBLANK([.D76]);[.C76]=[.D76])));1;&quot;ERR!&quot;)" table:style-name="ce50">
            <text:p>ok</text:p>
          </table:table-cell>
          <table:table-cell table:number-columns-repeated="3" table:style-name="ce1"/>
          <table:table-cell office:value-type="float" office:value="305" table:style-name="ce1">
            <text:p>305</text:p>
          </table:table-cell>
          <table:table-cell office:value-type="string" table:style-name="ce1">
            <text:p>SUMX2DY2</text:p>
          </table:table-cell>
          <table:table-cell office:value-type="float" office:value="2" table:formula="of:=SUMX2PY2(1;1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K76]);ISERROR([.L76]));ERROR.TYPE([.K76])=ERROR.TYPE([.L76]);IF(AND(NOT(ISERROR([.K76]));NOT(ISERROR([.L76])));AND(ISBLANK([.K76])=ISBLANK([.L76]);[.K76]=[.L76])));1;&quot;ERR!&quot;)" table:style-name="ce50">
            <text:p>ok</text:p>
          </table:table-cell>
          <table:table-cell table:style-name="ce1"/>
          <table:table-cell office:value-type="string" table:style-name="ce1">
            <text:p>LCM</text:p>
          </table:table-cell>
          <table:table-cell office:value-type="float" office:value="1" table:formula="of:=LCM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76]);ISERROR([.Q76]));ERROR.TYPE([.P76])=ERROR.TYPE([.Q76]);IF(AND(NOT(ISERROR([.P76]));NOT(ISERROR([.Q76])));AND(ISBLANK([.P76])=ISBLANK([.Q76]);[.P76]=[.Q7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SECOND</text:p>
          </table:table-cell>
          <table:table-cell office:value-type="float" office:value="0" table:formula="of:=SECOND([.$D$70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77]);ISERROR([.D77]));ERROR.TYPE([.C77])=ERROR.TYPE([.D77]);IF(AND(NOT(ISERROR([.C77]));NOT(ISERROR([.D77])));AND(ISBLANK([.C77])=ISBLANK([.D77]);[.C77]=[.D77])));1;&quot;ERR!&quot;)" table:style-name="ce50">
            <text:p>ok</text:p>
          </table:table-cell>
          <table:table-cell table:number-columns-repeated="3" table:style-name="ce1"/>
          <table:table-cell office:value-type="float" office:value="306" table:style-name="ce1">
            <text:p>306</text:p>
          </table:table-cell>
          <table:table-cell office:value-type="string" table:style-name="ce1">
            <text:p>CHITEST</text:p>
          </table:table-cell>
          <table:table-cell office:value-type="float" office:value="1" table:formula="of:=LEGACY.CHITEST([.$F$7:.$F$8]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77]);ISERROR([.L77]));ERROR.TYPE([.K77])=ERROR.TYPE([.L77]);IF(AND(NOT(ISERROR([.K77]));NOT(ISERROR([.L77])));AND(ISBLANK([.K77])=ISBLANK([.L77]);[.K77]=[.L77])));1;&quot;ERR!&quot;)" table:style-name="ce50">
            <text:p>ok</text:p>
          </table:table-cell>
          <table:table-cell table:style-name="ce1"/>
          <table:table-cell office:value-type="string" table:style-name="ce1">
            <text:p>MDURATION</text:p>
          </table:table-cell>
          <table:table-cell office:value-type="float" office:value="1" table:formula="of:=MDURATION(1000;1365;1;0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77]);ISERROR([.Q77]));ERROR.TYPE([.P77])=ERROR.TYPE([.Q77]);IF(AND(NOT(ISERROR([.P77]));NOT(ISERROR([.Q77])));AND(ISBLANK([.P77])=ISBLANK([.Q77]);[.P77]=[.Q7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NOW</text:p>
          </table:table-cell>
          <table:table-cell office:value-type="time" office:time-value="PT1000763H9M53S" table:formula="of:=NOW()" table:style-name="ce15">
            <text:p>11:09</text:p>
          </table:table-cell>
          <table:table-cell table:style-name="ce1"/>
          <table:table-cell office:value-type="float" office:value="1" table:formula="of:=IF(IF(NOT(ISERROR([.C78]));ISNUMBER([.C78]));1;&quot;ERR!&quot;)" table:style-name="ce50">
            <text:p>ok</text:p>
          </table:table-cell>
          <table:table-cell table:number-columns-repeated="3" table:style-name="ce1"/>
          <table:table-cell office:value-type="float" office:value="307" table:style-name="ce1">
            <text:p>307</text:p>
          </table:table-cell>
          <table:table-cell office:value-type="string" table:style-name="ce1">
            <text:p>CORREL</text:p>
          </table:table-cell>
          <table:table-cell office:value-type="float" office:value="1" table:formula="of:=CORREL([.$F$7:.$G$7];[.$F$7:.$G$7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78]);ISERROR([.L78]));ERROR.TYPE([.K78])=ERROR.TYPE([.L78]);IF(AND(NOT(ISERROR([.K78]));NOT(ISERROR([.L78])));AND(ISBLANK([.K78])=ISBLANK([.L78]);[.K78]=[.L78])));1;&quot;ERR!&quot;)" table:style-name="ce50">
            <text:p>ok</text:p>
          </table:table-cell>
          <table:table-cell table:style-name="ce1"/>
          <table:table-cell office:value-type="string" table:style-name="ce1">
            <text:p>MROUND</text:p>
          </table:table-cell>
          <table:table-cell office:value-type="float" office:value="1" table:formula="of:=MROUND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78]);ISERROR([.Q78]));ERROR.TYPE([.P78])=ERROR.TYPE([.Q78]);IF(AND(NOT(ISERROR([.P78]));NOT(ISERROR([.Q78])));AND(ISBLANK([.P78])=ISBLANK([.Q78]);[.P78]=[.Q7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AREAS</text:p>
          </table:table-cell>
          <table:table-cell office:value-type="float" office:value="1" table:formula="of:=AREAS([.A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79]);ISERROR([.D79]));ERROR.TYPE([.C79])=ERROR.TYPE([.D79]);IF(AND(NOT(ISERROR([.C79]));NOT(ISERROR([.D79])));AND(ISBLANK([.C79])=ISBLANK([.D79]);[.C79]=[.D79])));1;&quot;ERR!&quot;)" table:style-name="ce50">
            <text:p>ok</text:p>
          </table:table-cell>
          <table:table-cell table:number-columns-repeated="3" table:style-name="ce1"/>
          <table:table-cell office:value-type="float" office:value="308" table:style-name="ce1">
            <text:p>308</text:p>
          </table:table-cell>
          <table:table-cell office:value-type="string" table:style-name="ce1">
            <text:p>COVAR</text:p>
          </table:table-cell>
          <table:table-cell office:value-type="float" office:value="0" table:formula="of:=COVAR([.$F$7:.$F$8];[.$F$7:.$F$8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79]);ISERROR([.L79]));ERROR.TYPE([.K79])=ERROR.TYPE([.L79]);IF(AND(NOT(ISERROR([.K79]));NOT(ISERROR([.L79])));AND(ISBLANK([.K79])=ISBLANK([.L79]);[.K79]=[.L79])));1;&quot;ERR!&quot;)" table:style-name="ce50">
            <text:p>ok</text:p>
          </table:table-cell>
          <table:table-cell table:style-name="ce1"/>
          <table:table-cell office:value-type="string" table:style-name="ce1">
            <text:p>MULTINOMIAL</text:p>
          </table:table-cell>
          <table:table-cell office:value-type="float" office:value="1" table:formula="of:=MULTINOMIAL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79]);ISERROR([.Q79]));ERROR.TYPE([.P79])=ERROR.TYPE([.Q79]);IF(AND(NOT(ISERROR([.P79]));NOT(ISERROR([.Q79])));AND(ISBLANK([.P79])=ISBLANK([.Q79]);[.P79]=[.Q7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ROWS</text:p>
          </table:table-cell>
          <table:table-cell office:value-type="float" office:value="1" table:formula="of:=ROWS([.A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0]);ISERROR([.D80]));ERROR.TYPE([.C80])=ERROR.TYPE([.D80]);IF(AND(NOT(ISERROR([.C80]));NOT(ISERROR([.D80])));AND(ISBLANK([.C80])=ISBLANK([.D80]);[.C80]=[.D80])));1;&quot;ERR!&quot;)" table:style-name="ce50">
            <text:p>ok</text:p>
          </table:table-cell>
          <table:table-cell table:number-columns-repeated="3" table:style-name="ce1"/>
          <table:table-cell office:value-type="float" office:value="309" table:style-name="ce1">
            <text:p>309</text:p>
          </table:table-cell>
          <table:table-cell office:value-type="string" table:style-name="ce1">
            <text:p>FORECAST</text:p>
          </table:table-cell>
          <table:table-cell office:value-type="float" office:value="1" table:formula="of:=FORECAST(1;[.$F$7:.$G$7];[.$F$7:.$G$7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80]);ISERROR([.L80]));ERROR.TYPE([.K80])=ERROR.TYPE([.L80]);IF(AND(NOT(ISERROR([.K80]));NOT(ISERROR([.L80])));AND(ISBLANK([.K80])=ISBLANK([.L80]);([.K80]-[.L80])/[.L80]&lt;0.0001)));1;&quot;ERR!&quot;)" table:style-name="ce50">
            <text:p>ok</text:p>
          </table:table-cell>
          <table:table-cell table:style-name="ce1"/>
          <table:table-cell office:value-type="string" table:style-name="ce1">
            <text:p>NETWORKDAYS</text:p>
          </table:table-cell>
          <table:table-cell office:value-type="float" office:value="1" table:formula="of:=NETWORKDAYS(1;2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80]);ISERROR([.Q80]));ERROR.TYPE([.P80])=ERROR.TYPE([.Q80]);IF(AND(NOT(ISERROR([.P80]));NOT(ISERROR([.Q80])));AND(ISBLANK([.P80])=ISBLANK([.Q80]);[.P80]=[.Q8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">
            <text:p>COLUMNS</text:p>
          </table:table-cell>
          <table:table-cell office:value-type="float" office:value="1" table:formula="of:=COLUMNS([.A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1]);ISERROR([.D81]));ERROR.TYPE([.C81])=ERROR.TYPE([.D81]);IF(AND(NOT(ISERROR([.C81]));NOT(ISERROR([.D81])));AND(ISBLANK([.C81])=ISBLANK([.D81]);[.C81]=[.D81])));1;&quot;ERR!&quot;)" table:style-name="ce50">
            <text:p>ok</text:p>
          </table:table-cell>
          <table:table-cell table:number-columns-repeated="3" table:style-name="ce1"/>
          <table:table-cell office:value-type="float" office:value="310" table:style-name="ce1">
            <text:p>310</text:p>
          </table:table-cell>
          <table:table-cell office:value-type="string" table:style-name="ce1">
            <text:p>FTEST</text:p>
          </table:table-cell>
          <table:table-cell office:value-type="float" office:value="0.99999999999999978" table:formula="of:=FTEST([.$F$7:.$G$7];[.$F$7:.$G$7])" table:style-name="ce1">
            <text:p>1</text:p>
          </table:table-cell>
          <table:table-cell office:value-type="float" office:value="0.99999999876551948" table:style-name="ce1">
            <text:p>0,999999999</text:p>
          </table:table-cell>
          <table:table-cell office:value-type="float" office:value="1" table:formula="of:=IF(IF(AND(ISERROR([.K81]);ISERROR([.L81]));ERROR.TYPE([.K81])=ERROR.TYPE([.L81]);IF(AND(NOT(ISERROR([.K81]));NOT(ISERROR([.L81])));AND(ISBLANK([.K81])=ISBLANK([.L81]);([.K81]-[.L81])/[.L81]&lt;0.0001)));1;&quot;ERR!&quot;)" table:style-name="ce50">
            <text:p>ok</text:p>
          </table:table-cell>
          <table:table-cell table:style-name="ce1"/>
          <table:table-cell office:value-type="string" table:style-name="ce1">
            <text:p>NOMINAL</text:p>
          </table:table-cell>
          <table:table-cell office:value-type="float" office:value="1" table:formula="of:=NOMINAL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81]);ISERROR([.Q81]));ERROR.TYPE([.P81])=ERROR.TYPE([.Q81]);IF(AND(NOT(ISERROR([.P81]));NOT(ISERROR([.Q81])));AND(ISBLANK([.P81])=ISBLANK([.Q81]);[.P81]=[.Q8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OFFSET</text:p>
          </table:table-cell>
          <table:table-cell office:value-type="float" office:value="1" table:formula="of:=OFFSET([.$F$7];0;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2]);ISERROR([.D82]));ERROR.TYPE([.C82])=ERROR.TYPE([.D82]);IF(AND(NOT(ISERROR([.C82]));NOT(ISERROR([.D82])));AND(ISBLANK([.C82])=ISBLANK([.D82]);[.C82]=[.D82])));1;&quot;ERR!&quot;)" table:style-name="ce50">
            <text:p>ok</text:p>
          </table:table-cell>
          <table:table-cell table:number-columns-repeated="3" table:style-name="ce1"/>
          <table:table-cell office:value-type="float" office:value="311" table:style-name="ce1">
            <text:p>311</text:p>
          </table:table-cell>
          <table:table-cell office:value-type="string" table:style-name="ce1">
            <text:p>INTERCEPT</text:p>
          </table:table-cell>
          <table:table-cell office:value-type="float" office:value="0" table:formula="of:=INTERCEPT([.$F$7:.$G$7];[.$F$7:.$G$7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82]);ISERROR([.L82]));ERROR.TYPE([.K82])=ERROR.TYPE([.L82]);IF(AND(NOT(ISERROR([.K82]));NOT(ISERROR([.L82])));AND(ISBLANK([.K82])=ISBLANK([.L82]);[.K82]=[.L82])));1;&quot;ERR!&quot;)" table:style-name="ce50">
            <text:p>ok</text:p>
          </table:table-cell>
          <table:table-cell table:style-name="ce1"/>
          <table:table-cell office:value-type="string" table:style-name="ce1">
            <text:p>OCT2BIN</text:p>
          </table:table-cell>
          <table:table-cell office:value-type="string" office:string-value="1" table:formula="of:=OCT2BIN(&quot;1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82]);ISERROR([.Q82]));ERROR.TYPE([.P82])=ERROR.TYPE([.Q82]);IF(AND(NOT(ISERROR([.P82]));NOT(ISERROR([.Q82])));AND(ISBLANK([.P82])=ISBLANK([.Q82]);[.P82]=[.Q8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">
            <text:p>SEARCH</text:p>
          </table:table-cell>
          <table:table-cell office:value-type="float" office:value="1" table:formula="of:=SEARCH(&quot;1&quot;;&quot;1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3]);ISERROR([.D83]));ERROR.TYPE([.C83])=ERROR.TYPE([.D83]);IF(AND(NOT(ISERROR([.C83]));NOT(ISERROR([.D83])));AND(ISBLANK([.C83])=ISBLANK([.D83]);[.C83]=[.D83])));1;&quot;ERR!&quot;)" table:style-name="ce50">
            <text:p>ok</text:p>
          </table:table-cell>
          <table:table-cell table:number-columns-repeated="3" table:style-name="ce1"/>
          <table:table-cell office:value-type="float" office:value="312" table:style-name="ce1">
            <text:p>312</text:p>
          </table:table-cell>
          <table:table-cell office:value-type="string" table:style-name="ce1">
            <text:p>PEARSON</text:p>
          </table:table-cell>
          <table:table-cell office:value-type="float" office:value="1" table:formula="of:=PEARSON([.$F$7:.$G$7];[.$F$7:.$G$7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83]);ISERROR([.L83]));ERROR.TYPE([.K83])=ERROR.TYPE([.L83]);IF(AND(NOT(ISERROR([.K83]));NOT(ISERROR([.L83])));AND(ISBLANK([.K83])=ISBLANK([.L83]);[.K83]=[.L83])));1;&quot;ERR!&quot;)" table:style-name="ce50">
            <text:p>ok</text:p>
          </table:table-cell>
          <table:table-cell table:style-name="ce1"/>
          <table:table-cell office:value-type="string" table:style-name="ce1">
            <text:p>OCT2DEC</text:p>
          </table:table-cell>
          <table:table-cell office:value-type="float" office:value="1" table:formula="of:=OCT2DEC(&quot;1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83]);ISERROR([.Q83]));ERROR.TYPE([.P83])=ERROR.TYPE([.Q83]);IF(AND(NOT(ISERROR([.P83]));NOT(ISERROR([.Q83])));AND(ISBLANK([.P83])=ISBLANK([.Q83]);[.P83]=[.Q8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1">
            <text:p>TRANSPOSE</text:p>
          </table:table-cell>
          <table:table-cell office:value-type="float" office:value="1" table:formula="of:=TRANSPOSE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4]);ISERROR([.D84]));ERROR.TYPE([.C84])=ERROR.TYPE([.D84]);IF(AND(NOT(ISERROR([.C84]));NOT(ISERROR([.D84])));AND(ISBLANK([.C84])=ISBLANK([.D84]);[.C84]=[.D84])));1;&quot;ERR!&quot;)" table:style-name="ce50">
            <text:p>ok</text:p>
          </table:table-cell>
          <table:table-cell table:number-columns-repeated="3" table:style-name="ce1"/>
          <table:table-cell office:value-type="float" office:value="313" table:style-name="ce1">
            <text:p>313</text:p>
          </table:table-cell>
          <table:table-cell office:value-type="string" table:style-name="ce1">
            <text:p>RSQ</text:p>
          </table:table-cell>
          <table:table-cell office:value-type="float" office:value="0.99999999999999956" table:formula="of:=RSQ([.$F$7:.$G$7];[.$F$7:.$G$7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84]);ISERROR([.L84]));ERROR.TYPE([.K84])=ERROR.TYPE([.L84]);IF(AND(NOT(ISERROR([.K84]));NOT(ISERROR([.L84])));AND(ISBLANK([.K84])=ISBLANK([.L84]);[.K84]=[.L84])));1;&quot;ERR!&quot;)" table:style-name="ce50">
            <text:p>ok</text:p>
          </table:table-cell>
          <table:table-cell table:style-name="ce1"/>
          <table:table-cell office:value-type="string" table:style-name="ce1">
            <text:p>OCT2HEX</text:p>
          </table:table-cell>
          <table:table-cell office:value-type="string" office:string-value="1" table:formula="of:=OCT2HEX(&quot;1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P84]);ISERROR([.Q84]));ERROR.TYPE([.P84])=ERROR.TYPE([.Q84]);IF(AND(NOT(ISERROR([.P84]));NOT(ISERROR([.Q84])));AND(ISBLANK([.P84])=ISBLANK([.Q84]);[.P84]=[.Q8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TYPE</text:p>
          </table:table-cell>
          <table:table-cell office:value-type="float" office:value="1" table:formula="of:=TYPE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5]);ISERROR([.D85]));ERROR.TYPE([.C85])=ERROR.TYPE([.D85]);IF(AND(NOT(ISERROR([.C85]));NOT(ISERROR([.D85])));AND(ISBLANK([.C85])=ISBLANK([.D85]);[.C85]=[.D85])));1;&quot;ERR!&quot;)" table:style-name="ce50">
            <text:p>ok</text:p>
          </table:table-cell>
          <table:table-cell table:number-columns-repeated="3" table:style-name="ce1"/>
          <table:table-cell office:value-type="float" office:value="314" table:style-name="ce1">
            <text:p>314</text:p>
          </table:table-cell>
          <table:table-cell office:value-type="string" table:style-name="ce1">
            <text:p>STEYX</text:p>
          </table:table-cell>
          <table:table-cell office:value-type="float" office:value="0" table:formula="of:=STEYX([.$F$7:.$F$9];[.$G$7:.$G$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85]);ISERROR([.L85]));ERROR.TYPE([.K85])=ERROR.TYPE([.L85]);IF(AND(NOT(ISERROR([.K85]));NOT(ISERROR([.L85])));AND(ISBLANK([.K85])=ISBLANK([.L85]);[.K85]=[.L85])));1;&quot;ERR!&quot;)" table:style-name="ce50">
            <text:p>ok</text:p>
          </table:table-cell>
          <table:table-cell table:style-name="ce1"/>
          <table:table-cell office:value-type="string" table:style-name="ce1">
            <text:p>ODDFPRICE</text:p>
          </table:table-cell>
          <table:table-cell office:value-type="float" office:value="100.02093538775439" table:formula="of:=ODDFPRICE(39760;44256;39736;39873;0.05;0.05;100;1)" table:style-name="ce1">
            <text:p>100,0209354</text:p>
          </table:table-cell>
          <table:table-cell office:value-type="float" office:value="100.02093538775439" table:style-name="ce1">
            <text:p>100,0209354</text:p>
          </table:table-cell>
          <table:table-cell office:value-type="float" office:value="1" table:formula="of:=IF(IF(AND(ISERROR([.P85]);ISERROR([.Q85]));ERROR.TYPE([.P85])=ERROR.TYPE([.Q85]);IF(AND(NOT(ISERROR([.P85]));NOT(ISERROR([.Q85])));AND(ISBLANK([.P85])=ISBLANK([.Q85]);[.P85]=[.Q8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">
            <text:p>ATAN2</text:p>
          </table:table-cell>
          <table:table-cell office:value-type="float" office:value="0" table:formula="of:=ATAN2(1;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86]);ISERROR([.D86]));ERROR.TYPE([.C86])=ERROR.TYPE([.D86]);IF(AND(NOT(ISERROR([.C86]));NOT(ISERROR([.D86])));AND(ISBLANK([.C86])=ISBLANK([.D86]);[.C86]=[.D86])));1;&quot;ERR!&quot;)" table:style-name="ce50">
            <text:p>ok</text:p>
          </table:table-cell>
          <table:table-cell table:number-columns-repeated="3" table:style-name="ce1"/>
          <table:table-cell office:value-type="float" office:value="315" table:style-name="ce1">
            <text:p>315</text:p>
          </table:table-cell>
          <table:table-cell office:value-type="string" table:style-name="ce1">
            <text:p>SLOPE</text:p>
          </table:table-cell>
          <table:table-cell office:value-type="float" office:value="0" table:formula="of:=SLOPE([.$F$7:.$F$9];[.$G$7:.$G$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86]);ISERROR([.L86]));ERROR.TYPE([.K86])=ERROR.TYPE([.L86]);IF(AND(NOT(ISERROR([.K86]));NOT(ISERROR([.L86])));AND(ISBLANK([.K86])=ISBLANK([.L86]);[.K86]=[.L86])));1;&quot;ERR!&quot;)" table:style-name="ce50">
            <text:p>ok</text:p>
          </table:table-cell>
          <table:table-cell table:style-name="ce1"/>
          <table:table-cell office:value-type="string" table:style-name="ce1">
            <text:p>ODDFYIELD</text:p>
          </table:table-cell>
          <table:table-cell office:value-type="float" office:value="188.23040693136062" table:formula="of:=ODDFYIELD(39760;44256;39736;39873;0.05;0.05;100;1)" table:style-name="ce1">
            <text:p>188,2304069</text:p>
          </table:table-cell>
          <table:table-cell office:value-type="float" office:value="188.23040693136065" table:style-name="ce1">
            <text:p>188,2304069</text:p>
          </table:table-cell>
          <table:table-cell office:value-type="float" office:value="1" table:formula="of:=IF(IF(AND(ISERROR([.P86]);ISERROR([.Q86]));ERROR.TYPE([.P86])=ERROR.TYPE([.Q86]);IF(AND(NOT(ISERROR([.P86]));NOT(ISERROR([.Q86])));AND(ISBLANK([.P86])=ISBLANK([.Q86]);[.P86]=[.Q8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">
            <text:p>ASIN</text:p>
          </table:table-cell>
          <table:table-cell office:value-type="float" office:value="0" table:formula="of:=ASIN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87]);ISERROR([.D87]));ERROR.TYPE([.C87])=ERROR.TYPE([.D87]);IF(AND(NOT(ISERROR([.C87]));NOT(ISERROR([.D87])));AND(ISBLANK([.C87])=ISBLANK([.D87]);[.C87]=[.D87])));1;&quot;ERR!&quot;)" table:style-name="ce50">
            <text:p>ok</text:p>
          </table:table-cell>
          <table:table-cell table:number-columns-repeated="3" table:style-name="ce1"/>
          <table:table-cell office:value-type="float" office:value="316" table:style-name="ce1">
            <text:p>316</text:p>
          </table:table-cell>
          <table:table-cell office:value-type="string" table:style-name="ce1">
            <text:p>TTEST</text:p>
          </table:table-cell>
          <table:table-cell office:value-type="float" office:value="0.4129611720221511" table:formula="of:=TTEST([.$F$7:.$F$9];[.$G$7:.$G$9];1;1)" table:style-name="ce1">
            <text:p>0,412961172</text:p>
          </table:table-cell>
          <table:table-cell office:value-type="float" office:value="0.41296117202981381" table:style-name="ce1">
            <text:p>0,412961172</text:p>
          </table:table-cell>
          <table:table-cell office:value-type="float" office:value="1" table:formula="of:=IF(IF(AND(ISERROR([.K87]);ISERROR([.L87]));ERROR.TYPE([.K87])=ERROR.TYPE([.L87]);IF(AND(NOT(ISERROR([.K87]));NOT(ISERROR([.L87])));AND(ISBLANK([.K87])=ISBLANK([.L87]);([.K87]-[.L87])/[.L87]&lt;0.0001)));1;&quot;ERR!&quot;)" table:style-name="ce50">
            <text:p>ok</text:p>
          </table:table-cell>
          <table:table-cell table:style-name="ce1"/>
          <table:table-cell office:value-type="string" table:style-name="ce1">
            <text:p>ODDLPRICE</text:p>
          </table:table-cell>
          <table:table-cell office:value-type="float" office:value="38.604306952443729" table:formula="of:=ODDLPRICE(39760;44256;39736;0.05;0.05;1;1)" table:style-name="ce1">
            <text:p>38,60430695</text:p>
          </table:table-cell>
          <table:table-cell office:value-type="float" office:value="38.604306952443729" table:style-name="ce1">
            <text:p>38,60430695</text:p>
          </table:table-cell>
          <table:table-cell office:value-type="float" office:value="1" table:formula="of:=IF(IF(AND(ISERROR([.P87]);ISERROR([.Q87]));ERROR.TYPE([.P87])=ERROR.TYPE([.Q87]);IF(AND(NOT(ISERROR([.P87]));NOT(ISERROR([.Q87])));AND(ISBLANK([.P87])=ISBLANK([.Q87]);[.P87]=[.Q8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">
            <text:p>ACOS</text:p>
          </table:table-cell>
          <table:table-cell office:value-type="float" office:value="0" table:formula="of:=ACOS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88]);ISERROR([.D88]));ERROR.TYPE([.C88])=ERROR.TYPE([.D88]);IF(AND(NOT(ISERROR([.C88]));NOT(ISERROR([.D88])));AND(ISBLANK([.C88])=ISBLANK([.D88]);[.C88]=[.D88])));1;&quot;ERR!&quot;)" table:style-name="ce50">
            <text:p>ok</text:p>
          </table:table-cell>
          <table:table-cell table:number-columns-repeated="3" table:style-name="ce1"/>
          <table:table-cell office:value-type="float" office:value="317" table:style-name="ce1">
            <text:p>317</text:p>
          </table:table-cell>
          <table:table-cell office:value-type="string" table:style-name="ce1">
            <text:p>PROB</text:p>
          </table:table-cell>
          <table:table-cell office:value-type="float" office:value="1" table:formula="of:=PROB(1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88]);ISERROR([.L88]));ERROR.TYPE([.K88])=ERROR.TYPE([.L88]);IF(AND(NOT(ISERROR([.K88]));NOT(ISERROR([.L88])));AND(ISBLANK([.K88])=ISBLANK([.L88]);[.K88]=[.L88])));1;&quot;ERR!&quot;)" table:style-name="ce50">
            <text:p>ok</text:p>
          </table:table-cell>
          <table:table-cell table:style-name="ce1"/>
          <table:table-cell office:value-type="string" table:style-name="ce1">
            <text:p>ODDLYIELD</text:p>
          </table:table-cell>
          <table:table-cell office:value-type="float" office:value="13.742658021096053" table:formula="of:=ODDLYIELD(39760;44256;39736;0.05;0.05;1;1)" table:style-name="ce1">
            <text:p>13,74265802</text:p>
          </table:table-cell>
          <table:table-cell office:value-type="float" office:value="13.742658021096053" table:style-name="ce1">
            <text:p>13,74265802</text:p>
          </table:table-cell>
          <table:table-cell office:value-type="float" office:value="1" table:formula="of:=IF(IF(AND(ISERROR([.P88]);ISERROR([.Q88]));ERROR.TYPE([.P88])=ERROR.TYPE([.Q88]);IF(AND(NOT(ISERROR([.P88]));NOT(ISERROR([.Q88])));AND(ISBLANK([.P88])=ISBLANK([.Q88]);[.P88]=[.Q8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1">
            <text:p>CHOOSE</text:p>
          </table:table-cell>
          <table:table-cell office:value-type="float" office:value="1" table:formula="of:=CHOOSE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89]);ISERROR([.D89]));ERROR.TYPE([.C89])=ERROR.TYPE([.D89]);IF(AND(NOT(ISERROR([.C89]));NOT(ISERROR([.D89])));AND(ISBLANK([.C89])=ISBLANK([.D89]);[.C89]=[.D89])));1;&quot;ERR!&quot;)" table:style-name="ce50">
            <text:p>ok</text:p>
          </table:table-cell>
          <table:table-cell table:number-columns-repeated="3" table:style-name="ce1"/>
          <table:table-cell office:value-type="float" office:value="318" table:style-name="ce1">
            <text:p>318</text:p>
          </table:table-cell>
          <table:table-cell office:value-type="string" table:style-name="ce1">
            <text:p>DEVSQ</text:p>
          </table:table-cell>
          <table:table-cell office:value-type="float" office:value="0" table:formula="of:=DEVSQ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89]);ISERROR([.L89]));ERROR.TYPE([.K89])=ERROR.TYPE([.L89]);IF(AND(NOT(ISERROR([.K89]));NOT(ISERROR([.L89])));AND(ISBLANK([.K89])=ISBLANK([.L89]);[.K89]=[.L89])));1;&quot;ERR!&quot;)" table:style-name="ce50">
            <text:p>ok</text:p>
          </table:table-cell>
          <table:table-cell table:style-name="ce1"/>
          <table:table-cell office:value-type="string" table:style-name="ce1">
            <text:p>PRICE</text:p>
          </table:table-cell>
          <table:table-cell office:value-type="float" office:value="45.68456789437338" table:formula="of:=PRICE(39760;44256;0.05;0.05;1;1)" table:style-name="ce1">
            <text:p>45,68456789</text:p>
          </table:table-cell>
          <table:table-cell office:value-type="float" office:value="45.68456789437338" table:style-name="ce1">
            <text:p>45,68456789</text:p>
          </table:table-cell>
          <table:table-cell office:value-type="float" office:value="1" table:formula="of:=IF(IF(AND(ISERROR([.P89]);ISERROR([.Q89]));ERROR.TYPE([.P89])=ERROR.TYPE([.Q89]);IF(AND(NOT(ISERROR([.P89]));NOT(ISERROR([.Q89])));AND(ISBLANK([.P89])=ISBLANK([.Q89]);[.P89]=[.Q8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">
            <text:p>HLOOKUP</text:p>
          </table:table-cell>
          <table:table-cell office:value-type="float" office:value="1" table:formula="of:=HLOOKUP(1;[.$F$7:.$G$8]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90]);ISERROR([.D90]));ERROR.TYPE([.C90])=ERROR.TYPE([.D90]);IF(AND(NOT(ISERROR([.C90]));NOT(ISERROR([.D90])));AND(ISBLANK([.C90])=ISBLANK([.D90]);[.C90]=[.D90])));1;&quot;ERR!&quot;)" table:style-name="ce50">
            <text:p>ok</text:p>
          </table:table-cell>
          <table:table-cell table:number-columns-repeated="3" table:style-name="ce1"/>
          <table:table-cell office:value-type="float" office:value="319" table:style-name="ce1">
            <text:p>319</text:p>
          </table:table-cell>
          <table:table-cell office:value-type="string" table:style-name="ce1">
            <text:p>GEOMEAN</text:p>
          </table:table-cell>
          <table:table-cell office:value-type="float" office:value="1" table:formula="of:=GEOMEAN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0]);ISERROR([.L90]));ERROR.TYPE([.K90])=ERROR.TYPE([.L90]);IF(AND(NOT(ISERROR([.K90]));NOT(ISERROR([.L90])));AND(ISBLANK([.K90])=ISBLANK([.L90]);[.K90]=[.L90])));1;&quot;ERR!&quot;)" table:style-name="ce50">
            <text:p>ok</text:p>
          </table:table-cell>
          <table:table-cell table:style-name="ce1"/>
          <table:table-cell office:value-type="string" table:style-name="ce1">
            <text:p>PRICEDISC</text:p>
          </table:table-cell>
          <table:table-cell office:value-type="float" office:value="0" table:formula="of:=PRICEDISC(1;366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90]);ISERROR([.Q90]));ERROR.TYPE([.P90])=ERROR.TYPE([.Q90]);IF(AND(NOT(ISERROR([.P90]));NOT(ISERROR([.Q90])));AND(ISBLANK([.P90])=ISBLANK([.Q90]);[.P90]=[.Q9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">
            <text:p>VLOOKUP</text:p>
          </table:table-cell>
          <table:table-cell office:value-type="float" office:value="1" table:formula="of:=VLOOKUP(1;[.$F$7:.$G$8]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91]);ISERROR([.D91]));ERROR.TYPE([.C91])=ERROR.TYPE([.D91]);IF(AND(NOT(ISERROR([.C91]));NOT(ISERROR([.D91])));AND(ISBLANK([.C91])=ISBLANK([.D91]);[.C91]=[.D91])));1;&quot;ERR!&quot;)" table:style-name="ce50">
            <text:p>ok</text:p>
          </table:table-cell>
          <table:table-cell table:number-columns-repeated="3" table:style-name="ce1"/>
          <table:table-cell office:value-type="float" office:value="320" table:style-name="ce1">
            <text:p>320</text:p>
          </table:table-cell>
          <table:table-cell office:value-type="string" table:style-name="ce1">
            <text:p>HARMEAN</text:p>
          </table:table-cell>
          <table:table-cell office:value-type="float" office:value="1" table:formula="of:=HARMEAN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1]);ISERROR([.L91]));ERROR.TYPE([.K91])=ERROR.TYPE([.L91]);IF(AND(NOT(ISERROR([.K91]));NOT(ISERROR([.L91])));AND(ISBLANK([.K91])=ISBLANK([.L91]);[.K91]=[.L91])));1;&quot;ERR!&quot;)" table:style-name="ce50">
            <text:p>ok</text:p>
          </table:table-cell>
          <table:table-cell table:style-name="ce1"/>
          <table:table-cell office:value-type="string" table:style-name="ce1">
            <text:p>PRICEMAT</text:p>
          </table:table-cell>
          <table:table-cell office:value-type="float" office:value="100" table:formula="of:=PRICEMAT(1;366;0.1;0;0)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formula="of:=IF(IF(AND(ISERROR([.P91]);ISERROR([.Q91]));ERROR.TYPE([.P91])=ERROR.TYPE([.Q91]);IF(AND(NOT(ISERROR([.P91]));NOT(ISERROR([.Q91])));AND(ISBLANK([.P91])=ISBLANK([.Q91]);[.P91]=[.Q9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">
            <text:p>ISREF</text:p>
          </table:table-cell>
          <table:table-cell office:value-type="boolean" office:boolean-value="true" table:formula="of:=ISREF([.A1]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92]);ISERROR([.D92]));ERROR.TYPE([.C92])=ERROR.TYPE([.D92]);IF(AND(NOT(ISERROR([.C92]));NOT(ISERROR([.D92])));AND(ISBLANK([.C92])=ISBLANK([.D92]);[.C92]=[.D92])));1;&quot;ERR!&quot;)" table:style-name="ce50">
            <text:p>ok</text:p>
          </table:table-cell>
          <table:table-cell table:number-columns-repeated="3" table:style-name="ce1"/>
          <table:table-cell office:value-type="float" office:value="321" table:style-name="ce1">
            <text:p>321</text:p>
          </table:table-cell>
          <table:table-cell office:value-type="string" table:style-name="ce1">
            <text:p>SUMSQ</text:p>
          </table:table-cell>
          <table:table-cell office:value-type="float" office:value="1" table:formula="of:=SUMSQ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2]);ISERROR([.L92]));ERROR.TYPE([.K92])=ERROR.TYPE([.L92]);IF(AND(NOT(ISERROR([.K92]));NOT(ISERROR([.L92])));AND(ISBLANK([.K92])=ISBLANK([.L92]);[.K92]=[.L92])));1;&quot;ERR!&quot;)" table:style-name="ce50">
            <text:p>ok</text:p>
          </table:table-cell>
          <table:table-cell table:style-name="ce1"/>
          <table:table-cell office:value-type="string" table:style-name="ce1">
            <text:p>QUOTIENT</text:p>
          </table:table-cell>
          <table:table-cell office:value-type="float" office:value="1" table:formula="of:=QUOTIENT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92]);ISERROR([.Q92]));ERROR.TYPE([.P92])=ERROR.TYPE([.Q92]);IF(AND(NOT(ISERROR([.P92]));NOT(ISERROR([.Q92])));AND(ISBLANK([.P92])=ISBLANK([.Q92]);[.P92]=[.Q9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">
            <text:p>LOG</text:p>
          </table:table-cell>
          <table:table-cell office:value-type="float" office:value="0" table:formula="of:=LOG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93]);ISERROR([.D93]));ERROR.TYPE([.C93])=ERROR.TYPE([.D93]);IF(AND(NOT(ISERROR([.C93]));NOT(ISERROR([.D93])));AND(ISBLANK([.C93])=ISBLANK([.D93]);[.C93]=[.D93])));1;&quot;ERR!&quot;)" table:style-name="ce50">
            <text:p>ok</text:p>
          </table:table-cell>
          <table:table-cell table:number-columns-repeated="3" table:style-name="ce1"/>
          <table:table-cell office:value-type="float" office:value="322" table:style-name="ce1">
            <text:p>322</text:p>
          </table:table-cell>
          <table:table-cell office:value-type="string" table:style-name="ce1">
            <text:p>KURT</text:p>
          </table:table-cell>
          <table:table-cell office:value-type="float" office:value="-1.1999999999999975" table:formula="of:=KURT(1;2;3;4)" table:style-name="ce1">
            <text:p>-1,2</text:p>
          </table:table-cell>
          <table:table-cell office:value-type="float" office:value="-1.2" table:style-name="ce1">
            <text:p>-1,2</text:p>
          </table:table-cell>
          <table:table-cell office:value-type="float" office:value="1" table:formula="of:=IF(IF(AND(ISERROR([.K93]);ISERROR([.L93]));ERROR.TYPE([.K93])=ERROR.TYPE([.L93]);IF(AND(NOT(ISERROR([.K93]));NOT(ISERROR([.L93])));AND(ISBLANK([.K93])=ISBLANK([.L93]);[.K93]=[.L93])));1;&quot;ERR!&quot;)" table:style-name="ce50">
            <text:p>ok</text:p>
          </table:table-cell>
          <table:table-cell table:style-name="ce1"/>
          <table:table-cell office:value-type="string" table:style-name="ce1">
            <text:p>RANDBETWEEN</text:p>
          </table:table-cell>
          <table:table-cell office:value-type="float" office:value="0" table:formula="of:=RANDBETWEEN(0;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93]);ISERROR([.Q93]));ERROR.TYPE([.P93])=ERROR.TYPE([.Q93]);IF(AND(NOT(ISERROR([.P93]));NOT(ISERROR([.Q93])));AND(ISBLANK([.P93])=ISBLANK([.Q93]);[.P93]=[.Q9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1">
            <text:p>CHAR</text:p>
          </table:table-cell>
          <table:table-cell office:value-type="string" office:string-value="A" table:formula="of:=CHAR(65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94]);ISERROR([.D94]));ERROR.TYPE([.C94])=ERROR.TYPE([.D94]);IF(AND(NOT(ISERROR([.C94]));NOT(ISERROR([.D94])));AND(ISBLANK([.C94])=ISBLANK([.D94]);[.C94]=[.D94])));1;&quot;ERR!&quot;)" table:style-name="ce50">
            <text:p>ok</text:p>
          </table:table-cell>
          <table:table-cell table:number-columns-repeated="3" table:style-name="ce1"/>
          <table:table-cell office:value-type="float" office:value="323" table:style-name="ce1">
            <text:p>323</text:p>
          </table:table-cell>
          <table:table-cell office:value-type="string" table:style-name="ce1">
            <text:p>SKEW</text:p>
          </table:table-cell>
          <table:table-cell office:value-type="float" office:value="0" table:formula="of:=SKEW(1;2;3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94]);ISERROR([.L94]));ERROR.TYPE([.K94])=ERROR.TYPE([.L94]);IF(AND(NOT(ISERROR([.K94]));NOT(ISERROR([.L94])));AND(ISBLANK([.K94])=ISBLANK([.L94]);[.K94]=[.L94])));1;&quot;ERR!&quot;)" table:style-name="ce50">
            <text:p>ok</text:p>
          </table:table-cell>
          <table:table-cell table:style-name="ce1"/>
          <table:table-cell office:value-type="string" table:style-name="ce1">
            <text:p>RECEIVED</text:p>
          </table:table-cell>
          <table:table-cell office:value-type="float" office:value="1" table:formula="of:=RECEIVED(1;366;0.5;0.5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94]);ISERROR([.Q94]));ERROR.TYPE([.P94])=ERROR.TYPE([.Q94]);IF(AND(NOT(ISERROR([.P94]));NOT(ISERROR([.Q94])));AND(ISBLANK([.P94])=ISBLANK([.Q94]);[.P94]=[.Q9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LOWER</text:p>
          </table:table-cell>
          <table:table-cell office:value-type="string" office:string-value="a" table:formula="of:=LOWER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95]);ISERROR([.D95]));ERROR.TYPE([.C95])=ERROR.TYPE([.D95]);IF(AND(NOT(ISERROR([.C95]));NOT(ISERROR([.D95])));AND(ISBLANK([.C95])=ISBLANK([.D95]);[.C95]=[.D95])));1;&quot;ERR!&quot;)" table:style-name="ce50">
            <text:p>ok</text:p>
          </table:table-cell>
          <table:table-cell table:number-columns-repeated="3" table:style-name="ce1"/>
          <table:table-cell office:value-type="float" office:value="324" table:style-name="ce1">
            <text:p>324</text:p>
          </table:table-cell>
          <table:table-cell office:value-type="string" table:style-name="ce1">
            <text:p>ZTEST</text:p>
          </table:table-cell>
          <table:table-cell office:value-type="float" office:value="1.3498980316300933E-3" table:formula="of:=ZTEST([.$F$7:.$G$7];0)" table:style-name="ce1">
            <text:p>0,001349898</text:p>
          </table:table-cell>
          <table:table-cell office:value-type="float" office:value="1.3498980316301035E-3" table:style-name="ce1">
            <text:p>0,001349898</text:p>
          </table:table-cell>
          <table:table-cell office:value-type="float" office:value="1" table:formula="of:=IF(IF(AND(ISERROR([.K95]);ISERROR([.L95]));ERROR.TYPE([.K95])=ERROR.TYPE([.L95]);IF(AND(NOT(ISERROR([.K95]));NOT(ISERROR([.L95])));AND(ISBLANK([.K95])=ISBLANK([.L95]);([.K95]-[.L95])/[.L95]&lt;0.0001)));1;&quot;ERR!&quot;)" table:style-name="ce50">
            <text:p>ok</text:p>
          </table:table-cell>
          <table:table-cell table:style-name="ce1"/>
          <table:table-cell office:value-type="string" table:style-name="ce1">
            <text:p>SERIESSUM</text:p>
          </table:table-cell>
          <table:table-cell office:value-type="float" office:value="1" table:formula="of:=SERIESSUM(1;1;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95]);ISERROR([.Q95]));ERROR.TYPE([.P95])=ERROR.TYPE([.Q95]);IF(AND(NOT(ISERROR([.P95]));NOT(ISERROR([.Q95])));AND(ISBLANK([.P95])=ISBLANK([.Q95]);[.P95]=[.Q9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1">
            <text:p>UPPER</text:p>
          </table:table-cell>
          <table:table-cell office:value-type="string" office:string-value="A" table:formula="of:=UPPER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96]);ISERROR([.D96]));ERROR.TYPE([.C96])=ERROR.TYPE([.D96]);IF(AND(NOT(ISERROR([.C96]));NOT(ISERROR([.D96])));AND(ISBLANK([.C96])=ISBLANK([.D96]);[.C96]=[.D96])));1;&quot;ERR!&quot;)" table:style-name="ce50">
            <text:p>ok</text:p>
          </table:table-cell>
          <table:table-cell table:number-columns-repeated="3" table:style-name="ce1"/>
          <table:table-cell office:value-type="float" office:value="325" table:style-name="ce1">
            <text:p>325</text:p>
          </table:table-cell>
          <table:table-cell office:value-type="string" table:style-name="ce1">
            <text:p>LARGE</text:p>
          </table:table-cell>
          <table:table-cell office:value-type="float" office:value="1" table:formula="of:=LARGE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6]);ISERROR([.L96]));ERROR.TYPE([.K96])=ERROR.TYPE([.L96]);IF(AND(NOT(ISERROR([.K96]));NOT(ISERROR([.L96])));AND(ISBLANK([.K96])=ISBLANK([.L96]);[.K96]=[.L96])));1;&quot;ERR!&quot;)" table:style-name="ce50">
            <text:p>ok</text:p>
          </table:table-cell>
          <table:table-cell table:style-name="ce1"/>
          <table:table-cell office:value-type="string" table:style-name="ce1">
            <text:p>SQRTPI</text:p>
          </table:table-cell>
          <table:table-cell office:value-type="float" office:value="0" table:formula="of:=SQRTPI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96]);ISERROR([.Q96]));ERROR.TYPE([.P96])=ERROR.TYPE([.Q96]);IF(AND(NOT(ISERROR([.P96]));NOT(ISERROR([.Q96])));AND(ISBLANK([.P96])=ISBLANK([.Q96]);[.P96]=[.Q9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1">
            <text:p>PROPER</text:p>
          </table:table-cell>
          <table:table-cell office:value-type="string" office:string-value="Aa" table:formula="of:=PROPER(&quot;aa&quot;)" table:style-name="ce1">
            <text:p>Aa</text:p>
          </table:table-cell>
          <table:table-cell office:value-type="string" table:style-name="ce1">
            <text:p>Aa</text:p>
          </table:table-cell>
          <table:table-cell office:value-type="float" office:value="1" table:formula="of:=IF(IF(AND(ISERROR([.C97]);ISERROR([.D97]));ERROR.TYPE([.C97])=ERROR.TYPE([.D97]);IF(AND(NOT(ISERROR([.C97]));NOT(ISERROR([.D97])));AND(ISBLANK([.C97])=ISBLANK([.D97]);[.C97]=[.D97])));1;&quot;ERR!&quot;)" table:style-name="ce50">
            <text:p>ok</text:p>
          </table:table-cell>
          <table:table-cell table:number-columns-repeated="3" table:style-name="ce1"/>
          <table:table-cell office:value-type="float" office:value="326" table:style-name="ce1">
            <text:p>326</text:p>
          </table:table-cell>
          <table:table-cell office:value-type="string" table:style-name="ce1">
            <text:p>SMALL</text:p>
          </table:table-cell>
          <table:table-cell office:value-type="float" office:value="1" table:formula="of:=SMALL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7]);ISERROR([.L97]));ERROR.TYPE([.K97])=ERROR.TYPE([.L97]);IF(AND(NOT(ISERROR([.K97]));NOT(ISERROR([.L97])));AND(ISBLANK([.K97])=ISBLANK([.L97]);[.K97]=[.L97])));1;&quot;ERR!&quot;)" table:style-name="ce50">
            <text:p>ok</text:p>
          </table:table-cell>
          <table:table-cell table:style-name="ce1"/>
          <table:table-cell office:value-type="string" table:style-name="ce1">
            <text:p>TBILLEQ</text:p>
          </table:table-cell>
          <table:table-cell office:value-type="float" office:value="0.11013984535998977" table:formula="of:=TBILLEQ(10000;10366;0.1)" table:style-name="ce1">
            <text:p>0,110139845</text:p>
          </table:table-cell>
          <table:table-cell office:value-type="float" office:value="0.11013984535998977" table:style-name="ce1">
            <text:p>0,110139845</text:p>
          </table:table-cell>
          <table:table-cell office:value-type="float" office:value="1" table:formula="of:=IF(IF(AND(ISERROR([.P97]);ISERROR([.Q97]));ERROR.TYPE([.P97])=ERROR.TYPE([.Q97]);IF(AND(NOT(ISERROR([.P97]));NOT(ISERROR([.Q97])));AND(ISBLANK([.P97])=ISBLANK([.Q97]);[.P97]=[.Q9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1">
            <text:p>LEFT</text:p>
          </table:table-cell>
          <table:table-cell office:value-type="string" office:string-value="A" table:formula="of:=LEFT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98]);ISERROR([.D98]));ERROR.TYPE([.C98])=ERROR.TYPE([.D98]);IF(AND(NOT(ISERROR([.C98]));NOT(ISERROR([.D98])));AND(ISBLANK([.C98])=ISBLANK([.D98]);[.C98]=[.D98])));1;&quot;ERR!&quot;)" table:style-name="ce50">
            <text:p>ok</text:p>
          </table:table-cell>
          <table:table-cell table:number-columns-repeated="3" table:style-name="ce1"/>
          <table:table-cell office:value-type="float" office:value="327" table:style-name="ce1">
            <text:p>327</text:p>
          </table:table-cell>
          <table:table-cell office:value-type="string" table:style-name="ce1">
            <text:p>QUARTILE</text:p>
          </table:table-cell>
          <table:table-cell office:value-type="float" office:value="1" table:formula="of:=QUARTILE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8]);ISERROR([.L98]));ERROR.TYPE([.K98])=ERROR.TYPE([.L98]);IF(AND(NOT(ISERROR([.K98]));NOT(ISERROR([.L98])));AND(ISBLANK([.K98])=ISBLANK([.L98]);[.K98]=[.L98])));1;&quot;ERR!&quot;)" table:style-name="ce50">
            <text:p>ok</text:p>
          </table:table-cell>
          <table:table-cell table:style-name="ce1"/>
          <table:table-cell office:value-type="string" table:style-name="ce1">
            <text:p>TBILLPRICE</text:p>
          </table:table-cell>
          <table:table-cell office:value-type="float" office:value="89.833333333333329" table:formula="of:=TBILLPRICE(10000;10366;0.1)" table:style-name="ce1">
            <text:p>89,83333333</text:p>
          </table:table-cell>
          <table:table-cell office:value-type="float" office:value="89.833333333333329" table:style-name="ce1">
            <text:p>89,83333333</text:p>
          </table:table-cell>
          <table:table-cell office:value-type="float" office:value="1" table:formula="of:=IF(IF(AND(ISERROR([.P98]);ISERROR([.Q98]));ERROR.TYPE([.P98])=ERROR.TYPE([.Q98]);IF(AND(NOT(ISERROR([.P98]));NOT(ISERROR([.Q98])));AND(ISBLANK([.P98])=ISBLANK([.Q98]);[.P98]=[.Q9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1">
            <text:p>RIGHT</text:p>
          </table:table-cell>
          <table:table-cell office:value-type="string" office:string-value="A" table:formula="of:=RIGHT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99]);ISERROR([.D99]));ERROR.TYPE([.C99])=ERROR.TYPE([.D99]);IF(AND(NOT(ISERROR([.C99]));NOT(ISERROR([.D99])));AND(ISBLANK([.C99])=ISBLANK([.D99]);[.C99]=[.D99])));1;&quot;ERR!&quot;)" table:style-name="ce50">
            <text:p>ok</text:p>
          </table:table-cell>
          <table:table-cell table:number-columns-repeated="3" table:style-name="ce1"/>
          <table:table-cell office:value-type="float" office:value="328" table:style-name="ce1">
            <text:p>328</text:p>
          </table:table-cell>
          <table:table-cell office:value-type="string" table:style-name="ce1">
            <text:p>PERCENTILE</text:p>
          </table:table-cell>
          <table:table-cell office:value-type="float" office:value="1" table:formula="of:=PERCENTILE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99]);ISERROR([.L99]));ERROR.TYPE([.K99])=ERROR.TYPE([.L99]);IF(AND(NOT(ISERROR([.K99]));NOT(ISERROR([.L99])));AND(ISBLANK([.K99])=ISBLANK([.L99]);[.K99]=[.L99])));1;&quot;ERR!&quot;)" table:style-name="ce50">
            <text:p>ok</text:p>
          </table:table-cell>
          <table:table-cell table:style-name="ce1"/>
          <table:table-cell office:value-type="string" table:style-name="ce1">
            <text:p>TBILLYIELD</text:p>
          </table:table-cell>
          <table:table-cell office:value-type="float" office:value="982.62295081967216" table:formula="of:=TBILLYIELD(10000;10366;0.1)" table:style-name="ce1">
            <text:p>982,6229508</text:p>
          </table:table-cell>
          <table:table-cell office:value-type="float" office:value="982.62295081967216" table:style-name="ce1">
            <text:p>982,6229508</text:p>
          </table:table-cell>
          <table:table-cell office:value-type="float" office:value="1" table:formula="of:=IF(IF(AND(ISERROR([.P99]);ISERROR([.Q99]));ERROR.TYPE([.P99])=ERROR.TYPE([.Q99]);IF(AND(NOT(ISERROR([.P99]));NOT(ISERROR([.Q99])));AND(ISBLANK([.P99])=ISBLANK([.Q99]);[.P99]=[.Q9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1">
            <text:p>EXACT</text:p>
          </table:table-cell>
          <table:table-cell office:value-type="boolean" office:boolean-value="true" table:formula="of:=EXACT(&quot;A&quot;;&quot;A&quot;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100]);ISERROR([.D100]));ERROR.TYPE([.C100])=ERROR.TYPE([.D100]);IF(AND(NOT(ISERROR([.C100]));NOT(ISERROR([.D100])));AND(ISBLANK([.C100])=ISBLANK([.D100]);[.C100]=[.D100])));1;&quot;ERR!&quot;)" table:style-name="ce50">
            <text:p>ok</text:p>
          </table:table-cell>
          <table:table-cell table:number-columns-repeated="3" table:style-name="ce1"/>
          <table:table-cell office:value-type="float" office:value="329" table:style-name="ce1">
            <text:p>329</text:p>
          </table:table-cell>
          <table:table-cell office:value-type="string" table:style-name="ce1">
            <text:p>PERCENTRANK</text:p>
          </table:table-cell>
          <table:table-cell office:value-type="float" office:value="1" table:formula="of:=PERCENTRANK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00]);ISERROR([.L100]));ERROR.TYPE([.K100])=ERROR.TYPE([.L100]);IF(AND(NOT(ISERROR([.K100]));NOT(ISERROR([.L100])));AND(ISBLANK([.K100])=ISBLANK([.L100]);[.K100]=[.L100])));1;&quot;ERR!&quot;)" table:style-name="ce50">
            <text:p>ok</text:p>
          </table:table-cell>
          <table:table-cell table:style-name="ce1"/>
          <table:table-cell office:value-type="string" table:style-name="ce1">
            <text:p>WEEKNUM</text:p>
          </table:table-cell>
          <table:table-cell office:value-type="float" office:value="1" table:formula="of:=WEEKNUM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100]);ISERROR([.Q100]));ERROR.TYPE([.P100])=ERROR.TYPE([.Q100]);IF(AND(NOT(ISERROR([.P100]));NOT(ISERROR([.Q100])));AND(ISBLANK([.P100])=ISBLANK([.Q100]);[.P100]=[.Q100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1">
            <text:p>TRIM</text:p>
          </table:table-cell>
          <table:table-cell office:value-type="string" office:string-value="A" table:formula="of:=TRIM(&quot; A 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101]);ISERROR([.D101]));ERROR.TYPE([.C101])=ERROR.TYPE([.D101]);IF(AND(NOT(ISERROR([.C101]));NOT(ISERROR([.D101])));AND(ISBLANK([.C101])=ISBLANK([.D101]);[.C101]=[.D101])));1;&quot;ERR!&quot;)" table:style-name="ce50">
            <text:p>ok</text:p>
          </table:table-cell>
          <table:table-cell table:number-columns-repeated="3"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MODE</text:p>
          </table:table-cell>
          <table:table-cell office:value-type="float" office:value="1" table:formula="of:=MODE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01]);ISERROR([.L101]));ERROR.TYPE([.K101])=ERROR.TYPE([.L101]);IF(AND(NOT(ISERROR([.K101]));NOT(ISERROR([.L101])));AND(ISBLANK([.K101])=ISBLANK([.L101]);[.K101]=[.L101])));1;&quot;ERR!&quot;)" table:style-name="ce50">
            <text:p>ok</text:p>
          </table:table-cell>
          <table:table-cell table:style-name="ce1"/>
          <table:table-cell office:value-type="string" table:style-name="ce1">
            <text:p>WORKDAY</text:p>
          </table:table-cell>
          <table:table-cell office:value-type="float" office:value="1" table:formula="of:=WORKDAY(1;0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101]);ISERROR([.Q101]));ERROR.TYPE([.P101])=ERROR.TYPE([.Q101]);IF(AND(NOT(ISERROR([.P101]));NOT(ISERROR([.Q101])));AND(ISBLANK([.P101])=ISBLANK([.Q101]);[.P101]=[.Q10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">
            <text:p>REPLACE</text:p>
          </table:table-cell>
          <table:table-cell office:value-type="string" office:string-value="A" table:formula="of:=REPLACE(&quot;B&quot;;1;1;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102]);ISERROR([.D102]));ERROR.TYPE([.C102])=ERROR.TYPE([.D102]);IF(AND(NOT(ISERROR([.C102]));NOT(ISERROR([.D102])));AND(ISBLANK([.C102])=ISBLANK([.D102]);[.C102]=[.D102])));1;&quot;ERR!&quot;)" table:style-name="ce50">
            <text:p>ok</text:p>
          </table:table-cell>
          <table:table-cell table:number-columns-repeated="3" table:style-name="ce1"/>
          <table:table-cell office:value-type="float" office:value="331" table:style-name="ce1">
            <text:p>331</text:p>
          </table:table-cell>
          <table:table-cell office:value-type="string" table:style-name="ce1">
            <text:p>TRIMMEAN</text:p>
          </table:table-cell>
          <table:table-cell office:value-type="float" office:value="1" table:formula="of:=TRIMMEAN(1;0.5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02]);ISERROR([.L102]));ERROR.TYPE([.K102])=ERROR.TYPE([.L102]);IF(AND(NOT(ISERROR([.K102]));NOT(ISERROR([.L102])));AND(ISBLANK([.K102])=ISBLANK([.L102]);[.K102]=[.L102])));1;&quot;ERR!&quot;)" table:style-name="ce50">
            <text:p>ok</text:p>
          </table:table-cell>
          <table:table-cell table:style-name="ce1"/>
          <table:table-cell office:value-type="string" table:style-name="ce1">
            <text:p>XIRR</text:p>
          </table:table-cell>
          <table:table-cell office:value-type="float" office:value="2.9802322387695314E-9" table:formula="of:=XIRR([.$G$8:.$G$9];[.$F$8:.$F$9])" table:style-name="ce1">
            <text:p>2,98023E-09</text:p>
          </table:table-cell>
          <table:table-cell office:value-type="float" office:value="2.9802322387695314E-9" table:style-name="ce1">
            <text:p>2,98023E-09</text:p>
          </table:table-cell>
          <table:table-cell office:value-type="float" office:value="1" table:formula="of:=IF(IF(AND(ISERROR([.P102]);ISERROR([.Q102]));ERROR.TYPE([.P102])=ERROR.TYPE([.Q102]);IF(AND(NOT(ISERROR([.P102]));NOT(ISERROR([.Q102])));AND(ISBLANK([.P102])=ISBLANK([.Q102]);[.P102]=[.Q10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">
            <text:p>SUBSTITUTE</text:p>
          </table:table-cell>
          <table:table-cell office:value-type="string" office:string-value="A" table:formula="of:=SUBSTITUTE(&quot;B&quot;;&quot;B&quot;;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103]);ISERROR([.D103]));ERROR.TYPE([.C103])=ERROR.TYPE([.D103]);IF(AND(NOT(ISERROR([.C103]));NOT(ISERROR([.D103])));AND(ISBLANK([.C103])=ISBLANK([.D103]);[.C103]=[.D103])));1;&quot;ERR!&quot;)" table:style-name="ce50">
            <text:p>ok</text:p>
          </table:table-cell>
          <table:table-cell table:number-columns-repeated="3" table:style-name="ce1"/>
          <table:table-cell office:value-type="float" office:value="332" table:style-name="ce1">
            <text:p>332</text:p>
          </table:table-cell>
          <table:table-cell office:value-type="string" table:style-name="ce1">
            <text:p>TINV</text:p>
          </table:table-cell>
          <table:table-cell office:value-type="float" office:value="0" table:formula="of:=TINV(1;2)" table:style-name="ce1">
            <text:p>0</text:p>
          </table:table-cell>
          <table:table-cell office:value-type="float" office:value="1.4904798728673925E-8" table:style-name="ce1">
            <text:p>1,49048E-08</text:p>
          </table:table-cell>
          <table:table-cell office:value-type="float" office:value="1" table:formula="of:=IF(IF(AND(ISERROR([.K103]);ISERROR([.L103]));ERROR.TYPE([.K103])=ERROR.TYPE([.L103]);IF(AND(NOT(ISERROR([.K103]));NOT(ISERROR([.L103])));AND(ISBLANK([.K103])=ISBLANK([.L103]);([.K103]-[.L103])/[.L103]&lt;0.0001)));1;&quot;ERR!&quot;)" table:style-name="ce50">
            <text:p>ok</text:p>
          </table:table-cell>
          <table:table-cell table:style-name="ce1"/>
          <table:table-cell office:value-type="string" table:style-name="ce1">
            <text:p>XNPV</text:p>
          </table:table-cell>
          <table:table-cell office:value-type="float" office:value="0" table:formula="of:=XNPV(1;[.$G$8:.$G$9];[.$F$8:.$F$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103]);ISERROR([.Q103]));ERROR.TYPE([.P103])=ERROR.TYPE([.Q103]);IF(AND(NOT(ISERROR([.P103]));NOT(ISERROR([.Q103])));AND(ISBLANK([.P103])=ISBLANK([.Q103]);[.P103]=[.Q10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1">
            <text:p>CODE</text:p>
          </table:table-cell>
          <table:table-cell office:value-type="float" office:value="65" table:formula="of:=CODE(&quot;A&quot;)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IF(IF(AND(ISERROR([.C104]);ISERROR([.D104]));ERROR.TYPE([.C104])=ERROR.TYPE([.D104]);IF(AND(NOT(ISERROR([.C104]));NOT(ISERROR([.D104])));AND(ISBLANK([.C104])=ISBLANK([.D104]);[.C104]=[.D104])));1;&quot;ERR!&quot;)" table:style-name="ce50">
            <text:p>ok</text:p>
          </table:table-cell>
          <table:table-cell table:number-columns-repeated="9" table:style-name="ce1"/>
          <table:table-cell office:value-type="string" table:style-name="ce1">
            <text:p>YEARFRAC</text:p>
          </table:table-cell>
          <table:table-cell office:value-type="float" office:value="1" table:formula="of:=YEARFRAC(1;366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P104]);ISERROR([.Q104]));ERROR.TYPE([.P104])=ERROR.TYPE([.Q104]);IF(AND(NOT(ISERROR([.P104]));NOT(ISERROR([.Q104])));AND(ISBLANK([.P104])=ISBLANK([.Q104]);[.P104]=[.Q104])));1;&quot;ERR!&quot;)" table:style-name="ce50">
            <text:p>ok</text:p>
          </table:table-cell>
          <table:table-cell table:number-columns-repeated="16366"/>
        </table:table-row>
        <table:table-row table:style-name="ro4">
          <table:table-cell office:value-type="float" office:value="124" table:style-name="ce1">
            <text:p>124</text:p>
          </table:table-cell>
          <table:table-cell office:value-type="string" table:style-name="ce1">
            <text:p>FIND</text:p>
          </table:table-cell>
          <table:table-cell office:value-type="float" office:value="1" table:formula="of:=FIND(&quot;A&quot;;&quot;A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05]);ISERROR([.D105]));ERROR.TYPE([.C105])=ERROR.TYPE([.D105]);IF(AND(NOT(ISERROR([.C105]));NOT(ISERROR([.D105])));AND(ISBLANK([.C105])=ISBLANK([.D105]);[.C105]=[.D105])));1;&quot;ERR!&quot;)" table:style-name="ce50">
            <text:p>ok</text:p>
          </table:table-cell>
          <table:table-cell table:number-columns-repeated="3" table:style-name="ce1"/>
          <table:table-cell office:value-type="string" table:style-name="ce9">
            <text:p>4.4 - FUNCTIONS SUPPORTED IN BIFF5</text:p>
          </table:table-cell>
          <table:table-cell table:number-columns-repeated="4" table:style-name="ce4"/>
          <table:table-cell table:style-name="ce1"/>
          <table:table-cell office:value-type="string" table:style-name="ce1">
            <text:p>YIELD</text:p>
          </table:table-cell>
          <table:table-cell office:value-type="float" office:value="4.7968461708061829" table:formula="of:=YIELD(39760;44256;0.05;0.05;1;1)" table:style-name="ce1">
            <text:p>4,796846171</text:p>
          </table:table-cell>
          <table:table-cell office:value-type="float" office:value="4.796846170806182" table:style-name="ce1">
            <text:p>4,796846171</text:p>
          </table:table-cell>
          <table:table-cell office:value-type="float" office:value="1" table:formula="of:=IF(IF(AND(ISERROR([.P105]);ISERROR([.Q105]));ERROR.TYPE([.P105])=ERROR.TYPE([.Q105]);IF(AND(NOT(ISERROR([.P105]));NOT(ISERROR([.Q105])));AND(ISBLANK([.P105])=ISBLANK([.Q105]);[.P105]=[.Q10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">
            <text:p>CELL</text:p>
          </table:table-cell>
          <table:table-cell office:value-type="string" office:string-value="$A$1" table:formula="of:=CELL(&quot;address&quot;;[.A1])" table:style-name="ce1">
            <text:p>$A$1</text:p>
          </table:table-cell>
          <table:table-cell office:value-type="string" table:style-name="ce1">
            <text:p>$A$1</text:p>
          </table:table-cell>
          <table:table-cell office:value-type="float" office:value="1" table:formula="of:=IF(IF(AND(ISERROR([.C106]);ISERROR([.D106]));ERROR.TYPE([.C106])=ERROR.TYPE([.D106]);IF(AND(NOT(ISERROR([.C106]));NOT(ISERROR([.D106])));AND(ISBLANK([.C106])=ISBLANK([.D106]);[.C106]=[.D106])));1;&quot;ERR!&quot;)" table:style-name="ce50">
            <text:p>ok</text:p>
          </table:table-cell>
          <table:table-cell table:number-columns-repeated="3" table:style-name="ce1"/>
          <table:table-cell office:value-type="string" table:style-name="ce5">
            <text:p>Index</text:p>
          </table:table-cell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1">
            <text:p>YIELDDISC</text:p>
          </table:table-cell>
          <table:table-cell office:value-type="float" office:value="0" table:formula="of:=YIELDDISC(39760;44256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P106]);ISERROR([.Q106]));ERROR.TYPE([.P106])=ERROR.TYPE([.Q106]);IF(AND(NOT(ISERROR([.P106]));NOT(ISERROR([.Q106])));AND(ISBLANK([.P106])=ISBLANK([.Q106]);[.P106]=[.Q10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">
            <text:p>ISERR</text:p>
          </table:table-cell>
          <table:table-cell office:value-type="boolean" office:boolean-value="false" table:formula="of:=ISERR([.$F$22])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C107]);ISERROR([.D107]));ERROR.TYPE([.C107])=ERROR.TYPE([.D107]);IF(AND(NOT(ISERROR([.C107]));NOT(ISERROR([.D107])));AND(ISBLANK([.C107])=ISBLANK([.D107]);[.C107]=[.D107])));1;&quot;ERR!&quot;)" table:style-name="ce50">
            <text:p>ok</text:p>
          </table:table-cell>
          <table:table-cell table:number-columns-repeated="3" table:style-name="ce1"/>
          <table:table-cell office:value-type="float" office:value="336" table:style-name="ce16">
            <text:p>336</text:p>
          </table:table-cell>
          <table:table-cell office:value-type="string" table:style-name="ce1">
            <text:p>CONCATENATE</text:p>
          </table:table-cell>
          <table:table-cell office:value-type="string" office:string-value="A" table:formula="of:=CONCATENATE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K107]);ISERROR([.L107]));ERROR.TYPE([.K107])=ERROR.TYPE([.L107]);IF(AND(NOT(ISERROR([.K107]));NOT(ISERROR([.L107])));AND(ISBLANK([.K107])=ISBLANK([.L107]);[.K107]=[.L107])));1;&quot;ERR!&quot;)" table:style-name="ce50">
            <text:p>ok</text:p>
          </table:table-cell>
          <table:table-cell table:style-name="ce1"/>
          <table:table-cell office:value-type="string" table:style-name="ce1">
            <text:p>YIELDMAT</text:p>
          </table:table-cell>
          <table:table-cell office:value-type="float" office:value="8.0397022332506207" table:formula="of:=YIELDMAT(39760;44256;0;0;1)" table:style-name="ce1">
            <text:p>8,039702233</text:p>
          </table:table-cell>
          <table:table-cell office:value-type="float" office:value="8.0397022332506207" table:style-name="ce1">
            <text:p>8,039702233</text:p>
          </table:table-cell>
          <table:table-cell office:value-type="float" office:value="1" table:formula="of:=IF(IF(AND(ISERROR([.P107]);ISERROR([.Q107]));ERROR.TYPE([.P107])=ERROR.TYPE([.Q107]);IF(AND(NOT(ISERROR([.P107]));NOT(ISERROR([.Q107])));AND(ISBLANK([.P107])=ISBLANK([.Q107]);[.P107]=[.Q10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">
            <text:p>ISTEXT</text:p>
          </table:table-cell>
          <table:table-cell office:value-type="boolean" office:boolean-value="true" table:formula="of:=ISTEXT(&quot;A&quot;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108]);ISERROR([.D108]));ERROR.TYPE([.C108])=ERROR.TYPE([.D108]);IF(AND(NOT(ISERROR([.C108]));NOT(ISERROR([.D108])));AND(ISBLANK([.C108])=ISBLANK([.D108]);[.C108]=[.D108])));1;&quot;ERR!&quot;)" table:style-name="ce50">
            <text:p>ok</text:p>
          </table:table-cell>
          <table:table-cell table:number-columns-repeated="3" table:style-name="ce1"/>
          <table:table-cell office:value-type="float" office:value="337" table:style-name="ce1">
            <text:p>337</text:p>
          </table:table-cell>
          <table:table-cell office:value-type="string" table:style-name="ce1">
            <text:p>POWER</text:p>
          </table:table-cell>
          <table:table-cell office:value-type="float" office:value="1" table:formula="of:=POWER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08]);ISERROR([.L108]));ERROR.TYPE([.K108])=ERROR.TYPE([.L108]);IF(AND(NOT(ISERROR([.K108]));NOT(ISERROR([.L108])));AND(ISBLANK([.K108])=ISBLANK([.L108]);[.K108]=[.L108])));1;&quot;ERR!&quot;)" table:style-name="ce50">
            <text:p>ok</text:p>
          </table:table-cell>
          <table:table-cell table:number-columns-repeated="16371" table:style-name="ce1"/>
        </table:table-row>
        <table:table-row table:style-name="ro4">
          <table:table-cell office:value-type="float" office:value="128" table:style-name="ce1">
            <text:p>128</text:p>
          </table:table-cell>
          <table:table-cell office:value-type="string" table:style-name="ce1">
            <text:p>ISNUMBER</text:p>
          </table:table-cell>
          <table:table-cell office:value-type="boolean" office:boolean-value="true" table:formula="of:=ISNUMBER(1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109]);ISERROR([.D109]));ERROR.TYPE([.C109])=ERROR.TYPE([.D109]);IF(AND(NOT(ISERROR([.C109]));NOT(ISERROR([.D109])));AND(ISBLANK([.C109])=ISBLANK([.D109]);[.C109]=[.D109])));1;&quot;ERR!&quot;)" table:style-name="ce50">
            <text:p>ok</text:p>
          </table:table-cell>
          <table:table-cell table:number-columns-repeated="3" table:style-name="ce1"/>
          <table:table-cell office:value-type="float" office:value="342" table:style-name="ce1">
            <text:p>342</text:p>
          </table:table-cell>
          <table:table-cell office:value-type="string" table:style-name="ce1">
            <text:p>RADIANS</text:p>
          </table:table-cell>
          <table:table-cell office:value-type="float" office:value="0" table:formula="of:=RADIANS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09]);ISERROR([.L109]));ERROR.TYPE([.K109])=ERROR.TYPE([.L109]);IF(AND(NOT(ISERROR([.K109]));NOT(ISERROR([.L109])));AND(ISBLANK([.K109])=ISBLANK([.L109]);[.K109]=[.L109])));1;&quot;ERR!&quot;)" table:style-name="ce50">
            <text:p>ok</text:p>
          </table:table-cell>
          <table:table-cell table:style-name="ce1"/>
          <table:table-cell office:value-type="string" table:style-name="ce9">
            <text:p>4.8 - MACRO SIMULATED FUNCTIONS</text:p>
          </table:table-cell>
          <table:table-cell table:number-columns-repeated="3" table:style-name="ce4"/>
          <table:table-cell table:number-columns-repeated="16366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">
            <text:p>ISBLANK</text:p>
          </table:table-cell>
          <table:table-cell office:value-type="boolean" office:boolean-value="false" table:formula="of:=ISBLANK(1)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C110]);ISERROR([.D110]));ERROR.TYPE([.C110])=ERROR.TYPE([.D110]);IF(AND(NOT(ISERROR([.C110]));NOT(ISERROR([.D110])));AND(ISBLANK([.C110])=ISBLANK([.D110]);[.C110]=[.D110])));1;&quot;ERR!&quot;)" table:style-name="ce50">
            <text:p>ok</text:p>
          </table:table-cell>
          <table:table-cell table:number-columns-repeated="3" table:style-name="ce1"/>
          <table:table-cell office:value-type="float" office:value="343" table:style-name="ce1">
            <text:p>343</text:p>
          </table:table-cell>
          <table:table-cell office:value-type="string" table:style-name="ce1">
            <text:p>DEGREES</text:p>
          </table:table-cell>
          <table:table-cell office:value-type="float" office:value="0" table:formula="of:=DEGREES(0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10]);ISERROR([.L110]));ERROR.TYPE([.K110])=ERROR.TYPE([.L110]);IF(AND(NOT(ISERROR([.K110]));NOT(ISERROR([.L110])));AND(ISBLANK([.K110])=ISBLANK([.L110]);[.K110]=[.L110])));1;&quot;ERR!&quot;)" table:style-name="ce50">
            <text:p>ok</text:p>
          </table:table-cell>
          <table:table-cell table:style-name="ce1"/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6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1">
            <text:p>T</text:p>
          </table:table-cell>
          <table:table-cell office:value-type="string" office:string-value="1" table:formula="of:=T(&quot;1&quot;)" table:style-name="ce1">
            <text:p>1</text:p>
          </table:table-cell>
          <table:table-cell office:value-type="string" table:style-name="ce6">
            <text:p>1</text:p>
          </table:table-cell>
          <table:table-cell office:value-type="float" office:value="1" table:formula="of:=IF(IF(AND(ISERROR([.C111]);ISERROR([.D111]));ERROR.TYPE([.C111])=ERROR.TYPE([.D111]);IF(AND(NOT(ISERROR([.C111]));NOT(ISERROR([.D111])));AND(ISBLANK([.C111])=ISBLANK([.D111]);[.C111]=[.D111])));1;&quot;ERR!&quot;)" table:style-name="ce50">
            <text:p>ok</text:p>
          </table:table-cell>
          <table:table-cell table:number-columns-repeated="3" table:style-name="ce1"/>
          <table:table-cell office:value-type="float" office:value="344" table:style-name="ce1">
            <text:p>344</text:p>
          </table:table-cell>
          <table:table-cell office:value-type="string" table:style-name="ce1">
            <text:p>SUBTOTAL</text:p>
          </table:table-cell>
          <table:table-cell office:value-type="float" office:value="1" table:formula="of:=SUBTOTAL(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11]);ISERROR([.L111]));ERROR.TYPE([.K111])=ERROR.TYPE([.L111]);IF(AND(NOT(ISERROR([.K111]));NOT(ISERROR([.L111])));AND(ISBLANK([.K111])=ISBLANK([.L111]);[.K111]=[.L111])));1;&quot;ERR!&quot;)" table:style-name="ce50">
            <text:p>ok</text:p>
          </table:table-cell>
          <table:table-cell table:style-name="ce1"/>
          <table:table-cell office:value-type="string" table:style-name="ce1">
            <text:p>BAHTTEXT</text:p>
          </table:table-cell>
          <table:table-cell office:value-type="string" office:string-value="ศูนย์บาทถ้วน" table:formula="of:=COM.MICROSOFT.BAHTTEXT(0)" table:style-name="ce1">
            <text:p>ศูนย์บาทถ้วน</text:p>
          </table:table-cell>
          <table:table-cell office:value-type="string" table:style-name="ce1">
            <text:p>ศูนย์บาทถ้วน</text:p>
          </table:table-cell>
          <table:table-cell office:value-type="float" office:value="1" table:formula="of:=IF(IF(AND(ISERROR([.P111]);ISERROR([.Q111]));ERROR.TYPE([.P111])=ERROR.TYPE([.Q111]);IF(AND(NOT(ISERROR([.P111]));NOT(ISERROR([.Q111])));AND(ISBLANK([.P111])=ISBLANK([.Q111]);[.P111]=[.Q11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">
            <text:p>N</text:p>
          </table:table-cell>
          <table:table-cell office:value-type="float" office:value="1" table:formula="of:=N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12]);ISERROR([.D112]));ERROR.TYPE([.C112])=ERROR.TYPE([.D112]);IF(AND(NOT(ISERROR([.C112]));NOT(ISERROR([.D112])));AND(ISBLANK([.C112])=ISBLANK([.D112]);[.C112]=[.D112])));1;&quot;ERR!&quot;)" table:style-name="ce50">
            <text:p>ok</text:p>
          </table:table-cell>
          <table:table-cell table:number-columns-repeated="3" table:style-name="ce1"/>
          <table:table-cell office:value-type="float" office:value="345" table:style-name="ce1">
            <text:p>345</text:p>
          </table:table-cell>
          <table:table-cell office:value-type="string" table:style-name="ce1">
            <text:p>SUMIF</text:p>
          </table:table-cell>
          <table:table-cell office:value-type="float" office:value="2" table:formula="of:=SUMIF([.$F$7:.$F$8];1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K112]);ISERROR([.L112]));ERROR.TYPE([.K112])=ERROR.TYPE([.L112]);IF(AND(NOT(ISERROR([.K112]));NOT(ISERROR([.L112])));AND(ISBLANK([.K112])=ISBLANK([.L112]);[.K112]=[.L112])));1;&quot;ERR!&quot;)" table:style-name="ce50">
            <text:p>ok</text:p>
          </table:table-cell>
          <table:table-cell table:style-name="ce1"/>
          <table:table-cell office:value-type="string" table:style-name="ce1">
            <text:p>THAIDAYOFWEEK</text:p>
          </table:table-cell>
          <table:table-cell office:value-type="float" office:value="0" table:formula="of:=COM.MICROSOFT.THAIDAYOFWEEK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2]);ISERROR([.Q112]));ERROR.TYPE([.P112])=ERROR.TYPE([.Q112]);IF(AND(NOT(ISERROR([.P112]));NOT(ISERROR([.Q112])));AND(ISBLANK([.P112])=ISBLANK([.Q112]);[.P112]=[.Q11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">
            <text:p>DATEVALUE</text:p>
          </table:table-cell>
          <table:table-cell office:value-type="float" office:value="28239" table:formula="of:=DATEVALUE(&quot;1977-04-24&quot;)" table:style-name="ce1">
            <text:p>28239</text:p>
          </table:table-cell>
          <table:table-cell office:value-type="float" office:value="28239" table:style-name="ce1">
            <text:p>28239</text:p>
          </table:table-cell>
          <table:table-cell office:value-type="float" office:value="1" table:formula="of:=IF(IF(AND(ISERROR([.C113]);ISERROR([.D113]));ERROR.TYPE([.C113])=ERROR.TYPE([.D113]);IF(AND(NOT(ISERROR([.C113]));NOT(ISERROR([.D113])));AND(ISBLANK([.C113])=ISBLANK([.D113]);[.C113]=[.D113])));1;&quot;ERR!&quot;)" table:style-name="ce50">
            <text:p>ok</text:p>
          </table:table-cell>
          <table:table-cell table:number-columns-repeated="3" table:style-name="ce1"/>
          <table:table-cell office:value-type="float" office:value="346" table:style-name="ce1">
            <text:p>346</text:p>
          </table:table-cell>
          <table:table-cell office:value-type="string" table:style-name="ce1">
            <text:p>COUNTIF</text:p>
          </table:table-cell>
          <table:table-cell office:value-type="float" office:value="2" table:formula="of:=COUNTIF([.$F$7:.$F$8];1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K113]);ISERROR([.L113]));ERROR.TYPE([.K113])=ERROR.TYPE([.L113]);IF(AND(NOT(ISERROR([.K113]));NOT(ISERROR([.L113])));AND(ISBLANK([.K113])=ISBLANK([.L113]);[.K113]=[.L113])));1;&quot;ERR!&quot;)" table:style-name="ce50">
            <text:p>ok</text:p>
          </table:table-cell>
          <table:table-cell table:style-name="ce1"/>
          <table:table-cell office:value-type="string" table:style-name="ce1">
            <text:p>THAIDIGIT</text:p>
          </table:table-cell>
          <table:table-cell office:value-type="float" office:value="0" table:formula="of:=COM.MICROSOFT.THAIDIGIT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3]);ISERROR([.Q113]));ERROR.TYPE([.P113])=ERROR.TYPE([.Q113]);IF(AND(NOT(ISERROR([.P113]));NOT(ISERROR([.Q113])));AND(ISBLANK([.P113])=ISBLANK([.Q113]);[.P113]=[.Q113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1">
            <text:p>TIMEVALUE</text:p>
          </table:table-cell>
          <table:table-cell office:value-type="float" office:value="6.25E-2" table:formula="of:=TIMEVALUE(&quot;01:30:00&quot;)" table:style-name="ce1">
            <text:p>0,0625</text:p>
          </table:table-cell>
          <table:table-cell office:value-type="float" office:value="6.25E-2" table:style-name="ce1">
            <text:p>0,0625</text:p>
          </table:table-cell>
          <table:table-cell office:value-type="float" office:value="1" table:formula="of:=IF(IF(AND(ISERROR([.C114]);ISERROR([.D114]));ERROR.TYPE([.C114])=ERROR.TYPE([.D114]);IF(AND(NOT(ISERROR([.C114]));NOT(ISERROR([.D114])));AND(ISBLANK([.C114])=ISBLANK([.D114]);[.C114]=[.D114])));1;&quot;ERR!&quot;)" table:style-name="ce50">
            <text:p>ok</text:p>
          </table:table-cell>
          <table:table-cell table:number-columns-repeated="3" table:style-name="ce1"/>
          <table:table-cell office:value-type="float" office:value="347" table:style-name="ce1">
            <text:p>347</text:p>
          </table:table-cell>
          <table:table-cell office:value-type="string" table:style-name="ce1">
            <text:p>COUNTBLANK</text:p>
          </table:table-cell>
          <table:table-cell office:value-type="float" office:value="0" table:formula="of:=COUNTBLANK([.$F$7:.$F$8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14]);ISERROR([.L114]));ERROR.TYPE([.K114])=ERROR.TYPE([.L114]);IF(AND(NOT(ISERROR([.K114]));NOT(ISERROR([.L114])));AND(ISBLANK([.K114])=ISBLANK([.L114]);[.K114]=[.L114])));1;&quot;ERR!&quot;)" table:style-name="ce50">
            <text:p>ok</text:p>
          </table:table-cell>
          <table:table-cell table:style-name="ce1"/>
          <table:table-cell office:value-type="string" table:style-name="ce1">
            <text:p>THAIMONTHOFYEAR</text:p>
          </table:table-cell>
          <table:table-cell office:value-type="float" office:value="0" table:formula="of:=COM.MICROSOFT.THAIMONTHOFYEAR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4]);ISERROR([.Q114]));ERROR.TYPE([.P114])=ERROR.TYPE([.Q114]);IF(AND(NOT(ISERROR([.P114]));NOT(ISERROR([.Q114])));AND(ISBLANK([.P114])=ISBLANK([.Q114]);[.P114]=[.Q114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1">
            <text:p>SLN</text:p>
          </table:table-cell>
          <table:table-cell office:value-type="float" office:value="1" table:formula="of:=SLN(2;1;1)" table:style-name="ce1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15]);ISERROR([.D115]));ERROR.TYPE([.C115])=ERROR.TYPE([.D115]);IF(AND(NOT(ISERROR([.C115]));NOT(ISERROR([.D115])));AND(ISBLANK([.C115])=ISBLANK([.D115]);[.C115]=[.D115])));1;&quot;ERR!&quot;)" table:style-name="ce50">
            <text:p>ok</text:p>
          </table:table-cell>
          <table:table-cell table:number-columns-repeated="3" table:style-name="ce1"/>
          <table:table-cell office:value-type="float" office:value="350" table:style-name="ce1">
            <text:p>350</text:p>
          </table:table-cell>
          <table:table-cell office:value-type="string" table:style-name="ce1">
            <text:p>ISPMT</text:p>
          </table:table-cell>
          <table:table-cell office:value-type="float" office:value="0" table:formula="of:=ISPMT(1;1;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15]);ISERROR([.L115]));ERROR.TYPE([.K115])=ERROR.TYPE([.L115]);IF(AND(NOT(ISERROR([.K115]));NOT(ISERROR([.L115])));AND(ISBLANK([.K115])=ISBLANK([.L115]);[.K115]=[.L115])));1;&quot;ERR!&quot;)" table:style-name="ce50">
            <text:p>ok</text:p>
          </table:table-cell>
          <table:table-cell table:style-name="ce1"/>
          <table:table-cell office:value-type="string" table:style-name="ce1">
            <text:p>THAINUMSOUND</text:p>
          </table:table-cell>
          <table:table-cell office:value-type="float" office:value="0" table:formula="of:=COM.MICROSOFT.THAINUMSOUND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5]);ISERROR([.Q115]));ERROR.TYPE([.P115])=ERROR.TYPE([.Q115]);IF(AND(NOT(ISERROR([.P115]));NOT(ISERROR([.Q115])));AND(ISBLANK([.P115])=ISBLANK([.Q115]);[.P115]=[.Q115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1">
            <text:p>SYD</text:p>
          </table:table-cell>
          <table:table-cell office:value-type="float" office:value="1" table:formula="of:=SYD(2;1;1;1)" table:style-name="ce1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16]);ISERROR([.D116]));ERROR.TYPE([.C116])=ERROR.TYPE([.D116]);IF(AND(NOT(ISERROR([.C116]));NOT(ISERROR([.D116])));AND(ISBLANK([.C116])=ISBLANK([.D116]);[.C116]=[.D116])));1;&quot;ERR!&quot;)" table:style-name="ce50">
            <text:p>ok</text:p>
          </table:table-cell>
          <table:table-cell table:number-columns-repeated="3" table:style-name="ce1"/>
          <table:table-cell office:value-type="float" office:value="351" table:style-name="ce1">
            <text:p>351</text:p>
          </table:table-cell>
          <table:table-cell office:value-type="string" table:style-name="ce1">
            <text:p>DATEDIF</text:p>
          </table:table-cell>
          <table:table-cell office:value-type="float" office:value="0" table:formula="of:=DATEDIF(1;1;&quot;y&quot;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16]);ISERROR([.L116]));ERROR.TYPE([.K116])=ERROR.TYPE([.L116]);IF(AND(NOT(ISERROR([.K116]));NOT(ISERROR([.L116])));AND(ISBLANK([.K116])=ISBLANK([.L116]);[.K116]=[.L116])));1;&quot;ERR!&quot;)" table:style-name="ce50">
            <text:p>ok</text:p>
          </table:table-cell>
          <table:table-cell table:style-name="ce1"/>
          <table:table-cell office:value-type="string" table:style-name="ce1">
            <text:p>THAINUMSTRING</text:p>
          </table:table-cell>
          <table:table-cell office:value-type="float" office:value="0" table:formula="of:=COM.MICROSOFT.THAINUMSTRING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6]);ISERROR([.Q116]));ERROR.TYPE([.P116])=ERROR.TYPE([.Q116]);IF(AND(NOT(ISERROR([.P116]));NOT(ISERROR([.Q116])));AND(ISBLANK([.P116])=ISBLANK([.Q116]);[.P116]=[.Q116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">
            <text:p>DDB</text:p>
          </table:table-cell>
          <table:table-cell office:value-type="float" office:value="1" table:formula="of:=DDB(2;1;1;1)" table:style-name="ce1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17]);ISERROR([.D117]));ERROR.TYPE([.C117])=ERROR.TYPE([.D117]);IF(AND(NOT(ISERROR([.C117]));NOT(ISERROR([.D117])));AND(ISBLANK([.C117])=ISBLANK([.D117]);[.C117]=[.D117])));1;&quot;ERR!&quot;)" table:style-name="ce50">
            <text:p>ok</text:p>
          </table:table-cell>
          <table:table-cell table:number-columns-repeated="3" table:style-name="ce1"/>
          <table:table-cell office:value-type="float" office:value="352" table:style-name="ce1">
            <text:p>352</text:p>
          </table:table-cell>
          <table:table-cell office:value-type="string" table:style-name="ce1">
            <text:p>DATESTRING</text:p>
          </table:table-cell>
          <table:table-cell office:value-type="float" office:value="0" table:formula="of:=COM.MICROSOFT.DATESTRING(1)" table:style-name="ce1">
            <text:p>#NV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1" table:formula="of:=IF(IF(AND(ISERROR([.K117]);ISERROR([.L117]));ERROR.TYPE([.K117])=ERROR.TYPE([.L117]);IF(AND(NOT(ISERROR([.K117]));NOT(ISERROR([.L117])));AND(ISBLANK([.K117])=ISBLANK([.L117]);[.K117]=[.L117])));1;&quot;ERR!&quot;)" table:style-name="ce50">
            <text:p>ok</text:p>
          </table:table-cell>
          <table:table-cell table:style-name="ce1"/>
          <table:table-cell office:value-type="string" table:style-name="ce1">
            <text:p>THAISTRINGLENGTH</text:p>
          </table:table-cell>
          <table:table-cell office:value-type="float" office:value="0" table:formula="of:=COM.MICROSOFT.THAISTRINGLENGTH(&quot;A&quot;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7]);ISERROR([.Q117]));ERROR.TYPE([.P117])=ERROR.TYPE([.Q117]);IF(AND(NOT(ISERROR([.P117]));NOT(ISERROR([.Q117])));AND(ISBLANK([.P117])=ISBLANK([.Q117]);[.P117]=[.Q117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1">
            <text:p>INDIRECT</text:p>
          </table:table-cell>
          <table:table-cell office:value-type="float" office:value="1" table:formula="of:=INDIRECT(&quot;$F$7&quot;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18]);ISERROR([.D118]));ERROR.TYPE([.C118])=ERROR.TYPE([.D118]);IF(AND(NOT(ISERROR([.C118]));NOT(ISERROR([.D118])));AND(ISBLANK([.C118])=ISBLANK([.D118]);[.C118]=[.D118])));1;&quot;ERR!&quot;)" table:style-name="ce50">
            <text:p>ok</text:p>
          </table:table-cell>
          <table:table-cell table:number-columns-repeated="3" table:style-name="ce1"/>
          <table:table-cell office:value-type="float" office:value="353" table:style-name="ce1">
            <text:p>353</text:p>
          </table:table-cell>
          <table:table-cell office:value-type="string" table:style-name="ce1">
            <text:p>NUMBERSTRING</text:p>
          </table:table-cell>
          <table:table-cell office:value-type="float" office:value="0" table:formula="of:=COM.MICROSOFT.NUMBERSTRING(1;1)" table:style-name="ce1">
            <text:p>#NV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1" table:formula="of:=IF(IF(AND(ISERROR([.K118]);ISERROR([.L118]));ERROR.TYPE([.K118])=ERROR.TYPE([.L118]);IF(AND(NOT(ISERROR([.K118]));NOT(ISERROR([.L118])));AND(ISBLANK([.K118])=ISBLANK([.L118]);[.K118]=[.L118])));1;&quot;ERR!&quot;)" table:style-name="ce50">
            <text:p>ok</text:p>
          </table:table-cell>
          <table:table-cell table:style-name="ce1"/>
          <table:table-cell office:value-type="string" table:style-name="ce1">
            <text:p>ISTHAIDIGIT</text:p>
          </table:table-cell>
          <table:table-cell office:value-type="float" office:value="0" table:formula="of:=COM.MICROSOFT.ISTHAIDIGIT(&quot;A&quot;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8]);ISERROR([.Q118]));ERROR.TYPE([.P118])=ERROR.TYPE([.Q118]);IF(AND(NOT(ISERROR([.P118]));NOT(ISERROR([.Q118])));AND(ISBLANK([.P118])=ISBLANK([.Q118]);[.P118]=[.Q118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1">
            <text:p>CLEAN</text:p>
          </table:table-cell>
          <table:table-cell office:value-type="string" office:string-value="A" table:formula="of:=CLEAN(&quot;A&quot;)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" table:formula="of:=IF(IF(AND(ISERROR([.C119]);ISERROR([.D119]));ERROR.TYPE([.C119])=ERROR.TYPE([.D119]);IF(AND(NOT(ISERROR([.C119]));NOT(ISERROR([.D119])));AND(ISBLANK([.C119])=ISBLANK([.D119]);[.C119]=[.D119])));1;&quot;ERR!&quot;)" table:style-name="ce50">
            <text:p>ok</text:p>
          </table:table-cell>
          <table:table-cell table:number-columns-repeated="3" table:style-name="ce1"/>
          <table:table-cell office:value-type="float" office:value="354" table:style-name="ce1">
            <text:p>354</text:p>
          </table:table-cell>
          <table:table-cell office:value-type="string" table:style-name="ce1">
            <text:p>ROMAN</text:p>
          </table:table-cell>
          <table:table-cell office:value-type="string" office:string-value="MM" table:formula="of:=ROMAN(2000)" table:style-name="ce1">
            <text:p>MM</text:p>
          </table:table-cell>
          <table:table-cell office:value-type="string" table:style-name="ce1">
            <text:p>MM</text:p>
          </table:table-cell>
          <table:table-cell office:value-type="float" office:value="1" table:formula="of:=IF(IF(AND(ISERROR([.K119]);ISERROR([.L119]));ERROR.TYPE([.K119])=ERROR.TYPE([.L119]);IF(AND(NOT(ISERROR([.K119]));NOT(ISERROR([.L119])));AND(ISBLANK([.K119])=ISBLANK([.L119]);[.K119]=[.L119])));1;&quot;ERR!&quot;)" table:style-name="ce50">
            <text:p>ok</text:p>
          </table:table-cell>
          <table:table-cell table:style-name="ce1"/>
          <table:table-cell office:value-type="string" table:style-name="ce1">
            <text:p>ROUNDBAHTDOWN</text:p>
          </table:table-cell>
          <table:table-cell office:value-type="float" office:value="0" table:formula="of:=COM.MICROSOFT.ROUNDBAHTDOWN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19]);ISERROR([.Q119]));ERROR.TYPE([.P119])=ERROR.TYPE([.Q119]);IF(AND(NOT(ISERROR([.P119]));NOT(ISERROR([.Q119])));AND(ISBLANK([.P119])=ISBLANK([.Q119]);[.P119]=[.Q119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1">
            <text:p>MDETERM</text:p>
          </table:table-cell>
          <table:table-cell office:value-type="float" office:value="1" table:formula="of:=MDETERM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0]);ISERROR([.D120]));ERROR.TYPE([.C120])=ERROR.TYPE([.D120]);IF(AND(NOT(ISERROR([.C120]));NOT(ISERROR([.D120])));AND(ISBLANK([.C120])=ISBLANK([.D120]);[.C120]=[.D120])));1;&quot;ERR!&quot;)" table:style-name="ce50">
            <text:p>ok</text:p>
          </table:table-cell>
          <table:table-cell table:number-columns-repeated="9" table:style-name="ce1"/>
          <table:table-cell office:value-type="string" table:style-name="ce1">
            <text:p>ROUNDBAHTUP</text:p>
          </table:table-cell>
          <table:table-cell office:value-type="float" office:value="0" table:formula="of:=COM.MICROSOFT.ROUNDBAHTUP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20]);ISERROR([.Q120]));ERROR.TYPE([.P120])=ERROR.TYPE([.Q120]);IF(AND(NOT(ISERROR([.P120]));NOT(ISERROR([.Q120])));AND(ISBLANK([.P120])=ISBLANK([.Q120]);[.P120]=[.Q120])));1;&quot;ERR!&quot;)" table:style-name="ce50">
            <text:p>ok</text:p>
          </table:table-cell>
          <table:table-cell table:number-columns-repeated="16366"/>
        </table:table-row>
        <table:table-row table:style-name="ro4">
          <table:table-cell office:value-type="float" office:value="164" table:style-name="ce1">
            <text:p>164</text:p>
          </table:table-cell>
          <table:table-cell office:value-type="string" table:style-name="ce1">
            <text:p>MINVERSE</text:p>
          </table:table-cell>
          <table:table-cell office:value-type="float" office:value="1" table:formula="of:=MINVERSE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1]);ISERROR([.D121]));ERROR.TYPE([.C121])=ERROR.TYPE([.D121]);IF(AND(NOT(ISERROR([.C121]));NOT(ISERROR([.D121])));AND(ISBLANK([.C121])=ISBLANK([.D121]);[.C121]=[.D121])));1;&quot;ERR!&quot;)" table:style-name="ce50">
            <text:p>ok</text:p>
          </table:table-cell>
          <table:table-cell table:number-columns-repeated="3" table:style-name="ce1"/>
          <table:table-cell office:value-type="string" table:style-name="ce9">
            <text:p>4.5 - FUNCTIONS SUPPORTED IN BIFF8</text:p>
          </table:table-cell>
          <table:table-cell table:number-columns-repeated="4" table:style-name="ce4"/>
          <table:table-cell table:style-name="ce1"/>
          <table:table-cell office:value-type="string" table:style-name="ce1">
            <text:p>THAIYEAR</text:p>
          </table:table-cell>
          <table:table-cell office:value-type="float" office:value="0" table:formula="of:=COM.MICROSOFT.THAIYEAR(1)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1" table:formula="of:=IF(IF(AND(ISERROR([.P121]);ISERROR([.Q121]));ERROR.TYPE([.P121])=ERROR.TYPE([.Q121]);IF(AND(NOT(ISERROR([.P121]));NOT(ISERROR([.Q121])));AND(ISBLANK([.P121])=ISBLANK([.Q121]);[.P121]=[.Q121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">
            <text:p>MMULT</text:p>
          </table:table-cell>
          <table:table-cell office:value-type="float" office:value="1" table:formula="of:=MMULT(1;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2]);ISERROR([.D122]));ERROR.TYPE([.C122])=ERROR.TYPE([.D122]);IF(AND(NOT(ISERROR([.C122]));NOT(ISERROR([.D122])));AND(ISBLANK([.C122])=ISBLANK([.D122]);[.C122]=[.D122])));1;&quot;ERR!&quot;)" table:style-name="ce50">
            <text:p>ok</text:p>
          </table:table-cell>
          <table:table-cell table:number-columns-repeated="3" table:style-name="ce1"/>
          <table:table-cell office:value-type="string" table:style-name="ce5">
            <text:p>Index</text:p>
          </table:table-cell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1">
            <text:p>RTD</text:p>
          </table:table-cell>
          <table:table-cell office:value-type="float" office:value="0" table:formula="of:=COM.MICROSOFT.RTD(0;&quot;&quot;;&quot;&quot;)" table:style-name="ce1">
            <text:p>#NV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1" table:formula="of:=IF(IF(AND(ISERROR([.P122]);ISERROR([.Q122]));ERROR.TYPE([.P122])=ERROR.TYPE([.Q122]);IF(AND(NOT(ISERROR([.P122]));NOT(ISERROR([.Q122])));AND(ISBLANK([.P122])=ISBLANK([.Q122]);[.P122]=[.Q122])));1;&quot;ERR!&quot;)" table:style-name="ce50">
            <text:p>ok</text:p>
          </table:table-cell>
          <table:table-cell table:number-columns-repeated="16366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">
            <text:p>IPMT</text:p>
          </table:table-cell>
          <table:table-cell office:value-type="float" office:value="-1" table:formula="of:=IPMT(1;1;1;1)" table:style-name="ce12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C123]);ISERROR([.D123]));ERROR.TYPE([.C123])=ERROR.TYPE([.D123]);IF(AND(NOT(ISERROR([.C123]));NOT(ISERROR([.D123])));AND(ISBLANK([.C123])=ISBLANK([.D123]);[.C123]=[.D123])));1;&quot;ERR!&quot;)" table:style-name="ce50">
            <text:p>ok</text:p>
          </table:table-cell>
          <table:table-cell table:number-columns-repeated="3" table:style-name="ce1"/>
          <table:table-cell office:value-type="float" office:value="358" table:style-name="ce16">
            <text:p>358</text:p>
          </table:table-cell>
          <table:table-cell office:value-type="string" table:style-name="ce1">
            <text:p>GETPIVOTDATA</text:p>
          </table:table-cell>
          <table:table-cell office:value-type="float" office:value="0" table:formula="of:=GETPIVOTDATA(&quot;A&quot;;&quot;A&quot;)" table:style-name="ce1">
            <text:p>#BEZUG!</text:p>
          </table:table-cell>
          <table:table-cell office:value-type="float" office:value="0" table:formula="of:=#REF!" table:style-name="ce1">
            <text:p>#BEZUG!</text:p>
          </table:table-cell>
          <table:table-cell office:value-type="float" office:value="1" table:formula="of:=IF(IF(AND(ISERROR([.K123]);ISERROR([.L123]));ERROR.TYPE([.K123])=ERROR.TYPE([.L123]);IF(AND(NOT(ISERROR([.K123]));NOT(ISERROR([.L123])));AND(ISBLANK([.K123])=ISBLANK([.L123]);[.K123]=[.L123])));1;&quot;ERR!&quot;)" table:style-name="ce50">
            <text:p>ok</text:p>
          </table:table-cell>
          <table:table-cell table:number-columns-repeated="16371" table:style-name="ce1"/>
        </table:table-row>
        <table:table-row table:style-name="ro4">
          <table:table-cell office:value-type="float" office:value="168" table:style-name="ce1">
            <text:p>168</text:p>
          </table:table-cell>
          <table:table-cell office:value-type="string" table:style-name="ce1">
            <text:p>PPMT</text:p>
          </table:table-cell>
          <table:table-cell office:value-type="float" office:value="-1" table:formula="of:=PPMT(1;1;1;1)" table:style-name="ce12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formula="of:=IF(IF(AND(ISERROR([.C124]);ISERROR([.D124]));ERROR.TYPE([.C124])=ERROR.TYPE([.D124]);IF(AND(NOT(ISERROR([.C124]));NOT(ISERROR([.D124])));AND(ISBLANK([.C124])=ISBLANK([.D124]);[.C124]=[.D124])));1;&quot;ERR!&quot;)" table:style-name="ce50">
            <text:p>ok</text:p>
          </table:table-cell>
          <table:table-cell table:number-columns-repeated="3" table:style-name="ce1"/>
          <table:table-cell office:value-type="float" office:value="359" table:style-name="ce1">
            <text:p>359</text:p>
          </table:table-cell>
          <table:table-cell office:value-type="string" table:style-name="ce1">
            <text:p>HYPERLINK</text:p>
          </table:table-cell>
          <table:table-cell office:value-type="string" office:string-value="#A1" table:formula="of:=HYPERLINK(&quot;#A1&quot;)" table:style-name="ce17">
            <text:p>#A1</text:p>
          </table:table-cell>
          <table:table-cell office:value-type="string" table:style-name="ce1">
            <text:p>#A1</text:p>
          </table:table-cell>
          <table:table-cell office:value-type="float" office:value="1" table:formula="of:=IF(IF(AND(ISERROR([.K124]);ISERROR([.L124]));ERROR.TYPE([.K124])=ERROR.TYPE([.L124]);IF(AND(NOT(ISERROR([.K124]));NOT(ISERROR([.L124])));AND(ISBLANK([.K124])=ISBLANK([.L124]);[.K124]=[.L124])));1;&quot;ERR!&quot;)" table:style-name="ce50">
            <text:p>ok</text:p>
          </table:table-cell>
          <table:table-cell table:style-name="ce1"/>
          <table:table-cell office:value-type="string" table:style-name="ce9">
            <text:p>4.9 - EUROTOOL ADD-IN</text:p>
          </table:table-cell>
          <table:table-cell table:number-columns-repeated="3" table:style-name="ce4"/>
          <table:table-cell table:number-columns-repeated="16366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1">
            <text:p>COUNTA</text:p>
          </table:table-cell>
          <table:table-cell office:value-type="float" office:value="1" table:formula="of:=COUNTA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5]);ISERROR([.D125]));ERROR.TYPE([.C125])=ERROR.TYPE([.D125]);IF(AND(NOT(ISERROR([.C125]));NOT(ISERROR([.D125])));AND(ISBLANK([.C125])=ISBLANK([.D125]);[.C125]=[.D125])));1;&quot;ERR!&quot;)" table:style-name="ce50">
            <text:p>ok</text:p>
          </table:table-cell>
          <table:table-cell table:number-columns-repeated="3" table:style-name="ce1"/>
          <table:table-cell office:value-type="float" office:value="360" table:style-name="ce1">
            <text:p>360</text:p>
          </table:table-cell>
          <table:table-cell office:value-type="string" table:style-name="ce1">
            <text:p>PHONETIC</text:p>
          </table:table-cell>
          <table:table-cell office:value-type="float" office:value="0" table:formula="of:=COM.MICROSOFT.PHONETIC([.$G$7])" table:style-name="ce1">
            <text:p>#NV</text:p>
          </table:table-cell>
          <table:table-cell office:value-type="float" office:value="0" table:formula="of:=#N/A" table:style-name="ce1">
            <text:p>#NV</text:p>
          </table:table-cell>
          <table:table-cell office:value-type="float" office:value="1" table:formula="of:=IF(IF(AND(ISERROR([.K125]);ISERROR([.L125]));ERROR.TYPE([.K125])=ERROR.TYPE([.L125]);IF(AND(NOT(ISERROR([.K125]));NOT(ISERROR([.L125])));AND(ISBLANK([.K125])=ISBLANK([.L125]);[.K125]=[.L125])));1;&quot;ERR!&quot;)" table:style-name="ce50">
            <text:p>ok</text:p>
          </table:table-cell>
          <table:table-cell table:style-name="ce1"/>
          <table:table-cell office:value-type="string" table:style-name="ce5">
            <text:p>Function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66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1">
            <text:p>PRODUCT</text:p>
          </table:table-cell>
          <table:table-cell office:value-type="float" office:value="1" table:formula="of:=PRODUCT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6]);ISERROR([.D126]));ERROR.TYPE([.C126])=ERROR.TYPE([.D126]);IF(AND(NOT(ISERROR([.C126]));NOT(ISERROR([.D126])));AND(ISBLANK([.C126])=ISBLANK([.D126]);[.C126]=[.D126])));1;&quot;ERR!&quot;)" table:style-name="ce50">
            <text:p>ok</text:p>
          </table:table-cell>
          <table:table-cell table:number-columns-repeated="3" table:style-name="ce1"/>
          <table:table-cell office:value-type="float" office:value="361" table:style-name="ce1">
            <text:p>361</text:p>
          </table:table-cell>
          <table:table-cell office:value-type="string" table:style-name="ce1">
            <text:p>AVERAGEA</text:p>
          </table:table-cell>
          <table:table-cell office:value-type="float" office:value="1" table:formula="of:=AVERAGEA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26]);ISERROR([.L126]));ERROR.TYPE([.K126])=ERROR.TYPE([.L126]);IF(AND(NOT(ISERROR([.K126]));NOT(ISERROR([.L126])));AND(ISBLANK([.K126])=ISBLANK([.L126]);[.K126]=[.L126])));1;&quot;ERR!&quot;)" table:style-name="ce50">
            <text:p>ok</text:p>
          </table:table-cell>
          <table:table-cell table:style-name="ce1"/>
          <table:table-cell office:value-type="string" table:style-name="ce1">
            <text:p>EUROCONVERT</text:p>
          </table:table-cell>
          <table:table-cell office:value-type="float" office:value="0" table:formula="of:='file:///C:/Program%20Files/MSO_2013/Office15/LIBRARY/EUROTOOL.XLAM'#euroconvert(100;&quot;EUR&quot;;&quot;DEM&quot;)" table:style-name="ce1">
            <text:p>#NAME?</text:p>
          </table:table-cell>
          <table:table-cell office:value-type="float" office:value="195.58" table:style-name="ce1">
            <text:p>195,58</text:p>
          </table:table-cell>
          <table:table-cell office:value-type="string" office:string-value="ERR!" table:formula="of:=IF(IF(AND(ISERROR([.P126]);ISERROR([.Q126]));ERROR.TYPE([.P126])=ERROR.TYPE([.Q126]);IF(AND(NOT(ISERROR([.P126]));NOT(ISERROR([.Q126])));AND(ISBLANK([.P126])=ISBLANK([.Q126]);[.P126]=[.Q126])));1;&quot;ERR!&quot;)" table:style-name="ce50">
            <text:p>ERR!</text:p>
          </table:table-cell>
          <table:table-cell table:number-columns-repeated="16366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1">
            <text:p>FACT</text:p>
          </table:table-cell>
          <table:table-cell office:value-type="float" office:value="1" table:formula="of:=FACT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7]);ISERROR([.D127]));ERROR.TYPE([.C127])=ERROR.TYPE([.D127]);IF(AND(NOT(ISERROR([.C127]));NOT(ISERROR([.D127])));AND(ISBLANK([.C127])=ISBLANK([.D127]);[.C127]=[.D127])));1;&quot;ERR!&quot;)" table:style-name="ce50">
            <text:p>ok</text:p>
          </table:table-cell>
          <table:table-cell table:number-columns-repeated="3" table:style-name="ce1"/>
          <table:table-cell office:value-type="float" office:value="362" table:style-name="ce1">
            <text:p>362</text:p>
          </table:table-cell>
          <table:table-cell office:value-type="string" table:style-name="ce1">
            <text:p>MAXA</text:p>
          </table:table-cell>
          <table:table-cell office:value-type="float" office:value="1" table:formula="of:=MAXA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27]);ISERROR([.L127]));ERROR.TYPE([.K127])=ERROR.TYPE([.L127]);IF(AND(NOT(ISERROR([.K127]));NOT(ISERROR([.L127])));AND(ISBLANK([.K127])=ISBLANK([.L127]);[.K127]=[.L127])));1;&quot;ERR!&quot;)" table:style-name="ce50">
            <text:p>ok</text:p>
          </table:table-cell>
          <table:table-cell table:number-columns-repeated="16371" table:style-name="ce1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1">
            <text:p>DPRODUCT</text:p>
          </table:table-cell>
          <table:table-cell office:value-type="float" office:value="1" table:formula="of:=DPRODUCT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28]);ISERROR([.D128]));ERROR.TYPE([.C128])=ERROR.TYPE([.D128]);IF(AND(NOT(ISERROR([.C128]));NOT(ISERROR([.D128])));AND(ISBLANK([.C128])=ISBLANK([.D128]);[.C128]=[.D128])));1;&quot;ERR!&quot;)" table:style-name="ce50">
            <text:p>ok</text:p>
          </table:table-cell>
          <table:table-cell table:number-columns-repeated="3" table:style-name="ce1"/>
          <table:table-cell office:value-type="float" office:value="363" table:style-name="ce1">
            <text:p>363</text:p>
          </table:table-cell>
          <table:table-cell office:value-type="string" table:style-name="ce1">
            <text:p>MINA</text:p>
          </table:table-cell>
          <table:table-cell office:value-type="float" office:value="1" table:formula="of:=MINA(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K128]);ISERROR([.L128]));ERROR.TYPE([.K128])=ERROR.TYPE([.L128]);IF(AND(NOT(ISERROR([.K128]));NOT(ISERROR([.L128])));AND(ISBLANK([.K128])=ISBLANK([.L128]);[.K128]=[.L128])));1;&quot;ERR!&quot;)" table:style-name="ce50">
            <text:p>ok</text:p>
          </table:table-cell>
          <table:table-cell table:number-columns-repeated="16371" table:style-name="ce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1">
            <text:p>ISNONTEXT</text:p>
          </table:table-cell>
          <table:table-cell office:value-type="boolean" office:boolean-value="true" table:formula="of:=ISNONTEXT(1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129]);ISERROR([.D129]));ERROR.TYPE([.C129])=ERROR.TYPE([.D129]);IF(AND(NOT(ISERROR([.C129]));NOT(ISERROR([.D129])));AND(ISBLANK([.C129])=ISBLANK([.D129]);[.C129]=[.D129])));1;&quot;ERR!&quot;)" table:style-name="ce50">
            <text:p>ok</text:p>
          </table:table-cell>
          <table:table-cell table:number-columns-repeated="3" table:style-name="ce1"/>
          <table:table-cell office:value-type="float" office:value="364" table:style-name="ce1">
            <text:p>364</text:p>
          </table:table-cell>
          <table:table-cell office:value-type="string" table:style-name="ce1">
            <text:p>STDEVPA</text:p>
          </table:table-cell>
          <table:table-cell office:value-type="float" office:value="0" table:formula="of:=STDEVPA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29]);ISERROR([.L129]));ERROR.TYPE([.K129])=ERROR.TYPE([.L129]);IF(AND(NOT(ISERROR([.K129]));NOT(ISERROR([.L129])));AND(ISBLANK([.K129])=ISBLANK([.L129]);[.K129]=[.L129])));1;&quot;ERR!&quot;)" table:style-name="ce50">
            <text:p>ok</text:p>
          </table:table-cell>
          <table:table-cell table:number-columns-repeated="16371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1">
            <text:p>STDEVP</text:p>
          </table:table-cell>
          <table:table-cell office:value-type="float" office:value="0" table:formula="of:=STDEVP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130]);ISERROR([.D130]));ERROR.TYPE([.C130])=ERROR.TYPE([.D130]);IF(AND(NOT(ISERROR([.C130]));NOT(ISERROR([.D130])));AND(ISBLANK([.C130])=ISBLANK([.D130]);[.C130]=[.D130])));1;&quot;ERR!&quot;)" table:style-name="ce50">
            <text:p>ok</text:p>
          </table:table-cell>
          <table:table-cell table:number-columns-repeated="3" table:style-name="ce1"/>
          <table:table-cell office:value-type="float" office:value="365" table:style-name="ce1">
            <text:p>365</text:p>
          </table:table-cell>
          <table:table-cell office:value-type="string" table:style-name="ce1">
            <text:p>VARPA</text:p>
          </table:table-cell>
          <table:table-cell office:value-type="float" office:value="0" table:formula="of:=VARPA(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30]);ISERROR([.L130]));ERROR.TYPE([.K130])=ERROR.TYPE([.L130]);IF(AND(NOT(ISERROR([.K130]));NOT(ISERROR([.L130])));AND(ISBLANK([.K130])=ISBLANK([.L130]);[.K130]=[.L130])));1;&quot;ERR!&quot;)" table:style-name="ce50">
            <text:p>ok</text:p>
          </table:table-cell>
          <table:table-cell table:number-columns-repeated="1637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1">
            <text:p>VARP</text:p>
          </table:table-cell>
          <table:table-cell office:value-type="float" office:value="0" table:formula="of:=VARP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131]);ISERROR([.D131]));ERROR.TYPE([.C131])=ERROR.TYPE([.D131]);IF(AND(NOT(ISERROR([.C131]));NOT(ISERROR([.D131])));AND(ISBLANK([.C131])=ISBLANK([.D131]);[.C131]=[.D131])));1;&quot;ERR!&quot;)" table:style-name="ce50">
            <text:p>ok</text:p>
          </table:table-cell>
          <table:table-cell table:number-columns-repeated="3" table:style-name="ce1"/>
          <table:table-cell office:value-type="float" office:value="366" table:style-name="ce1">
            <text:p>366</text:p>
          </table:table-cell>
          <table:table-cell office:value-type="string" table:style-name="ce1">
            <text:p>STDEVA</text:p>
          </table:table-cell>
          <table:table-cell office:value-type="float" office:value="0" table:formula="of:=STDEVA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31]);ISERROR([.L131]));ERROR.TYPE([.K131])=ERROR.TYPE([.L131]);IF(AND(NOT(ISERROR([.K131]));NOT(ISERROR([.L131])));AND(ISBLANK([.K131])=ISBLANK([.L131]);[.K131]=[.L131])));1;&quot;ERR!&quot;)" table:style-name="ce50">
            <text:p>ok</text:p>
          </table:table-cell>
          <table:table-cell table:number-columns-repeated="16371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1">
            <text:p>DSTDEVP</text:p>
          </table:table-cell>
          <table:table-cell office:value-type="float" office:value="0" table:formula="of:=DSTDEVP([.$F$7:.$G$9];1;[.$F$7:.$F$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132]);ISERROR([.D132]));ERROR.TYPE([.C132])=ERROR.TYPE([.D132]);IF(AND(NOT(ISERROR([.C132]));NOT(ISERROR([.D132])));AND(ISBLANK([.C132])=ISBLANK([.D132]);[.C132]=[.D132])));1;&quot;ERR!&quot;)" table:style-name="ce50">
            <text:p>ok</text:p>
          </table:table-cell>
          <table:table-cell table:number-columns-repeated="3" table:style-name="ce1"/>
          <table:table-cell office:value-type="float" office:value="367" table:style-name="ce1">
            <text:p>367</text:p>
          </table:table-cell>
          <table:table-cell office:value-type="string" table:style-name="ce1">
            <text:p>VARA</text:p>
          </table:table-cell>
          <table:table-cell office:value-type="float" office:value="0" table:formula="of:=VARA(1;1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K132]);ISERROR([.L132]));ERROR.TYPE([.K132])=ERROR.TYPE([.L132]);IF(AND(NOT(ISERROR([.K132]));NOT(ISERROR([.L132])));AND(ISBLANK([.K132])=ISBLANK([.L132]);[.K132]=[.L132])));1;&quot;ERR!&quot;)" table:style-name="ce50">
            <text:p>ok</text:p>
          </table:table-cell>
          <table:table-cell table:number-columns-repeated="1637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">
            <text:p>DVARP</text:p>
          </table:table-cell>
          <table:table-cell office:value-type="float" office:value="0" table:formula="of:=DVARP([.$F$7:.$G$9];1;[.$F$7:.$F$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IF(AND(ISERROR([.C133]);ISERROR([.D133]));ERROR.TYPE([.C133])=ERROR.TYPE([.D133]);IF(AND(NOT(ISERROR([.C133]));NOT(ISERROR([.D133])));AND(ISBLANK([.C133])=ISBLANK([.D133]);[.C133]=[.D133])));1;&quot;ERR!&quot;)" table:style-name="ce50">
            <text:p>ok</text:p>
          </table:table-cell>
          <table:table-cell table:number-columns-repeated="3" table:style-name="ce1"/>
          <table:table-cell table:style-name="ce18"/>
          <table:table-cell table:number-columns-repeated="16375" table:style-name="ce1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1">
            <text:p>TRUNC</text:p>
          </table:table-cell>
          <table:table-cell office:value-type="float" office:value="1" table:formula="of:=TRUNC(1.1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34]);ISERROR([.D134]));ERROR.TYPE([.C134])=ERROR.TYPE([.D134]);IF(AND(NOT(ISERROR([.C134]));NOT(ISERROR([.D134])));AND(ISBLANK([.C134])=ISBLANK([.D134]);[.C134]=[.D134])));1;&quot;ERR!&quot;)" table:style-name="ce50">
            <text:p>ok</text:p>
          </table:table-cell>
          <table:table-cell table:number-columns-repeated="3" table:style-name="ce1"/>
          <table:table-cell table:style-name="ce18"/>
          <table:table-cell table:number-columns-repeated="16375" table:style-name="ce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1">
            <text:p>ISLOGICAL</text:p>
          </table:table-cell>
          <table:table-cell office:value-type="boolean" office:boolean-value="true" table:formula="of:=ISLOGICAL(TRUE())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1" table:formula="of:=IF(IF(AND(ISERROR([.C135]);ISERROR([.D135]));ERROR.TYPE([.C135])=ERROR.TYPE([.D135]);IF(AND(NOT(ISERROR([.C135]));NOT(ISERROR([.D135])));AND(ISBLANK([.C135])=ISBLANK([.D135]);[.C135]=[.D135])));1;&quot;ERR!&quot;)" table:style-name="ce50">
            <text:p>ok</text:p>
          </table:table-cell>
          <table:table-cell table:number-columns-repeated="3" table:style-name="ce1"/>
          <table:table-cell table:style-name="ce18"/>
          <table:table-cell table:number-columns-repeated="16375" table:style-name="ce1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DCOUNTA</text:p>
          </table:table-cell>
          <table:table-cell office:value-type="float" office:value="1" table:formula="of:=DCOUNTA([.$F$7:.$G$8];1;[.$F$7:.$F$8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C136]);ISERROR([.D136]));ERROR.TYPE([.C136])=ERROR.TYPE([.D136]);IF(AND(NOT(ISERROR([.C136]));NOT(ISERROR([.D136])));AND(ISBLANK([.C136])=ISBLANK([.D136]);[.C136]=[.D136])));1;&quot;ERR!&quot;)" table:style-name="ce50">
            <text:p>ok</text:p>
          </table:table-cell>
          <table:table-cell table:number-columns-repeated="3" table:style-name="ce1"/>
          <table:table-cell table:style-name="ce18"/>
          <table:table-cell table:number-columns-repeated="16375" table:style-name="ce1"/>
        </table:table-row>
        <table:table-row table:number-rows-repeated="8" table:style-name="ro2">
          <table:table-cell table:number-columns-repeated="8" table:style-name="ce1"/>
          <table:table-cell table:style-name="ce18"/>
          <table:table-cell table:number-columns-repeated="16375" table:style-name="ce1"/>
        </table:table-row>
        <table:table-row table:style-name="ro2">
          <table:table-cell table:number-columns-repeated="8"/>
          <table:table-cell table:style-name="ce18"/>
          <table:table-cell table:number-columns-repeated="16375"/>
        </table:table-row>
        <table:table-row table:number-rows-repeated="1048431" table:style-name="ro2">
          <table:table-cell table:number-columns-repeated="16384"/>
        </table:table-row>
      </table:table>
      <table:table table:name="Array" table:style-name="ta1">
        <table:table-column table:style-name="co10" table:default-cell-style-name="ce1"/>
        <table:table-column table:style-name="co3" table:number-columns-repeated="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FORMULA TEST DOCUMENT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ARRAY FORMULAS</text:p>
          </table:table-cell>
          <table:table-cell table:number-columns-repeated="8" table:style-name="ce3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5.1 - SIMPLE ARRAYS</text:p>
          </table:table-cell>
          <table:table-cell table:number-columns-repeated="8" table:style-name="ce4"/>
          <table:table-cell table:number-columns-repeated="16375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table:style-name="ce5"/>
          <table:table-cell office:value-type="string" table:style-name="ce5">
            <text:p>Ok?</text:p>
          </table:table-cell>
          <table:table-cell table:style-name="ce5"/>
          <table:table-cell office:value-type="string" table:style-name="ce5">
            <text:p>Test values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1">
            <text:p>{=1}</text:p>
          </table:table-cell>
          <table:table-cell office:value-type="float" office:value="1" table:formula="of:=1" table:number-matrix-columns-spanned="2" table:number-matrix-rows-spanned="2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formula="of:=IF(IF(AND(ISERROR([.B7]);ISERROR([.D7]));ERROR.TYPE([.B7])=ERROR.TYPE([.D7]);IF(AND(NOT(ISERROR([.B7]));NOT(ISERROR([.D7])));AND(ISBLANK([.B7])=ISBLANK([.D7]);[.B7]=[.D7])));1+0;&quot;ERR!&quot;)" table:style-name="ce51">
            <text:p>ok</text:p>
          </table:table-cell>
          <table:table-cell office:value-type="float" office:value="1" table:formula="of:=IF(IF(AND(ISERROR([.C7]);ISERROR([.E7]));ERROR.TYPE([.C7])=ERROR.TYPE([.E7]);IF(AND(NOT(ISERROR([.C7]));NOT(ISERROR([.E7])));AND(ISBLANK([.C7])=ISBLANK([.E7]);[.C7]=[.E7])));0+1;&quot;ERR!&quot;)" table:style-name="ce52">
            <text:p>ok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1" table:style-name="ce26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IF(IF(AND(ISERROR([.B8]);ISERROR([.D8]));ERROR.TYPE([.B8])=ERROR.TYPE([.D8]);IF(AND(NOT(ISERROR([.B8]));NOT(ISERROR([.D8])));AND(ISBLANK([.B8])=ISBLANK([.D8]);[.B8]=[.D8])));0+1;&quot;ERR!&quot;)" table:style-name="ce53">
            <text:p>ok</text:p>
          </table:table-cell>
          <table:table-cell office:value-type="float" office:value="1" table:formula="of:=IF(IF(AND(ISERROR([.C8]);ISERROR([.E8]));ERROR.TYPE([.C8])=ERROR.TYPE([.E8]);IF(AND(NOT(ISERROR([.C8]));NOT(ISERROR([.E8])));AND(ISBLANK([.C8])=ISBLANK([.E8]);[.C8]=[.E8])));1+0;&quot;ERR!&quot;)" table:style-name="ce54">
            <text:p>ok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{=H9:I10}</text:p>
          </table:table-cell>
          <table:table-cell office:value-type="float" office:value="1" table:formula="of:=[.H9:.I10]" table:number-matrix-columns-spanned="2" table:number-matrix-rows-spanned="2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formula="of:=IF(IF(AND(ISERROR([.B9]);ISERROR([.D9]));ERROR.TYPE([.B9])=ERROR.TYPE([.D9]);IF(AND(NOT(ISERROR([.B9]));NOT(ISERROR([.D9])));AND(ISBLANK([.B9])=ISBLANK([.D9]);[.B9]=[.D9])));1+0;&quot;ERR!&quot;)" table:style-name="ce51">
            <text:p>ok</text:p>
          </table:table-cell>
          <table:table-cell office:value-type="float" office:value="1" table:formula="of:=IF(IF(AND(ISERROR([.C9]);ISERROR([.E9]));ERROR.TYPE([.C9])=ERROR.TYPE([.E9]);IF(AND(NOT(ISERROR([.C9]));NOT(ISERROR([.E9])));AND(ISBLANK([.C9])=ISBLANK([.E9]);[.C9]=[.E9])));0+1;&quot;ERR!&quot;)" table:style-name="ce52">
            <text:p>o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B10]);ISERROR([.D10]));ERROR.TYPE([.B10])=ERROR.TYPE([.D10]);IF(AND(NOT(ISERROR([.B10]));NOT(ISERROR([.D10])));AND(ISBLANK([.B10])=ISBLANK([.D10]);[.B10]=[.D10])));0+1;&quot;ERR!&quot;)" table:style-name="ce53">
            <text:p>ok</text:p>
          </table:table-cell>
          <table:table-cell office:value-type="float" office:value="1" table:formula="of:=IF(IF(AND(ISERROR([.C10]);ISERROR([.E10]));ERROR.TYPE([.C10])=ERROR.TYPE([.E10]);IF(AND(NOT(ISERROR([.C10]));NOT(ISERROR([.E10])));AND(ISBLANK([.C10])=ISBLANK([.E10]);[.C10]=[.E10])));1+0;&quot;ERR!&quot;)" table:style-name="ce54">
            <text:p>ok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{=$H$9:$I$10}</text:p>
          </table:table-cell>
          <table:table-cell office:value-type="float" office:value="1" table:formula="of:=[.$H$9:.$I$10]" table:number-matrix-columns-spanned="2" table:number-matrix-rows-spanned="2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formula="of:=IF(IF(AND(ISERROR([.B11]);ISERROR([.D11]));ERROR.TYPE([.B11])=ERROR.TYPE([.D11]);IF(AND(NOT(ISERROR([.B11]));NOT(ISERROR([.D11])));AND(ISBLANK([.B11])=ISBLANK([.D11]);[.B11]=[.D11])));1+0;&quot;ERR!&quot;)" table:style-name="ce51">
            <text:p>ok</text:p>
          </table:table-cell>
          <table:table-cell office:value-type="float" office:value="1" table:formula="of:=IF(IF(AND(ISERROR([.C11]);ISERROR([.E11]));ERROR.TYPE([.C11])=ERROR.TYPE([.E11]);IF(AND(NOT(ISERROR([.C11]));NOT(ISERROR([.E11])));AND(ISBLANK([.C11])=ISBLANK([.E11]);[.C11]=[.E11])));0+1;&quot;ERR!&quot;)" table:style-name="ce52">
            <text:p>ok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B12]);ISERROR([.D12]));ERROR.TYPE([.B12])=ERROR.TYPE([.D12]);IF(AND(NOT(ISERROR([.B12]));NOT(ISERROR([.D12])));AND(ISBLANK([.B12])=ISBLANK([.D12]);[.B12]=[.D12])));0+1;&quot;ERR!&quot;)" table:style-name="ce53">
            <text:p>ok</text:p>
          </table:table-cell>
          <table:table-cell office:value-type="float" office:value="1" table:formula="of:=IF(IF(AND(ISERROR([.C12]);ISERROR([.E12]));ERROR.TYPE([.C12])=ERROR.TYPE([.E12]);IF(AND(NOT(ISERROR([.C12]));NOT(ISERROR([.E12])));AND(ISBLANK([.C12])=ISBLANK([.E12]);[.C12]=[.E12])));1+0;&quot;ERR!&quot;)" table:style-name="ce54">
            <text:p>ok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{={1,2;3,4}}</text:p>
          </table:table-cell>
          <table:table-cell office:value-type="float" office:value="1" table:formula="of:={1;2|3;4}" table:number-matrix-columns-spanned="2" table:number-matrix-rows-spanned="2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formula="of:=IF(IF(AND(ISERROR([.B13]);ISERROR([.D13]));ERROR.TYPE([.B13])=ERROR.TYPE([.D13]);IF(AND(NOT(ISERROR([.B13]));NOT(ISERROR([.D13])));AND(ISBLANK([.B13])=ISBLANK([.D13]);[.B13]=[.D13])));1+0;&quot;ERR!&quot;)" table:style-name="ce51">
            <text:p>ok</text:p>
          </table:table-cell>
          <table:table-cell office:value-type="float" office:value="1" table:formula="of:=IF(IF(AND(ISERROR([.C13]);ISERROR([.E13]));ERROR.TYPE([.C13])=ERROR.TYPE([.E13]);IF(AND(NOT(ISERROR([.C13]));NOT(ISERROR([.E13])));AND(ISBLANK([.C13])=ISBLANK([.E13]);[.C13]=[.E13])));0+1;&quot;ERR!&quot;)" table:style-name="ce52">
            <text:p>ok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B14]);ISERROR([.D14]));ERROR.TYPE([.B14])=ERROR.TYPE([.D14]);IF(AND(NOT(ISERROR([.B14]));NOT(ISERROR([.D14])));AND(ISBLANK([.B14])=ISBLANK([.D14]);[.B14]=[.D14])));0+1;&quot;ERR!&quot;)" table:style-name="ce53">
            <text:p>ok</text:p>
          </table:table-cell>
          <table:table-cell office:value-type="float" office:value="1" table:formula="of:=IF(IF(AND(ISERROR([.C14]);ISERROR([.E14]));ERROR.TYPE([.C14])=ERROR.TYPE([.E14]);IF(AND(NOT(ISERROR([.C14]));NOT(ISERROR([.E14])));AND(ISBLANK([.C14])=ISBLANK([.E14]);[.C14]=[.E14])));1+0;&quot;ERR!&quot;)" table:style-name="ce54">
            <text:p>ok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5.2 - ARRAYS AND FUNCTIONS</text:p>
          </table:table-cell>
          <table:table-cell table:number-columns-repeated="8" table:style-name="ce4"/>
          <table:table-cell table:number-columns-repeated="16375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table:style-name="ce5"/>
          <table:table-cell office:value-type="string" table:style-name="ce5">
            <text:p>Ok?</text:p>
          </table:table-cell>
          <table:table-cell table:style-name="ce5"/>
          <table:table-cell office:value-type="string" table:style-name="ce5">
            <text:p>Test values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1">
            <text:p>{=MINVERSE(H18:I19)+H20:I21}</text:p>
          </table:table-cell>
          <table:table-cell office:value-type="float" office:value="1" table:formula="of:=MINVERSE([.H18:.I19])+[.H20:.I21]" table:number-matrix-columns-spanned="2" table:number-matrix-rows-spanned="2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formula="of:=IF(IF(AND(ISERROR([.B18]);ISERROR([.D18]));ERROR.TYPE([.B18])=ERROR.TYPE([.D18]);IF(AND(NOT(ISERROR([.B18]));NOT(ISERROR([.D18])));AND(ISBLANK([.B18])=ISBLANK([.D18]);[.B18]=[.D18])));1+0;&quot;ERR!&quot;)" table:style-name="ce51">
            <text:p>ok</text:p>
          </table:table-cell>
          <table:table-cell office:value-type="float" office:value="1" table:formula="of:=IF(IF(AND(ISERROR([.C18]);ISERROR([.E18]));ERROR.TYPE([.C18])=ERROR.TYPE([.E18]);IF(AND(NOT(ISERROR([.C18]));NOT(ISERROR([.E18])));AND(ISBLANK([.C18])=ISBLANK([.E18]);[.C18]=[.E18])));0+1;&quot;ERR!&quot;)" table:style-name="ce52">
            <text:p>o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B19]);ISERROR([.D19]));ERROR.TYPE([.B19])=ERROR.TYPE([.D19]);IF(AND(NOT(ISERROR([.B19]));NOT(ISERROR([.D19])));AND(ISBLANK([.B19])=ISBLANK([.D19]);[.B19]=[.D19])));0+1;&quot;ERR!&quot;)" table:style-name="ce53">
            <text:p>ok</text:p>
          </table:table-cell>
          <table:table-cell office:value-type="float" office:value="1" table:formula="of:=IF(IF(AND(ISERROR([.C19]);ISERROR([.E19]));ERROR.TYPE([.C19])=ERROR.TYPE([.E19]);IF(AND(NOT(ISERROR([.C19]));NOT(ISERROR([.E19])));AND(ISBLANK([.C19])=ISBLANK([.E19]);[.C19]=[.E19])));1+0;&quot;ERR!&quot;)" table:style-name="ce54">
            <text:p>ok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{=MINVERSE($H$18:$I$19)+$H$20:$I$21}</text:p>
          </table:table-cell>
          <table:table-cell office:value-type="float" office:value="1" table:formula="of:=MINVERSE([.$H$18:.$I$19])+[.$H$20:.$I$21]" table:number-matrix-columns-spanned="2" table:number-matrix-rows-spanned="2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formula="of:=IF(IF(AND(ISERROR([.B20]);ISERROR([.D20]));ERROR.TYPE([.B20])=ERROR.TYPE([.D20]);IF(AND(NOT(ISERROR([.B20]));NOT(ISERROR([.D20])));AND(ISBLANK([.B20])=ISBLANK([.D20]);[.B20]=[.D20])));1+0;&quot;ERR!&quot;)" table:style-name="ce51">
            <text:p>ok</text:p>
          </table:table-cell>
          <table:table-cell office:value-type="float" office:value="1" table:formula="of:=IF(IF(AND(ISERROR([.C20]);ISERROR([.E20]));ERROR.TYPE([.C20])=ERROR.TYPE([.E20]);IF(AND(NOT(ISERROR([.C20]));NOT(ISERROR([.E20])));AND(ISBLANK([.C20])=ISBLANK([.E20]);[.C20]=[.E20])));0+1;&quot;ERR!&quot;)" table:style-name="ce52">
            <text:p>ok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B21]);ISERROR([.D21]));ERROR.TYPE([.B21])=ERROR.TYPE([.D21]);IF(AND(NOT(ISERROR([.B21]));NOT(ISERROR([.D21])));AND(ISBLANK([.B21])=ISBLANK([.D21]);[.B21]=[.D21])));0+1;&quot;ERR!&quot;)" table:style-name="ce53">
            <text:p>ok</text:p>
          </table:table-cell>
          <table:table-cell office:value-type="float" office:value="1" table:formula="of:=IF(IF(AND(ISERROR([.C21]);ISERROR([.E21]));ERROR.TYPE([.C21])=ERROR.TYPE([.E21]);IF(AND(NOT(ISERROR([.C21]));NOT(ISERROR([.E21])));AND(ISBLANK([.C21])=ISBLANK([.E21]);[.C21]=[.E21])));1+0;&quot;ERR!&quot;)" table:style-name="ce54">
            <text:p>ok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{=MINVERSE({1,0;0,1})+{0,2;3,3}}</text:p>
          </table:table-cell>
          <table:table-cell office:value-type="float" office:value="1" table:formula="of:=MINVERSE({1;0|0;1})+{0;2|3;3}" table:number-matrix-columns-spanned="2" table:number-matrix-rows-spanned="2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formula="of:=IF(IF(AND(ISERROR([.B22]);ISERROR([.D22]));ERROR.TYPE([.B22])=ERROR.TYPE([.D22]);IF(AND(NOT(ISERROR([.B22]));NOT(ISERROR([.D22])));AND(ISBLANK([.B22])=ISBLANK([.D22]);[.B22]=[.D22])));1+0;&quot;ERR!&quot;)" table:style-name="ce51">
            <text:p>ok</text:p>
          </table:table-cell>
          <table:table-cell office:value-type="float" office:value="1" table:formula="of:=IF(IF(AND(ISERROR([.C22]);ISERROR([.E22]));ERROR.TYPE([.C22])=ERROR.TYPE([.E22]);IF(AND(NOT(ISERROR([.C22]));NOT(ISERROR([.E22])));AND(ISBLANK([.C22])=ISBLANK([.E22]);[.C22]=[.E22])));0+1;&quot;ERR!&quot;)" table:style-name="ce52">
            <text:p>ok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B23]);ISERROR([.D23]));ERROR.TYPE([.B23])=ERROR.TYPE([.D23]);IF(AND(NOT(ISERROR([.B23]));NOT(ISERROR([.D23])));AND(ISBLANK([.B23])=ISBLANK([.D23]);[.B23]=[.D23])));0+1;&quot;ERR!&quot;)" table:style-name="ce53">
            <text:p>ok</text:p>
          </table:table-cell>
          <table:table-cell office:value-type="float" office:value="1" table:formula="of:=IF(IF(AND(ISERROR([.C23]);ISERROR([.E23]));ERROR.TYPE([.C23])=ERROR.TYPE([.E23]);IF(AND(NOT(ISERROR([.C23]));NOT(ISERROR([.E23])));AND(ISBLANK([.C23])=ISBLANK([.E23]);[.C23]=[.E23])));1+0;&quot;ERR!&quot;)" table:style-name="ce54">
            <text:p>ok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3 - CONSTANT ARRAYS AND CONSTANT REFERENCE SUBEXPRESSIONS (tArray, tMemArea)</text:p>
          </table:table-cell>
          <table:table-cell table:number-columns-repeated="8" table:style-name="ce4"/>
          <table:table-cell table:number-columns-repeated="16375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table:style-name="ce5"/>
          <table:table-cell office:value-type="string" table:style-name="ce5">
            <text:p>Ok?</text:p>
          </table:table-cell>
          <table:table-cell table:style-name="ce5"/>
          <table:table-cell office:value-type="string" table:style-name="ce5">
            <text:p>Test values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1">
            <text:p>{={0,1;2,1}+MINVERSE(H27:I28 H27:I28)+{0,1;1,2}}</text:p>
          </table:table-cell>
          <table:table-cell office:value-type="float" office:value="1" table:formula="of:={0;1|2;1}+MINVERSE([.H27:.I28]![.H27:.I28])+{0;1|1;2}" table:number-matrix-columns-spanned="2" table:number-matrix-rows-spanned="2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" table:formula="of:=IF(IF(AND(ISERROR([.B27]);ISERROR([.D27]));ERROR.TYPE([.B27])=ERROR.TYPE([.D27]);IF(AND(NOT(ISERROR([.B27]));NOT(ISERROR([.D27])));AND(ISBLANK([.B27])=ISBLANK([.D27]);[.B27]=[.D27])));1+0;&quot;ERR!&quot;)" table:style-name="ce51">
            <text:p>ok</text:p>
          </table:table-cell>
          <table:table-cell office:value-type="float" office:value="1" table:formula="of:=IF(IF(AND(ISERROR([.C27]);ISERROR([.E27]));ERROR.TYPE([.C27])=ERROR.TYPE([.E27]);IF(AND(NOT(ISERROR([.C27]));NOT(ISERROR([.E27])));AND(ISBLANK([.C27])=ISBLANK([.E27]);[.C27]=[.E27])));0+1;&quot;ERR!&quot;)" table:style-name="ce52">
            <text:p>o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formula="of:=IF(IF(AND(ISERROR([.B28]);ISERROR([.D28]));ERROR.TYPE([.B28])=ERROR.TYPE([.D28]);IF(AND(NOT(ISERROR([.B28]));NOT(ISERROR([.D28])));AND(ISBLANK([.B28])=ISBLANK([.D28]);[.B28]=[.D28])));0+1;&quot;ERR!&quot;)" table:style-name="ce53">
            <text:p>ok</text:p>
          </table:table-cell>
          <table:table-cell office:value-type="float" office:value="1" table:formula="of:=IF(IF(AND(ISERROR([.C28]);ISERROR([.E28]));ERROR.TYPE([.C28])=ERROR.TYPE([.E28]);IF(AND(NOT(ISERROR([.C28]));NOT(ISERROR([.E28])));AND(ISBLANK([.C28])=ISBLANK([.E28]);[.C28]=[.E28])));1+0;&quot;ERR!&quot;)" table:style-name="ce54">
            <text:p>ok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48" table:style-name="ro2">
          <table:table-cell table:number-columns-repeated="16384"/>
        </table:table-row>
      </table:table>
      <table:table table:name="Shared" table:style-name="ta1">
        <table:table-column table:style-name="co5" table:default-cell-style-name="ce1"/>
        <table:table-column table:style-name="co3" table:number-columns-repeated="16" table:default-cell-style-name="ce1"/>
        <table:table-column table:style-name="co7" table:number-columns-repeated="16367" table:default-cell-style-name="ce1"/>
        <table:table-row table:style-name="ro1">
          <table:table-cell office:value-type="string" table:style-name="ce2">
            <text:p>FORMULA TEST DOCUMENT</text:p>
          </table:table-cell>
          <table:table-cell table:number-columns-repeated="16" table:style-name="ce2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6 - SHARED FORMULAS</text:p>
          </table:table-cell>
          <table:table-cell table:number-columns-repeated="12" table:style-name="ce3"/>
          <table:table-cell office:value-type="string" table:style-name="ce3">
            <text:p>Test cell</text:p>
          </table:table-cell>
          <table:table-cell table:number-columns-repeated="3" table:style-name="ce3"/>
          <table:table-cell table:number-columns-repeated="16367"/>
        </table:table-row>
        <table:table-row table:style-name="ro2">
          <table:table-cell table:number-columns-repeated="13" table:style-name="ce1"/>
          <table:table-cell office:value-type="float" office:value="0" table:style-name="ce2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9">
            <text:p>6.1 - COMPLETE AREA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number-columns-repeated="3" table:style-name="ce5"/>
          <table:table-cell office:value-type="string" table:style-name="ce5">
            <text:p>Must</text:p>
          </table:table-cell>
          <table:table-cell table:number-columns-repeated="3" table:style-name="ce5"/>
          <table:table-cell office:value-type="string" table:style-name="ce5">
            <text:p>Ok?</text:p>
          </table:table-cell>
          <table:table-cell table:number-columns-repeated="3" table:style-name="ce5"/>
          <table:table-cell office:value-type="string" table:style-name="ce5">
            <text:p>Test values</text:p>
          </table:table-cell>
          <table:table-cell table:number-columns-repeated="3" table:style-name="ce5"/>
          <table:table-cell table:number-columns-repeated="16367"/>
        </table:table-row>
        <table:table-row table:style-name="ro2">
          <table:table-cell office:value-type="string" table:style-name="ce6">
            <text:p>=N7/2*(N7+1)</text:p>
          </table:table-cell>
          <table:table-cell office:value-type="float" office:value="0" table:formula="of:=[.N7]/2*([.N7]+1)" table:style-name="ce20">
            <text:p>0</text:p>
          </table:table-cell>
          <table:table-cell office:value-type="float" office:value="1" table:formula="of:=[.O7]/2*([.O7]+1)" table:style-name="ce21">
            <text:p>1</text:p>
          </table:table-cell>
          <table:table-cell office:value-type="float" office:value="3" table:formula="of:=[.P7]/2*([.P7]+1)" table:style-name="ce21">
            <text:p>3</text:p>
          </table:table-cell>
          <table:table-cell office:value-type="float" office:value="6" table:formula="of:=[.Q7]/2*([.Q7]+1)" table:style-name="ce22">
            <text:p>6</text:p>
          </table:table-cell>
          <table:table-cell office:value-type="float" office:value="0" table:formula="of:=$$shared_test/2*($$shared_test+1)" table:style-name="ce21">
            <text:p>0</text:p>
          </table:table-cell>
          <table:table-cell office:value-type="float" office:value="1" table:formula="of:=($$shared_test+1)/2*($$shared_test+2)" table:style-name="ce21">
            <text:p>1</text:p>
          </table:table-cell>
          <table:table-cell office:value-type="float" office:value="3" table:formula="of:=($$shared_test+2)/2*($$shared_test+3)" table:style-name="ce21">
            <text:p>3</text:p>
          </table:table-cell>
          <table:table-cell office:value-type="float" office:value="6" table:formula="of:=($$shared_test+3)/2*($$shared_test+4)" table:style-name="ce22">
            <text:p>6</text:p>
          </table:table-cell>
          <table:table-cell office:value-type="float" office:value="1" table:formula="of:=IF(IF(AND(ISERROR([.B7]);ISERROR([.F7]));ERROR.TYPE([.B7])=ERROR.TYPE([.F7]);IF(AND(NOT(ISERROR([.B7]));NOT(ISERROR([.F7])));AND(ISBLANK([.B7])=ISBLANK([.F7]);[.B7]=[.F7])));1+0;&quot;ERR!&quot;)" table:style-name="ce51">
            <text:p>ok</text:p>
          </table:table-cell>
          <table:table-cell office:value-type="float" office:value="1" table:formula="of:=IF(IF(AND(ISERROR([.C7]);ISERROR([.G7]));ERROR.TYPE([.C7])=ERROR.TYPE([.G7]);IF(AND(NOT(ISERROR([.C7]));NOT(ISERROR([.G7])));AND(ISBLANK([.C7])=ISBLANK([.G7]);[.C7]=[.G7])));0+1;&quot;ERR!&quot;)" table:style-name="ce55">
            <text:p>ok</text:p>
          </table:table-cell>
          <table:table-cell office:value-type="float" office:value="1" table:formula="of:=IF(IF(AND(ISERROR([.D7]);ISERROR([.H7]));ERROR.TYPE([.D7])=ERROR.TYPE([.H7]);IF(AND(NOT(ISERROR([.D7]));NOT(ISERROR([.H7])));AND(ISBLANK([.D7])=ISBLANK([.H7]);[.D7]=[.H7])));1+0;&quot;ERR!&quot;)" table:style-name="ce55">
            <text:p>ok</text:p>
          </table:table-cell>
          <table:table-cell office:value-type="float" office:value="1" table:formula="of:=IF(IF(AND(ISERROR([.E7]);ISERROR([.I7]));ERROR.TYPE([.E7])=ERROR.TYPE([.I7]);IF(AND(NOT(ISERROR([.E7]));NOT(ISERROR([.I7])));AND(ISBLANK([.E7])=ISBLANK([.I7]);[.E7]=[.I7])));0+1;&quot;ERR!&quot;)" table:style-name="ce52">
            <text:p>ok</text:p>
          </table:table-cell>
          <table:table-cell office:value-type="float" office:value="0" table:formula="of:=$$shared_test" table:style-name="ce1">
            <text:p>0</text:p>
          </table:table-cell>
          <table:table-cell office:value-type="float" office:value="1" table:formula="of:=$$shared_test+1" table:style-name="ce1">
            <text:p>1</text:p>
          </table:table-cell>
          <table:table-cell office:value-type="float" office:value="2" table:formula="of:=$$shared_test+2" table:style-name="ce1">
            <text:p>2</text:p>
          </table:table-cell>
          <table:table-cell office:value-type="float" office:value="3" table:formula="of:=$$shared_test+3" table:style-name="ce1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area = B7:E10, base = B7</text:p>
          </table:table-cell>
          <table:table-cell office:value-type="float" office:value="10" table:formula="of:=[.N8]/2*([.N8]+1)" table:style-name="ce23">
            <text:p>10</text:p>
          </table:table-cell>
          <table:table-cell office:value-type="float" office:value="15" table:formula="of:=[.O8]/2*([.O8]+1)" table:style-name="ce24">
            <text:p>15</text:p>
          </table:table-cell>
          <table:table-cell office:value-type="float" office:value="21" table:formula="of:=[.P8]/2*([.P8]+1)" table:style-name="ce24">
            <text:p>21</text:p>
          </table:table-cell>
          <table:table-cell office:value-type="float" office:value="28" table:formula="of:=[.Q8]/2*([.Q8]+1)" table:style-name="ce25">
            <text:p>28</text:p>
          </table:table-cell>
          <table:table-cell office:value-type="float" office:value="10" table:formula="of:=($$shared_test+4)/2*($$shared_test+5)" table:style-name="ce24">
            <text:p>10</text:p>
          </table:table-cell>
          <table:table-cell office:value-type="float" office:value="15" table:formula="of:=($$shared_test+5)/2*($$shared_test+6)" table:style-name="ce24">
            <text:p>15</text:p>
          </table:table-cell>
          <table:table-cell office:value-type="float" office:value="21" table:formula="of:=($$shared_test+6)/2*($$shared_test+7)" table:style-name="ce24">
            <text:p>21</text:p>
          </table:table-cell>
          <table:table-cell office:value-type="float" office:value="28" table:formula="of:=($$shared_test+7)/2*($$shared_test+8)" table:style-name="ce25">
            <text:p>28</text:p>
          </table:table-cell>
          <table:table-cell office:value-type="float" office:value="1" table:formula="of:=IF(IF(AND(ISERROR([.B8]);ISERROR([.F8]));ERROR.TYPE([.B8])=ERROR.TYPE([.F8]);IF(AND(NOT(ISERROR([.B8]));NOT(ISERROR([.F8])));AND(ISBLANK([.B8])=ISBLANK([.F8]);[.B8]=[.F8])));0+1;&quot;ERR!&quot;)" table:style-name="ce56">
            <text:p>ok</text:p>
          </table:table-cell>
          <table:table-cell office:value-type="float" office:value="1" table:formula="of:=IF(IF(AND(ISERROR([.C8]);ISERROR([.G8]));ERROR.TYPE([.C8])=ERROR.TYPE([.G8]);IF(AND(NOT(ISERROR([.C8]));NOT(ISERROR([.G8])));AND(ISBLANK([.C8])=ISBLANK([.G8]);[.C8]=[.G8])));1+0;&quot;ERR!&quot;)" table:style-name="ce57">
            <text:p>ok</text:p>
          </table:table-cell>
          <table:table-cell office:value-type="float" office:value="1" table:formula="of:=IF(IF(AND(ISERROR([.D8]);ISERROR([.H8]));ERROR.TYPE([.D8])=ERROR.TYPE([.H8]);IF(AND(NOT(ISERROR([.D8]));NOT(ISERROR([.H8])));AND(ISBLANK([.D8])=ISBLANK([.H8]);[.D8]=[.H8])));0+1;&quot;ERR!&quot;)" table:style-name="ce57">
            <text:p>ok</text:p>
          </table:table-cell>
          <table:table-cell office:value-type="float" office:value="1" table:formula="of:=IF(IF(AND(ISERROR([.E8]);ISERROR([.I8]));ERROR.TYPE([.E8])=ERROR.TYPE([.I8]);IF(AND(NOT(ISERROR([.E8]));NOT(ISERROR([.I8])));AND(ISBLANK([.E8])=ISBLANK([.I8]);[.E8]=[.I8])));1+0;&quot;ERR!&quot;)" table:style-name="ce58">
            <text:p>ok</text:p>
          </table:table-cell>
          <table:table-cell office:value-type="float" office:value="4" table:formula="of:=$$shared_test+4" table:style-name="ce1">
            <text:p>4</text:p>
          </table:table-cell>
          <table:table-cell office:value-type="float" office:value="5" table:formula="of:=$$shared_test+5" table:style-name="ce1">
            <text:p>5</text:p>
          </table:table-cell>
          <table:table-cell office:value-type="float" office:value="6" table:formula="of:=$$shared_test+6" table:style-name="ce1">
            <text:p>6</text:p>
          </table:table-cell>
          <table:table-cell office:value-type="float" office:value="7" table:formula="of:=$$shared_test+7" table:style-name="ce1">
            <text:p>7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36" table:formula="of:=[.N9]/2*([.N9]+1)" table:style-name="ce23">
            <text:p>36</text:p>
          </table:table-cell>
          <table:table-cell office:value-type="float" office:value="45" table:formula="of:=[.O9]/2*([.O9]+1)" table:style-name="ce24">
            <text:p>45</text:p>
          </table:table-cell>
          <table:table-cell office:value-type="float" office:value="55" table:formula="of:=[.P9]/2*([.P9]+1)" table:style-name="ce24">
            <text:p>55</text:p>
          </table:table-cell>
          <table:table-cell office:value-type="float" office:value="66" table:formula="of:=[.Q9]/2*([.Q9]+1)" table:style-name="ce25">
            <text:p>66</text:p>
          </table:table-cell>
          <table:table-cell office:value-type="float" office:value="36" table:formula="of:=($$shared_test+8)/2*($$shared_test+9)" table:style-name="ce24">
            <text:p>36</text:p>
          </table:table-cell>
          <table:table-cell office:value-type="float" office:value="45" table:formula="of:=($$shared_test+9)/2*($$shared_test+10)" table:style-name="ce24">
            <text:p>45</text:p>
          </table:table-cell>
          <table:table-cell office:value-type="float" office:value="55" table:formula="of:=($$shared_test+10)/2*($$shared_test+11)" table:style-name="ce24">
            <text:p>55</text:p>
          </table:table-cell>
          <table:table-cell office:value-type="float" office:value="66" table:formula="of:=($$shared_test+11)/2*($$shared_test+12)" table:style-name="ce25">
            <text:p>66</text:p>
          </table:table-cell>
          <table:table-cell office:value-type="float" office:value="1" table:formula="of:=IF(IF(AND(ISERROR([.B9]);ISERROR([.F9]));ERROR.TYPE([.B9])=ERROR.TYPE([.F9]);IF(AND(NOT(ISERROR([.B9]));NOT(ISERROR([.F9])));AND(ISBLANK([.B9])=ISBLANK([.F9]);[.B9]=[.F9])));1+0;&quot;ERR!&quot;)" table:style-name="ce56">
            <text:p>ok</text:p>
          </table:table-cell>
          <table:table-cell office:value-type="float" office:value="1" table:formula="of:=IF(IF(AND(ISERROR([.C9]);ISERROR([.G9]));ERROR.TYPE([.C9])=ERROR.TYPE([.G9]);IF(AND(NOT(ISERROR([.C9]));NOT(ISERROR([.G9])));AND(ISBLANK([.C9])=ISBLANK([.G9]);[.C9]=[.G9])));0+1;&quot;ERR!&quot;)" table:style-name="ce57">
            <text:p>ok</text:p>
          </table:table-cell>
          <table:table-cell office:value-type="float" office:value="1" table:formula="of:=IF(IF(AND(ISERROR([.D9]);ISERROR([.H9]));ERROR.TYPE([.D9])=ERROR.TYPE([.H9]);IF(AND(NOT(ISERROR([.D9]));NOT(ISERROR([.H9])));AND(ISBLANK([.D9])=ISBLANK([.H9]);[.D9]=[.H9])));1+0;&quot;ERR!&quot;)" table:style-name="ce57">
            <text:p>ok</text:p>
          </table:table-cell>
          <table:table-cell office:value-type="float" office:value="1" table:formula="of:=IF(IF(AND(ISERROR([.E9]);ISERROR([.I9]));ERROR.TYPE([.E9])=ERROR.TYPE([.I9]);IF(AND(NOT(ISERROR([.E9]));NOT(ISERROR([.I9])));AND(ISBLANK([.E9])=ISBLANK([.I9]);[.E9]=[.I9])));0+1;&quot;ERR!&quot;)" table:style-name="ce58">
            <text:p>ok</text:p>
          </table:table-cell>
          <table:table-cell office:value-type="float" office:value="8" table:formula="of:=$$shared_test+8" table:style-name="ce1">
            <text:p>8</text:p>
          </table:table-cell>
          <table:table-cell office:value-type="float" office:value="9" table:formula="of:=$$shared_test+9" table:style-name="ce1">
            <text:p>9</text:p>
          </table:table-cell>
          <table:table-cell office:value-type="float" office:value="10" table:formula="of:=$$shared_test+10" table:style-name="ce1">
            <text:p>10</text:p>
          </table:table-cell>
          <table:table-cell office:value-type="float" office:value="11" table:formula="of:=$$shared_test+11" table:style-name="ce1">
            <text:p>11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78" table:formula="of:=[.N10]/2*([.N10]+1)" table:style-name="ce26">
            <text:p>78</text:p>
          </table:table-cell>
          <table:table-cell office:value-type="float" office:value="91" table:formula="of:=[.O10]/2*([.O10]+1)" table:style-name="ce27">
            <text:p>91</text:p>
          </table:table-cell>
          <table:table-cell office:value-type="float" office:value="105" table:formula="of:=[.P10]/2*([.P10]+1)" table:style-name="ce27">
            <text:p>105</text:p>
          </table:table-cell>
          <table:table-cell office:value-type="float" office:value="120" table:formula="of:=[.Q10]/2*([.Q10]+1)" table:style-name="ce28">
            <text:p>120</text:p>
          </table:table-cell>
          <table:table-cell office:value-type="float" office:value="78" table:formula="of:=($$shared_test+12)/2*($$shared_test+13)" table:style-name="ce27">
            <text:p>78</text:p>
          </table:table-cell>
          <table:table-cell office:value-type="float" office:value="91" table:formula="of:=($$shared_test+13)/2*($$shared_test+14)" table:style-name="ce27">
            <text:p>91</text:p>
          </table:table-cell>
          <table:table-cell office:value-type="float" office:value="105" table:formula="of:=($$shared_test+14)/2*($$shared_test+15)" table:style-name="ce27">
            <text:p>105</text:p>
          </table:table-cell>
          <table:table-cell office:value-type="float" office:value="120" table:formula="of:=($$shared_test+15)/2*($$shared_test+16)" table:style-name="ce28">
            <text:p>120</text:p>
          </table:table-cell>
          <table:table-cell office:value-type="float" office:value="1" table:formula="of:=IF(IF(AND(ISERROR([.B10]);ISERROR([.F10]));ERROR.TYPE([.B10])=ERROR.TYPE([.F10]);IF(AND(NOT(ISERROR([.B10]));NOT(ISERROR([.F10])));AND(ISBLANK([.B10])=ISBLANK([.F10]);[.B10]=[.F10])));0+1;&quot;ERR!&quot;)" table:style-name="ce53">
            <text:p>ok</text:p>
          </table:table-cell>
          <table:table-cell office:value-type="float" office:value="1" table:formula="of:=IF(IF(AND(ISERROR([.C10]);ISERROR([.G10]));ERROR.TYPE([.C10])=ERROR.TYPE([.G10]);IF(AND(NOT(ISERROR([.C10]));NOT(ISERROR([.G10])));AND(ISBLANK([.C10])=ISBLANK([.G10]);[.C10]=[.G10])));1+0;&quot;ERR!&quot;)" table:style-name="ce59">
            <text:p>ok</text:p>
          </table:table-cell>
          <table:table-cell office:value-type="float" office:value="1" table:formula="of:=IF(IF(AND(ISERROR([.D10]);ISERROR([.H10]));ERROR.TYPE([.D10])=ERROR.TYPE([.H10]);IF(AND(NOT(ISERROR([.D10]));NOT(ISERROR([.H10])));AND(ISBLANK([.D10])=ISBLANK([.H10]);[.D10]=[.H10])));0+1;&quot;ERR!&quot;)" table:style-name="ce59">
            <text:p>ok</text:p>
          </table:table-cell>
          <table:table-cell office:value-type="float" office:value="1" table:formula="of:=IF(IF(AND(ISERROR([.E10]);ISERROR([.I10]));ERROR.TYPE([.E10])=ERROR.TYPE([.I10]);IF(AND(NOT(ISERROR([.E10]));NOT(ISERROR([.I10])));AND(ISBLANK([.E10])=ISBLANK([.I10]);[.E10]=[.I10])));1+0;&quot;ERR!&quot;)" table:style-name="ce54">
            <text:p>ok</text:p>
          </table:table-cell>
          <table:table-cell office:value-type="float" office:value="12" table:formula="of:=$$shared_test+12" table:style-name="ce1">
            <text:p>12</text:p>
          </table:table-cell>
          <table:table-cell office:value-type="float" office:value="13" table:formula="of:=$$shared_test+13" table:style-name="ce1">
            <text:p>13</text:p>
          </table:table-cell>
          <table:table-cell office:value-type="float" office:value="14" table:formula="of:=$$shared_test+14" table:style-name="ce1">
            <text:p>14</text:p>
          </table:table-cell>
          <table:table-cell office:value-type="float" office:value="15" table:formula="of:=$$shared_test+15" table:style-name="ce1">
            <text:p>15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6.2 - INCOMPLETE AREA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number-columns-repeated="3" table:style-name="ce5"/>
          <table:table-cell office:value-type="string" table:style-name="ce5">
            <text:p>Must</text:p>
          </table:table-cell>
          <table:table-cell table:number-columns-repeated="3" table:style-name="ce5"/>
          <table:table-cell office:value-type="string" table:style-name="ce5">
            <text:p>Ok?</text:p>
          </table:table-cell>
          <table:table-cell table:number-columns-repeated="3" table:style-name="ce5"/>
          <table:table-cell office:value-type="string" table:style-name="ce5">
            <text:p>Test values</text:p>
          </table:table-cell>
          <table:table-cell table:number-columns-repeated="3" table:style-name="ce5"/>
          <table:table-cell table:number-columns-repeated="16367"/>
        </table:table-row>
        <table:table-row table:style-name="ro2">
          <table:table-cell office:value-type="string" table:style-name="ce30">
            <text:p>=N14/2*(N14+1)</text:p>
          </table:table-cell>
          <table:table-cell table:style-name="ce43"/>
          <table:table-cell table:number-columns-repeated="2" table:style-name="ce42"/>
          <table:table-cell office:value-type="float" office:value="6" table:formula="of:=[.Q14]/2*([.Q14]+1)" table:style-name="ce37">
            <text:p>6</text:p>
          </table:table-cell>
          <table:table-cell table:style-name="ce43"/>
          <table:table-cell table:number-columns-repeated="2" table:style-name="ce42"/>
          <table:table-cell office:value-type="float" office:value="6" table:formula="of:=($$shared_test+3)/2*($$shared_test+4)" table:style-name="ce37">
            <text:p>6</text:p>
          </table:table-cell>
          <table:table-cell office:value-type="float" office:value="1" table:formula="of:=IF(IF(AND(ISERROR([.B14]);ISERROR([.F14]));ERROR.TYPE([.B14])=ERROR.TYPE([.F14]);IF(AND(NOT(ISERROR([.B14]));NOT(ISERROR([.F14])));AND(ISBLANK([.B14])=ISBLANK([.F14]);[.B14]=[.F14])));1+0;&quot;ERR!&quot;)" table:style-name="ce51">
            <text:p>ok</text:p>
          </table:table-cell>
          <table:table-cell office:value-type="float" office:value="1" table:formula="of:=IF(IF(AND(ISERROR([.C14]);ISERROR([.G14]));ERROR.TYPE([.C14])=ERROR.TYPE([.G14]);IF(AND(NOT(ISERROR([.C14]));NOT(ISERROR([.G14])));AND(ISBLANK([.C14])=ISBLANK([.G14]);[.C14]=[.G14])));0+1;&quot;ERR!&quot;)" table:style-name="ce55">
            <text:p>ok</text:p>
          </table:table-cell>
          <table:table-cell office:value-type="float" office:value="1" table:formula="of:=IF(IF(AND(ISERROR([.D14]);ISERROR([.H14]));ERROR.TYPE([.D14])=ERROR.TYPE([.H14]);IF(AND(NOT(ISERROR([.D14]));NOT(ISERROR([.H14])));AND(ISBLANK([.D14])=ISBLANK([.H14]);[.D14]=[.H14])));1+0;&quot;ERR!&quot;)" table:style-name="ce55">
            <text:p>ok</text:p>
          </table:table-cell>
          <table:table-cell office:value-type="float" office:value="1" table:formula="of:=IF(IF(AND(ISERROR([.E14]);ISERROR([.I14]));ERROR.TYPE([.E14])=ERROR.TYPE([.I14]);IF(AND(NOT(ISERROR([.E14]));NOT(ISERROR([.I14])));AND(ISBLANK([.E14])=ISBLANK([.I14]);[.E14]=[.I14])));0+1;&quot;ERR!&quot;)" table:style-name="ce52">
            <text:p>ok</text:p>
          </table:table-cell>
          <table:table-cell office:value-type="float" office:value="0" table:formula="of:=$$shared_test" table:style-name="ce1">
            <text:p>0</text:p>
          </table:table-cell>
          <table:table-cell office:value-type="float" office:value="1" table:formula="of:=$$shared_test+1" table:style-name="ce1">
            <text:p>1</text:p>
          </table:table-cell>
          <table:table-cell office:value-type="float" office:value="2" table:formula="of:=$$shared_test+2" table:style-name="ce1">
            <text:p>2</text:p>
          </table:table-cell>
          <table:table-cell office:value-type="float" office:value="3" table:formula="of:=$$shared_test+3" table:style-name="ce1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31">
            <text:p>area = B14:E17, base = E14</text:p>
          </table:table-cell>
          <table:table-cell office:value-type="float" office:value="10" table:formula="of:=[.N15]/2*([.N15]+1)" table:style-name="ce32">
            <text:p>10</text:p>
          </table:table-cell>
          <table:table-cell office:value-type="float" office:value="15" table:formula="of:=[.O15]/2*([.O15]+1)" table:style-name="ce33">
            <text:p>15</text:p>
          </table:table-cell>
          <table:table-cell table:style-name="ce40"/>
          <table:table-cell office:value-type="float" office:value="28" table:formula="of:=[.Q15]/2*([.Q15]+1)" table:style-name="ce38">
            <text:p>28</text:p>
          </table:table-cell>
          <table:table-cell office:value-type="float" office:value="10" table:formula="of:=($$shared_test+4)/2*($$shared_test+5)" table:style-name="ce32">
            <text:p>10</text:p>
          </table:table-cell>
          <table:table-cell office:value-type="float" office:value="15" table:formula="of:=($$shared_test+5)/2*($$shared_test+6)" table:style-name="ce33">
            <text:p>15</text:p>
          </table:table-cell>
          <table:table-cell table:style-name="ce40"/>
          <table:table-cell office:value-type="float" office:value="28" table:formula="of:=($$shared_test+7)/2*($$shared_test+8)" table:style-name="ce38">
            <text:p>28</text:p>
          </table:table-cell>
          <table:table-cell office:value-type="float" office:value="1" table:formula="of:=IF(IF(AND(ISERROR([.B15]);ISERROR([.F15]));ERROR.TYPE([.B15])=ERROR.TYPE([.F15]);IF(AND(NOT(ISERROR([.B15]));NOT(ISERROR([.F15])));AND(ISBLANK([.B15])=ISBLANK([.F15]);[.B15]=[.F15])));0+1;&quot;ERR!&quot;)" table:style-name="ce56">
            <text:p>ok</text:p>
          </table:table-cell>
          <table:table-cell office:value-type="float" office:value="1" table:formula="of:=IF(IF(AND(ISERROR([.C15]);ISERROR([.G15]));ERROR.TYPE([.C15])=ERROR.TYPE([.G15]);IF(AND(NOT(ISERROR([.C15]));NOT(ISERROR([.G15])));AND(ISBLANK([.C15])=ISBLANK([.G15]);[.C15]=[.G15])));1+0;&quot;ERR!&quot;)" table:style-name="ce57">
            <text:p>ok</text:p>
          </table:table-cell>
          <table:table-cell office:value-type="float" office:value="1" table:formula="of:=IF(IF(AND(ISERROR([.D15]);ISERROR([.H15]));ERROR.TYPE([.D15])=ERROR.TYPE([.H15]);IF(AND(NOT(ISERROR([.D15]));NOT(ISERROR([.H15])));AND(ISBLANK([.D15])=ISBLANK([.H15]);[.D15]=[.H15])));0+1;&quot;ERR!&quot;)" table:style-name="ce57">
            <text:p>ok</text:p>
          </table:table-cell>
          <table:table-cell office:value-type="float" office:value="1" table:formula="of:=IF(IF(AND(ISERROR([.E15]);ISERROR([.I15]));ERROR.TYPE([.E15])=ERROR.TYPE([.I15]);IF(AND(NOT(ISERROR([.E15]));NOT(ISERROR([.I15])));AND(ISBLANK([.E15])=ISBLANK([.I15]);[.E15]=[.I15])));1+0;&quot;ERR!&quot;)" table:style-name="ce58">
            <text:p>ok</text:p>
          </table:table-cell>
          <table:table-cell office:value-type="float" office:value="4" table:formula="of:=$$shared_test+4" table:style-name="ce1">
            <text:p>4</text:p>
          </table:table-cell>
          <table:table-cell office:value-type="float" office:value="5" table:formula="of:=$$shared_test+5" table:style-name="ce1">
            <text:p>5</text:p>
          </table:table-cell>
          <table:table-cell office:value-type="float" office:value="6" table:formula="of:=$$shared_test+6" table:style-name="ce1">
            <text:p>6</text:p>
          </table:table-cell>
          <table:table-cell office:value-type="float" office:value="7" table:formula="of:=$$shared_test+7" table:style-name="ce1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39">
            <text:p>red cells: not part of shared formula</text:p>
          </table:table-cell>
          <table:table-cell office:value-type="float" office:value="36" table:formula="of:=[.N16]/2*([.N16]+1)" table:style-name="ce32">
            <text:p>36</text:p>
          </table:table-cell>
          <table:table-cell office:value-type="string" table:style-name="ce40">
            <text:p>text1</text:p>
          </table:table-cell>
          <table:table-cell office:value-type="string" table:style-name="ce40">
            <text:p>text2</text:p>
          </table:table-cell>
          <table:table-cell office:value-type="float" office:value="66" table:formula="of:=[.Q16]/2*([.Q16]+1)" table:style-name="ce38">
            <text:p>66</text:p>
          </table:table-cell>
          <table:table-cell office:value-type="float" office:value="36" table:formula="of:=($$shared_test+8)/2*($$shared_test+9)" table:style-name="ce32">
            <text:p>36</text:p>
          </table:table-cell>
          <table:table-cell office:value-type="string" table:style-name="ce40">
            <text:p>text1</text:p>
          </table:table-cell>
          <table:table-cell office:value-type="string" table:style-name="ce40">
            <text:p>text2</text:p>
          </table:table-cell>
          <table:table-cell office:value-type="float" office:value="66" table:formula="of:=($$shared_test+11)/2*($$shared_test+12)" table:style-name="ce38">
            <text:p>66</text:p>
          </table:table-cell>
          <table:table-cell office:value-type="float" office:value="1" table:formula="of:=IF(IF(AND(ISERROR([.B16]);ISERROR([.F16]));ERROR.TYPE([.B16])=ERROR.TYPE([.F16]);IF(AND(NOT(ISERROR([.B16]));NOT(ISERROR([.F16])));AND(ISBLANK([.B16])=ISBLANK([.F16]);[.B16]=[.F16])));1+0;&quot;ERR!&quot;)" table:style-name="ce56">
            <text:p>ok</text:p>
          </table:table-cell>
          <table:table-cell office:value-type="float" office:value="1" table:formula="of:=IF(IF(AND(ISERROR([.C16]);ISERROR([.G16]));ERROR.TYPE([.C16])=ERROR.TYPE([.G16]);IF(AND(NOT(ISERROR([.C16]));NOT(ISERROR([.G16])));AND(ISBLANK([.C16])=ISBLANK([.G16]);[.C16]=[.G16])));0+1;&quot;ERR!&quot;)" table:style-name="ce57">
            <text:p>ok</text:p>
          </table:table-cell>
          <table:table-cell office:value-type="float" office:value="1" table:formula="of:=IF(IF(AND(ISERROR([.D16]);ISERROR([.H16]));ERROR.TYPE([.D16])=ERROR.TYPE([.H16]);IF(AND(NOT(ISERROR([.D16]));NOT(ISERROR([.H16])));AND(ISBLANK([.D16])=ISBLANK([.H16]);[.D16]=[.H16])));1+0;&quot;ERR!&quot;)" table:style-name="ce57">
            <text:p>ok</text:p>
          </table:table-cell>
          <table:table-cell office:value-type="float" office:value="1" table:formula="of:=IF(IF(AND(ISERROR([.E16]);ISERROR([.I16]));ERROR.TYPE([.E16])=ERROR.TYPE([.I16]);IF(AND(NOT(ISERROR([.E16]));NOT(ISERROR([.I16])));AND(ISBLANK([.E16])=ISBLANK([.I16]);[.E16]=[.I16])));0+1;&quot;ERR!&quot;)" table:style-name="ce58">
            <text:p>ok</text:p>
          </table:table-cell>
          <table:table-cell office:value-type="float" office:value="8" table:formula="of:=$$shared_test+8" table:style-name="ce1">
            <text:p>8</text:p>
          </table:table-cell>
          <table:table-cell office:value-type="float" office:value="9" table:formula="of:=$$shared_test+9" table:style-name="ce1">
            <text:p>9</text:p>
          </table:table-cell>
          <table:table-cell office:value-type="float" office:value="10" table:formula="of:=$$shared_test+10" table:style-name="ce1">
            <text:p>10</text:p>
          </table:table-cell>
          <table:table-cell office:value-type="float" office:value="11" table:formula="of:=$$shared_test+11" table:style-name="ce1">
            <text:p>11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float" office:value="78" table:formula="of:=[.N17]/2*([.N17]+1)" table:style-name="ce34">
            <text:p>78</text:p>
          </table:table-cell>
          <table:table-cell office:value-type="string" table:style-name="ce41">
            <text:p>text3</text:p>
          </table:table-cell>
          <table:table-cell office:value-type="float" office:value="105" table:formula="of:=[.P17]/2*([.P17]+1)" table:style-name="ce35">
            <text:p>105</text:p>
          </table:table-cell>
          <table:table-cell office:value-type="float" office:value="120" table:formula="of:=[.Q17]/2*([.Q17]+1)" table:style-name="ce36">
            <text:p>120</text:p>
          </table:table-cell>
          <table:table-cell office:value-type="float" office:value="78" table:formula="of:=($$shared_test+12)/2*($$shared_test+13)" table:style-name="ce34">
            <text:p>78</text:p>
          </table:table-cell>
          <table:table-cell office:value-type="string" table:style-name="ce41">
            <text:p>text3</text:p>
          </table:table-cell>
          <table:table-cell office:value-type="float" office:value="105" table:formula="of:=($$shared_test+14)/2*($$shared_test+15)" table:style-name="ce35">
            <text:p>105</text:p>
          </table:table-cell>
          <table:table-cell office:value-type="float" office:value="120" table:formula="of:=($$shared_test+15)/2*($$shared_test+16)" table:style-name="ce36">
            <text:p>120</text:p>
          </table:table-cell>
          <table:table-cell office:value-type="float" office:value="1" table:formula="of:=IF(IF(AND(ISERROR([.B17]);ISERROR([.F17]));ERROR.TYPE([.B17])=ERROR.TYPE([.F17]);IF(AND(NOT(ISERROR([.B17]));NOT(ISERROR([.F17])));AND(ISBLANK([.B17])=ISBLANK([.F17]);[.B17]=[.F17])));0+1;&quot;ERR!&quot;)" table:style-name="ce53">
            <text:p>ok</text:p>
          </table:table-cell>
          <table:table-cell office:value-type="float" office:value="1" table:formula="of:=IF(IF(AND(ISERROR([.C17]);ISERROR([.G17]));ERROR.TYPE([.C17])=ERROR.TYPE([.G17]);IF(AND(NOT(ISERROR([.C17]));NOT(ISERROR([.G17])));AND(ISBLANK([.C17])=ISBLANK([.G17]);[.C17]=[.G17])));1+0;&quot;ERR!&quot;)" table:style-name="ce59">
            <text:p>ok</text:p>
          </table:table-cell>
          <table:table-cell office:value-type="float" office:value="1" table:formula="of:=IF(IF(AND(ISERROR([.D17]);ISERROR([.H17]));ERROR.TYPE([.D17])=ERROR.TYPE([.H17]);IF(AND(NOT(ISERROR([.D17]));NOT(ISERROR([.H17])));AND(ISBLANK([.D17])=ISBLANK([.H17]);[.D17]=[.H17])));0+1;&quot;ERR!&quot;)" table:style-name="ce59">
            <text:p>ok</text:p>
          </table:table-cell>
          <table:table-cell office:value-type="float" office:value="1" table:formula="of:=IF(IF(AND(ISERROR([.E17]);ISERROR([.I17]));ERROR.TYPE([.E17])=ERROR.TYPE([.I17]);IF(AND(NOT(ISERROR([.E17]));NOT(ISERROR([.I17])));AND(ISBLANK([.E17])=ISBLANK([.I17]);[.E17]=[.I17])));1+0;&quot;ERR!&quot;)" table:style-name="ce54">
            <text:p>ok</text:p>
          </table:table-cell>
          <table:table-cell office:value-type="float" office:value="12" table:formula="of:=$$shared_test+12" table:style-name="ce1">
            <text:p>12</text:p>
          </table:table-cell>
          <table:table-cell office:value-type="float" office:value="13" table:formula="of:=$$shared_test+13" table:style-name="ce1">
            <text:p>13</text:p>
          </table:table-cell>
          <table:table-cell office:value-type="float" office:value="14" table:formula="of:=$$shared_test+14" table:style-name="ce1">
            <text:p>14</text:p>
          </table:table-cell>
          <table:table-cell office:value-type="float" office:value="15" table:formula="of:=$$shared_test+15" table:style-name="ce1">
            <text:p>15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6.3 - TWO MERGED AREAS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table:number-columns-repeated="3" table:style-name="ce5"/>
          <table:table-cell office:value-type="string" table:style-name="ce5">
            <text:p>Must</text:p>
          </table:table-cell>
          <table:table-cell table:number-columns-repeated="3" table:style-name="ce5"/>
          <table:table-cell office:value-type="string" table:style-name="ce5">
            <text:p>Ok?</text:p>
          </table:table-cell>
          <table:table-cell table:number-columns-repeated="3" table:style-name="ce5"/>
          <table:table-cell office:value-type="string" table:style-name="ce5">
            <text:p>Test values</text:p>
          </table:table-cell>
          <table:table-cell table:number-columns-repeated="3" table:style-name="ce5"/>
          <table:table-cell table:number-columns-repeated="16367"/>
        </table:table-row>
        <table:table-row table:style-name="ro2">
          <table:table-cell office:value-type="string" table:style-name="ce30">
            <text:p>=N21/2*(N21+1)</text:p>
          </table:table-cell>
          <table:table-cell office:value-type="string" table:style-name="ce43">
            <text:p>text1</text:p>
          </table:table-cell>
          <table:table-cell office:value-type="float" office:value="1" table:formula="of:=([.O21]+MIN([.$N$21:.$Q$24]))^2" table:style-name="ce48">
            <text:p>1</text:p>
          </table:table-cell>
          <table:table-cell office:value-type="float" office:value="4" table:formula="of:=([.P21]+MIN([.$N$21:.$Q$24]))^2" table:style-name="ce48">
            <text:p>4</text:p>
          </table:table-cell>
          <table:table-cell office:value-type="float" office:value="6" table:formula="of:=[.Q21]/2*([.Q21]+1)" table:style-name="ce37">
            <text:p>6</text:p>
          </table:table-cell>
          <table:table-cell office:value-type="string" table:style-name="ce42">
            <text:p>text1</text:p>
          </table:table-cell>
          <table:table-cell office:value-type="float" office:value="1" table:formula="of:=($$shared_test+1+MIN([.$N$21:.$Q$24]))^2" table:style-name="ce48">
            <text:p>1</text:p>
          </table:table-cell>
          <table:table-cell office:value-type="float" office:value="4" table:formula="of:=($$shared_test+2+MIN([.$N$21:.$Q$24]))^2" table:style-name="ce48">
            <text:p>4</text:p>
          </table:table-cell>
          <table:table-cell office:value-type="float" office:value="6" table:formula="of:=($$shared_test+3)/2*($$shared_test+4)" table:style-name="ce37">
            <text:p>6</text:p>
          </table:table-cell>
          <table:table-cell office:value-type="float" office:value="1" table:formula="of:=IF(IF(AND(ISERROR([.B21]);ISERROR([.F21]));ERROR.TYPE([.B21])=ERROR.TYPE([.F21]);IF(AND(NOT(ISERROR([.B21]));NOT(ISERROR([.F21])));AND(ISBLANK([.B21])=ISBLANK([.F21]);[.B21]=[.F21])));1+0;&quot;ERR!&quot;)" table:style-name="ce51">
            <text:p>ok</text:p>
          </table:table-cell>
          <table:table-cell office:value-type="float" office:value="1" table:formula="of:=IF(IF(AND(ISERROR([.C21]);ISERROR([.G21]));ERROR.TYPE([.C21])=ERROR.TYPE([.G21]);IF(AND(NOT(ISERROR([.C21]));NOT(ISERROR([.G21])));AND(ISBLANK([.C21])=ISBLANK([.G21]);[.C21]=[.G21])));0+1;&quot;ERR!&quot;)" table:style-name="ce55">
            <text:p>ok</text:p>
          </table:table-cell>
          <table:table-cell office:value-type="float" office:value="1" table:formula="of:=IF(IF(AND(ISERROR([.D21]);ISERROR([.H21]));ERROR.TYPE([.D21])=ERROR.TYPE([.H21]);IF(AND(NOT(ISERROR([.D21]));NOT(ISERROR([.H21])));AND(ISBLANK([.D21])=ISBLANK([.H21]);[.D21]=[.H21])));1+0;&quot;ERR!&quot;)" table:style-name="ce55">
            <text:p>ok</text:p>
          </table:table-cell>
          <table:table-cell office:value-type="float" office:value="1" table:formula="of:=IF(IF(AND(ISERROR([.E21]);ISERROR([.I21]));ERROR.TYPE([.E21])=ERROR.TYPE([.I21]);IF(AND(NOT(ISERROR([.E21]));NOT(ISERROR([.I21])));AND(ISBLANK([.E21])=ISBLANK([.I21]);[.E21]=[.I21])));0+1;&quot;ERR!&quot;)" table:style-name="ce52">
            <text:p>ok</text:p>
          </table:table-cell>
          <table:table-cell office:value-type="float" office:value="0" table:formula="of:=$$shared_test" table:style-name="ce1">
            <text:p>0</text:p>
          </table:table-cell>
          <table:table-cell office:value-type="float" office:value="1" table:formula="of:=$$shared_test+1" table:style-name="ce1">
            <text:p>1</text:p>
          </table:table-cell>
          <table:table-cell office:value-type="float" office:value="2" table:formula="of:=$$shared_test+2" table:style-name="ce1">
            <text:p>2</text:p>
          </table:table-cell>
          <table:table-cell office:value-type="float" office:value="3" table:formula="of:=$$shared_test+3" table:style-name="ce1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31">
            <text:p>area = B21:E24, base = E21</text:p>
          </table:table-cell>
          <table:table-cell office:value-type="float" office:value="16" table:formula="of:=([.N22]+MIN([.$N$21:.$Q$24]))^2" table:style-name="ce46">
            <text:p>16</text:p>
          </table:table-cell>
          <table:table-cell office:value-type="float" office:value="25" table:formula="of:=([.O22]+MIN([.$N$21:.$Q$24]))^2" table:style-name="ce47">
            <text:p>25</text:p>
          </table:table-cell>
          <table:table-cell office:value-type="float" office:value="36" table:formula="of:=([.P22]+MIN([.$N$21:.$Q$24]))^2" table:style-name="ce47">
            <text:p>36</text:p>
          </table:table-cell>
          <table:table-cell office:value-type="float" office:value="28" table:formula="of:=[.Q22]/2*([.Q22]+1)" table:style-name="ce38">
            <text:p>28</text:p>
          </table:table-cell>
          <table:table-cell office:value-type="float" office:value="16" table:formula="of:=($$shared_test+4+MIN([.$N$21:.$Q$24]))^2" table:style-name="ce47">
            <text:p>16</text:p>
          </table:table-cell>
          <table:table-cell office:value-type="float" office:value="25" table:formula="of:=($$shared_test+5+MIN([.$N$21:.$Q$24]))^2" table:style-name="ce47">
            <text:p>25</text:p>
          </table:table-cell>
          <table:table-cell office:value-type="float" office:value="36" table:formula="of:=($$shared_test+6+MIN([.$N$21:.$Q$24]))^2" table:style-name="ce47">
            <text:p>36</text:p>
          </table:table-cell>
          <table:table-cell office:value-type="float" office:value="28" table:formula="of:=($$shared_test+7)/2*($$shared_test+8)" table:style-name="ce38">
            <text:p>28</text:p>
          </table:table-cell>
          <table:table-cell office:value-type="float" office:value="1" table:formula="of:=IF(IF(AND(ISERROR([.B22]);ISERROR([.F22]));ERROR.TYPE([.B22])=ERROR.TYPE([.F22]);IF(AND(NOT(ISERROR([.B22]));NOT(ISERROR([.F22])));AND(ISBLANK([.B22])=ISBLANK([.F22]);[.B22]=[.F22])));0+1;&quot;ERR!&quot;)" table:style-name="ce56">
            <text:p>ok</text:p>
          </table:table-cell>
          <table:table-cell office:value-type="float" office:value="1" table:formula="of:=IF(IF(AND(ISERROR([.C22]);ISERROR([.G22]));ERROR.TYPE([.C22])=ERROR.TYPE([.G22]);IF(AND(NOT(ISERROR([.C22]));NOT(ISERROR([.G22])));AND(ISBLANK([.C22])=ISBLANK([.G22]);[.C22]=[.G22])));1+0;&quot;ERR!&quot;)" table:style-name="ce57">
            <text:p>ok</text:p>
          </table:table-cell>
          <table:table-cell office:value-type="float" office:value="1" table:formula="of:=IF(IF(AND(ISERROR([.D22]);ISERROR([.H22]));ERROR.TYPE([.D22])=ERROR.TYPE([.H22]);IF(AND(NOT(ISERROR([.D22]));NOT(ISERROR([.H22])));AND(ISBLANK([.D22])=ISBLANK([.H22]);[.D22]=[.H22])));0+1;&quot;ERR!&quot;)" table:style-name="ce57">
            <text:p>ok</text:p>
          </table:table-cell>
          <table:table-cell office:value-type="float" office:value="1" table:formula="of:=IF(IF(AND(ISERROR([.E22]);ISERROR([.I22]));ERROR.TYPE([.E22])=ERROR.TYPE([.I22]);IF(AND(NOT(ISERROR([.E22]));NOT(ISERROR([.I22])));AND(ISBLANK([.E22])=ISBLANK([.I22]);[.E22]=[.I22])));1+0;&quot;ERR!&quot;)" table:style-name="ce58">
            <text:p>ok</text:p>
          </table:table-cell>
          <table:table-cell office:value-type="float" office:value="4" table:formula="of:=$$shared_test+4" table:style-name="ce1">
            <text:p>4</text:p>
          </table:table-cell>
          <table:table-cell office:value-type="float" office:value="5" table:formula="of:=$$shared_test+5" table:style-name="ce1">
            <text:p>5</text:p>
          </table:table-cell>
          <table:table-cell office:value-type="float" office:value="6" table:formula="of:=$$shared_test+6" table:style-name="ce1">
            <text:p>6</text:p>
          </table:table-cell>
          <table:table-cell office:value-type="float" office:value="7" table:formula="of:=$$shared_test+7" table:style-name="ce1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44">
            <text:p>=(N21+MIN($N$21:$Q$24))^2</text:p>
          </table:table-cell>
          <table:table-cell office:value-type="float" office:value="36" table:formula="of:=[.N23]/2*([.N23]+1)" table:style-name="ce32">
            <text:p>36</text:p>
          </table:table-cell>
          <table:table-cell office:value-type="float" office:value="45" table:formula="of:=[.O23]/2*([.O23]+1)" table:style-name="ce33">
            <text:p>45</text:p>
          </table:table-cell>
          <table:table-cell office:value-type="float" office:value="55" table:formula="of:=[.P23]/2*([.P23]+1)" table:style-name="ce33">
            <text:p>55</text:p>
          </table:table-cell>
          <table:table-cell office:value-type="float" office:value="66" table:formula="of:=[.Q23]/2*([.Q23]+1)" table:style-name="ce38">
            <text:p>66</text:p>
          </table:table-cell>
          <table:table-cell office:value-type="float" office:value="36" table:formula="of:=($$shared_test+8)/2*($$shared_test+9)" table:style-name="ce33">
            <text:p>36</text:p>
          </table:table-cell>
          <table:table-cell office:value-type="float" office:value="45" table:formula="of:=($$shared_test+9)/2*($$shared_test+10)" table:style-name="ce33">
            <text:p>45</text:p>
          </table:table-cell>
          <table:table-cell office:value-type="float" office:value="55" table:formula="of:=($$shared_test+10)/2*($$shared_test+11)" table:style-name="ce33">
            <text:p>55</text:p>
          </table:table-cell>
          <table:table-cell office:value-type="float" office:value="66" table:formula="of:=($$shared_test+11)/2*($$shared_test+12)" table:style-name="ce38">
            <text:p>66</text:p>
          </table:table-cell>
          <table:table-cell office:value-type="float" office:value="1" table:formula="of:=IF(IF(AND(ISERROR([.B23]);ISERROR([.F23]));ERROR.TYPE([.B23])=ERROR.TYPE([.F23]);IF(AND(NOT(ISERROR([.B23]));NOT(ISERROR([.F23])));AND(ISBLANK([.B23])=ISBLANK([.F23]);[.B23]=[.F23])));1+0;&quot;ERR!&quot;)" table:style-name="ce56">
            <text:p>ok</text:p>
          </table:table-cell>
          <table:table-cell office:value-type="float" office:value="1" table:formula="of:=IF(IF(AND(ISERROR([.C23]);ISERROR([.G23]));ERROR.TYPE([.C23])=ERROR.TYPE([.G23]);IF(AND(NOT(ISERROR([.C23]));NOT(ISERROR([.G23])));AND(ISBLANK([.C23])=ISBLANK([.G23]);[.C23]=[.G23])));0+1;&quot;ERR!&quot;)" table:style-name="ce57">
            <text:p>ok</text:p>
          </table:table-cell>
          <table:table-cell office:value-type="float" office:value="1" table:formula="of:=IF(IF(AND(ISERROR([.D23]);ISERROR([.H23]));ERROR.TYPE([.D23])=ERROR.TYPE([.H23]);IF(AND(NOT(ISERROR([.D23]));NOT(ISERROR([.H23])));AND(ISBLANK([.D23])=ISBLANK([.H23]);[.D23]=[.H23])));1+0;&quot;ERR!&quot;)" table:style-name="ce57">
            <text:p>ok</text:p>
          </table:table-cell>
          <table:table-cell office:value-type="float" office:value="1" table:formula="of:=IF(IF(AND(ISERROR([.E23]);ISERROR([.I23]));ERROR.TYPE([.E23])=ERROR.TYPE([.I23]);IF(AND(NOT(ISERROR([.E23]));NOT(ISERROR([.I23])));AND(ISBLANK([.E23])=ISBLANK([.I23]);[.E23]=[.I23])));0+1;&quot;ERR!&quot;)" table:style-name="ce58">
            <text:p>ok</text:p>
          </table:table-cell>
          <table:table-cell office:value-type="float" office:value="8" table:formula="of:=$$shared_test+8" table:style-name="ce1">
            <text:p>8</text:p>
          </table:table-cell>
          <table:table-cell office:value-type="float" office:value="9" table:formula="of:=$$shared_test+9" table:style-name="ce1">
            <text:p>9</text:p>
          </table:table-cell>
          <table:table-cell office:value-type="float" office:value="10" table:formula="of:=$$shared_test+10" table:style-name="ce1">
            <text:p>10</text:p>
          </table:table-cell>
          <table:table-cell office:value-type="float" office:value="11" table:formula="of:=$$shared_test+11" table:style-name="ce1">
            <text:p>11</text:p>
          </table:table-cell>
          <table:table-cell table:number-columns-repeated="16367"/>
        </table:table-row>
        <table:table-row table:style-name="ro2">
          <table:table-cell office:value-type="string" table:style-name="ce45">
            <text:p>area = B21:D22, base = C21</text:p>
          </table:table-cell>
          <table:table-cell office:value-type="float" office:value="78" table:formula="of:=[.N24]/2*([.N24]+1)" table:style-name="ce34">
            <text:p>78</text:p>
          </table:table-cell>
          <table:table-cell office:value-type="float" office:value="91" table:formula="of:=[.O24]/2*([.O24]+1)" table:style-name="ce35">
            <text:p>91</text:p>
          </table:table-cell>
          <table:table-cell office:value-type="float" office:value="105" table:formula="of:=[.P24]/2*([.P24]+1)" table:style-name="ce35">
            <text:p>105</text:p>
          </table:table-cell>
          <table:table-cell office:value-type="float" office:value="120" table:formula="of:=[.Q24]/2*([.Q24]+1)" table:style-name="ce36">
            <text:p>120</text:p>
          </table:table-cell>
          <table:table-cell office:value-type="float" office:value="78" table:formula="of:=($$shared_test+12)/2*($$shared_test+13)" table:style-name="ce35">
            <text:p>78</text:p>
          </table:table-cell>
          <table:table-cell office:value-type="float" office:value="91" table:formula="of:=($$shared_test+13)/2*($$shared_test+14)" table:style-name="ce35">
            <text:p>91</text:p>
          </table:table-cell>
          <table:table-cell office:value-type="float" office:value="105" table:formula="of:=($$shared_test+14)/2*($$shared_test+15)" table:style-name="ce35">
            <text:p>105</text:p>
          </table:table-cell>
          <table:table-cell office:value-type="float" office:value="120" table:formula="of:=($$shared_test+15)/2*($$shared_test+16)" table:style-name="ce36">
            <text:p>120</text:p>
          </table:table-cell>
          <table:table-cell office:value-type="float" office:value="1" table:formula="of:=IF(IF(AND(ISERROR([.B24]);ISERROR([.F24]));ERROR.TYPE([.B24])=ERROR.TYPE([.F24]);IF(AND(NOT(ISERROR([.B24]));NOT(ISERROR([.F24])));AND(ISBLANK([.B24])=ISBLANK([.F24]);[.B24]=[.F24])));0+1;&quot;ERR!&quot;)" table:style-name="ce53">
            <text:p>ok</text:p>
          </table:table-cell>
          <table:table-cell office:value-type="float" office:value="1" table:formula="of:=IF(IF(AND(ISERROR([.C24]);ISERROR([.G24]));ERROR.TYPE([.C24])=ERROR.TYPE([.G24]);IF(AND(NOT(ISERROR([.C24]));NOT(ISERROR([.G24])));AND(ISBLANK([.C24])=ISBLANK([.G24]);[.C24]=[.G24])));1+0;&quot;ERR!&quot;)" table:style-name="ce59">
            <text:p>ok</text:p>
          </table:table-cell>
          <table:table-cell office:value-type="float" office:value="1" table:formula="of:=IF(IF(AND(ISERROR([.D24]);ISERROR([.H24]));ERROR.TYPE([.D24])=ERROR.TYPE([.H24]);IF(AND(NOT(ISERROR([.D24]));NOT(ISERROR([.H24])));AND(ISBLANK([.D24])=ISBLANK([.H24]);[.D24]=[.H24])));0+1;&quot;ERR!&quot;)" table:style-name="ce59">
            <text:p>ok</text:p>
          </table:table-cell>
          <table:table-cell office:value-type="float" office:value="1" table:formula="of:=IF(IF(AND(ISERROR([.E24]);ISERROR([.I24]));ERROR.TYPE([.E24])=ERROR.TYPE([.I24]);IF(AND(NOT(ISERROR([.E24]));NOT(ISERROR([.I24])));AND(ISBLANK([.E24])=ISBLANK([.I24]);[.E24]=[.I24])));1+0;&quot;ERR!&quot;)" table:style-name="ce54">
            <text:p>ok</text:p>
          </table:table-cell>
          <table:table-cell office:value-type="float" office:value="12" table:formula="of:=$$shared_test+12" table:style-name="ce1">
            <text:p>12</text:p>
          </table:table-cell>
          <table:table-cell office:value-type="float" office:value="13" table:formula="of:=$$shared_test+13" table:style-name="ce1">
            <text:p>13</text:p>
          </table:table-cell>
          <table:table-cell office:value-type="float" office:value="14" table:formula="of:=$$shared_test+14" table:style-name="ce1">
            <text:p>14</text:p>
          </table:table-cell>
          <table:table-cell office:value-type="float" office:value="15" table:formula="of:=$$shared_test+15" table:style-name="ce1">
            <text:p>15</text:p>
          </table:table-cell>
          <table:table-cell table:number-columns-repeated="16367"/>
        </table:table-row>
        <table:table-row table:style-name="ro2">
          <table:table-cell office:value-type="string" table:style-name="ce39">
            <text:p>red cells: not part of shared formula</text:p>
          </table:table-cell>
          <table:table-cell table:number-columns-repeated="16383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TableOp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2">
            <text:p>FORMULA TEST DOCUMENT</text:p>
          </table:table-cell>
          <table:table-cell table:number-columns-repeated="13" table:style-name="ce2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7 - TABLE OPERATIONS</text:p>
          </table:table-cell>
          <table:table-cell table:number-columns-repeated="13" table:style-name="ce3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7.1 - INPUT VALUES IN COLUMN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Is</text:p>
          </table:table-cell>
          <table:table-cell table:style-name="ce11"/>
          <table:table-cell office:value-type="string" table:style-name="ce61">
            <text:p>Formulas</text:p>
          </table:table-cell>
          <table:table-cell table:number-columns-repeated="2" table:style-name="ce62"/>
          <table:table-cell table:style-name="ce63"/>
          <table:table-cell office:value-type="string" table:style-name="ce66">
            <text:p>Must</text:p>
          </table:table-cell>
          <table:table-cell table:number-columns-repeated="3" table:style-name="ce11"/>
          <table:table-cell office:value-type="string" table:style-name="ce5">
            <text:p>Ok?</text:p>
          </table:table-cell>
          <table:table-cell table:number-columns-repeated="3" table:style-name="ce11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float" office:value="3" table:formula="of:=[.A10]+2" table:style-name="ce26">
            <text:p>3</text:p>
          </table:table-cell>
          <table:table-cell office:value-type="float" office:value="1" table:formula="of:=2-[.A10]" table:style-name="ce27">
            <text:p>1</text:p>
          </table:table-cell>
          <table:table-cell office:value-type="float" office:value="2" table:formula="of:=[.A10]*2" table:style-name="ce27">
            <text:p>2</text:p>
          </table:table-cell>
          <table:table-cell office:value-type="float" office:value="0.5" table:formula="of:=[.A10]/2" table:style-name="ce28">
            <text:p>0,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7">
            <text:p>Input values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2">
            <text:p>0,5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2">
            <text:p>0,5</text:p>
          </table:table-cell>
          <table:table-cell office:value-type="float" office:value="1" table:formula="of:=IF(IF(AND(ISERROR([.C8]);ISERROR([.G8]));ERROR.TYPE([.C8])=ERROR.TYPE([.G8]);IF(AND(NOT(ISERROR([.C8]));NOT(ISERROR([.G8])));AND(ISBLANK([.C8])=ISBLANK([.G8]);[.C8]=[.G8])));1+0;&quot;ERR!&quot;)" table:style-name="ce51">
            <text:p>ok</text:p>
          </table:table-cell>
          <table:table-cell office:value-type="float" office:value="1" table:formula="of:=IF(IF(AND(ISERROR([.D8]);ISERROR([.H8]));ERROR.TYPE([.D8])=ERROR.TYPE([.H8]);IF(AND(NOT(ISERROR([.D8]));NOT(ISERROR([.H8])));AND(ISBLANK([.D8])=ISBLANK([.H8]);[.D8]=[.H8])));0+1;&quot;ERR!&quot;)" table:style-name="ce55">
            <text:p>ok</text:p>
          </table:table-cell>
          <table:table-cell office:value-type="float" office:value="1" table:formula="of:=IF(IF(AND(ISERROR([.E8]);ISERROR([.I8]));ERROR.TYPE([.E8])=ERROR.TYPE([.I8]);IF(AND(NOT(ISERROR([.E8]));NOT(ISERROR([.I8])));AND(ISBLANK([.E8])=ISBLANK([.I8]);[.E8]=[.I8])));1+0;&quot;ERR!&quot;)" table:style-name="ce55">
            <text:p>ok</text:p>
          </table:table-cell>
          <table:table-cell office:value-type="float" office:value="1" table:formula="of:=IF(IF(AND(ISERROR([.F8]);ISERROR([.J8]));ERROR.TYPE([.F8])=ERROR.TYPE([.J8]);IF(AND(NOT(ISERROR([.F8]));NOT(ISERROR([.J8])));AND(ISBLANK([.F8])=ISBLANK([.J8]);[.F8]=[.J8])));0+1;&quot;ERR!&quot;)" table:style-name="ce52">
            <text:p>ok</text:p>
          </table:table-cell>
          <table:table-cell table:number-columns-repeated="16370"/>
        </table:table-row>
        <table:table-row table:style-name="ro2">
          <table:table-cell office:value-type="string" table:style-name="ce64">
            <text:p>Ref cell</text:p>
          </table:table-cell>
          <table:table-cell office:value-type="float" office:value="2" table:style-name="ce68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formula="of:=IF(IF(AND(ISERROR([.C9]);ISERROR([.G9]));ERROR.TYPE([.C9])=ERROR.TYPE([.G9]);IF(AND(NOT(ISERROR([.C9]));NOT(ISERROR([.G9])));AND(ISBLANK([.C9])=ISBLANK([.G9]);[.C9]=[.G9])));0+1;&quot;ERR!&quot;)" table:style-name="ce56">
            <text:p>ok</text:p>
          </table:table-cell>
          <table:table-cell office:value-type="float" office:value="1" table:formula="of:=IF(IF(AND(ISERROR([.D9]);ISERROR([.H9]));ERROR.TYPE([.D9])=ERROR.TYPE([.H9]);IF(AND(NOT(ISERROR([.D9]));NOT(ISERROR([.H9])));AND(ISBLANK([.D9])=ISBLANK([.H9]);[.D9]=[.H9])));1+0;&quot;ERR!&quot;)" table:style-name="ce57">
            <text:p>ok</text:p>
          </table:table-cell>
          <table:table-cell office:value-type="float" office:value="1" table:formula="of:=IF(IF(AND(ISERROR([.E9]);ISERROR([.I9]));ERROR.TYPE([.E9])=ERROR.TYPE([.I9]);IF(AND(NOT(ISERROR([.E9]));NOT(ISERROR([.I9])));AND(ISBLANK([.E9])=ISBLANK([.I9]);[.E9]=[.I9])));0+1;&quot;ERR!&quot;)" table:style-name="ce57">
            <text:p>ok</text:p>
          </table:table-cell>
          <table:table-cell office:value-type="float" office:value="1" table:formula="of:=IF(IF(AND(ISERROR([.F9]);ISERROR([.J9]));ERROR.TYPE([.F9])=ERROR.TYPE([.J9]);IF(AND(NOT(ISERROR([.F9]));NOT(ISERROR([.J9])));AND(ISBLANK([.F9])=ISBLANK([.J9]);[.F9]=[.J9])));1+0;&quot;ERR!&quot;)" table:style-name="ce58">
            <text:p>ok</text:p>
          </table:table-cell>
          <table:table-cell table:number-columns-repeated="16370"/>
        </table:table-row>
        <table:table-row table:style-name="ro2">
          <table:table-cell office:value-type="float" office:value="1" table:style-name="ce65">
            <text:p>1</text:p>
          </table:table-cell>
          <table:table-cell office:value-type="float" office:value="3" table:style-name="ce68">
            <text:p>3</text:p>
          </table:table-cell>
          <table:table-cell office:value-type="float" office:value="5" table:style-name="ce23">
            <text:p>5</text:p>
          </table:table-cell>
          <table:table-cell office:value-type="float" office:value="-1" table:style-name="ce24">
            <text:p>-1</text:p>
          </table:table-cell>
          <table:table-cell office:value-type="float" office:value="6" table:style-name="ce24">
            <text:p>6</text:p>
          </table:table-cell>
          <table:table-cell office:value-type="float" office:value="1.5" table:style-name="ce25">
            <text:p>1,5</text:p>
          </table:table-cell>
          <table:table-cell office:value-type="float" office:value="5" table:style-name="ce23">
            <text:p>5</text:p>
          </table:table-cell>
          <table:table-cell office:value-type="float" office:value="-1" table:style-name="ce24">
            <text:p>-1</text:p>
          </table:table-cell>
          <table:table-cell office:value-type="float" office:value="6" table:style-name="ce24">
            <text:p>6</text:p>
          </table:table-cell>
          <table:table-cell office:value-type="float" office:value="1.5" table:style-name="ce25">
            <text:p>1,5</text:p>
          </table:table-cell>
          <table:table-cell office:value-type="float" office:value="1" table:formula="of:=IF(IF(AND(ISERROR([.C10]);ISERROR([.G10]));ERROR.TYPE([.C10])=ERROR.TYPE([.G10]);IF(AND(NOT(ISERROR([.C10]));NOT(ISERROR([.G10])));AND(ISBLANK([.C10])=ISBLANK([.G10]);[.C10]=[.G10])));1+0;&quot;ERR!&quot;)" table:style-name="ce56">
            <text:p>ok</text:p>
          </table:table-cell>
          <table:table-cell office:value-type="float" office:value="1" table:formula="of:=IF(IF(AND(ISERROR([.D10]);ISERROR([.H10]));ERROR.TYPE([.D10])=ERROR.TYPE([.H10]);IF(AND(NOT(ISERROR([.D10]));NOT(ISERROR([.H10])));AND(ISBLANK([.D10])=ISBLANK([.H10]);[.D10]=[.H10])));0+1;&quot;ERR!&quot;)" table:style-name="ce57">
            <text:p>ok</text:p>
          </table:table-cell>
          <table:table-cell office:value-type="float" office:value="1" table:formula="of:=IF(IF(AND(ISERROR([.E10]);ISERROR([.I10]));ERROR.TYPE([.E10])=ERROR.TYPE([.I10]);IF(AND(NOT(ISERROR([.E10]));NOT(ISERROR([.I10])));AND(ISBLANK([.E10])=ISBLANK([.I10]);[.E10]=[.I10])));1+0;&quot;ERR!&quot;)" table:style-name="ce57">
            <text:p>ok</text:p>
          </table:table-cell>
          <table:table-cell office:value-type="float" office:value="1" table:formula="of:=IF(IF(AND(ISERROR([.F10]);ISERROR([.J10]));ERROR.TYPE([.F10])=ERROR.TYPE([.J10]);IF(AND(NOT(ISERROR([.F10]));NOT(ISERROR([.J10])));AND(ISBLANK([.F10])=ISBLANK([.J10]);[.F10]=[.J10])));0+1;&quot;ERR!&quot;)" table:style-name="ce58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4" table:style-name="ce65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-2" table:style-name="ce27">
            <text:p>-2</text:p>
          </table:table-cell>
          <table:table-cell office:value-type="float" office:value="8" table:style-name="ce27">
            <text:p>8</text:p>
          </table:table-cell>
          <table:table-cell office:value-type="float" office:value="2" table:style-name="ce28">
            <text:p>2</text:p>
          </table:table-cell>
          <table:table-cell office:value-type="float" office:value="6" table:style-name="ce26">
            <text:p>6</text:p>
          </table:table-cell>
          <table:table-cell office:value-type="float" office:value="-2" table:style-name="ce27">
            <text:p>-2</text:p>
          </table:table-cell>
          <table:table-cell office:value-type="float" office:value="8" table:style-name="ce27">
            <text:p>8</text:p>
          </table:table-cell>
          <table:table-cell office:value-type="float" office:value="2" table:style-name="ce28">
            <text:p>2</text:p>
          </table:table-cell>
          <table:table-cell office:value-type="float" office:value="1" table:formula="of:=IF(IF(AND(ISERROR([.C11]);ISERROR([.G11]));ERROR.TYPE([.C11])=ERROR.TYPE([.G11]);IF(AND(NOT(ISERROR([.C11]));NOT(ISERROR([.G11])));AND(ISBLANK([.C11])=ISBLANK([.G11]);[.C11]=[.G11])));0+1;&quot;ERR!&quot;)" table:style-name="ce53">
            <text:p>ok</text:p>
          </table:table-cell>
          <table:table-cell office:value-type="float" office:value="1" table:formula="of:=IF(IF(AND(ISERROR([.D11]);ISERROR([.H11]));ERROR.TYPE([.D11])=ERROR.TYPE([.H11]);IF(AND(NOT(ISERROR([.D11]));NOT(ISERROR([.H11])));AND(ISBLANK([.D11])=ISBLANK([.H11]);[.D11]=[.H11])));1+0;&quot;ERR!&quot;)" table:style-name="ce59">
            <text:p>ok</text:p>
          </table:table-cell>
          <table:table-cell office:value-type="float" office:value="1" table:formula="of:=IF(IF(AND(ISERROR([.E11]);ISERROR([.I11]));ERROR.TYPE([.E11])=ERROR.TYPE([.I11]);IF(AND(NOT(ISERROR([.E11]));NOT(ISERROR([.I11])));AND(ISBLANK([.E11])=ISBLANK([.I11]);[.E11]=[.I11])));0+1;&quot;ERR!&quot;)" table:style-name="ce59">
            <text:p>ok</text:p>
          </table:table-cell>
          <table:table-cell office:value-type="float" office:value="1" table:formula="of:=IF(IF(AND(ISERROR([.F11]);ISERROR([.J11]));ERROR.TYPE([.F11])=ERROR.TYPE([.J11]);IF(AND(NOT(ISERROR([.F11]));NOT(ISERROR([.J11])));AND(ISBLANK([.F11])=ISBLANK([.J11]);[.F11]=[.J11])));1+0;&quot;ERR!&quot;)" table:style-name="ce54">
            <text:p>ok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7.2 - INPUT VALUES IN ROW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Is</text:p>
          </table:table-cell>
          <table:table-cell table:style-name="ce11"/>
          <table:table-cell office:value-type="string" table:style-name="ce61">
            <text:p>Input values</text:p>
          </table:table-cell>
          <table:table-cell table:number-columns-repeated="2" table:style-name="ce62"/>
          <table:table-cell table:style-name="ce63"/>
          <table:table-cell office:value-type="string" table:style-name="ce66">
            <text:p>Must</text:p>
          </table:table-cell>
          <table:table-cell table:number-columns-repeated="3" table:style-name="ce11"/>
          <table:table-cell office:value-type="string" table:style-name="ce5">
            <text:p>Ok?</text:p>
          </table:table-cell>
          <table:table-cell table:number-columns-repeated="3" table:style-name="ce11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float" office:value="1" table:style-name="ce26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9">
            <text:p>Formulas</text:p>
          </table:table-cell>
          <table:table-cell office:value-type="float" office:value="3" table:formula="of:=[.A18]+2" table:style-name="ce22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1" table:formula="of:=IF(IF(AND(ISERROR([.C16]);ISERROR([.G16]));ERROR.TYPE([.C16])=ERROR.TYPE([.G16]);IF(AND(NOT(ISERROR([.C16]));NOT(ISERROR([.G16])));AND(ISBLANK([.C16])=ISBLANK([.G16]);[.C16]=[.G16])));1+0;&quot;ERR!&quot;)" table:style-name="ce51">
            <text:p>ok</text:p>
          </table:table-cell>
          <table:table-cell office:value-type="float" office:value="1" table:formula="of:=IF(IF(AND(ISERROR([.D16]);ISERROR([.H16]));ERROR.TYPE([.D16])=ERROR.TYPE([.H16]);IF(AND(NOT(ISERROR([.D16]));NOT(ISERROR([.H16])));AND(ISBLANK([.D16])=ISBLANK([.H16]);[.D16]=[.H16])));0+1;&quot;ERR!&quot;)" table:style-name="ce55">
            <text:p>ok</text:p>
          </table:table-cell>
          <table:table-cell office:value-type="float" office:value="1" table:formula="of:=IF(IF(AND(ISERROR([.E16]);ISERROR([.I16]));ERROR.TYPE([.E16])=ERROR.TYPE([.I16]);IF(AND(NOT(ISERROR([.E16]));NOT(ISERROR([.I16])));AND(ISBLANK([.E16])=ISBLANK([.I16]);[.E16]=[.I16])));1+0;&quot;ERR!&quot;)" table:style-name="ce55">
            <text:p>ok</text:p>
          </table:table-cell>
          <table:table-cell office:value-type="float" office:value="1" table:formula="of:=IF(IF(AND(ISERROR([.F16]);ISERROR([.J16]));ERROR.TYPE([.F16])=ERROR.TYPE([.J16]);IF(AND(NOT(ISERROR([.F16]));NOT(ISERROR([.J16])));AND(ISBLANK([.F16])=ISBLANK([.J16]);[.F16]=[.J16])));0+1;&quot;ERR!&quot;)" table:style-name="ce52">
            <text:p>ok</text:p>
          </table:table-cell>
          <table:table-cell table:number-columns-repeated="16370"/>
        </table:table-row>
        <table:table-row table:style-name="ro2">
          <table:table-cell office:value-type="string" table:style-name="ce64">
            <text:p>Ref cell</text:p>
          </table:table-cell>
          <table:table-cell office:value-type="float" office:value="1" table:formula="of:=2-[.A18]" table:style-name="ce68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-2" table:style-name="ce25">
            <text:p>-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-2" table:style-name="ce25">
            <text:p>-2</text:p>
          </table:table-cell>
          <table:table-cell office:value-type="float" office:value="1" table:formula="of:=IF(IF(AND(ISERROR([.C17]);ISERROR([.G17]));ERROR.TYPE([.C17])=ERROR.TYPE([.G17]);IF(AND(NOT(ISERROR([.C17]));NOT(ISERROR([.G17])));AND(ISBLANK([.C17])=ISBLANK([.G17]);[.C17]=[.G17])));0+1;&quot;ERR!&quot;)" table:style-name="ce56">
            <text:p>ok</text:p>
          </table:table-cell>
          <table:table-cell office:value-type="float" office:value="1" table:formula="of:=IF(IF(AND(ISERROR([.D17]);ISERROR([.H17]));ERROR.TYPE([.D17])=ERROR.TYPE([.H17]);IF(AND(NOT(ISERROR([.D17]));NOT(ISERROR([.H17])));AND(ISBLANK([.D17])=ISBLANK([.H17]);[.D17]=[.H17])));1+0;&quot;ERR!&quot;)" table:style-name="ce57">
            <text:p>ok</text:p>
          </table:table-cell>
          <table:table-cell office:value-type="float" office:value="1" table:formula="of:=IF(IF(AND(ISERROR([.E17]);ISERROR([.I17]));ERROR.TYPE([.E17])=ERROR.TYPE([.I17]);IF(AND(NOT(ISERROR([.E17]));NOT(ISERROR([.I17])));AND(ISBLANK([.E17])=ISBLANK([.I17]);[.E17]=[.I17])));0+1;&quot;ERR!&quot;)" table:style-name="ce57">
            <text:p>ok</text:p>
          </table:table-cell>
          <table:table-cell office:value-type="float" office:value="1" table:formula="of:=IF(IF(AND(ISERROR([.F17]);ISERROR([.J17]));ERROR.TYPE([.F17])=ERROR.TYPE([.J17]);IF(AND(NOT(ISERROR([.F17]));NOT(ISERROR([.J17])));AND(ISBLANK([.F17])=ISBLANK([.J17]);[.F17]=[.J17])));1+0;&quot;ERR!&quot;)" table:style-name="ce58">
            <text:p>ok</text:p>
          </table:table-cell>
          <table:table-cell table:number-columns-repeated="16370"/>
        </table:table-row>
        <table:table-row table:style-name="ro2">
          <table:table-cell office:value-type="float" office:value="1" table:style-name="ce65">
            <text:p>1</text:p>
          </table:table-cell>
          <table:table-cell office:value-type="float" office:value="2" table:formula="of:=[.A18]*2" table:style-name="ce68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1" table:formula="of:=IF(IF(AND(ISERROR([.C18]);ISERROR([.G18]));ERROR.TYPE([.C18])=ERROR.TYPE([.G18]);IF(AND(NOT(ISERROR([.C18]));NOT(ISERROR([.G18])));AND(ISBLANK([.C18])=ISBLANK([.G18]);[.C18]=[.G18])));1+0;&quot;ERR!&quot;)" table:style-name="ce56">
            <text:p>ok</text:p>
          </table:table-cell>
          <table:table-cell office:value-type="float" office:value="1" table:formula="of:=IF(IF(AND(ISERROR([.D18]);ISERROR([.H18]));ERROR.TYPE([.D18])=ERROR.TYPE([.H18]);IF(AND(NOT(ISERROR([.D18]));NOT(ISERROR([.H18])));AND(ISBLANK([.D18])=ISBLANK([.H18]);[.D18]=[.H18])));0+1;&quot;ERR!&quot;)" table:style-name="ce57">
            <text:p>ok</text:p>
          </table:table-cell>
          <table:table-cell office:value-type="float" office:value="1" table:formula="of:=IF(IF(AND(ISERROR([.E18]);ISERROR([.I18]));ERROR.TYPE([.E18])=ERROR.TYPE([.I18]);IF(AND(NOT(ISERROR([.E18]));NOT(ISERROR([.I18])));AND(ISBLANK([.E18])=ISBLANK([.I18]);[.E18]=[.I18])));1+0;&quot;ERR!&quot;)" table:style-name="ce57">
            <text:p>ok</text:p>
          </table:table-cell>
          <table:table-cell office:value-type="float" office:value="1" table:formula="of:=IF(IF(AND(ISERROR([.F18]);ISERROR([.J18]));ERROR.TYPE([.F18])=ERROR.TYPE([.J18]);IF(AND(NOT(ISERROR([.F18]));NOT(ISERROR([.J18])));AND(ISBLANK([.F18])=ISBLANK([.J18]);[.F18]=[.J18])));0+1;&quot;ERR!&quot;)" table:style-name="ce58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0.5" table:formula="of:=[.A18]/2" table:style-name="ce65">
            <text:p>0,5</text:p>
          </table:table-cell>
          <table:table-cell office:value-type="float" office:value="0.5" table:style-name="ce26">
            <text:p>0,5</text:p>
          </table:table-cell>
          <table:table-cell office:value-type="float" office:value="1" table:style-name="ce27">
            <text:p>1</text:p>
          </table:table-cell>
          <table:table-cell office:value-type="float" office:value="1.5" table:style-name="ce27">
            <text:p>1,5</text:p>
          </table:table-cell>
          <table:table-cell office:value-type="float" office:value="2" table:style-name="ce28">
            <text:p>2</text:p>
          </table:table-cell>
          <table:table-cell office:value-type="float" office:value="0.5" table:style-name="ce26">
            <text:p>0,5</text:p>
          </table:table-cell>
          <table:table-cell office:value-type="float" office:value="1" table:style-name="ce27">
            <text:p>1</text:p>
          </table:table-cell>
          <table:table-cell office:value-type="float" office:value="1.5" table:style-name="ce27">
            <text:p>1,5</text:p>
          </table:table-cell>
          <table:table-cell office:value-type="float" office:value="2" table:style-name="ce28">
            <text:p>2</text:p>
          </table:table-cell>
          <table:table-cell office:value-type="float" office:value="1" table:formula="of:=IF(IF(AND(ISERROR([.C19]);ISERROR([.G19]));ERROR.TYPE([.C19])=ERROR.TYPE([.G19]);IF(AND(NOT(ISERROR([.C19]));NOT(ISERROR([.G19])));AND(ISBLANK([.C19])=ISBLANK([.G19]);[.C19]=[.G19])));0+1;&quot;ERR!&quot;)" table:style-name="ce53">
            <text:p>ok</text:p>
          </table:table-cell>
          <table:table-cell office:value-type="float" office:value="1" table:formula="of:=IF(IF(AND(ISERROR([.D19]);ISERROR([.H19]));ERROR.TYPE([.D19])=ERROR.TYPE([.H19]);IF(AND(NOT(ISERROR([.D19]));NOT(ISERROR([.H19])));AND(ISBLANK([.D19])=ISBLANK([.H19]);[.D19]=[.H19])));1+0;&quot;ERR!&quot;)" table:style-name="ce59">
            <text:p>ok</text:p>
          </table:table-cell>
          <table:table-cell office:value-type="float" office:value="1" table:formula="of:=IF(IF(AND(ISERROR([.E19]);ISERROR([.I19]));ERROR.TYPE([.E19])=ERROR.TYPE([.I19]);IF(AND(NOT(ISERROR([.E19]));NOT(ISERROR([.I19])));AND(ISBLANK([.E19])=ISBLANK([.I19]);[.E19]=[.I19])));0+1;&quot;ERR!&quot;)" table:style-name="ce59">
            <text:p>ok</text:p>
          </table:table-cell>
          <table:table-cell office:value-type="float" office:value="1" table:formula="of:=IF(IF(AND(ISERROR([.F19]);ISERROR([.J19]));ERROR.TYPE([.F19])=ERROR.TYPE([.J19]);IF(AND(NOT(ISERROR([.F19]));NOT(ISERROR([.J19])));AND(ISBLANK([.F19])=ISBLANK([.J19]);[.F19]=[.J19])));1+0;&quot;ERR!&quot;)" table:style-name="ce54">
            <text:p>ok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7.3 - INPUT VALUES IN ROW AND COLUMN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Is</text:p>
          </table:table-cell>
          <table:table-cell office:value-type="string" table:style-name="ce64">
            <text:p>Formula</text:p>
          </table:table-cell>
          <table:table-cell office:value-type="string" table:style-name="ce61">
            <text:p>Input values</text:p>
          </table:table-cell>
          <table:table-cell table:number-columns-repeated="2" table:style-name="ce62"/>
          <table:table-cell table:style-name="ce63"/>
          <table:table-cell office:value-type="string" table:style-name="ce5">
            <text:p>Must</text:p>
          </table:table-cell>
          <table:table-cell table:number-columns-repeated="3" table:style-name="ce11"/>
          <table:table-cell office:value-type="string" table:style-name="ce5">
            <text:p>Ok?</text:p>
          </table:table-cell>
          <table:table-cell table:number-columns-repeated="3" table:style-name="ce11"/>
          <table:table-cell table:number-columns-repeated="16370"/>
        </table:table-row>
        <table:table-row table:style-name="ro2">
          <table:table-cell table:style-name="ce1"/>
          <table:table-cell office:value-type="float" office:value="1" table:formula="of:=[.A26]^[.A27]" table:style-name="ce65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7">
            <text:p>Input values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1" table:formula="of:=IF(IF(AND(ISERROR([.C24]);ISERROR([.G24]));ERROR.TYPE([.C24])=ERROR.TYPE([.G24]);IF(AND(NOT(ISERROR([.C24]));NOT(ISERROR([.G24])));AND(ISBLANK([.C24])=ISBLANK([.G24]);[.C24]=[.G24])));1+0;&quot;ERR!&quot;)" table:style-name="ce51">
            <text:p>ok</text:p>
          </table:table-cell>
          <table:table-cell office:value-type="float" office:value="1" table:formula="of:=IF(IF(AND(ISERROR([.D24]);ISERROR([.H24]));ERROR.TYPE([.D24])=ERROR.TYPE([.H24]);IF(AND(NOT(ISERROR([.D24]));NOT(ISERROR([.H24])));AND(ISBLANK([.D24])=ISBLANK([.H24]);[.D24]=[.H24])));0+1;&quot;ERR!&quot;)" table:style-name="ce55">
            <text:p>ok</text:p>
          </table:table-cell>
          <table:table-cell office:value-type="float" office:value="1" table:formula="of:=IF(IF(AND(ISERROR([.E24]);ISERROR([.I24]));ERROR.TYPE([.E24])=ERROR.TYPE([.I24]);IF(AND(NOT(ISERROR([.E24]));NOT(ISERROR([.I24])));AND(ISBLANK([.E24])=ISBLANK([.I24]);[.E24]=[.I24])));1+0;&quot;ERR!&quot;)" table:style-name="ce55">
            <text:p>ok</text:p>
          </table:table-cell>
          <table:table-cell office:value-type="float" office:value="1" table:formula="of:=IF(IF(AND(ISERROR([.F24]);ISERROR([.J24]));ERROR.TYPE([.F24])=ERROR.TYPE([.J24]);IF(AND(NOT(ISERROR([.F24]));NOT(ISERROR([.J24])));AND(ISBLANK([.F24])=ISBLANK([.J24]);[.F24]=[.J24])));0+1;&quot;ERR!&quot;)" table:style-name="ce52">
            <text:p>ok</text:p>
          </table:table-cell>
          <table:table-cell table:number-columns-repeated="16370"/>
        </table:table-row>
        <table:table-row table:style-name="ro2">
          <table:table-cell office:value-type="string" table:style-name="ce64">
            <text:p>Ref cells</text:p>
          </table:table-cell>
          <table:table-cell office:value-type="float" office:value="2" table:style-name="ce68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16" table:style-name="ce25">
            <text:p>16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16" table:style-name="ce25">
            <text:p>16</text:p>
          </table:table-cell>
          <table:table-cell office:value-type="float" office:value="1" table:formula="of:=IF(IF(AND(ISERROR([.C25]);ISERROR([.G25]));ERROR.TYPE([.C25])=ERROR.TYPE([.G25]);IF(AND(NOT(ISERROR([.C25]));NOT(ISERROR([.G25])));AND(ISBLANK([.C25])=ISBLANK([.G25]);[.C25]=[.G25])));0+1;&quot;ERR!&quot;)" table:style-name="ce56">
            <text:p>ok</text:p>
          </table:table-cell>
          <table:table-cell office:value-type="float" office:value="1" table:formula="of:=IF(IF(AND(ISERROR([.D25]);ISERROR([.H25]));ERROR.TYPE([.D25])=ERROR.TYPE([.H25]);IF(AND(NOT(ISERROR([.D25]));NOT(ISERROR([.H25])));AND(ISBLANK([.D25])=ISBLANK([.H25]);[.D25]=[.H25])));1+0;&quot;ERR!&quot;)" table:style-name="ce57">
            <text:p>ok</text:p>
          </table:table-cell>
          <table:table-cell office:value-type="float" office:value="1" table:formula="of:=IF(IF(AND(ISERROR([.E25]);ISERROR([.I25]));ERROR.TYPE([.E25])=ERROR.TYPE([.I25]);IF(AND(NOT(ISERROR([.E25]));NOT(ISERROR([.I25])));AND(ISBLANK([.E25])=ISBLANK([.I25]);[.E25]=[.I25])));0+1;&quot;ERR!&quot;)" table:style-name="ce57">
            <text:p>ok</text:p>
          </table:table-cell>
          <table:table-cell office:value-type="float" office:value="1" table:formula="of:=IF(IF(AND(ISERROR([.F25]);ISERROR([.J25]));ERROR.TYPE([.F25])=ERROR.TYPE([.J25]);IF(AND(NOT(ISERROR([.F25]));NOT(ISERROR([.J25])));AND(ISBLANK([.F25])=ISBLANK([.J25]);[.F25]=[.J25])));1+0;&quot;ERR!&quot;)" table:style-name="ce58">
            <text:p>ok</text:p>
          </table:table-cell>
          <table:table-cell table:number-columns-repeated="16370"/>
        </table:table-row>
        <table:table-row table:style-name="ro2">
          <table:table-cell office:value-type="float" office:value="1" table:style-name="ce68">
            <text:p>1</text:p>
          </table:table-cell>
          <table:table-cell office:value-type="float" office:value="3" table:style-name="ce68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8" table:style-name="ce24">
            <text:p>8</text:p>
          </table:table-cell>
          <table:table-cell office:value-type="float" office:value="27" table:style-name="ce24">
            <text:p>27</text:p>
          </table:table-cell>
          <table:table-cell office:value-type="float" office:value="64" table:style-name="ce25">
            <text:p>64</text:p>
          </table:table-cell>
          <table:table-cell office:value-type="float" office:value="1" table:style-name="ce23">
            <text:p>1</text:p>
          </table:table-cell>
          <table:table-cell office:value-type="float" office:value="8" table:style-name="ce24">
            <text:p>8</text:p>
          </table:table-cell>
          <table:table-cell office:value-type="float" office:value="27" table:style-name="ce24">
            <text:p>27</text:p>
          </table:table-cell>
          <table:table-cell office:value-type="float" office:value="64" table:style-name="ce25">
            <text:p>64</text:p>
          </table:table-cell>
          <table:table-cell office:value-type="float" office:value="1" table:formula="of:=IF(IF(AND(ISERROR([.C26]);ISERROR([.G26]));ERROR.TYPE([.C26])=ERROR.TYPE([.G26]);IF(AND(NOT(ISERROR([.C26]));NOT(ISERROR([.G26])));AND(ISBLANK([.C26])=ISBLANK([.G26]);[.C26]=[.G26])));1+0;&quot;ERR!&quot;)" table:style-name="ce56">
            <text:p>ok</text:p>
          </table:table-cell>
          <table:table-cell office:value-type="float" office:value="1" table:formula="of:=IF(IF(AND(ISERROR([.D26]);ISERROR([.H26]));ERROR.TYPE([.D26])=ERROR.TYPE([.H26]);IF(AND(NOT(ISERROR([.D26]));NOT(ISERROR([.H26])));AND(ISBLANK([.D26])=ISBLANK([.H26]);[.D26]=[.H26])));0+1;&quot;ERR!&quot;)" table:style-name="ce57">
            <text:p>ok</text:p>
          </table:table-cell>
          <table:table-cell office:value-type="float" office:value="1" table:formula="of:=IF(IF(AND(ISERROR([.E26]);ISERROR([.I26]));ERROR.TYPE([.E26])=ERROR.TYPE([.I26]);IF(AND(NOT(ISERROR([.E26]));NOT(ISERROR([.I26])));AND(ISBLANK([.E26])=ISBLANK([.I26]);[.E26]=[.I26])));1+0;&quot;ERR!&quot;)" table:style-name="ce57">
            <text:p>ok</text:p>
          </table:table-cell>
          <table:table-cell office:value-type="float" office:value="1" table:formula="of:=IF(IF(AND(ISERROR([.F26]);ISERROR([.J26]));ERROR.TYPE([.F26])=ERROR.TYPE([.J26]);IF(AND(NOT(ISERROR([.F26]));NOT(ISERROR([.J26])));AND(ISBLANK([.F26])=ISBLANK([.J26]);[.F26]=[.J26])));0+1;&quot;ERR!&quot;)" table:style-name="ce58">
            <text:p>ok</text:p>
          </table:table-cell>
          <table:table-cell table:number-columns-repeated="16370"/>
        </table:table-row>
        <table:table-row table:style-name="ro2">
          <table:table-cell office:value-type="float" office:value="1" table:style-name="ce65">
            <text:p>1</text:p>
          </table:table-cell>
          <table:table-cell office:value-type="float" office:value="4" table:style-name="ce65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81" table:style-name="ce27">
            <text:p>81</text:p>
          </table:table-cell>
          <table:table-cell office:value-type="float" office:value="256" table:style-name="ce28">
            <text:p>256</text:p>
          </table:table-cell>
          <table:table-cell office:value-type="float" office:value="1" table:style-name="ce26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81" table:style-name="ce27">
            <text:p>81</text:p>
          </table:table-cell>
          <table:table-cell office:value-type="float" office:value="256" table:style-name="ce28">
            <text:p>256</text:p>
          </table:table-cell>
          <table:table-cell office:value-type="float" office:value="1" table:formula="of:=IF(IF(AND(ISERROR([.C27]);ISERROR([.G27]));ERROR.TYPE([.C27])=ERROR.TYPE([.G27]);IF(AND(NOT(ISERROR([.C27]));NOT(ISERROR([.G27])));AND(ISBLANK([.C27])=ISBLANK([.G27]);[.C27]=[.G27])));0+1;&quot;ERR!&quot;)" table:style-name="ce53">
            <text:p>ok</text:p>
          </table:table-cell>
          <table:table-cell office:value-type="float" office:value="1" table:formula="of:=IF(IF(AND(ISERROR([.D27]);ISERROR([.H27]));ERROR.TYPE([.D27])=ERROR.TYPE([.H27]);IF(AND(NOT(ISERROR([.D27]));NOT(ISERROR([.H27])));AND(ISBLANK([.D27])=ISBLANK([.H27]);[.D27]=[.H27])));1+0;&quot;ERR!&quot;)" table:style-name="ce59">
            <text:p>ok</text:p>
          </table:table-cell>
          <table:table-cell office:value-type="float" office:value="1" table:formula="of:=IF(IF(AND(ISERROR([.E27]);ISERROR([.I27]));ERROR.TYPE([.E27])=ERROR.TYPE([.I27]);IF(AND(NOT(ISERROR([.E27]));NOT(ISERROR([.I27])));AND(ISBLANK([.E27])=ISBLANK([.I27]);[.E27]=[.I27])));0+1;&quot;ERR!&quot;)" table:style-name="ce59">
            <text:p>ok</text:p>
          </table:table-cell>
          <table:table-cell office:value-type="float" office:value="1" table:formula="of:=IF(IF(AND(ISERROR([.F27]);ISERROR([.J27]));ERROR.TYPE([.F27])=ERROR.TYPE([.J27]);IF(AND(NOT(ISERROR([.F27]));NOT(ISERROR([.J27])));AND(ISBLANK([.F27])=ISBLANK([.J27]);[.F27]=[.J27])));1+0;&quot;ERR!&quot;)" table:style-name="ce54">
            <text:p>ok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7.4 - INPUT VALUES IN COLUMN, REFERENCE CELL DELETED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Is</text:p>
          </table:table-cell>
          <table:table-cell table:style-name="ce11"/>
          <table:table-cell office:value-type="string" table:style-name="ce61">
            <text:p>Formulas</text:p>
          </table:table-cell>
          <table:table-cell table:number-columns-repeated="2" table:style-name="ce62"/>
          <table:table-cell table:style-name="ce63"/>
          <table:table-cell office:value-type="string" table:style-name="ce66">
            <text:p>Must</text:p>
          </table:table-cell>
          <table:table-cell table:number-columns-repeated="3" table:style-name="ce11"/>
          <table:table-cell office:value-type="string" table:style-name="ce5">
            <text:p>Ok?</text:p>
          </table:table-cell>
          <table:table-cell table:number-columns-repeated="3" table:style-name="ce11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float" office:value="0" table:formula="of:=[.#REF!]+2" table:style-name="ce26">
            <text:p>#BEZUG!</text:p>
          </table:table-cell>
          <table:table-cell office:value-type="float" office:value="0" table:formula="of:=2-[.#REF!]" table:style-name="ce27">
            <text:p>#BEZUG!</text:p>
          </table:table-cell>
          <table:table-cell office:value-type="float" office:value="0" table:formula="of:=[.#REF!]*2" table:style-name="ce27">
            <text:p>#BEZUG!</text:p>
          </table:table-cell>
          <table:table-cell office:value-type="float" office:value="0" table:formula="of:=[.#REF!]/2" table:style-name="ce28">
            <text:p>#BEZUG!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7">
            <text:p>Input values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0">
            <text:p>#BEZUG!</text:p>
          </table:table-cell>
          <table:table-cell office:value-type="float" office:value="0" table:style-name="ce21">
            <text:p>#BEZUG!</text:p>
          </table:table-cell>
          <table:table-cell office:value-type="float" office:value="0" table:style-name="ce21">
            <text:p>#BEZUG!</text:p>
          </table:table-cell>
          <table:table-cell office:value-type="float" office:value="0" table:style-name="ce22">
            <text:p>#BEZUG!</text:p>
          </table:table-cell>
          <table:table-cell office:value-type="float" office:value="0" table:formula="of:=#REF!" table:style-name="ce20">
            <text:p>#BEZUG!</text:p>
          </table:table-cell>
          <table:table-cell office:value-type="float" office:value="0" table:formula="of:=#REF!" table:style-name="ce21">
            <text:p>#BEZUG!</text:p>
          </table:table-cell>
          <table:table-cell office:value-type="float" office:value="0" table:formula="of:=#REF!" table:style-name="ce21">
            <text:p>#BEZUG!</text:p>
          </table:table-cell>
          <table:table-cell office:value-type="float" office:value="0" table:formula="of:=#REF!" table:style-name="ce22">
            <text:p>#BEZUG!</text:p>
          </table:table-cell>
          <table:table-cell office:value-type="float" office:value="1" table:formula="of:=IF(IF(AND(ISERROR([.C32]);ISERROR([.G32]));ERROR.TYPE([.C32])=ERROR.TYPE([.G32]);IF(AND(NOT(ISERROR([.C32]));NOT(ISERROR([.G32])));AND(ISBLANK([.C32])=ISBLANK([.G32]);[.C32]=[.G32])));1+0;&quot;ERR!&quot;)" table:style-name="ce51">
            <text:p>ok</text:p>
          </table:table-cell>
          <table:table-cell office:value-type="float" office:value="1" table:formula="of:=IF(IF(AND(ISERROR([.D32]);ISERROR([.H32]));ERROR.TYPE([.D32])=ERROR.TYPE([.H32]);IF(AND(NOT(ISERROR([.D32]));NOT(ISERROR([.H32])));AND(ISBLANK([.D32])=ISBLANK([.H32]);[.D32]=[.H32])));0+1;&quot;ERR!&quot;)" table:style-name="ce55">
            <text:p>ok</text:p>
          </table:table-cell>
          <table:table-cell office:value-type="float" office:value="1" table:formula="of:=IF(IF(AND(ISERROR([.E32]);ISERROR([.I32]));ERROR.TYPE([.E32])=ERROR.TYPE([.I32]);IF(AND(NOT(ISERROR([.E32]));NOT(ISERROR([.I32])));AND(ISBLANK([.E32])=ISBLANK([.I32]);[.E32]=[.I32])));1+0;&quot;ERR!&quot;)" table:style-name="ce55">
            <text:p>ok</text:p>
          </table:table-cell>
          <table:table-cell office:value-type="float" office:value="1" table:formula="of:=IF(IF(AND(ISERROR([.F32]);ISERROR([.J32]));ERROR.TYPE([.F32])=ERROR.TYPE([.J32]);IF(AND(NOT(ISERROR([.F32]));NOT(ISERROR([.J32])));AND(ISBLANK([.F32])=ISBLANK([.J32]);[.F32]=[.J32])));0+1;&quot;ERR!&quot;)" table:style-name="ce52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2" table:style-name="ce68">
            <text:p>2</text:p>
          </table:table-cell>
          <table:table-cell office:value-type="float" office:value="0" table:style-name="ce23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C33]);ISERROR([.G33]));ERROR.TYPE([.C33])=ERROR.TYPE([.G33]);IF(AND(NOT(ISERROR([.C33]));NOT(ISERROR([.G33])));AND(ISBLANK([.C33])=ISBLANK([.G33]);[.C33]=[.G33])));0+1;&quot;ERR!&quot;)" table:style-name="ce56">
            <text:p>ok</text:p>
          </table:table-cell>
          <table:table-cell office:value-type="float" office:value="1" table:formula="of:=IF(IF(AND(ISERROR([.D33]);ISERROR([.H33]));ERROR.TYPE([.D33])=ERROR.TYPE([.H33]);IF(AND(NOT(ISERROR([.D33]));NOT(ISERROR([.H33])));AND(ISBLANK([.D33])=ISBLANK([.H33]);[.D33]=[.H33])));1+0;&quot;ERR!&quot;)" table:style-name="ce57">
            <text:p>ok</text:p>
          </table:table-cell>
          <table:table-cell office:value-type="float" office:value="1" table:formula="of:=IF(IF(AND(ISERROR([.E33]);ISERROR([.I33]));ERROR.TYPE([.E33])=ERROR.TYPE([.I33]);IF(AND(NOT(ISERROR([.E33]));NOT(ISERROR([.I33])));AND(ISBLANK([.E33])=ISBLANK([.I33]);[.E33]=[.I33])));0+1;&quot;ERR!&quot;)" table:style-name="ce57">
            <text:p>ok</text:p>
          </table:table-cell>
          <table:table-cell office:value-type="float" office:value="1" table:formula="of:=IF(IF(AND(ISERROR([.F33]);ISERROR([.J33]));ERROR.TYPE([.F33])=ERROR.TYPE([.J33]);IF(AND(NOT(ISERROR([.F33]));NOT(ISERROR([.J33])));AND(ISBLANK([.F33])=ISBLANK([.J33]);[.F33]=[.J33])));1+0;&quot;ERR!&quot;)" table:style-name="ce58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3" table:style-name="ce68">
            <text:p>3</text:p>
          </table:table-cell>
          <table:table-cell office:value-type="float" office:value="0" table:style-name="ce23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C34]);ISERROR([.G34]));ERROR.TYPE([.C34])=ERROR.TYPE([.G34]);IF(AND(NOT(ISERROR([.C34]));NOT(ISERROR([.G34])));AND(ISBLANK([.C34])=ISBLANK([.G34]);[.C34]=[.G34])));1+0;&quot;ERR!&quot;)" table:style-name="ce56">
            <text:p>ok</text:p>
          </table:table-cell>
          <table:table-cell office:value-type="float" office:value="1" table:formula="of:=IF(IF(AND(ISERROR([.D34]);ISERROR([.H34]));ERROR.TYPE([.D34])=ERROR.TYPE([.H34]);IF(AND(NOT(ISERROR([.D34]));NOT(ISERROR([.H34])));AND(ISBLANK([.D34])=ISBLANK([.H34]);[.D34]=[.H34])));0+1;&quot;ERR!&quot;)" table:style-name="ce57">
            <text:p>ok</text:p>
          </table:table-cell>
          <table:table-cell office:value-type="float" office:value="1" table:formula="of:=IF(IF(AND(ISERROR([.E34]);ISERROR([.I34]));ERROR.TYPE([.E34])=ERROR.TYPE([.I34]);IF(AND(NOT(ISERROR([.E34]));NOT(ISERROR([.I34])));AND(ISBLANK([.E34])=ISBLANK([.I34]);[.E34]=[.I34])));1+0;&quot;ERR!&quot;)" table:style-name="ce57">
            <text:p>ok</text:p>
          </table:table-cell>
          <table:table-cell office:value-type="float" office:value="1" table:formula="of:=IF(IF(AND(ISERROR([.F34]);ISERROR([.J34]));ERROR.TYPE([.F34])=ERROR.TYPE([.J34]);IF(AND(NOT(ISERROR([.F34]));NOT(ISERROR([.J34])));AND(ISBLANK([.F34])=ISBLANK([.J34]);[.F34]=[.J34])));0+1;&quot;ERR!&quot;)" table:style-name="ce58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4" table:style-name="ce65">
            <text:p>4</text:p>
          </table:table-cell>
          <table:table-cell office:value-type="float" office:value="0" table:style-name="ce26">
            <text:p>#BEZUG!</text:p>
          </table:table-cell>
          <table:table-cell office:value-type="float" office:value="0" table:style-name="ce27">
            <text:p>#BEZUG!</text:p>
          </table:table-cell>
          <table:table-cell office:value-type="float" office:value="0" table:style-name="ce27">
            <text:p>#BEZUG!</text:p>
          </table:table-cell>
          <table:table-cell office:value-type="float" office:value="0" table:style-name="ce28">
            <text:p>#BEZUG!</text:p>
          </table:table-cell>
          <table:table-cell office:value-type="float" office:value="0" table:formula="of:=#REF!" table:style-name="ce26">
            <text:p>#BEZUG!</text:p>
          </table:table-cell>
          <table:table-cell office:value-type="float" office:value="0" table:formula="of:=#REF!" table:style-name="ce27">
            <text:p>#BEZUG!</text:p>
          </table:table-cell>
          <table:table-cell office:value-type="float" office:value="0" table:formula="of:=#REF!" table:style-name="ce27">
            <text:p>#BEZUG!</text:p>
          </table:table-cell>
          <table:table-cell office:value-type="float" office:value="0" table:formula="of:=#REF!" table:style-name="ce28">
            <text:p>#BEZUG!</text:p>
          </table:table-cell>
          <table:table-cell office:value-type="float" office:value="1" table:formula="of:=IF(IF(AND(ISERROR([.C35]);ISERROR([.G35]));ERROR.TYPE([.C35])=ERROR.TYPE([.G35]);IF(AND(NOT(ISERROR([.C35]));NOT(ISERROR([.G35])));AND(ISBLANK([.C35])=ISBLANK([.G35]);[.C35]=[.G35])));0+1;&quot;ERR!&quot;)" table:style-name="ce53">
            <text:p>ok</text:p>
          </table:table-cell>
          <table:table-cell office:value-type="float" office:value="1" table:formula="of:=IF(IF(AND(ISERROR([.D35]);ISERROR([.H35]));ERROR.TYPE([.D35])=ERROR.TYPE([.H35]);IF(AND(NOT(ISERROR([.D35]));NOT(ISERROR([.H35])));AND(ISBLANK([.D35])=ISBLANK([.H35]);[.D35]=[.H35])));1+0;&quot;ERR!&quot;)" table:style-name="ce59">
            <text:p>ok</text:p>
          </table:table-cell>
          <table:table-cell office:value-type="float" office:value="1" table:formula="of:=IF(IF(AND(ISERROR([.E35]);ISERROR([.I35]));ERROR.TYPE([.E35])=ERROR.TYPE([.I35]);IF(AND(NOT(ISERROR([.E35]));NOT(ISERROR([.I35])));AND(ISBLANK([.E35])=ISBLANK([.I35]);[.E35]=[.I35])));0+1;&quot;ERR!&quot;)" table:style-name="ce59">
            <text:p>ok</text:p>
          </table:table-cell>
          <table:table-cell office:value-type="float" office:value="1" table:formula="of:=IF(IF(AND(ISERROR([.F35]);ISERROR([.J35]));ERROR.TYPE([.F35])=ERROR.TYPE([.J35]);IF(AND(NOT(ISERROR([.F35]));NOT(ISERROR([.J35])));AND(ISBLANK([.F35])=ISBLANK([.J35]);[.F35]=[.J35])));1+0;&quot;ERR!&quot;)" table:style-name="ce54">
            <text:p>ok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7.5 - INPUT VALUES IN ROW, REFERENCE CELL DELETED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Is</text:p>
          </table:table-cell>
          <table:table-cell table:style-name="ce11"/>
          <table:table-cell office:value-type="string" table:style-name="ce61">
            <text:p>Input values</text:p>
          </table:table-cell>
          <table:table-cell table:number-columns-repeated="2" table:style-name="ce62"/>
          <table:table-cell table:style-name="ce63"/>
          <table:table-cell office:value-type="string" table:style-name="ce66">
            <text:p>Must</text:p>
          </table:table-cell>
          <table:table-cell table:number-columns-repeated="3" table:style-name="ce11"/>
          <table:table-cell office:value-type="string" table:style-name="ce5">
            <text:p>Ok?</text:p>
          </table:table-cell>
          <table:table-cell table:number-columns-repeated="3" table:style-name="ce11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float" office:value="1" table:style-name="ce26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9">
            <text:p>Formulas</text:p>
          </table:table-cell>
          <table:table-cell office:value-type="float" office:value="0" table:formula="of:=[.#REF!]+2" table:style-name="ce22">
            <text:p>#BEZUG!</text:p>
          </table:table-cell>
          <table:table-cell office:value-type="float" office:value="0" table:style-name="ce20">
            <text:p>#BEZUG!</text:p>
          </table:table-cell>
          <table:table-cell office:value-type="float" office:value="0" table:style-name="ce21">
            <text:p>#BEZUG!</text:p>
          </table:table-cell>
          <table:table-cell office:value-type="float" office:value="0" table:style-name="ce21">
            <text:p>#BEZUG!</text:p>
          </table:table-cell>
          <table:table-cell office:value-type="float" office:value="0" table:style-name="ce22">
            <text:p>#BEZUG!</text:p>
          </table:table-cell>
          <table:table-cell office:value-type="float" office:value="0" table:formula="of:=#REF!" table:style-name="ce20">
            <text:p>#BEZUG!</text:p>
          </table:table-cell>
          <table:table-cell office:value-type="float" office:value="0" table:formula="of:=#REF!" table:style-name="ce21">
            <text:p>#BEZUG!</text:p>
          </table:table-cell>
          <table:table-cell office:value-type="float" office:value="0" table:formula="of:=#REF!" table:style-name="ce21">
            <text:p>#BEZUG!</text:p>
          </table:table-cell>
          <table:table-cell office:value-type="float" office:value="0" table:formula="of:=#REF!" table:style-name="ce22">
            <text:p>#BEZUG!</text:p>
          </table:table-cell>
          <table:table-cell office:value-type="float" office:value="1" table:formula="of:=IF(IF(AND(ISERROR([.C40]);ISERROR([.G40]));ERROR.TYPE([.C40])=ERROR.TYPE([.G40]);IF(AND(NOT(ISERROR([.C40]));NOT(ISERROR([.G40])));AND(ISBLANK([.C40])=ISBLANK([.G40]);[.C40]=[.G40])));1+0;&quot;ERR!&quot;)" table:style-name="ce51">
            <text:p>ok</text:p>
          </table:table-cell>
          <table:table-cell office:value-type="float" office:value="1" table:formula="of:=IF(IF(AND(ISERROR([.D40]);ISERROR([.H40]));ERROR.TYPE([.D40])=ERROR.TYPE([.H40]);IF(AND(NOT(ISERROR([.D40]));NOT(ISERROR([.H40])));AND(ISBLANK([.D40])=ISBLANK([.H40]);[.D40]=[.H40])));0+1;&quot;ERR!&quot;)" table:style-name="ce55">
            <text:p>ok</text:p>
          </table:table-cell>
          <table:table-cell office:value-type="float" office:value="1" table:formula="of:=IF(IF(AND(ISERROR([.E40]);ISERROR([.I40]));ERROR.TYPE([.E40])=ERROR.TYPE([.I40]);IF(AND(NOT(ISERROR([.E40]));NOT(ISERROR([.I40])));AND(ISBLANK([.E40])=ISBLANK([.I40]);[.E40]=[.I40])));1+0;&quot;ERR!&quot;)" table:style-name="ce55">
            <text:p>ok</text:p>
          </table:table-cell>
          <table:table-cell office:value-type="float" office:value="1" table:formula="of:=IF(IF(AND(ISERROR([.F40]);ISERROR([.J40]));ERROR.TYPE([.F40])=ERROR.TYPE([.J40]);IF(AND(NOT(ISERROR([.F40]));NOT(ISERROR([.J40])));AND(ISBLANK([.F40])=ISBLANK([.J40]);[.F40]=[.J40])));0+1;&quot;ERR!&quot;)" table:style-name="ce52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0" table:formula="of:=2-[.#REF!]" table:style-name="ce68">
            <text:p>#BEZUG!</text:p>
          </table:table-cell>
          <table:table-cell office:value-type="float" office:value="0" table:style-name="ce23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C41]);ISERROR([.G41]));ERROR.TYPE([.C41])=ERROR.TYPE([.G41]);IF(AND(NOT(ISERROR([.C41]));NOT(ISERROR([.G41])));AND(ISBLANK([.C41])=ISBLANK([.G41]);[.C41]=[.G41])));0+1;&quot;ERR!&quot;)" table:style-name="ce56">
            <text:p>ok</text:p>
          </table:table-cell>
          <table:table-cell office:value-type="float" office:value="1" table:formula="of:=IF(IF(AND(ISERROR([.D41]);ISERROR([.H41]));ERROR.TYPE([.D41])=ERROR.TYPE([.H41]);IF(AND(NOT(ISERROR([.D41]));NOT(ISERROR([.H41])));AND(ISBLANK([.D41])=ISBLANK([.H41]);[.D41]=[.H41])));1+0;&quot;ERR!&quot;)" table:style-name="ce57">
            <text:p>ok</text:p>
          </table:table-cell>
          <table:table-cell office:value-type="float" office:value="1" table:formula="of:=IF(IF(AND(ISERROR([.E41]);ISERROR([.I41]));ERROR.TYPE([.E41])=ERROR.TYPE([.I41]);IF(AND(NOT(ISERROR([.E41]));NOT(ISERROR([.I41])));AND(ISBLANK([.E41])=ISBLANK([.I41]);[.E41]=[.I41])));0+1;&quot;ERR!&quot;)" table:style-name="ce57">
            <text:p>ok</text:p>
          </table:table-cell>
          <table:table-cell office:value-type="float" office:value="1" table:formula="of:=IF(IF(AND(ISERROR([.F41]);ISERROR([.J41]));ERROR.TYPE([.F41])=ERROR.TYPE([.J41]);IF(AND(NOT(ISERROR([.F41]));NOT(ISERROR([.J41])));AND(ISBLANK([.F41])=ISBLANK([.J41]);[.F41]=[.J41])));1+0;&quot;ERR!&quot;)" table:style-name="ce58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0" table:formula="of:=[.#REF!]*2" table:style-name="ce68">
            <text:p>#BEZUG!</text:p>
          </table:table-cell>
          <table:table-cell office:value-type="float" office:value="0" table:style-name="ce23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C42]);ISERROR([.G42]));ERROR.TYPE([.C42])=ERROR.TYPE([.G42]);IF(AND(NOT(ISERROR([.C42]));NOT(ISERROR([.G42])));AND(ISBLANK([.C42])=ISBLANK([.G42]);[.C42]=[.G42])));1+0;&quot;ERR!&quot;)" table:style-name="ce56">
            <text:p>ok</text:p>
          </table:table-cell>
          <table:table-cell office:value-type="float" office:value="1" table:formula="of:=IF(IF(AND(ISERROR([.D42]);ISERROR([.H42]));ERROR.TYPE([.D42])=ERROR.TYPE([.H42]);IF(AND(NOT(ISERROR([.D42]));NOT(ISERROR([.H42])));AND(ISBLANK([.D42])=ISBLANK([.H42]);[.D42]=[.H42])));0+1;&quot;ERR!&quot;)" table:style-name="ce57">
            <text:p>ok</text:p>
          </table:table-cell>
          <table:table-cell office:value-type="float" office:value="1" table:formula="of:=IF(IF(AND(ISERROR([.E42]);ISERROR([.I42]));ERROR.TYPE([.E42])=ERROR.TYPE([.I42]);IF(AND(NOT(ISERROR([.E42]));NOT(ISERROR([.I42])));AND(ISBLANK([.E42])=ISBLANK([.I42]);[.E42]=[.I42])));1+0;&quot;ERR!&quot;)" table:style-name="ce57">
            <text:p>ok</text:p>
          </table:table-cell>
          <table:table-cell office:value-type="float" office:value="1" table:formula="of:=IF(IF(AND(ISERROR([.F42]);ISERROR([.J42]));ERROR.TYPE([.F42])=ERROR.TYPE([.J42]);IF(AND(NOT(ISERROR([.F42]));NOT(ISERROR([.J42])));AND(ISBLANK([.F42])=ISBLANK([.J42]);[.F42]=[.J42])));0+1;&quot;ERR!&quot;)" table:style-name="ce58">
            <text:p>ok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0" table:formula="of:=[.#REF!]/2" table:style-name="ce65">
            <text:p>#BEZUG!</text:p>
          </table:table-cell>
          <table:table-cell office:value-type="float" office:value="0" table:style-name="ce26">
            <text:p>#BEZUG!</text:p>
          </table:table-cell>
          <table:table-cell office:value-type="float" office:value="0" table:style-name="ce27">
            <text:p>#BEZUG!</text:p>
          </table:table-cell>
          <table:table-cell office:value-type="float" office:value="0" table:style-name="ce27">
            <text:p>#BEZUG!</text:p>
          </table:table-cell>
          <table:table-cell office:value-type="float" office:value="0" table:style-name="ce28">
            <text:p>#BEZUG!</text:p>
          </table:table-cell>
          <table:table-cell office:value-type="float" office:value="0" table:formula="of:=#REF!" table:style-name="ce26">
            <text:p>#BEZUG!</text:p>
          </table:table-cell>
          <table:table-cell office:value-type="float" office:value="0" table:formula="of:=#REF!" table:style-name="ce27">
            <text:p>#BEZUG!</text:p>
          </table:table-cell>
          <table:table-cell office:value-type="float" office:value="0" table:formula="of:=#REF!" table:style-name="ce27">
            <text:p>#BEZUG!</text:p>
          </table:table-cell>
          <table:table-cell office:value-type="float" office:value="0" table:formula="of:=#REF!" table:style-name="ce28">
            <text:p>#BEZUG!</text:p>
          </table:table-cell>
          <table:table-cell office:value-type="float" office:value="1" table:formula="of:=IF(IF(AND(ISERROR([.C43]);ISERROR([.G43]));ERROR.TYPE([.C43])=ERROR.TYPE([.G43]);IF(AND(NOT(ISERROR([.C43]));NOT(ISERROR([.G43])));AND(ISBLANK([.C43])=ISBLANK([.G43]);[.C43]=[.G43])));0+1;&quot;ERR!&quot;)" table:style-name="ce53">
            <text:p>ok</text:p>
          </table:table-cell>
          <table:table-cell office:value-type="float" office:value="1" table:formula="of:=IF(IF(AND(ISERROR([.D43]);ISERROR([.H43]));ERROR.TYPE([.D43])=ERROR.TYPE([.H43]);IF(AND(NOT(ISERROR([.D43]));NOT(ISERROR([.H43])));AND(ISBLANK([.D43])=ISBLANK([.H43]);[.D43]=[.H43])));1+0;&quot;ERR!&quot;)" table:style-name="ce59">
            <text:p>ok</text:p>
          </table:table-cell>
          <table:table-cell office:value-type="float" office:value="1" table:formula="of:=IF(IF(AND(ISERROR([.E43]);ISERROR([.I43]));ERROR.TYPE([.E43])=ERROR.TYPE([.I43]);IF(AND(NOT(ISERROR([.E43]));NOT(ISERROR([.I43])));AND(ISBLANK([.E43])=ISBLANK([.I43]);[.E43]=[.I43])));0+1;&quot;ERR!&quot;)" table:style-name="ce59">
            <text:p>ok</text:p>
          </table:table-cell>
          <table:table-cell office:value-type="float" office:value="1" table:formula="of:=IF(IF(AND(ISERROR([.F43]);ISERROR([.J43]));ERROR.TYPE([.F43])=ERROR.TYPE([.J43]);IF(AND(NOT(ISERROR([.F43]));NOT(ISERROR([.J43])));AND(ISBLANK([.F43])=ISBLANK([.J43]);[.F43]=[.J43])));1+0;&quot;ERR!&quot;)" table:style-name="ce54">
            <text:p>ok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9">
            <text:p>7.6 - INPUT VALUES IN ROW AND COLUMN, REFERENCE CELLS DELETED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Is</text:p>
          </table:table-cell>
          <table:table-cell office:value-type="string" table:style-name="ce64">
            <text:p>Formula</text:p>
          </table:table-cell>
          <table:table-cell office:value-type="string" table:style-name="ce61">
            <text:p>Input values</text:p>
          </table:table-cell>
          <table:table-cell table:number-columns-repeated="2" table:style-name="ce62"/>
          <table:table-cell table:style-name="ce63"/>
          <table:table-cell office:value-type="string" table:style-name="ce5">
            <text:p>Must</text:p>
          </table:table-cell>
          <table:table-cell table:number-columns-repeated="3" table:style-name="ce11"/>
          <table:table-cell office:value-type="string" table:style-name="ce5">
            <text:p>Ok?</text:p>
          </table:table-cell>
          <table:table-cell table:number-columns-repeated="3" table:style-name="ce11"/>
          <table:table-cell table:number-columns-repeated="16370"/>
        </table:table-row>
        <table:table-row table:style-name="ro2">
          <table:table-cell table:style-name="ce1"/>
          <table:table-cell office:value-type="float" office:value="0" table:formula="of:=[.#REF!]^[.#REF!]" table:style-name="ce65">
            <text:p>#BEZUG!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7">
            <text:p>Input values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0">
            <text:p>#BEZUG!</text:p>
          </table:table-cell>
          <table:table-cell office:value-type="float" office:value="0" table:style-name="ce21">
            <text:p>#BEZUG!</text:p>
          </table:table-cell>
          <table:table-cell office:value-type="float" office:value="0" table:style-name="ce21">
            <text:p>#BEZUG!</text:p>
          </table:table-cell>
          <table:table-cell office:value-type="float" office:value="0" table:style-name="ce22">
            <text:p>#BEZUG!</text:p>
          </table:table-cell>
          <table:table-cell office:value-type="float" office:value="0" table:formula="of:=#REF!" table:style-name="ce20">
            <text:p>#BEZUG!</text:p>
          </table:table-cell>
          <table:table-cell office:value-type="float" office:value="0" table:formula="of:=#REF!" table:style-name="ce21">
            <text:p>#BEZUG!</text:p>
          </table:table-cell>
          <table:table-cell office:value-type="float" office:value="0" table:formula="of:=#REF!" table:style-name="ce21">
            <text:p>#BEZUG!</text:p>
          </table:table-cell>
          <table:table-cell office:value-type="float" office:value="0" table:formula="of:=#REF!" table:style-name="ce22">
            <text:p>#BEZUG!</text:p>
          </table:table-cell>
          <table:table-cell office:value-type="float" office:value="1" table:formula="of:=IF(IF(AND(ISERROR([.C48]);ISERROR([.G48]));ERROR.TYPE([.C48])=ERROR.TYPE([.G48]);IF(AND(NOT(ISERROR([.C48]));NOT(ISERROR([.G48])));AND(ISBLANK([.C48])=ISBLANK([.G48]);[.C48]=[.G48])));1+0;&quot;ERR!&quot;)" table:style-name="ce51">
            <text:p>ok</text:p>
          </table:table-cell>
          <table:table-cell office:value-type="float" office:value="1" table:formula="of:=IF(IF(AND(ISERROR([.D48]);ISERROR([.H48]));ERROR.TYPE([.D48])=ERROR.TYPE([.H48]);IF(AND(NOT(ISERROR([.D48]));NOT(ISERROR([.H48])));AND(ISBLANK([.D48])=ISBLANK([.H48]);[.D48]=[.H48])));0+1;&quot;ERR!&quot;)" table:style-name="ce55">
            <text:p>ok</text:p>
          </table:table-cell>
          <table:table-cell office:value-type="float" office:value="1" table:formula="of:=IF(IF(AND(ISERROR([.E48]);ISERROR([.I48]));ERROR.TYPE([.E48])=ERROR.TYPE([.I48]);IF(AND(NOT(ISERROR([.E48]));NOT(ISERROR([.I48])));AND(ISBLANK([.E48])=ISBLANK([.I48]);[.E48]=[.I48])));1+0;&quot;ERR!&quot;)" table:style-name="ce55">
            <text:p>ok</text:p>
          </table:table-cell>
          <table:table-cell office:value-type="float" office:value="1" table:formula="of:=IF(IF(AND(ISERROR([.F48]);ISERROR([.J48]));ERROR.TYPE([.F48])=ERROR.TYPE([.J48]);IF(AND(NOT(ISERROR([.F48]));NOT(ISERROR([.J48])));AND(ISBLANK([.F48])=ISBLANK([.J48]);[.F48]=[.J48])));0+1;&quot;ERR!&quot;)" table:style-name="ce52">
            <text:p>ok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" table:style-name="ce68">
            <text:p>2</text:p>
          </table:table-cell>
          <table:table-cell office:value-type="float" office:value="0" table:style-name="ce23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C49]);ISERROR([.G49]));ERROR.TYPE([.C49])=ERROR.TYPE([.G49]);IF(AND(NOT(ISERROR([.C49]));NOT(ISERROR([.G49])));AND(ISBLANK([.C49])=ISBLANK([.G49]);[.C49]=[.G49])));0+1;&quot;ERR!&quot;)" table:style-name="ce56">
            <text:p>ok</text:p>
          </table:table-cell>
          <table:table-cell office:value-type="float" office:value="1" table:formula="of:=IF(IF(AND(ISERROR([.D49]);ISERROR([.H49]));ERROR.TYPE([.D49])=ERROR.TYPE([.H49]);IF(AND(NOT(ISERROR([.D49]));NOT(ISERROR([.H49])));AND(ISBLANK([.D49])=ISBLANK([.H49]);[.D49]=[.H49])));1+0;&quot;ERR!&quot;)" table:style-name="ce57">
            <text:p>ok</text:p>
          </table:table-cell>
          <table:table-cell office:value-type="float" office:value="1" table:formula="of:=IF(IF(AND(ISERROR([.E49]);ISERROR([.I49]));ERROR.TYPE([.E49])=ERROR.TYPE([.I49]);IF(AND(NOT(ISERROR([.E49]));NOT(ISERROR([.I49])));AND(ISBLANK([.E49])=ISBLANK([.I49]);[.E49]=[.I49])));0+1;&quot;ERR!&quot;)" table:style-name="ce57">
            <text:p>ok</text:p>
          </table:table-cell>
          <table:table-cell office:value-type="float" office:value="1" table:formula="of:=IF(IF(AND(ISERROR([.F49]);ISERROR([.J49]));ERROR.TYPE([.F49])=ERROR.TYPE([.J49]);IF(AND(NOT(ISERROR([.F49]));NOT(ISERROR([.J49])));AND(ISBLANK([.F49])=ISBLANK([.J49]);[.F49]=[.J49])));1+0;&quot;ERR!&quot;)" table:style-name="ce58">
            <text:p>ok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3" table:style-name="ce68">
            <text:p>3</text:p>
          </table:table-cell>
          <table:table-cell office:value-type="float" office:value="0" table:style-name="ce23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4">
            <text:p>#BEZUG!</text:p>
          </table:table-cell>
          <table:table-cell office:value-type="float" office:value="0" table:style-name="ce25">
            <text:p>#BEZUG!</text:p>
          </table:table-cell>
          <table:table-cell office:value-type="float" office:value="0" table:formula="of:=#REF!" table:style-name="ce23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4">
            <text:p>#BEZUG!</text:p>
          </table:table-cell>
          <table:table-cell office:value-type="float" office:value="0" table:formula="of:=#REF!" table:style-name="ce25">
            <text:p>#BEZUG!</text:p>
          </table:table-cell>
          <table:table-cell office:value-type="float" office:value="1" table:formula="of:=IF(IF(AND(ISERROR([.C50]);ISERROR([.G50]));ERROR.TYPE([.C50])=ERROR.TYPE([.G50]);IF(AND(NOT(ISERROR([.C50]));NOT(ISERROR([.G50])));AND(ISBLANK([.C50])=ISBLANK([.G50]);[.C50]=[.G50])));1+0;&quot;ERR!&quot;)" table:style-name="ce56">
            <text:p>ok</text:p>
          </table:table-cell>
          <table:table-cell office:value-type="float" office:value="1" table:formula="of:=IF(IF(AND(ISERROR([.D50]);ISERROR([.H50]));ERROR.TYPE([.D50])=ERROR.TYPE([.H50]);IF(AND(NOT(ISERROR([.D50]));NOT(ISERROR([.H50])));AND(ISBLANK([.D50])=ISBLANK([.H50]);[.D50]=[.H50])));0+1;&quot;ERR!&quot;)" table:style-name="ce57">
            <text:p>ok</text:p>
          </table:table-cell>
          <table:table-cell office:value-type="float" office:value="1" table:formula="of:=IF(IF(AND(ISERROR([.E50]);ISERROR([.I50]));ERROR.TYPE([.E50])=ERROR.TYPE([.I50]);IF(AND(NOT(ISERROR([.E50]));NOT(ISERROR([.I50])));AND(ISBLANK([.E50])=ISBLANK([.I50]);[.E50]=[.I50])));1+0;&quot;ERR!&quot;)" table:style-name="ce57">
            <text:p>ok</text:p>
          </table:table-cell>
          <table:table-cell office:value-type="float" office:value="1" table:formula="of:=IF(IF(AND(ISERROR([.F50]);ISERROR([.J50]));ERROR.TYPE([.F50])=ERROR.TYPE([.J50]);IF(AND(NOT(ISERROR([.F50]));NOT(ISERROR([.J50])));AND(ISBLANK([.F50])=ISBLANK([.J50]);[.F50]=[.J50])));0+1;&quot;ERR!&quot;)" table:style-name="ce58">
            <text:p>ok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4" table:style-name="ce65">
            <text:p>4</text:p>
          </table:table-cell>
          <table:table-cell office:value-type="float" office:value="0" table:style-name="ce26">
            <text:p>#BEZUG!</text:p>
          </table:table-cell>
          <table:table-cell office:value-type="float" office:value="0" table:style-name="ce27">
            <text:p>#BEZUG!</text:p>
          </table:table-cell>
          <table:table-cell office:value-type="float" office:value="0" table:style-name="ce27">
            <text:p>#BEZUG!</text:p>
          </table:table-cell>
          <table:table-cell office:value-type="float" office:value="0" table:style-name="ce28">
            <text:p>#BEZUG!</text:p>
          </table:table-cell>
          <table:table-cell office:value-type="float" office:value="0" table:formula="of:=#REF!" table:style-name="ce26">
            <text:p>#BEZUG!</text:p>
          </table:table-cell>
          <table:table-cell office:value-type="float" office:value="0" table:formula="of:=#REF!" table:style-name="ce27">
            <text:p>#BEZUG!</text:p>
          </table:table-cell>
          <table:table-cell office:value-type="float" office:value="0" table:formula="of:=#REF!" table:style-name="ce27">
            <text:p>#BEZUG!</text:p>
          </table:table-cell>
          <table:table-cell office:value-type="float" office:value="0" table:formula="of:=#REF!" table:style-name="ce28">
            <text:p>#BEZUG!</text:p>
          </table:table-cell>
          <table:table-cell office:value-type="float" office:value="1" table:formula="of:=IF(IF(AND(ISERROR([.C51]);ISERROR([.G51]));ERROR.TYPE([.C51])=ERROR.TYPE([.G51]);IF(AND(NOT(ISERROR([.C51]));NOT(ISERROR([.G51])));AND(ISBLANK([.C51])=ISBLANK([.G51]);[.C51]=[.G51])));0+1;&quot;ERR!&quot;)" table:style-name="ce53">
            <text:p>ok</text:p>
          </table:table-cell>
          <table:table-cell office:value-type="float" office:value="1" table:formula="of:=IF(IF(AND(ISERROR([.D51]);ISERROR([.H51]));ERROR.TYPE([.D51])=ERROR.TYPE([.H51]);IF(AND(NOT(ISERROR([.D51]));NOT(ISERROR([.H51])));AND(ISBLANK([.D51])=ISBLANK([.H51]);[.D51]=[.H51])));1+0;&quot;ERR!&quot;)" table:style-name="ce59">
            <text:p>ok</text:p>
          </table:table-cell>
          <table:table-cell office:value-type="float" office:value="1" table:formula="of:=IF(IF(AND(ISERROR([.E51]);ISERROR([.I51]));ERROR.TYPE([.E51])=ERROR.TYPE([.I51]);IF(AND(NOT(ISERROR([.E51]));NOT(ISERROR([.I51])));AND(ISBLANK([.E51])=ISBLANK([.I51]);[.E51]=[.I51])));0+1;&quot;ERR!&quot;)" table:style-name="ce59">
            <text:p>ok</text:p>
          </table:table-cell>
          <table:table-cell office:value-type="float" office:value="1" table:formula="of:=IF(IF(AND(ISERROR([.F51]);ISERROR([.J51]));ERROR.TYPE([.F51])=ERROR.TYPE([.J51]);IF(AND(NOT(ISERROR([.F51]));NOT(ISERROR([.J51])));AND(ISBLANK([.F51])=ISBLANK([.J51]);[.F51]=[.J51])));1+0;&quot;ERR!&quot;)" table:style-name="ce54">
            <text:p>ok</text:p>
          </table:table-cell>
          <table:table-cell table:number-columns-repeated="16370"/>
        </table:table-row>
        <table:table-row table:number-rows-repeated="1048525" table:style-name="ro2">
          <table:table-cell table:number-columns-repeated="16384"/>
        </table:table-row>
      </table:table>
      <table:table table:name="'file:///C:/Program%20Files/MSO_2013/Office15/LIBRARY/EUROTOOL.XLAM'#1028" table:style-name="ta3">
        <table:table-source xlink:href="file:///C:/Program%20Files/MSO_2013/Office15/LIBRARY/EUROTOOL.XLAM" table:table-name="10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30" table:style-name="ta3">
        <table:table-source xlink:href="file:///C:/Program%20Files/MSO_2013/Office15/LIBRARY/EUROTOOL.XLAM" table:table-name="10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31" table:style-name="ta3">
        <table:table-source xlink:href="file:///C:/Program%20Files/MSO_2013/Office15/LIBRARY/EUROTOOL.XLAM" table:table-name="1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32" table:style-name="ta3">
        <table:table-source xlink:href="file:///C:/Program%20Files/MSO_2013/Office15/LIBRARY/EUROTOOL.XLAM" table:table-name="1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33" table:style-name="ta3">
        <table:table-source xlink:href="file:///C:/Program%20Files/MSO_2013/Office15/LIBRARY/EUROTOOL.XLAM" table:table-name="1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35" table:style-name="ta3">
        <table:table-source xlink:href="file:///C:/Program%20Files/MSO_2013/Office15/LIBRARY/EUROTOOL.XLAM" table:table-name="1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36" table:style-name="ta3">
        <table:table-source xlink:href="file:///C:/Program%20Files/MSO_2013/Office15/LIBRARY/EUROTOOL.XLAM" table:table-name="1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40" table:style-name="ta3">
        <table:table-source xlink:href="file:///C:/Program%20Files/MSO_2013/Office15/LIBRARY/EUROTOOL.XLAM" table:table-name="104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41" table:style-name="ta3">
        <table:table-source xlink:href="file:///C:/Program%20Files/MSO_2013/Office15/LIBRARY/EUROTOOL.XLAM" table:table-name="10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42" table:style-name="ta3">
        <table:table-source xlink:href="file:///C:/Program%20Files/MSO_2013/Office15/LIBRARY/EUROTOOL.XLAM" table:table-name="10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43" table:style-name="ta3">
        <table:table-source xlink:href="file:///C:/Program%20Files/MSO_2013/Office15/LIBRARY/EUROTOOL.XLAM" table:table-name="10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53" table:style-name="ta3">
        <table:table-source xlink:href="file:///C:/Program%20Files/MSO_2013/Office15/LIBRARY/EUROTOOL.XLAM" table:table-name="105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60" table:style-name="ta3">
        <table:table-source xlink:href="file:///C:/Program%20Files/MSO_2013/Office15/LIBRARY/EUROTOOL.XLAM" table:table-name="10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1069" table:style-name="ta3">
        <table:table-source xlink:href="file:///C:/Program%20Files/MSO_2013/Office15/LIBRARY/EUROTOOL.XLAM" table:table-name="106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2052" table:style-name="ta3">
        <table:table-source xlink:href="file:///C:/Program%20Files/MSO_2013/Office15/LIBRARY/EUROTOOL.XLAM" table:table-name="205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2070" table:style-name="ta3">
        <table:table-source xlink:href="file:///C:/Program%20Files/MSO_2013/Office15/LIBRARY/EUROTOOL.XLAM" table:table-name="20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3082" table:style-name="ta3">
        <table:table-source xlink:href="file:///C:/Program%20Files/MSO_2013/Office15/LIBRARY/EUROTOOL.XLAM" table:table-name="30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gram%20Files/MSO_2013/Office15/LIBRARY/EUROTOOL.XLAM'#EUROTOOL" table:style-name="ta3">
        <table:table-source xlink:href="file:///C:/Program%20Files/MSO_2013/Office15/LIBRARY/EUROTOOL.XLAM" table:table-name="EUROTOOL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shared_test" table:cell-range-address="Shared.$N$4" table:base-cell-address="Shared.$A$1"/>
      </table:named-expressions>
      <table:database-ranges>
        <table:database-range table:target-range-address="Table.A5:Table.D17" table:name="table" table:display-filter-buttons="true"/>
        <table:database-range table:target-range-address="Table.A22:Table.C25" table:name="table2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21">
      <number:day number:style="long"/>
      <number:text>. </number:text>
      <number:month number:textual="true"/>
    </number:date-style>
    <number:time-style style:name="N25">
      <number:hours number:style="long"/>
      <number:text>:</number:text>
      <number:minutes number:style="long"/>
    </number:time-style>
    <number:text-style style:name="N36P0">
      <number:text>ok</number:text>
    </number:text-style>
    <number:number-style style:name="N36P1">
      <number:text>-</number:text>
      <number:number number:min-integer-digits="1"/>
    </number:number-style>
    <number:number-style style:name="N36P2">
      <number:number number:decimal-places="0" number:min-integer-digits="1"/>
    </number:number-style>
    <number:text-style style:name="N36">
      <style:text-properties fo:color="#FF0000"/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/>
      <number:text>.</number:text>
      <number:month/>
      <number:text>.</number:text>
      <number:year/>
    </number:date-style>
    <style:style style:name="Besuchter_32_Hyperlink" style:display-name="Besuchter Hyperlink" style:family="table-cell" style:data-style-name="N0">
      <style:text-properties fo:color="#800080" style:text-underline-style="solid" style:text-underline-type="single"/>
    </style: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Link" style:family="table-cell" style:data-style-name="N0">
      <style:text-properties fo:color="#0000FF" style:text-underline-style="solid" style:text-underline-type="single"/>
    </style:style>
    <style:style style:name="Ok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color="#008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07-11T09:13:02Z</meta:creation-date>
    <dc:date>2014-02-28T10:10:13Z</dc:date>
    <meta:editing-duration>PT0S</meta:editing-duration>
  </office:meta>
</office:document-meta>
</file>